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57cm"/>
    </style:style>
    <style:style style:name="co4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en" fo:country="US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Albany" fo:font-size="10pt" fo:language="en" fo:country="US" fo:font-style="normal" fo:text-shadow="none" style:text-underline-style="none" fo:font-weight="normal" style:text-underline-mode="continuous" style:text-line-through-mode="continuous" style:font-name-asian="Albany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c5d5a9" fo:wrap-option="no-wrap"/>
      <style:text-properties style:use-window-font-color="true" style:text-outline="false" style:text-line-through-style="none" style:font-name="Albany" fo:font-size="10pt" fo:language="en" fo:country="US" fo:font-style="normal" fo:text-shadow="none" style:text-underline-style="none" fo:font-weight="bold" style:text-underline-mode="continuous" style:text-line-through-mode="continuous" style:font-name-asian="Albany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en" fo:country="US" fo:font-style="normal" fo:text-shadow="none" style:text-underline-style="none" fo:font-weight="normal" style:text-underline-mode="continuous" style:text-line-through-mode="continuous" style:font-name-asian="Albany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no-wrap"/>
      <style:text-properties style:font-name="Albany" style:font-name-asian="Albany"/>
    </style:style>
    <style:style style:name="ce6" style:family="table-cell" style:parent-style-name="Default">
      <style:text-properties style:font-name="Albany" style:font-name-asian="Albany"/>
    </style:style>
    <style:style style:name="ce7" style:family="table-cell" style:parent-style-name="Default">
      <style:table-cell-properties fo:background-color="#c5d5a9"/>
      <style:text-properties style:font-name="Albany" fo:font-weight="bold" style:font-name-asian="Albany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2867 wiki pages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Default"/>
        <table:table-row table:style-name="ro1">
          <table:table-cell office:value-type="string">
            <text:p><text:a xlink:href="http://wiki.services.openoffice.org/wiki/2.2.1_CD_Kamome_Hanabi">2.2.1 CD Kamome Hanabi</text:a></text:p>
          </table:table-cell>
          <table:table-cell office:value-type="string">
            <text:p><text:a xlink:href="http://wiki.services.openoffice.org/wiki/2.3_Japanese_Translation_and_Checking">2.3 Japanese Translation and Checking</text:a></text:p>
          </table:table-cell>
          <table:table-cell office:value-type="string">
            <text:p><text:a xlink:href="http://wiki.services.openoffice.org/wiki/2_0_1_regression_review">2 0 1 regression review</text:a></text:p>
          </table:table-cell>
          <table:table-cell office:value-type="string">
            <text:p><text:a xlink:href="http://wiki.services.openoffice.org/wiki/Fr.openoffice.org/FAQ/Base/020">Fr.openoffice.org/FAQ/Base/020</text:a></text:p>
          </table:table-cell>
          <table:table-cell office:value-type="string">
            <text:p><text:a xlink:href="http://wiki.services.openoffice.org/wiki/Fr.openoffice.org/FAQ/Base/021">Fr.openoffice.org/FAQ/Base/021</text:a></text:p>
          </table:table-cell>
          <table:table-cell office:value-type="string">
            <text:p><text:a xlink:href="http://wiki.services.openoffice.org/wiki/Fr.openoffice.org/FAQ/Base/022">Fr.openoffice.org/FAQ/Base/022</text:a></text:p>
          </table:table-cell>
          <table:table-cell office:value-type="string">
            <text:p><text:a xlink:href="http://wiki.services.openoffice.org/wiki/Pchfix04">Pchfix04</text:a></text:p>
          </table:table-cell>
          <table:table-cell office:value-type="string">
            <text:p><text:a xlink:href="http://wiki.services.openoffice.org/wiki/Pdefilippis:_Compile_OOo_without_X11">Pdefilippis: Compile OOo without X11</text:a></text:p>
          </table:table-cell>
          <table:table-cell office:value-type="string">
            <text:p><text:a xlink:href="http://wiki.services.openoffice.org/wiki/Pdefilippis:_Mac_OS_X_Port_Documentation">Pdefilippis: Mac OS X Port Documentat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2nd_Mac_porters_meeting">2nd Mac porters meeting</text:a></text:p>
          </table:table-cell>
          <table:table-cell office:value-type="string">
            <text:p><text:a xlink:href="http://wiki.services.openoffice.org/wiki/AODL">AODL</text:a></text:p>
          </table:table-cell>
          <table:table-cell office:value-type="string">
            <text:p><text:a xlink:href="http://wiki.services.openoffice.org/wiki/AODL_FAQ">AODL FAQ</text:a></text:p>
          </table:table-cell>
          <table:table-cell office:value-type="string">
            <text:p><text:a xlink:href="http://wiki.services.openoffice.org/wiki/Fr.openoffice.org/FAQ/Base/023">Fr.openoffice.org/FAQ/Base/023</text:a></text:p>
          </table:table-cell>
          <table:table-cell office:value-type="string">
            <text:p><text:a xlink:href="http://wiki.services.openoffice.org/wiki/Fr.openoffice.org/FAQ/Base/024">Fr.openoffice.org/FAQ/Base/024</text:a></text:p>
          </table:table-cell>
          <table:table-cell office:value-type="string">
            <text:p><text:a xlink:href="http://wiki.services.openoffice.org/wiki/Fr.openoffice.org/FAQ/Base/025">Fr.openoffice.org/FAQ/Base/025</text:a></text:p>
          </table:table-cell>
          <table:table-cell office:value-type="string">
            <text:p><text:a xlink:href="http://wiki.services.openoffice.org/wiki/Pdefilippis:_Project_Page">Pdefilippis: Project Page</text:a></text:p>
          </table:table-cell>
          <table:table-cell office:value-type="string">
            <text:p><text:a xlink:href="http://wiki.services.openoffice.org/wiki/Pdefilippis:_VCL">Pdefilippis: VCL</text:a></text:p>
          </table:table-cell>
          <table:table-cell office:value-type="string">
            <text:p><text:a xlink:href="http://wiki.services.openoffice.org/wiki/Pending_JCAs">Pending JCA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example_1">AODL example 1</text:a></text:p>
          </table:table-cell>
          <table:table-cell office:value-type="string">
            <text:p><text:a xlink:href="http://wiki.services.openoffice.org/wiki/AODL_example_10">AODL example 10</text:a></text:p>
          </table:table-cell>
          <table:table-cell office:value-type="string">
            <text:p><text:a xlink:href="http://wiki.services.openoffice.org/wiki/AODL_example_11">AODL example 11</text:a></text:p>
          </table:table-cell>
          <table:table-cell office:value-type="string">
            <text:p><text:a xlink:href="http://wiki.services.openoffice.org/wiki/Fr.openoffice.org/FAQ/Base/026">Fr.openoffice.org/FAQ/Base/026</text:a></text:p>
          </table:table-cell>
          <table:table-cell office:value-type="string">
            <text:p><text:a xlink:href="http://wiki.services.openoffice.org/wiki/Fr.openoffice.org/FAQ/Base/027">Fr.openoffice.org/FAQ/Base/027</text:a></text:p>
          </table:table-cell>
          <table:table-cell office:value-type="string">
            <text:p><text:a xlink:href="http://wiki.services.openoffice.org/wiki/Fr.openoffice.org/FAQ/Base/100">Fr.openoffice.org/FAQ/Base/100</text:a></text:p>
          </table:table-cell>
          <table:table-cell office:value-type="string">
            <text:p><text:a xlink:href="http://wiki.services.openoffice.org/wiki/Penny">Penny</text:a></text:p>
          </table:table-cell>
          <table:table-cell office:value-type="string">
            <text:p><text:a xlink:href="http://wiki.services.openoffice.org/wiki/Penny1">Penny1</text:a></text:p>
          </table:table-cell>
          <table:table-cell office:value-type="string">
            <text:p><text:a xlink:href="http://wiki.services.openoffice.org/wiki/Performance">Performan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example_12">AODL example 12</text:a></text:p>
          </table:table-cell>
          <table:table-cell office:value-type="string">
            <text:p><text:a xlink:href="http://wiki.services.openoffice.org/wiki/AODL_example_13">AODL example 13</text:a></text:p>
          </table:table-cell>
          <table:table-cell office:value-type="string">
            <text:p><text:a xlink:href="http://wiki.services.openoffice.org/wiki/AODL_example_14">AODL example 14</text:a></text:p>
          </table:table-cell>
          <table:table-cell office:value-type="string">
            <text:p><text:a xlink:href="http://wiki.services.openoffice.org/wiki/Fr.openoffice.org/FAQ/Base/101">Fr.openoffice.org/FAQ/Base/101</text:a></text:p>
          </table:table-cell>
          <table:table-cell office:value-type="string">
            <text:p><text:a xlink:href="http://wiki.services.openoffice.org/wiki/Fr.openoffice.org/FAQ/Base/102">Fr.openoffice.org/FAQ/Base/102</text:a></text:p>
          </table:table-cell>
          <table:table-cell office:value-type="string">
            <text:p><text:a xlink:href="http://wiki.services.openoffice.org/wiki/Fr.openoffice.org/FAQ/Base/103">Fr.openoffice.org/FAQ/Base/103</text:a></text:p>
          </table:table-cell>
          <table:table-cell office:value-type="string">
            <text:p><text:a xlink:href="http://wiki.services.openoffice.org/wiki/Performance_Related_Test_Documents">Performance Related Test Documents</text:a></text:p>
          </table:table-cell>
          <table:table-cell office:value-type="string">
            <text:p><text:a xlink:href="http://wiki.services.openoffice.org/wiki/Perl_Coding_Standards">Perl Coding Standards</text:a></text:p>
          </table:table-cell>
          <table:table-cell office:value-type="string">
            <text:p><text:a xlink:href="http://wiki.services.openoffice.org/wiki/Peter_Junge">Peter Jung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example_15">AODL example 15</text:a></text:p>
          </table:table-cell>
          <table:table-cell office:value-type="string">
            <text:p><text:a xlink:href="http://wiki.services.openoffice.org/wiki/AODL_example_16">AODL example 16</text:a></text:p>
          </table:table-cell>
          <table:table-cell office:value-type="string">
            <text:p><text:a xlink:href="http://wiki.services.openoffice.org/wiki/AODL_example_17">AODL example 17</text:a></text:p>
          </table:table-cell>
          <table:table-cell office:value-type="string">
            <text:p><text:a xlink:href="http://wiki.services.openoffice.org/wiki/Fr.openoffice.org/FAQ/Calc">Fr.openoffice.org/FAQ/Calc</text:a></text:p>
          </table:table-cell>
          <table:table-cell office:value-type="string">
            <text:p><text:a xlink:href="http://wiki.services.openoffice.org/wiki/Fr.openoffice.org/FAQ/Calc/001">Fr.openoffice.org/FAQ/Calc/001</text:a></text:p>
          </table:table-cell>
          <table:table-cell office:value-type="string">
            <text:p><text:a xlink:href="http://wiki.services.openoffice.org/wiki/Fr.openoffice.org/FAQ/Calc/002">Fr.openoffice.org/FAQ/Calc/002</text:a></text:p>
          </table:table-cell>
          <table:table-cell office:value-type="string">
            <text:p><text:a xlink:href="http://wiki.services.openoffice.org/wiki/Phác_thảo_Trợ_giúp_OOo">Phác thảo Trợ giúp OOo</text:a></text:p>
          </table:table-cell>
          <table:table-cell office:value-type="string">
            <text:p><text:a xlink:href="http://wiki.services.openoffice.org/wiki/Pl.openoffice.org">Pl.openoffice.org</text:a></text:p>
          </table:table-cell>
          <table:table-cell office:value-type="string">
            <text:p><text:a xlink:href="http://wiki.services.openoffice.org/wiki/Pl.openoffice.org/Archiwum_for">Pl.openoffice.org/Archiwum f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example_2">AODL example 2</text:a></text:p>
          </table:table-cell>
          <table:table-cell office:value-type="string">
            <text:p><text:a xlink:href="http://wiki.services.openoffice.org/wiki/AODL_example_3">AODL example 3</text:a></text:p>
          </table:table-cell>
          <table:table-cell office:value-type="string">
            <text:p><text:a xlink:href="http://wiki.services.openoffice.org/wiki/AODL_example_4">AODL example 4</text:a></text:p>
          </table:table-cell>
          <table:table-cell office:value-type="string">
            <text:p><text:a xlink:href="http://wiki.services.openoffice.org/wiki/Fr.openoffice.org/FAQ/Calc/003">Fr.openoffice.org/FAQ/Calc/003</text:a></text:p>
          </table:table-cell>
          <table:table-cell office:value-type="string">
            <text:p><text:a xlink:href="http://wiki.services.openoffice.org/wiki/Fr.openoffice.org/FAQ/Calc/004">Fr.openoffice.org/FAQ/Calc/004</text:a></text:p>
          </table:table-cell>
          <table:table-cell office:value-type="string">
            <text:p><text:a xlink:href="http://wiki.services.openoffice.org/wiki/Fr.openoffice.org/FAQ/Calc/005">Fr.openoffice.org/FAQ/Calc/005</text:a></text:p>
          </table:table-cell>
          <table:table-cell office:value-type="string">
            <text:p><text:a xlink:href="http://wiki.services.openoffice.org/wiki/Pl.openoffice.org/Pliki">Pl.openoffice.org/Pliki</text:a></text:p>
          </table:table-cell>
          <table:table-cell office:value-type="string">
            <text:p><text:a xlink:href="http://wiki.services.openoffice.org/wiki/PlantillasOOo">PlantillasOOo</text:a></text:p>
          </table:table-cell>
          <table:table-cell office:value-type="string">
            <text:p><text:a xlink:href="http://wiki.services.openoffice.org/wiki/Platform_UI_Differences">Platform UI Differenc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example_5">AODL example 5</text:a></text:p>
          </table:table-cell>
          <table:table-cell office:value-type="string">
            <text:p><text:a xlink:href="http://wiki.services.openoffice.org/wiki/AODL_example_6">AODL example 6</text:a></text:p>
          </table:table-cell>
          <table:table-cell office:value-type="string">
            <text:p><text:a xlink:href="http://wiki.services.openoffice.org/wiki/AODL_example_7">AODL example 7</text:a></text:p>
          </table:table-cell>
          <table:table-cell office:value-type="string">
            <text:p><text:a xlink:href="http://wiki.services.openoffice.org/wiki/Fr.openoffice.org/FAQ/Calc/006">Fr.openoffice.org/FAQ/Calc/006</text:a></text:p>
          </table:table-cell>
          <table:table-cell office:value-type="string">
            <text:p><text:a xlink:href="http://wiki.services.openoffice.org/wiki/Fr.openoffice.org/FAQ/Calc/007">Fr.openoffice.org/FAQ/Calc/007</text:a></text:p>
          </table:table-cell>
          <table:table-cell office:value-type="string">
            <text:p><text:a xlink:href="http://wiki.services.openoffice.org/wiki/Fr.openoffice.org/FAQ/Calc/008">Fr.openoffice.org/FAQ/Calc/008</text:a></text:p>
          </table:table-cell>
          <table:table-cell office:value-type="string">
            <text:p><text:a xlink:href="http://wiki.services.openoffice.org/wiki/Playing_with_Window_Toolkit_AWT">Playing with Window Toolkit AWT</text:a></text:p>
          </table:table-cell>
          <table:table-cell office:value-type="string">
            <text:p><text:a xlink:href="http://wiki.services.openoffice.org/wiki/Pliki">Pliki</text:a></text:p>
          </table:table-cell>
          <table:table-cell office:value-type="string">
            <text:p><text:a xlink:href="http://wiki.services.openoffice.org/wiki/Poezava">Poezav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example_8">AODL example 8</text:a></text:p>
          </table:table-cell>
          <table:table-cell office:value-type="string">
            <text:p><text:a xlink:href="http://wiki.services.openoffice.org/wiki/AODL_example_9">AODL example 9</text:a></text:p>
          </table:table-cell>
          <table:table-cell office:value-type="string">
            <text:p><text:a xlink:href="http://wiki.services.openoffice.org/wiki/AODL_examples">AODL examples</text:a></text:p>
          </table:table-cell>
          <table:table-cell office:value-type="string">
            <text:p><text:a xlink:href="http://wiki.services.openoffice.org/wiki/Fr.openoffice.org/FAQ/Calc/009">Fr.openoffice.org/FAQ/Calc/009</text:a></text:p>
          </table:table-cell>
          <table:table-cell office:value-type="string">
            <text:p><text:a xlink:href="http://wiki.services.openoffice.org/wiki/Fr.openoffice.org/FAQ/Calc/010">Fr.openoffice.org/FAQ/Calc/010</text:a></text:p>
          </table:table-cell>
          <table:table-cell office:value-type="string">
            <text:p><text:a xlink:href="http://wiki.services.openoffice.org/wiki/Fr.openoffice.org/FAQ/Calc/011">Fr.openoffice.org/FAQ/Calc/011</text:a></text:p>
          </table:table-cell>
          <table:table-cell office:value-type="string">
            <text:p><text:a xlink:href="http://wiki.services.openoffice.org/wiki/Portable_OpenOffice.org">Portable OpenOffice.org</text:a></text:p>
          </table:table-cell>
          <table:table-cell office:value-type="string">
            <text:p><text:a xlink:href="http://wiki.services.openoffice.org/wiki/Porting/Module/SAL">Porting/Module/SAL</text:a></text:p>
          </table:table-cell>
          <table:table-cell office:value-type="string">
            <text:p><text:a xlink:href="http://wiki.services.openoffice.org/wiki/Porting/Module/SAL/test">Porting/Module/SAL/tes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ODL_features">AODL features</text:a></text:p>
          </table:table-cell>
          <table:table-cell office:value-type="string">
            <text:p><text:a xlink:href="http://wiki.services.openoffice.org/wiki/AODL_wishlist">AODL wishlist</text:a></text:p>
          </table:table-cell>
          <table:table-cell office:value-type="string">
            <text:p><text:a xlink:href="http://wiki.services.openoffice.org/wiki/API">API</text:a></text:p>
          </table:table-cell>
          <table:table-cell office:value-type="string">
            <text:p><text:a xlink:href="http://wiki.services.openoffice.org/wiki/Fr.openoffice.org/FAQ/Calc/012">Fr.openoffice.org/FAQ/Calc/012</text:a></text:p>
          </table:table-cell>
          <table:table-cell office:value-type="string">
            <text:p><text:a xlink:href="http://wiki.services.openoffice.org/wiki/Fr.openoffice.org/FAQ/Calc/013">Fr.openoffice.org/FAQ/Calc/013</text:a></text:p>
          </table:table-cell>
          <table:table-cell office:value-type="string">
            <text:p><text:a xlink:href="http://wiki.services.openoffice.org/wiki/Fr.openoffice.org/FAQ/Calc/014">Fr.openoffice.org/FAQ/Calc/014</text:a></text:p>
          </table:table-cell>
          <table:table-cell office:value-type="string">
            <text:p><text:a xlink:href="http://wiki.services.openoffice.org/wiki/Porting/Modules/SAL">Porting/Modules/SAL</text:a></text:p>
          </table:table-cell>
          <table:table-cell office:value-type="string">
            <text:p><text:a xlink:href="http://wiki.services.openoffice.org/wiki/Porting/To-Dos">Porting/To-Dos</text:a></text:p>
          </table:table-cell>
          <table:table-cell office:value-type="string">
            <text:p><text:a xlink:href="http://wiki.services.openoffice.org/wiki/Porting_Roadmap">Porting Roadmap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PI/Effort/OpenOffice_NetBeans_Integration">API/Effort/OpenOffice NetBeans Integration</text:a></text:p>
          </table:table-cell>
          <table:table-cell office:value-type="string">
            <text:p><text:a xlink:href="http://wiki.services.openoffice.org/wiki/API/FAQ">API/FAQ</text:a></text:p>
          </table:table-cell>
          <table:table-cell office:value-type="string">
            <text:p><text:a xlink:href="http://wiki.services.openoffice.org/wiki/API/Implementation_Details/Programmatic_StyleNames">API/Implementation Details/Programmatic StyleNames</text:a></text:p>
          </table:table-cell>
          <table:table-cell office:value-type="string">
            <text:p><text:a xlink:href="http://wiki.services.openoffice.org/wiki/Fr.openoffice.org/FAQ/Calc/015">Fr.openoffice.org/FAQ/Calc/015</text:a></text:p>
          </table:table-cell>
          <table:table-cell office:value-type="string">
            <text:p><text:a xlink:href="http://wiki.services.openoffice.org/wiki/Fr.openoffice.org/FAQ/Calc/016">Fr.openoffice.org/FAQ/Calc/016</text:a></text:p>
          </table:table-cell>
          <table:table-cell office:value-type="string">
            <text:p><text:a xlink:href="http://wiki.services.openoffice.org/wiki/Fr.openoffice.org/FAQ/Calc/017">Fr.openoffice.org/FAQ/Calc/017</text:a></text:p>
          </table:table-cell>
          <table:table-cell office:value-type="string">
            <text:p><text:a xlink:href="http://wiki.services.openoffice.org/wiki/Porting_example">Porting example</text:a></text:p>
          </table:table-cell>
          <table:table-cell office:value-type="string">
            <text:p><text:a xlink:href="http://wiki.services.openoffice.org/wiki/Porting_notes">Porting notes</text:a></text:p>
          </table:table-cell>
          <table:table-cell office:value-type="string">
            <text:p><text:a xlink:href="http://wiki.services.openoffice.org/wiki/Porting_to_x86-64_%28AMD64%2C_EM64T%29">Porting to x86-64 (AMD64, EM64T)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PI/To-Dos">API/To-Dos</text:a></text:p>
          </table:table-cell>
          <table:table-cell office:value-type="string">
            <text:p><text:a xlink:href="http://wiki.services.openoffice.org/wiki/API%40OOo_ES">API@OOo ES</text:a></text:p>
          </table:table-cell>
          <table:table-cell office:value-type="string">
            <text:p><text:a xlink:href="http://wiki.services.openoffice.org/wiki/APPR">APPR</text:a></text:p>
          </table:table-cell>
          <table:table-cell office:value-type="string">
            <text:p><text:a xlink:href="http://wiki.services.openoffice.org/wiki/Fr.openoffice.org/FAQ/Calc/018">Fr.openoffice.org/FAQ/Calc/018</text:a></text:p>
          </table:table-cell>
          <table:table-cell office:value-type="string">
            <text:p><text:a xlink:href="http://wiki.services.openoffice.org/wiki/Fr.openoffice.org/FAQ/Calc/019">Fr.openoffice.org/FAQ/Calc/019</text:a></text:p>
          </table:table-cell>
          <table:table-cell office:value-type="string">
            <text:p><text:a xlink:href="http://wiki.services.openoffice.org/wiki/Fr.openoffice.org/FAQ/Calc/020">Fr.openoffice.org/FAQ/Calc/020</text:a></text:p>
          </table:table-cell>
          <table:table-cell office:value-type="string">
            <text:p><text:a xlink:href="http://wiki.services.openoffice.org/wiki/Post_Release_Checklist">Post Release Checklist</text:a></text:p>
          </table:table-cell>
          <table:table-cell office:value-type="string">
            <text:p><text:a xlink:href="http://wiki.services.openoffice.org/wiki/PostgreSQL_Driver">PostgreSQL Driver</text:a></text:p>
          </table:table-cell>
          <table:table-cell office:value-type="string">
            <text:p><text:a xlink:href="http://wiki.services.openoffice.org/wiki/Postprocess">Postproces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_club_membership_database">A club membership database</text:a></text:p>
          </table:table-cell>
          <table:table-cell office:value-type="string">
            <text:p><text:a xlink:href="http://wiki.services.openoffice.org/wiki/Accepting_or_rejecting_changes_and_comments">Accepting or rejecting changes and comments</text:a></text:p>
          </table:table-cell>
          <table:table-cell office:value-type="string">
            <text:p><text:a xlink:href="http://wiki.services.openoffice.org/wiki/Accessibility">Accessibility</text:a></text:p>
          </table:table-cell>
          <table:table-cell office:value-type="string">
            <text:p><text:a xlink:href="http://wiki.services.openoffice.org/wiki/Fr.openoffice.org/FAQ/Calc/021">Fr.openoffice.org/FAQ/Calc/021</text:a></text:p>
          </table:table-cell>
          <table:table-cell office:value-type="string">
            <text:p><text:a xlink:href="http://wiki.services.openoffice.org/wiki/Fr.openoffice.org/FAQ/Calc/022">Fr.openoffice.org/FAQ/Calc/022</text:a></text:p>
          </table:table-cell>
          <table:table-cell office:value-type="string">
            <text:p><text:a xlink:href="http://wiki.services.openoffice.org/wiki/Fr.openoffice.org/FAQ/Calc/023">Fr.openoffice.org/FAQ/Calc/023</text:a></text:p>
          </table:table-cell>
          <table:table-cell office:value-type="string">
            <text:p><text:a xlink:href="http://wiki.services.openoffice.org/wiki/Povezava">Povezava</text:a></text:p>
          </table:table-cell>
          <table:table-cell office:value-type="string">
            <text:p><text:a xlink:href="http://wiki.services.openoffice.org/wiki/PrOOo-Box-Issues">PrOOo-Box-Issues</text:a></text:p>
          </table:table-cell>
          <table:table-cell office:value-type="string">
            <text:p><text:a xlink:href="http://wiki.services.openoffice.org/wiki/Precompiled_header_%28PCH%29">Precompiled header (PCH)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ccessibility/TextAttributes">Accessibility/TextAttributes</text:a></text:p>
          </table:table-cell>
          <table:table-cell office:value-type="string">
            <text:p><text:a xlink:href="http://wiki.services.openoffice.org/wiki/Aceleradores">Aceleradores</text:a></text:p>
          </table:table-cell>
          <table:table-cell office:value-type="string">
            <text:p><text:a xlink:href="http://wiki.services.openoffice.org/wiki/Actionlist_for_fixed_Issues">Actionlist for fixed Issues</text:a></text:p>
          </table:table-cell>
          <table:table-cell office:value-type="string">
            <text:p><text:a xlink:href="http://wiki.services.openoffice.org/wiki/Fr.openoffice.org/FAQ/Calc/024">Fr.openoffice.org/FAQ/Calc/024</text:a></text:p>
          </table:table-cell>
          <table:table-cell office:value-type="string">
            <text:p><text:a xlink:href="http://wiki.services.openoffice.org/wiki/Fr.openoffice.org/FAQ/Calc/025">Fr.openoffice.org/FAQ/Calc/025</text:a></text:p>
          </table:table-cell>
          <table:table-cell office:value-type="string">
            <text:p><text:a xlink:href="http://wiki.services.openoffice.org/wiki/Fr.openoffice.org/FAQ/Calc/026">Fr.openoffice.org/FAQ/Calc/026</text:a></text:p>
          </table:table-cell>
          <table:table-cell office:value-type="string">
            <text:p><text:a xlink:href="http://wiki.services.openoffice.org/wiki/Precompiled_header_-_PCH">Precompiled header - PCH</text:a></text:p>
          </table:table-cell>
          <table:table-cell office:value-type="string">
            <text:p><text:a xlink:href="http://wiki.services.openoffice.org/wiki/PresentationML">PresentationML</text:a></text:p>
          </table:table-cell>
          <table:table-cell office:value-type="string">
            <text:p><text:a xlink:href="http://wiki.services.openoffice.org/wiki/Press_coverage_on_OpenOffice.org">Press coverage on OpenOffice.or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dd-In">Add-In</text:a></text:p>
          </table:table-cell>
          <table:table-cell office:value-type="string">
            <text:p><text:a xlink:href="http://wiki.services.openoffice.org/wiki/Add-On">Add-On</text:a></text:p>
          </table:table-cell>
          <table:table-cell office:value-type="string">
            <text:p><text:a xlink:href="http://wiki.services.openoffice.org/wiki/Add-on_de_Soporte">Add-on de Soporte</text:a></text:p>
          </table:table-cell>
          <table:table-cell office:value-type="string">
            <text:p><text:a xlink:href="http://wiki.services.openoffice.org/wiki/Fr.openoffice.org/FAQ/Calc/027">Fr.openoffice.org/FAQ/Calc/027</text:a></text:p>
          </table:table-cell>
          <table:table-cell office:value-type="string">
            <text:p><text:a xlink:href="http://wiki.services.openoffice.org/wiki/Fr.openoffice.org/FAQ/Calc/028">Fr.openoffice.org/FAQ/Calc/028</text:a></text:p>
          </table:table-cell>
          <table:table-cell office:value-type="string">
            <text:p><text:a xlink:href="http://wiki.services.openoffice.org/wiki/Fr.openoffice.org/FAQ/Calc/029">Fr.openoffice.org/FAQ/Calc/029</text:a></text:p>
          </table:table-cell>
          <table:table-cell office:value-type="string">
            <text:p><text:a xlink:href="http://wiki.services.openoffice.org/wiki/Press_release_2.0.3">Press release 2.0.3</text:a></text:p>
          </table:table-cell>
          <table:table-cell office:value-type="string">
            <text:p><text:a xlink:href="http://wiki.services.openoffice.org/wiki/Press_release_2.1">Press release 2.1</text:a></text:p>
          </table:table-cell>
          <table:table-cell office:value-type="string">
            <text:p><text:a xlink:href="http://wiki.services.openoffice.org/wiki/Press_release_2.2">Press release 2.2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dd-ons">Add-ons</text:a></text:p>
          </table:table-cell>
          <table:table-cell office:value-type="string">
            <text:p><text:a xlink:href="http://wiki.services.openoffice.org/wiki/Addons">Addons</text:a></text:p>
          </table:table-cell>
          <table:table-cell office:value-type="string">
            <text:p><text:a xlink:href="http://wiki.services.openoffice.org/wiki/Advice_for_Booth_Beings">Advice for Booth Beings</text:a></text:p>
          </table:table-cell>
          <table:table-cell office:value-type="string">
            <text:p><text:a xlink:href="http://wiki.services.openoffice.org/wiki/Fr.openoffice.org/FAQ/Calc/030">Fr.openoffice.org/FAQ/Calc/030</text:a></text:p>
          </table:table-cell>
          <table:table-cell office:value-type="string">
            <text:p><text:a xlink:href="http://wiki.services.openoffice.org/wiki/Fr.openoffice.org/FAQ/Calc/031">Fr.openoffice.org/FAQ/Calc/031</text:a></text:p>
          </table:table-cell>
          <table:table-cell office:value-type="string">
            <text:p><text:a xlink:href="http://wiki.services.openoffice.org/wiki/Fr.openoffice.org/FAQ/Calc/032">Fr.openoffice.org/FAQ/Calc/032</text:a></text:p>
          </table:table-cell>
          <table:table-cell office:value-type="string">
            <text:p><text:a xlink:href="http://wiki.services.openoffice.org/wiki/Press_release_2.2_alternate">Press release 2.2 alternate</text:a></text:p>
          </table:table-cell>
          <table:table-cell office:value-type="string">
            <text:p><text:a xlink:href="http://wiki.services.openoffice.org/wiki/Press_release_NL-P">Press release NL-P</text:a></text:p>
          </table:table-cell>
          <table:table-cell office:value-type="string">
            <text:p><text:a xlink:href="http://wiki.services.openoffice.org/wiki/Previous_Mac_Meeting_log_2006-08-18">Previous Mac Meeting log 2006-08-18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genda_for_21th_July_meeting">Agenda for 21th July meeting</text:a></text:p>
          </table:table-cell>
          <table:table-cell office:value-type="string">
            <text:p><text:a xlink:href="http://wiki.services.openoffice.org/wiki/Agenda_for_21th_july_meeting_%28done%29">Agenda for 21th july meeting (done)</text:a></text:p>
          </table:table-cell>
          <table:table-cell office:value-type="string">
            <text:p><text:a xlink:href="http://wiki.services.openoffice.org/wiki/Aktive_Mitarbeiter_werben">Aktive Mitarbeiter werben</text:a></text:p>
          </table:table-cell>
          <table:table-cell office:value-type="string">
            <text:p><text:a xlink:href="http://wiki.services.openoffice.org/wiki/Fr.openoffice.org/FAQ/Calc/033">Fr.openoffice.org/FAQ/Calc/033</text:a></text:p>
          </table:table-cell>
          <table:table-cell office:value-type="string">
            <text:p><text:a xlink:href="http://wiki.services.openoffice.org/wiki/Fr.openoffice.org/FAQ/Calc/034">Fr.openoffice.org/FAQ/Calc/034</text:a></text:p>
          </table:table-cell>
          <table:table-cell office:value-type="string">
            <text:p><text:a xlink:href="http://wiki.services.openoffice.org/wiki/Fr.openoffice.org/FAQ/Calc/036">Fr.openoffice.org/FAQ/Calc/036</text:a></text:p>
          </table:table-cell>
          <table:table-cell office:value-type="string">
            <text:p><text:a xlink:href="http://wiki.services.openoffice.org/wiki/Previous_Mac_Meeting_logs">Previous Mac Meeting logs</text:a></text:p>
          </table:table-cell>
          <table:table-cell office:value-type="string">
            <text:p><text:a xlink:href="http://wiki.services.openoffice.org/wiki/Printing_a_document">Printing a document</text:a></text:p>
          </table:table-cell>
          <table:table-cell office:value-type="string">
            <text:p><text:a xlink:href="http://wiki.services.openoffice.org/wiki/Printing_problems_with_OpenOffice.org_2.0_for_Mac_OS_X">Printing problems with OpenOffice.org 2.0 for Mac OS 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n_Article_about_the_Bibliographic_project">An Article about the Bibliographic project</text:a></text:p>
          </table:table-cell>
          <table:table-cell office:value-type="string">
            <text:p><text:a xlink:href="http://wiki.services.openoffice.org/wiki/An_Article_about_the_project">An Article about the project</text:a></text:p>
          </table:table-cell>
          <table:table-cell office:value-type="string">
            <text:p><text:a xlink:href="http://wiki.services.openoffice.org/wiki/Ana_Sayfa">Ana Sayfa</text:a></text:p>
          </table:table-cell>
          <table:table-cell office:value-type="string">
            <text:p><text:a xlink:href="http://wiki.services.openoffice.org/wiki/Fr.openoffice.org/FAQ/Calc/037">Fr.openoffice.org/FAQ/Calc/037</text:a></text:p>
          </table:table-cell>
          <table:table-cell office:value-type="string">
            <text:p><text:a xlink:href="http://wiki.services.openoffice.org/wiki/Fr.openoffice.org/FAQ/Calc/038">Fr.openoffice.org/FAQ/Calc/038</text:a></text:p>
          </table:table-cell>
          <table:table-cell office:value-type="string">
            <text:p><text:a xlink:href="http://wiki.services.openoffice.org/wiki/Fr.openoffice.org/FAQ/Calc/039">Fr.openoffice.org/FAQ/Calc/039</text:a></text:p>
          </table:table-cell>
          <table:table-cell office:value-type="string">
            <text:p><text:a xlink:href="http://wiki.services.openoffice.org/wiki/PrinttoWriter.py">PrinttoWriter.py</text:a></text:p>
          </table:table-cell>
          <table:table-cell office:value-type="string">
            <text:p><text:a xlink:href="http://wiki.services.openoffice.org/wiki/Prj">Prj</text:a></text:p>
          </table:table-cell>
          <table:table-cell office:value-type="string">
            <text:p><text:a xlink:href="http://wiki.services.openoffice.org/wiki/Proceso_de_Traduccion">Proceso de Traducc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nalysis/Multi-Threading">Analysis/Multi-Threading</text:a></text:p>
          </table:table-cell>
          <table:table-cell office:value-type="string">
            <text:p><text:a xlink:href="http://wiki.services.openoffice.org/wiki/Analysis/Multi_Threading">Analysis/Multi Threading</text:a></text:p>
          </table:table-cell>
          <table:table-cell office:value-type="string">
            <text:p><text:a xlink:href="http://wiki.services.openoffice.org/wiki/Analysis/Source_Code_Inventory">Analysis/Source Code Inventory</text:a></text:p>
          </table:table-cell>
          <table:table-cell office:value-type="string">
            <text:p><text:a xlink:href="http://wiki.services.openoffice.org/wiki/Fr.openoffice.org/FAQ/Calc/040">Fr.openoffice.org/FAQ/Calc/040</text:a></text:p>
          </table:table-cell>
          <table:table-cell office:value-type="string">
            <text:p><text:a xlink:href="http://wiki.services.openoffice.org/wiki/Fr.openoffice.org/FAQ/Calc/041">Fr.openoffice.org/FAQ/Calc/041</text:a></text:p>
          </table:table-cell>
          <table:table-cell office:value-type="string">
            <text:p><text:a xlink:href="http://wiki.services.openoffice.org/wiki/Fr.openoffice.org/FAQ/Calc/100">Fr.openoffice.org/FAQ/Calc/100</text:a></text:p>
          </table:table-cell>
          <table:table-cell office:value-type="string">
            <text:p><text:a xlink:href="http://wiki.services.openoffice.org/wiki/Proceso_de_traduccion">Proceso de traduccion</text:a></text:p>
          </table:table-cell>
          <table:table-cell office:value-type="string">
            <text:p><text:a xlink:href="http://wiki.services.openoffice.org/wiki/Product_Release">Product Release</text:a></text:p>
          </table:table-cell>
          <table:table-cell office:value-type="string">
            <text:p><text:a xlink:href="http://wiki.services.openoffice.org/wiki/Product_Release/builds_uploaded">Product Release/builds uploade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nalysis/Source_Code_Inventory/Count_Details">Analysis/Source Code Inventory/Count Details</text:a></text:p>
          </table:table-cell>
          <table:table-cell office:value-type="string">
            <text:p><text:a xlink:href="http://wiki.services.openoffice.org/wiki/Anleitung">Anleitung</text:a></text:p>
          </table:table-cell>
          <table:table-cell office:value-type="string">
            <text:p><text:a xlink:href="http://wiki.services.openoffice.org/wiki/Application_Help_Development_To_Do">Application Help Development To Do</text:a></text:p>
          </table:table-cell>
          <table:table-cell office:value-type="string">
            <text:p><text:a xlink:href="http://wiki.services.openoffice.org/wiki/Fr.openoffice.org/FAQ/Calc/101">Fr.openoffice.org/FAQ/Calc/101</text:a></text:p>
          </table:table-cell>
          <table:table-cell office:value-type="string">
            <text:p><text:a xlink:href="http://wiki.services.openoffice.org/wiki/Fr.openoffice.org/FAQ/Calc/102">Fr.openoffice.org/FAQ/Calc/102</text:a></text:p>
          </table:table-cell>
          <table:table-cell office:value-type="string">
            <text:p><text:a xlink:href="http://wiki.services.openoffice.org/wiki/Fr.openoffice.org/FAQ/Calc/103">Fr.openoffice.org/FAQ/Calc/103</text:a></text:p>
          </table:table-cell>
          <table:table-cell office:value-type="string">
            <text:p><text:a xlink:href="http://wiki.services.openoffice.org/wiki/Programarkiv">Programarkiv</text:a></text:p>
          </table:table-cell>
          <table:table-cell office:value-type="string">
            <text:p><text:a xlink:href="http://wiki.services.openoffice.org/wiki/Programming_OOoDraw_and_OOoImpress">Programming OOoDraw and OOoImpress</text:a></text:p>
          </table:table-cell>
          <table:table-cell office:value-type="string">
            <text:p><text:a xlink:href="http://wiki.services.openoffice.org/wiki/Programming_OOoWriter">Programming OOoWrit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pplication_Object">Application Object</text:a></text:p>
          </table:table-cell>
          <table:table-cell office:value-type="string">
            <text:p><text:a xlink:href="http://wiki.services.openoffice.org/wiki/Application_Online_Help">Application Online Help</text:a></text:p>
          </table:table-cell>
          <table:table-cell office:value-type="string">
            <text:p><text:a xlink:href="http://wiki.services.openoffice.org/wiki/Approve_a_CWS">Approve a CWS</text:a></text:p>
          </table:table-cell>
          <table:table-cell office:value-type="string">
            <text:p><text:a xlink:href="http://wiki.services.openoffice.org/wiki/Fr.openoffice.org/FAQ/Calc/104">Fr.openoffice.org/FAQ/Calc/104</text:a></text:p>
          </table:table-cell>
          <table:table-cell office:value-type="string">
            <text:p><text:a xlink:href="http://wiki.services.openoffice.org/wiki/Fr.openoffice.org/FAQ/Calc/105">Fr.openoffice.org/FAQ/Calc/105</text:a></text:p>
          </table:table-cell>
          <table:table-cell office:value-type="string">
            <text:p><text:a xlink:href="http://wiki.services.openoffice.org/wiki/Fr.openoffice.org/FAQ/Calc/106">Fr.openoffice.org/FAQ/Calc/106</text:a></text:p>
          </table:table-cell>
          <table:table-cell office:value-type="string">
            <text:p><text:a xlink:href="http://wiki.services.openoffice.org/wiki/Programming_OooWriter">Programming OooWriter</text:a></text:p>
          </table:table-cell>
          <table:table-cell office:value-type="string">
            <text:p><text:a xlink:href="http://wiki.services.openoffice.org/wiki/Progressive_implementation">Progressive implementation</text:a></text:p>
          </table:table-cell>
          <table:table-cell office:value-type="string">
            <text:p><text:a xlink:href="http://wiki.services.openoffice.org/wiki/Project_DevGuide_To_Wiki">Project DevGuide To Wiki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qua">Aqua</text:a></text:p>
          </table:table-cell>
          <table:table-cell office:value-type="string">
            <text:p><text:a xlink:href="http://wiki.services.openoffice.org/wiki/AquaBuild">AquaBuild</text:a></text:p>
          </table:table-cell>
          <table:table-cell office:value-type="string">
            <text:p><text:a xlink:href="http://wiki.services.openoffice.org/wiki/AquaBuild/Building_and_running_svdem">AquaBuild/Building and running svdem</text:a></text:p>
          </table:table-cell>
          <table:table-cell office:value-type="string">
            <text:p><text:a xlink:href="http://wiki.services.openoffice.org/wiki/Fr.openoffice.org/FAQ/Calc/107">Fr.openoffice.org/FAQ/Calc/107</text:a></text:p>
          </table:table-cell>
          <table:table-cell office:value-type="string">
            <text:p><text:a xlink:href="http://wiki.services.openoffice.org/wiki/Fr.openoffice.org/FAQ/Calc/108">Fr.openoffice.org/FAQ/Calc/108</text:a></text:p>
          </table:table-cell>
          <table:table-cell office:value-type="string">
            <text:p><text:a xlink:href="http://wiki.services.openoffice.org/wiki/Fr.openoffice.org/FAQ/Calc/109">Fr.openoffice.org/FAQ/Calc/109</text:a></text:p>
          </table:table-cell>
          <table:table-cell office:value-type="string">
            <text:p><text:a xlink:href="http://wiki.services.openoffice.org/wiki/Project_DocOOo_Structure">Project DocOOo Structure</text:a></text:p>
          </table:table-cell>
          <table:table-cell office:value-type="string">
            <text:p><text:a xlink:href="http://wiki.services.openoffice.org/wiki/Project_Help_Online">Project Help Online</text:a></text:p>
          </table:table-cell>
          <table:table-cell office:value-type="string">
            <text:p><text:a xlink:href="http://wiki.services.openoffice.org/wiki/Project_Lead">Project Lea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quaBuild/Creating_Debug-Versions_of_Modules">AquaBuild/Creating Debug-Versions of Modules</text:a></text:p>
          </table:table-cell>
          <table:table-cell office:value-type="string">
            <text:p><text:a xlink:href="http://wiki.services.openoffice.org/wiki/AquaBuild/Drag_%26_Drop_Install_the_Application_from_the_Diskimage">AquaBuild/Drag &amp; Drop Install the Application from the Diskimage</text:a></text:p>
          </table:table-cell>
          <table:table-cell office:value-type="string">
            <text:p><text:a xlink:href="http://wiki.services.openoffice.org/wiki/AquaBuild/Known_build_issues">AquaBuild/Known build issues</text:a></text:p>
          </table:table-cell>
          <table:table-cell office:value-type="string">
            <text:p><text:a xlink:href="http://wiki.services.openoffice.org/wiki/Fr.openoffice.org/FAQ/Calc/110">Fr.openoffice.org/FAQ/Calc/110</text:a></text:p>
          </table:table-cell>
          <table:table-cell office:value-type="string">
            <text:p><text:a xlink:href="http://wiki.services.openoffice.org/wiki/Fr.openoffice.org/FAQ/Calc/111">Fr.openoffice.org/FAQ/Calc/111</text:a></text:p>
          </table:table-cell>
          <table:table-cell office:value-type="string">
            <text:p><text:a xlink:href="http://wiki.services.openoffice.org/wiki/Fr.openoffice.org/FAQ/CreerCompte">Fr.openoffice.org/FAQ/CreerCompte</text:a></text:p>
          </table:table-cell>
          <table:table-cell office:value-type="string">
            <text:p><text:a xlink:href="http://wiki.services.openoffice.org/wiki/Project_Pages">Project Pages</text:a></text:p>
          </table:table-cell>
          <table:table-cell office:value-type="string">
            <text:p><text:a xlink:href="http://wiki.services.openoffice.org/wiki/Proposing_a_new_User_Experience_project_on_OOo">Proposing a new User Experience project on OOo</text:a></text:p>
          </table:table-cell>
          <table:table-cell office:value-type="string">
            <text:p><text:a xlink:href="http://wiki.services.openoffice.org/wiki/Propuesta_estandarizacion">Propuesta estandarizac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quaBuild/Native_FilePicker">AquaBuild/Native FilePicker</text:a></text:p>
          </table:table-cell>
          <table:table-cell office:value-type="string">
            <text:p><text:a xlink:href="http://wiki.services.openoffice.org/wiki/AquaBuild/Optional">AquaBuild/Optional</text:a></text:p>
          </table:table-cell>
          <table:table-cell office:value-type="string">
            <text:p><text:a xlink:href="http://wiki.services.openoffice.org/wiki/AquaBuild/Some_Background">AquaBuild/Some Background</text:a></text:p>
          </table:table-cell>
          <table:table-cell office:value-type="string">
            <text:p><text:a xlink:href="http://wiki.services.openoffice.org/wiki/Fr.openoffice.org/FAQ/Draw">Fr.openoffice.org/FAQ/Draw</text:a></text:p>
          </table:table-cell>
          <table:table-cell office:value-type="string">
            <text:p><text:a xlink:href="http://wiki.services.openoffice.org/wiki/Fr.openoffice.org/FAQ/Draw/001">Fr.openoffice.org/FAQ/Draw/001</text:a></text:p>
          </table:table-cell>
          <table:table-cell office:value-type="string">
            <text:p><text:a xlink:href="http://wiki.services.openoffice.org/wiki/Fr.openoffice.org/FAQ/Draw/002">Fr.openoffice.org/FAQ/Draw/002</text:a></text:p>
          </table:table-cell>
          <table:table-cell office:value-type="string">
            <text:p><text:a xlink:href="http://wiki.services.openoffice.org/wiki/Providing_a_gdb_backtrace">Providing a gdb backtrace</text:a></text:p>
          </table:table-cell>
          <table:table-cell office:value-type="string">
            <text:p><text:a xlink:href="http://wiki.services.openoffice.org/wiki/PyUNOServer">PyUNOServer</text:a></text:p>
          </table:table-cell>
          <table:table-cell office:value-type="string">
            <text:p><text:a xlink:href="http://wiki.services.openoffice.org/wiki/PyUNO_bridge">PyUNO bridg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quaBuildDrag_%26_Drop_Install_the_Application_from_the_Diskimage">AquaBuildDrag &amp; Drop Install the Application from the Diskimage</text:a></text:p>
          </table:table-cell>
          <table:table-cell office:value-type="string">
            <text:p><text:a xlink:href="http://wiki.services.openoffice.org/wiki/AquaPortCocoa">AquaPortCocoa</text:a></text:p>
          </table:table-cell>
          <table:table-cell office:value-type="string">
            <text:p><text:a xlink:href="http://wiki.services.openoffice.org/wiki/AquaPortCocoa/Changelog">AquaPortCocoa/Changelog</text:a></text:p>
          </table:table-cell>
          <table:table-cell office:value-type="string">
            <text:p><text:a xlink:href="http://wiki.services.openoffice.org/wiki/Fr.openoffice.org/FAQ/Draw/003">Fr.openoffice.org/FAQ/Draw/003</text:a></text:p>
          </table:table-cell>
          <table:table-cell office:value-type="string">
            <text:p><text:a xlink:href="http://wiki.services.openoffice.org/wiki/Fr.openoffice.org/FAQ/Draw/004">Fr.openoffice.org/FAQ/Draw/004</text:a></text:p>
          </table:table-cell>
          <table:table-cell office:value-type="string">
            <text:p><text:a xlink:href="http://wiki.services.openoffice.org/wiki/Fr.openoffice.org/FAQ/Draw/005">Fr.openoffice.org/FAQ/Draw/005</text:a></text:p>
          </table:table-cell>
          <table:table-cell office:value-type="string">
            <text:p><text:a xlink:href="http://wiki.services.openoffice.org/wiki/PyUNO_samples">PyUNO samples</text:a></text:p>
          </table:table-cell>
          <table:table-cell office:value-type="string">
            <text:p><text:a xlink:href="http://wiki.services.openoffice.org/wiki/Python">Python</text:a></text:p>
          </table:table-cell>
          <table:table-cell office:value-type="string">
            <text:p><text:a xlink:href="http://wiki.services.openoffice.org/wiki/Python_as_a_macro_language">Python as a macro languag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quaRelease">AquaRelease</text:a></text:p>
          </table:table-cell>
          <table:table-cell office:value-type="string">
            <text:p><text:a xlink:href="http://wiki.services.openoffice.org/wiki/AquaRelease/FAQ">AquaRelease/FAQ</text:a></text:p>
          </table:table-cell>
          <table:table-cell office:value-type="string">
            <text:p><text:a xlink:href="http://wiki.services.openoffice.org/wiki/AquaToDo">AquaToDo</text:a></text:p>
          </table:table-cell>
          <table:table-cell office:value-type="string">
            <text:p><text:a xlink:href="http://wiki.services.openoffice.org/wiki/Fr.openoffice.org/FAQ/Draw/006">Fr.openoffice.org/FAQ/Draw/006</text:a></text:p>
          </table:table-cell>
          <table:table-cell office:value-type="string">
            <text:p><text:a xlink:href="http://wiki.services.openoffice.org/wiki/Fr.openoffice.org/FAQ/Draw/007">Fr.openoffice.org/FAQ/Draw/007</text:a></text:p>
          </table:table-cell>
          <table:table-cell office:value-type="string">
            <text:p><text:a xlink:href="http://wiki.services.openoffice.org/wiki/Fr.openoffice.org/FAQ/Draw/008">Fr.openoffice.org/FAQ/Draw/008</text:a></text:p>
          </table:table-cell>
          <table:table-cell office:value-type="string">
            <text:p><text:a xlink:href="http://wiki.services.openoffice.org/wiki/Python_container_components">Python container components</text:a></text:p>
          </table:table-cell>
          <table:table-cell office:value-type="string">
            <text:p><text:a xlink:href="http://wiki.services.openoffice.org/wiki/QA">QA</text:a></text:p>
          </table:table-cell>
          <table:table-cell office:value-type="string">
            <text:p><text:a xlink:href="http://wiki.services.openoffice.org/wiki/QA/To-Dos">QA/To-Do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quavcl01_tasks">Aquavcl01 tasks</text:a></text:p>
          </table:table-cell>
          <table:table-cell office:value-type="string">
            <text:p><text:a xlink:href="http://wiki.services.openoffice.org/wiki/Arabization_efforts">Arabization efforts</text:a></text:p>
          </table:table-cell>
          <table:table-cell office:value-type="string">
            <text:p><text:a xlink:href="http://wiki.services.openoffice.org/wiki/Arbol_po">Arbol po</text:a></text:p>
          </table:table-cell>
          <table:table-cell office:value-type="string">
            <text:p><text:a xlink:href="http://wiki.services.openoffice.org/wiki/Fr.openoffice.org/FAQ/Draw/009">Fr.openoffice.org/FAQ/Draw/009</text:a></text:p>
          </table:table-cell>
          <table:table-cell office:value-type="string">
            <text:p><text:a xlink:href="http://wiki.services.openoffice.org/wiki/Fr.openoffice.org/FAQ/Draw/010">Fr.openoffice.org/FAQ/Draw/010</text:a></text:p>
          </table:table-cell>
          <table:table-cell office:value-type="string">
            <text:p><text:a xlink:href="http://wiki.services.openoffice.org/wiki/Fr.openoffice.org/FAQ/Draw/011">Fr.openoffice.org/FAQ/Draw/011</text:a></text:p>
          </table:table-cell>
          <table:table-cell office:value-type="string">
            <text:p><text:a xlink:href="http://wiki.services.openoffice.org/wiki/QAAutomation">QAAutomation</text:a></text:p>
          </table:table-cell>
          <table:table-cell office:value-type="string">
            <text:p><text:a xlink:href="http://wiki.services.openoffice.org/wiki/QAAutomationIRCMeetings">QAAutomationIRCMeetings</text:a></text:p>
          </table:table-cell>
          <table:table-cell office:value-type="string">
            <text:p><text:a xlink:href="http://wiki.services.openoffice.org/wiki/QAAutomationIRCMeetings-1">QAAutomationIRCMeetings-1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rchitecture">Architecture</text:a></text:p>
          </table:table-cell>
          <table:table-cell office:value-type="string">
            <text:p><text:a xlink:href="http://wiki.services.openoffice.org/wiki/Architecture/Goals_for_OOo_Threading-Model%26-Architecture">Architecture/Goals for OOo Threading-Model&amp;-Architecture</text:a></text:p>
          </table:table-cell>
          <table:table-cell office:value-type="string">
            <text:p><text:a xlink:href="http://wiki.services.openoffice.org/wiki/Architecture/Libraries">Architecture/Libraries</text:a></text:p>
          </table:table-cell>
          <table:table-cell office:value-type="string">
            <text:p><text:a xlink:href="http://wiki.services.openoffice.org/wiki/Fr.openoffice.org/FAQ/Draw/012">Fr.openoffice.org/FAQ/Draw/012</text:a></text:p>
          </table:table-cell>
          <table:table-cell office:value-type="string">
            <text:p><text:a xlink:href="http://wiki.services.openoffice.org/wiki/Fr.openoffice.org/FAQ/Draw/013">Fr.openoffice.org/FAQ/Draw/013</text:a></text:p>
          </table:table-cell>
          <table:table-cell office:value-type="string">
            <text:p><text:a xlink:href="http://wiki.services.openoffice.org/wiki/Fr.openoffice.org/FAQ/Draw/014">Fr.openoffice.org/FAQ/Draw/014</text:a></text:p>
          </table:table-cell>
          <table:table-cell office:value-type="string">
            <text:p><text:a xlink:href="http://wiki.services.openoffice.org/wiki/QAAutomationIRCMeetings-2">QAAutomationIRCMeetings-2</text:a></text:p>
          </table:table-cell>
          <table:table-cell office:value-type="string">
            <text:p><text:a xlink:href="http://wiki.services.openoffice.org/wiki/QAAutomationIRCMeetings-3">QAAutomationIRCMeetings-3</text:a></text:p>
          </table:table-cell>
          <table:table-cell office:value-type="string">
            <text:p><text:a xlink:href="http://wiki.services.openoffice.org/wiki/QAAutomationIRCMeetings-4">QAAutomationIRCMeetings-4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rchitecture/Process_Flow">Architecture/Process Flow</text:a></text:p>
          </table:table-cell>
          <table:table-cell office:value-type="string">
            <text:p><text:a xlink:href="http://wiki.services.openoffice.org/wiki/Architecture/Proposal/Advanced_Threading-Architecture">Architecture/Proposal/Advanced Threading-Architecture</text:a></text:p>
          </table:table-cell>
          <table:table-cell office:value-type="string">
            <text:p><text:a xlink:href="http://wiki.services.openoffice.org/wiki/Architecture/Source_Code_Inventory">Architecture/Source Code Inventory</text:a></text:p>
          </table:table-cell>
          <table:table-cell office:value-type="string">
            <text:p><text:a xlink:href="http://wiki.services.openoffice.org/wiki/Fr.openoffice.org/FAQ/Draw/015">Fr.openoffice.org/FAQ/Draw/015</text:a></text:p>
          </table:table-cell>
          <table:table-cell office:value-type="string">
            <text:p><text:a xlink:href="http://wiki.services.openoffice.org/wiki/Fr.openoffice.org/FAQ/Draw/016">Fr.openoffice.org/FAQ/Draw/016</text:a></text:p>
          </table:table-cell>
          <table:table-cell office:value-type="string">
            <text:p><text:a xlink:href="http://wiki.services.openoffice.org/wiki/Fr.openoffice.org/FAQ/Draw/100">Fr.openoffice.org/FAQ/Draw/100</text:a></text:p>
          </table:table-cell>
          <table:table-cell office:value-type="string">
            <text:p><text:a xlink:href="http://wiki.services.openoffice.org/wiki/QATrack">QATrack</text:a></text:p>
          </table:table-cell>
          <table:table-cell office:value-type="string">
            <text:p><text:a xlink:href="http://wiki.services.openoffice.org/wiki/QATrack_ES">QATrack ES</text:a></text:p>
          </table:table-cell>
          <table:table-cell office:value-type="string">
            <text:p><text:a xlink:href="http://wiki.services.openoffice.org/wiki/QA_CETOOo">QA CETOOo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rchitecture/Source_Code_Inventory/Count_Details">Architecture/Source Code Inventory/Count Details</text:a></text:p>
          </table:table-cell>
          <table:table-cell office:value-type="string">
            <text:p><text:a xlink:href="http://wiki.services.openoffice.org/wiki/Architecture/Threading">Architecture/Threading</text:a></text:p>
          </table:table-cell>
          <table:table-cell office:value-type="string">
            <text:p><text:a xlink:href="http://wiki.services.openoffice.org/wiki/Architecture/To-Dos">Architecture/To-Dos</text:a></text:p>
          </table:table-cell>
          <table:table-cell office:value-type="string">
            <text:p><text:a xlink:href="http://wiki.services.openoffice.org/wiki/Fr.openoffice.org/FAQ/Draw/101">Fr.openoffice.org/FAQ/Draw/101</text:a></text:p>
          </table:table-cell>
          <table:table-cell office:value-type="string">
            <text:p><text:a xlink:href="http://wiki.services.openoffice.org/wiki/Fr.openoffice.org/FAQ/Generale">Fr.openoffice.org/FAQ/Generale</text:a></text:p>
          </table:table-cell>
          <table:table-cell office:value-type="string">
            <text:p><text:a xlink:href="http://wiki.services.openoffice.org/wiki/Fr.openoffice.org/FAQ/Generale/001">Fr.openoffice.org/FAQ/Generale/001</text:a></text:p>
          </table:table-cell>
          <table:table-cell office:value-type="string">
            <text:p><text:a xlink:href="http://wiki.services.openoffice.org/wiki/QA_CETOOo_FR">QA CETOOo FR</text:a></text:p>
          </table:table-cell>
          <table:table-cell office:value-type="string">
            <text:p><text:a xlink:href="http://wiki.services.openoffice.org/wiki/QA_Metrics">QA Metrics</text:a></text:p>
          </table:table-cell>
          <table:table-cell office:value-type="string">
            <text:p><text:a xlink:href="http://wiki.services.openoffice.org/wiki/QA_TCM_VI">QA TCM VI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rchitecture/ToDo">Architecture/ToDo</text:a></text:p>
          </table:table-cell>
          <table:table-cell office:value-type="string">
            <text:p><text:a xlink:href="http://wiki.services.openoffice.org/wiki/Architecture/Vision/Model_View_Controller">Architecture/Vision/Model View Controller</text:a></text:p>
          </table:table-cell>
          <table:table-cell office:value-type="string">
            <text:p><text:a xlink:href="http://wiki.services.openoffice.org/wiki/Architecture/Visions">Architecture/Visions</text:a></text:p>
          </table:table-cell>
          <table:table-cell office:value-type="string">
            <text:p><text:a xlink:href="http://wiki.services.openoffice.org/wiki/Fr.openoffice.org/FAQ/Generale/002">Fr.openoffice.org/FAQ/Generale/002</text:a></text:p>
          </table:table-cell>
          <table:table-cell office:value-type="string">
            <text:p><text:a xlink:href="http://wiki.services.openoffice.org/wiki/Fr.openoffice.org/FAQ/Generale/003">Fr.openoffice.org/FAQ/Generale/003</text:a></text:p>
          </table:table-cell>
          <table:table-cell office:value-type="string">
            <text:p><text:a xlink:href="http://wiki.services.openoffice.org/wiki/Fr.openoffice.org/FAQ/Generale/004">Fr.openoffice.org/FAQ/Generale/004</text:a></text:p>
          </table:table-cell>
          <table:table-cell office:value-type="string">
            <text:p><text:a xlink:href="http://wiki.services.openoffice.org/wiki/QA_WIKI_Page_Template">QA WIKI Page Template</text:a></text:p>
          </table:table-cell>
          <table:table-cell office:value-type="string">
            <text:p><text:a xlink:href="http://wiki.services.openoffice.org/wiki/QA_for_Solaris10_%28i386%29_with_JRE">QA for Solaris10 (i386) with JRE</text:a></text:p>
          </table:table-cell>
          <table:table-cell office:value-type="string">
            <text:p><text:a xlink:href="http://wiki.services.openoffice.org/wiki/QA_reloaded">QA reloade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rchitecture/Visions/Model_View_Controller">Architecture/Visions/Model View Controller</text:a></text:p>
          </table:table-cell>
          <table:table-cell office:value-type="string">
            <text:p><text:a xlink:href="http://wiki.services.openoffice.org/wiki/Architecture/Visions/Service_Component_Architecture">Architecture/Visions/Service Component Architecture</text:a></text:p>
          </table:table-cell>
          <table:table-cell office:value-type="string">
            <text:p><text:a xlink:href="http://wiki.services.openoffice.org/wiki/Architecture/Visions/Service_Oriented_Architecture">Architecture/Visions/Service Oriented Architecture</text:a></text:p>
          </table:table-cell>
          <table:table-cell office:value-type="string">
            <text:p><text:a xlink:href="http://wiki.services.openoffice.org/wiki/Fr.openoffice.org/FAQ/Generale/004/Quelles_plateformes_sont_supportées_%3F">Fr.openoffice.org/FAQ/Generale/004/Quelles plateformes sont supportées ?</text:a></text:p>
          </table:table-cell>
          <table:table-cell office:value-type="string">
            <text:p><text:a xlink:href="http://wiki.services.openoffice.org/wiki/Fr.openoffice.org/FAQ/Generale/004/Quelles_plateformes_sont_supportées_par_la_suite_OpenOffice.org_%3F">Fr.openoffice.org/FAQ/Generale/004/Quelles plateformes sont supportées par la suite OpenOffice.org ?</text:a></text:p>
          </table:table-cell>
          <table:table-cell office:value-type="string">
            <text:p><text:a xlink:href="http://wiki.services.openoffice.org/wiki/Fr.openoffice.org/FAQ/Generale/005">Fr.openoffice.org/FAQ/Generale/005</text:a></text:p>
          </table:table-cell>
          <table:table-cell office:value-type="string">
            <text:p><text:a xlink:href="http://wiki.services.openoffice.org/wiki/QA_status_Chart2">QA status Chart2</text:a></text:p>
          </table:table-cell>
          <table:table-cell office:value-type="string">
            <text:p><text:a xlink:href="http://wiki.services.openoffice.org/wiki/QA_using_VCLtesttool_for_Solaris10_%28i386%29">QA using VCLtesttool for Solaris10 (i386)</text:a></text:p>
          </table:table-cell>
          <table:table-cell office:value-type="string">
            <text:p><text:a xlink:href="http://wiki.services.openoffice.org/wiki/QA_using_VCLtesttool_for_Solaris10_i386">QA using VCLtesttool for Solaris10 i386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rchitecture/WindowsLibs">Architecture/WindowsLibs</text:a></text:p>
          </table:table-cell>
          <table:table-cell office:value-type="string">
            <text:p><text:a xlink:href="http://wiki.services.openoffice.org/wiki/August_2006">August 2006</text:a></text:p>
          </table:table-cell>
          <table:table-cell office:value-type="string">
            <text:p><text:a xlink:href="http://wiki.services.openoffice.org/wiki/Autodoc">Autodoc</text:a></text:p>
          </table:table-cell>
          <table:table-cell office:value-type="string">
            <text:p><text:a xlink:href="http://wiki.services.openoffice.org/wiki/Fr.openoffice.org/FAQ/Generale/006">Fr.openoffice.org/FAQ/Generale/006</text:a></text:p>
          </table:table-cell>
          <table:table-cell office:value-type="string">
            <text:p><text:a xlink:href="http://wiki.services.openoffice.org/wiki/Fr.openoffice.org/FAQ/Generale/007">Fr.openoffice.org/FAQ/Generale/007</text:a></text:p>
          </table:table-cell>
          <table:table-cell office:value-type="string">
            <text:p><text:a xlink:href="http://wiki.services.openoffice.org/wiki/Fr.openoffice.org/FAQ/Generale/008">Fr.openoffice.org/FAQ/Generale/008</text:a></text:p>
          </table:table-cell>
          <table:table-cell office:value-type="string">
            <text:p><text:a xlink:href="http://wiki.services.openoffice.org/wiki/QAtesttool_How_to">QAtesttool How to</text:a></text:p>
          </table:table-cell>
          <table:table-cell office:value-type="string">
            <text:p><text:a xlink:href="http://wiki.services.openoffice.org/wiki/QCS_Delivery_Truck_Implementaton">QCS Delivery Truck Implementaton</text:a></text:p>
          </table:table-cell>
          <table:table-cell office:value-type="string">
            <text:p><text:a xlink:href="http://wiki.services.openoffice.org/wiki/Qa">Q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utoformatting">Autoformatting</text:a></text:p>
          </table:table-cell>
          <table:table-cell office:value-type="string">
            <text:p><text:a xlink:href="http://wiki.services.openoffice.org/wiki/AutomaticCreationOfDialogScreenshots">AutomaticCreationOfDialogScreenshots</text:a></text:p>
          </table:table-cell>
          <table:table-cell office:value-type="string">
            <text:p><text:a xlink:href="http://wiki.services.openoffice.org/wiki/Automatic_Creation_Of_Dialog_Screenshots">Automatic Creation Of Dialog Screenshots</text:a></text:p>
          </table:table-cell>
          <table:table-cell office:value-type="string">
            <text:p><text:a xlink:href="http://wiki.services.openoffice.org/wiki/Fr.openoffice.org/FAQ/Generale/009">Fr.openoffice.org/FAQ/Generale/009</text:a></text:p>
          </table:table-cell>
          <table:table-cell office:value-type="string">
            <text:p><text:a xlink:href="http://wiki.services.openoffice.org/wiki/Fr.openoffice.org/FAQ/Generale/010">Fr.openoffice.org/FAQ/Generale/010</text:a></text:p>
          </table:table-cell>
          <table:table-cell office:value-type="string">
            <text:p><text:a xlink:href="http://wiki.services.openoffice.org/wiki/Fr.openoffice.org/FAQ/Generale/011">Fr.openoffice.org/FAQ/Generale/011</text:a></text:p>
          </table:table-cell>
          <table:table-cell office:value-type="string">
            <text:p><text:a xlink:href="http://wiki.services.openoffice.org/wiki/Qa-it">Qa-it</text:a></text:p>
          </table:table-cell>
          <table:table-cell office:value-type="string">
            <text:p><text:a xlink:href="http://wiki.services.openoffice.org/wiki/Qa/Testtool_FD6">Qa/Testtool FD6</text:a></text:p>
          </table:table-cell>
          <table:table-cell office:value-type="string">
            <text:p><text:a xlink:href="http://wiki.services.openoffice.org/wiki/Qa/Testtool_WinXP">Qa/Testtool WinXP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utomatic_Icon_Positioning">Automatic Icon Positioning</text:a></text:p>
          </table:table-cell>
          <table:table-cell office:value-type="string">
            <text:p><text:a xlink:href="http://wiki.services.openoffice.org/wiki/Automatic_Icon_Positioning_%28Packaging%29">Automatic Icon Positioning (Packaging)</text:a></text:p>
          </table:table-cell>
          <table:table-cell office:value-type="string">
            <text:p><text:a xlink:href="http://wiki.services.openoffice.org/wiki/Automating_Translation_QA">Automating Translation QA</text:a></text:p>
          </table:table-cell>
          <table:table-cell office:value-type="string">
            <text:p><text:a xlink:href="http://wiki.services.openoffice.org/wiki/Fr.openoffice.org/FAQ/Generale/012">Fr.openoffice.org/FAQ/Generale/012</text:a></text:p>
          </table:table-cell>
          <table:table-cell office:value-type="string">
            <text:p><text:a xlink:href="http://wiki.services.openoffice.org/wiki/Fr.openoffice.org/FAQ/Generale/013">Fr.openoffice.org/FAQ/Generale/013</text:a></text:p>
          </table:table-cell>
          <table:table-cell office:value-type="string">
            <text:p><text:a xlink:href="http://wiki.services.openoffice.org/wiki/Fr.openoffice.org/FAQ/Generale/014">Fr.openoffice.org/FAQ/Generale/014</text:a></text:p>
          </table:table-cell>
          <table:table-cell office:value-type="string">
            <text:p><text:a xlink:href="http://wiki.services.openoffice.org/wiki/Qa/To-Dos">Qa/To-Dos</text:a></text:p>
          </table:table-cell>
          <table:table-cell office:value-type="string">
            <text:p><text:a xlink:href="http://wiki.services.openoffice.org/wiki/Qa/Types_of_Test">Qa/Types of Test</text:a></text:p>
          </table:table-cell>
          <table:table-cell office:value-type="string">
            <text:p><text:a xlink:href="http://wiki.services.openoffice.org/wiki/Qa/vi">Qa/vi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Autopackage_distribution">Autopackage distribution</text:a></text:p>
          </table:table-cell>
          <table:table-cell office:value-type="string">
            <text:p><text:a xlink:href="http://wiki.services.openoffice.org/wiki/BASE_and_Postgres">BASE and Postgres</text:a></text:p>
          </table:table-cell>
          <table:table-cell office:value-type="string">
            <text:p><text:a xlink:href="http://wiki.services.openoffice.org/wiki/BASIC/UNO_Object_Browser">BASIC/UNO Object Browser</text:a></text:p>
          </table:table-cell>
          <table:table-cell office:value-type="string">
            <text:p><text:a xlink:href="http://wiki.services.openoffice.org/wiki/Fr.openoffice.org/FAQ/Generale/015">Fr.openoffice.org/FAQ/Generale/015</text:a></text:p>
          </table:table-cell>
          <table:table-cell office:value-type="string">
            <text:p><text:a xlink:href="http://wiki.services.openoffice.org/wiki/Fr.openoffice.org/FAQ/Generale/016">Fr.openoffice.org/FAQ/Generale/016</text:a></text:p>
          </table:table-cell>
          <table:table-cell office:value-type="string">
            <text:p><text:a xlink:href="http://wiki.services.openoffice.org/wiki/Fr.openoffice.org/FAQ/Generale/017">Fr.openoffice.org/FAQ/Generale/017</text:a></text:p>
          </table:table-cell>
          <table:table-cell office:value-type="string">
            <text:p><text:a xlink:href="http://wiki.services.openoffice.org/wiki/Qa/vi/Testtool_FD6">Qa/vi/Testtool FD6</text:a></text:p>
          </table:table-cell>
          <table:table-cell office:value-type="string">
            <text:p><text:a xlink:href="http://wiki.services.openoffice.org/wiki/Qa/vi/Testtool_WinXP">Qa/vi/Testtool WinXP</text:a></text:p>
          </table:table-cell>
          <table:table-cell office:value-type="string">
            <text:p><text:a xlink:href="http://wiki.services.openoffice.org/wiki/Qatrack">Qatrack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ASIC/UNO_Object_Browser_development_notes">BASIC/UNO Object Browser development notes</text:a></text:p>
          </table:table-cell>
          <table:table-cell office:value-type="string">
            <text:p><text:a xlink:href="http://wiki.services.openoffice.org/wiki/BarraDeHerramientas">BarraDeHerramientas</text:a></text:p>
          </table:table-cell>
          <table:table-cell office:value-type="string">
            <text:p><text:a xlink:href="http://wiki.services.openoffice.org/wiki/Base">Base</text:a></text:p>
          </table:table-cell>
          <table:table-cell office:value-type="string">
            <text:p><text:a xlink:href="http://wiki.services.openoffice.org/wiki/Fr.openoffice.org/FAQ/Generale/018">Fr.openoffice.org/FAQ/Generale/018</text:a></text:p>
          </table:table-cell>
          <table:table-cell office:value-type="string">
            <text:p><text:a xlink:href="http://wiki.services.openoffice.org/wiki/Fr.openoffice.org/FAQ/Generale/019">Fr.openoffice.org/FAQ/Generale/019</text:a></text:p>
          </table:table-cell>
          <table:table-cell office:value-type="string">
            <text:p><text:a xlink:href="http://wiki.services.openoffice.org/wiki/Fr.openoffice.org/FAQ/Generale/020">Fr.openoffice.org/FAQ/Generale/020</text:a></text:p>
          </table:table-cell>
          <table:table-cell office:value-type="string">
            <text:p><text:a xlink:href="http://wiki.services.openoffice.org/wiki/Quality_Assurance">Quality Assurance</text:a></text:p>
          </table:table-cell>
          <table:table-cell office:value-type="string">
            <text:p><text:a xlink:href="http://wiki.services.openoffice.org/wiki/Queen_City_Supply">Queen City Supply</text:a></text:p>
          </table:table-cell>
          <table:table-cell office:value-type="string">
            <text:p><text:a xlink:href="http://wiki.services.openoffice.org/wiki/Quick_and_Easy_Activities">Quick and Easy Activiti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ase/Tutorials/NewDriver">Base/Tutorials/NewDriver</text:a></text:p>
          </table:table-cell>
          <table:table-cell office:value-type="string">
            <text:p><text:a xlink:href="http://wiki.services.openoffice.org/wiki/Base:_Articles">Base: Articles</text:a></text:p>
          </table:table-cell>
          <table:table-cell office:value-type="string">
            <text:p><text:a xlink:href="http://wiki.services.openoffice.org/wiki/Base_Documentation">Base Documentation</text:a></text:p>
          </table:table-cell>
          <table:table-cell office:value-type="string">
            <text:p><text:a xlink:href="http://wiki.services.openoffice.org/wiki/Fr.openoffice.org/FAQ/Generale/021">Fr.openoffice.org/FAQ/Generale/021</text:a></text:p>
          </table:table-cell>
          <table:table-cell office:value-type="string">
            <text:p><text:a xlink:href="http://wiki.services.openoffice.org/wiki/Fr.openoffice.org/FAQ/Generale/022">Fr.openoffice.org/FAQ/Generale/022</text:a></text:p>
          </table:table-cell>
          <table:table-cell office:value-type="string">
            <text:p><text:a xlink:href="http://wiki.services.openoffice.org/wiki/Fr.openoffice.org/FAQ/Generale/023">Fr.openoffice.org/FAQ/Generale/023</text:a></text:p>
          </table:table-cell>
          <table:table-cell office:value-type="string">
            <text:p><text:a xlink:href="http://wiki.services.openoffice.org/wiki/Quyền_gài_vào">Quyền gài vào</text:a></text:p>
          </table:table-cell>
          <table:table-cell office:value-type="string">
            <text:p><text:a xlink:href="http://wiki.services.openoffice.org/wiki/R1:_Complete">R1: Complete</text:a></text:p>
          </table:table-cell>
          <table:table-cell office:value-type="string">
            <text:p><text:a xlink:href="http://wiki.services.openoffice.org/wiki/R2:_Clear">R2: Clea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ase_FAQ">Base FAQ</text:a></text:p>
          </table:table-cell>
          <table:table-cell office:value-type="string">
            <text:p><text:a xlink:href="http://wiki.services.openoffice.org/wiki/Base_Guide/Planning">Base Guide/Planning</text:a></text:p>
          </table:table-cell>
          <table:table-cell office:value-type="string">
            <text:p><text:a xlink:href="http://wiki.services.openoffice.org/wiki/Base_Mailing_List">Base Mailing List</text:a></text:p>
          </table:table-cell>
          <table:table-cell office:value-type="string">
            <text:p><text:a xlink:href="http://wiki.services.openoffice.org/wiki/Fr.openoffice.org/FAQ/Generale/026">Fr.openoffice.org/FAQ/Generale/026</text:a></text:p>
          </table:table-cell>
          <table:table-cell office:value-type="string">
            <text:p><text:a xlink:href="http://wiki.services.openoffice.org/wiki/Fr.openoffice.org/FAQ/Generale/028">Fr.openoffice.org/FAQ/Generale/028</text:a></text:p>
          </table:table-cell>
          <table:table-cell office:value-type="string">
            <text:p><text:a xlink:href="http://wiki.services.openoffice.org/wiki/Fr.openoffice.org/FAQ/Generale/030">Fr.openoffice.org/FAQ/Generale/030</text:a></text:p>
          </table:table-cell>
          <table:table-cell office:value-type="string">
            <text:p><text:a xlink:href="http://wiki.services.openoffice.org/wiki/R3:_Simple">R3: Simple</text:a></text:p>
          </table:table-cell>
          <table:table-cell office:value-type="string">
            <text:p><text:a xlink:href="http://wiki.services.openoffice.org/wiki/R_and_Calc">R and Calc</text:a></text:p>
          </table:table-cell>
          <table:table-cell office:value-type="string">
            <text:p><text:a xlink:href="http://wiki.services.openoffice.org/wiki/R_and_Calc_Documentation">R and Calc Documentat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ase_New_Driver_Tutorial">Base New Driver Tutorial</text:a></text:p>
          </table:table-cell>
          <table:table-cell office:value-type="string">
            <text:p><text:a xlink:href="http://wiki.services.openoffice.org/wiki/Base_Resources">Base Resources</text:a></text:p>
          </table:table-cell>
          <table:table-cell office:value-type="string">
            <text:p><text:a xlink:href="http://wiki.services.openoffice.org/wiki/Base_To-Do">Base To-Do</text:a></text:p>
          </table:table-cell>
          <table:table-cell office:value-type="string">
            <text:p><text:a xlink:href="http://wiki.services.openoffice.org/wiki/Fr.openoffice.org/FAQ/Generale/031">Fr.openoffice.org/FAQ/Generale/031</text:a></text:p>
          </table:table-cell>
          <table:table-cell office:value-type="string">
            <text:p><text:a xlink:href="http://wiki.services.openoffice.org/wiki/Fr.openoffice.org/FAQ/Generale/032">Fr.openoffice.org/FAQ/Generale/032</text:a></text:p>
          </table:table-cell>
          <table:table-cell office:value-type="string">
            <text:p><text:a xlink:href="http://wiki.services.openoffice.org/wiki/Fr.openoffice.org/FAQ/Generale/033">Fr.openoffice.org/FAQ/Generale/033</text:a></text:p>
          </table:table-cell>
          <table:table-cell office:value-type="string">
            <text:p><text:a xlink:href="http://wiki.services.openoffice.org/wiki/Range_Object">Range Object</text:a></text:p>
          </table:table-cell>
          <table:table-cell office:value-type="string">
            <text:p><text:a xlink:href="http://wiki.services.openoffice.org/wiki/Readme_Files">Readme Files</text:a></text:p>
          </table:table-cell>
          <table:table-cell office:value-type="string">
            <text:p><text:a xlink:href="http://wiki.services.openoffice.org/wiki/Real_world_business_need">Real world business nee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eijing_Redflag_Chinese_2000_Software_Co.%2C_Ltd.">Beijing Redflag Chinese 2000 Software Co., Ltd.</text:a></text:p>
          </table:table-cell>
          <table:table-cell office:value-type="string">
            <text:p><text:a xlink:href="http://wiki.services.openoffice.org/wiki/Best_Practices">Best Practices</text:a></text:p>
          </table:table-cell>
          <table:table-cell office:value-type="string">
            <text:p><text:a xlink:href="http://wiki.services.openoffice.org/wiki/BetterDatabaseDrivers">BetterDatabaseDrivers</text:a></text:p>
          </table:table-cell>
          <table:table-cell office:value-type="string">
            <text:p><text:a xlink:href="http://wiki.services.openoffice.org/wiki/Fr.openoffice.org/FAQ/Generale/034">Fr.openoffice.org/FAQ/Generale/034</text:a></text:p>
          </table:table-cell>
          <table:table-cell office:value-type="string">
            <text:p><text:a xlink:href="http://wiki.services.openoffice.org/wiki/Fr.openoffice.org/FAQ/Generale/035">Fr.openoffice.org/FAQ/Generale/035</text:a></text:p>
          </table:table-cell>
          <table:table-cell office:value-type="string">
            <text:p><text:a xlink:href="http://wiki.services.openoffice.org/wiki/Fr.openoffice.org/FAQ/Generale/036">Fr.openoffice.org/FAQ/Generale/036</text:a></text:p>
          </table:table-cell>
          <table:table-cell office:value-type="string">
            <text:p><text:a xlink:href="http://wiki.services.openoffice.org/wiki/Recommended_Reading">Recommended Reading</text:a></text:p>
          </table:table-cell>
          <table:table-cell office:value-type="string">
            <text:p><text:a xlink:href="http://wiki.services.openoffice.org/wiki/Recording_changes">Recording changes</text:a></text:p>
          </table:table-cell>
          <table:table-cell office:value-type="string">
            <text:p><text:a xlink:href="http://wiki.services.openoffice.org/wiki/RedTinderboxStatusInEIS">RedTinderboxStatusInEI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ettina_Haberer">Bettina Haberer</text:a></text:p>
          </table:table-cell>
          <table:table-cell office:value-type="string">
            <text:p><text:a xlink:href="http://wiki.services.openoffice.org/wiki/Bg.openoffice.org">Bg.openoffice.org</text:a></text:p>
          </table:table-cell>
          <table:table-cell office:value-type="string">
            <text:p><text:a xlink:href="http://wiki.services.openoffice.org/wiki/Bib-Keywords">Bib-Keywords</text:a></text:p>
          </table:table-cell>
          <table:table-cell office:value-type="string">
            <text:p><text:a xlink:href="http://wiki.services.openoffice.org/wiki/Fr.openoffice.org/FAQ/Generale/037">Fr.openoffice.org/FAQ/Generale/037</text:a></text:p>
          </table:table-cell>
          <table:table-cell office:value-type="string">
            <text:p><text:a xlink:href="http://wiki.services.openoffice.org/wiki/Fr.openoffice.org/FAQ/Generale/038">Fr.openoffice.org/FAQ/Generale/038</text:a></text:p>
          </table:table-cell>
          <table:table-cell office:value-type="string">
            <text:p><text:a xlink:href="http://wiki.services.openoffice.org/wiki/Fr.openoffice.org/FAQ/Generale/039">Fr.openoffice.org/FAQ/Generale/039</text:a></text:p>
          </table:table-cell>
          <table:table-cell office:value-type="string">
            <text:p><text:a xlink:href="http://wiki.services.openoffice.org/wiki/Redflag_CH2000">Redflag CH2000</text:a></text:p>
          </table:table-cell>
          <table:table-cell office:value-type="string">
            <text:p><text:a xlink:href="http://wiki.services.openoffice.org/wiki/Redflag_CH2000_To-Do_list">Redflag CH2000 To-Do list</text:a></text:p>
          </table:table-cell>
          <table:table-cell office:value-type="string">
            <text:p><text:a xlink:href="http://wiki.services.openoffice.org/wiki/Refactoring">Refactor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ibliographic_API_Enhancements">Bibliographic API Enhancements</text:a></text:p>
          </table:table-cell>
          <table:table-cell office:value-type="string">
            <text:p><text:a xlink:href="http://wiki.services.openoffice.org/wiki/Bibliographic_Database">Bibliographic Database</text:a></text:p>
          </table:table-cell>
          <table:table-cell office:value-type="string">
            <text:p><text:a xlink:href="http://wiki.services.openoffice.org/wiki/Bibliographic_Document_XML_Format">Bibliographic Document XML Format</text:a></text:p>
          </table:table-cell>
          <table:table-cell office:value-type="string">
            <text:p><text:a xlink:href="http://wiki.services.openoffice.org/wiki/Fr.openoffice.org/FAQ/Generale/040">Fr.openoffice.org/FAQ/Generale/040</text:a></text:p>
          </table:table-cell>
          <table:table-cell office:value-type="string">
            <text:p><text:a xlink:href="http://wiki.services.openoffice.org/wiki/Fr.openoffice.org/FAQ/Generale/044">Fr.openoffice.org/FAQ/Generale/044</text:a></text:p>
          </table:table-cell>
          <table:table-cell office:value-type="string">
            <text:p><text:a xlink:href="http://wiki.services.openoffice.org/wiki/Fr.openoffice.org/FAQ/Generale/045">Fr.openoffice.org/FAQ/Generale/045</text:a></text:p>
          </table:table-cell>
          <table:table-cell office:value-type="string">
            <text:p><text:a xlink:href="http://wiki.services.openoffice.org/wiki/Referencia_Modulos">Referencia Modulos</text:a></text:p>
          </table:table-cell>
          <table:table-cell office:value-type="string">
            <text:p><text:a xlink:href="http://wiki.services.openoffice.org/wiki/Regexp">Regexp</text:a></text:p>
          </table:table-cell>
          <table:table-cell office:value-type="string">
            <text:p><text:a xlink:href="http://wiki.services.openoffice.org/wiki/Regicon_India">Regicon Indi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ibliographic_FAQ">Bibliographic FAQ</text:a></text:p>
          </table:table-cell>
          <table:table-cell office:value-type="string">
            <text:p><text:a xlink:href="http://wiki.services.openoffice.org/wiki/Bibliographic_Hints_and_Tips">Bibliographic Hints and Tips</text:a></text:p>
          </table:table-cell>
          <table:table-cell office:value-type="string">
            <text:p><text:a xlink:href="http://wiki.services.openoffice.org/wiki/Bibliographic_Import_Macros">Bibliographic Import Macros</text:a></text:p>
          </table:table-cell>
          <table:table-cell office:value-type="string">
            <text:p><text:a xlink:href="http://wiki.services.openoffice.org/wiki/Fr.openoffice.org/FAQ/Generale/046">Fr.openoffice.org/FAQ/Generale/046</text:a></text:p>
          </table:table-cell>
          <table:table-cell office:value-type="string">
            <text:p><text:a xlink:href="http://wiki.services.openoffice.org/wiki/Fr.openoffice.org/FAQ/Generale/047">Fr.openoffice.org/FAQ/Generale/047</text:a></text:p>
          </table:table-cell>
          <table:table-cell office:value-type="string">
            <text:p><text:a xlink:href="http://wiki.services.openoffice.org/wiki/Fr.openoffice.org/FAQ/Generale/048">Fr.openoffice.org/FAQ/Generale/048</text:a></text:p>
          </table:table-cell>
          <table:table-cell office:value-type="string">
            <text:p><text:a xlink:href="http://wiki.services.openoffice.org/wiki/ReleaseCodeline">ReleaseCodeline</text:a></text:p>
          </table:table-cell>
          <table:table-cell office:value-type="string">
            <text:p><text:a xlink:href="http://wiki.services.openoffice.org/wiki/ReleaseMilestone">ReleaseMilestone</text:a></text:p>
          </table:table-cell>
          <table:table-cell office:value-type="string">
            <text:p><text:a xlink:href="http://wiki.services.openoffice.org/wiki/ReleaseOOo20Issues">ReleaseOOo20Issu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ibliographic_Project">Bibliographic Project</text:a></text:p>
          </table:table-cell>
          <table:table-cell office:value-type="string">
            <text:p><text:a xlink:href="http://wiki.services.openoffice.org/wiki/Bibliographic_Project%27s_Developer_Page">Bibliographic Project's Developer Page</text:a></text:p>
          </table:table-cell>
          <table:table-cell office:value-type="string">
            <text:p><text:a xlink:href="http://wiki.services.openoffice.org/wiki/Bibliographic_RIS_Import_Macro">Bibliographic RIS Import Macro</text:a></text:p>
          </table:table-cell>
          <table:table-cell office:value-type="string">
            <text:p><text:a xlink:href="http://wiki.services.openoffice.org/wiki/Fr.openoffice.org/FAQ/Generale/100">Fr.openoffice.org/FAQ/Generale/100</text:a></text:p>
          </table:table-cell>
          <table:table-cell office:value-type="string">
            <text:p><text:a xlink:href="http://wiki.services.openoffice.org/wiki/Fr.openoffice.org/FAQ/Generale/101">Fr.openoffice.org/FAQ/Generale/101</text:a></text:p>
          </table:table-cell>
          <table:table-cell office:value-type="string">
            <text:p><text:a xlink:href="http://wiki.services.openoffice.org/wiki/Fr.openoffice.org/FAQ/Generale/102">Fr.openoffice.org/FAQ/Generale/102</text:a></text:p>
          </table:table-cell>
          <table:table-cell office:value-type="string">
            <text:p><text:a xlink:href="http://wiki.services.openoffice.org/wiki/ReleaseStatus_Minutes">ReleaseStatus Minutes</text:a></text:p>
          </table:table-cell>
          <table:table-cell office:value-type="string">
            <text:p><text:a xlink:href="http://wiki.services.openoffice.org/wiki/ReleaseStatus_Minutes_2006_10">ReleaseStatus Minutes 2006 10</text:a></text:p>
          </table:table-cell>
          <table:table-cell office:value-type="string">
            <text:p><text:a xlink:href="http://wiki.services.openoffice.org/wiki/ReleaseStatus_Minutes_2006_11">ReleaseStatus Minutes 2006 11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ibliographic_Services_API">Bibliographic Services API</text:a></text:p>
          </table:table-cell>
          <table:table-cell office:value-type="string">
            <text:p><text:a xlink:href="http://wiki.services.openoffice.org/wiki/Bibliographic_Software_and_Standards_Information">Bibliographic Software and Standards Information</text:a></text:p>
          </table:table-cell>
          <table:table-cell office:value-type="string">
            <text:p><text:a xlink:href="http://wiki.services.openoffice.org/wiki/Bibliographic_Styles">Bibliographic Styles</text:a></text:p>
          </table:table-cell>
          <table:table-cell office:value-type="string">
            <text:p><text:a xlink:href="http://wiki.services.openoffice.org/wiki/Fr.openoffice.org/FAQ/Generale/103">Fr.openoffice.org/FAQ/Generale/103</text:a></text:p>
          </table:table-cell>
          <table:table-cell office:value-type="string">
            <text:p><text:a xlink:href="http://wiki.services.openoffice.org/wiki/Fr.openoffice.org/FAQ/Generale/104">Fr.openoffice.org/FAQ/Generale/104</text:a></text:p>
          </table:table-cell>
          <table:table-cell office:value-type="string">
            <text:p><text:a xlink:href="http://wiki.services.openoffice.org/wiki/Fr.openoffice.org/FAQ/Generale/116">Fr.openoffice.org/FAQ/Generale/116</text:a></text:p>
          </table:table-cell>
          <table:table-cell office:value-type="string">
            <text:p><text:a xlink:href="http://wiki.services.openoffice.org/wiki/ReleaseStatus_Minutes_2006_12">ReleaseStatus Minutes 2006 12</text:a></text:p>
          </table:table-cell>
          <table:table-cell office:value-type="string">
            <text:p><text:a xlink:href="http://wiki.services.openoffice.org/wiki/ReleaseStatus_Minutes_2007_01">ReleaseStatus Minutes 2007 01</text:a></text:p>
          </table:table-cell>
          <table:table-cell office:value-type="string">
            <text:p><text:a xlink:href="http://wiki.services.openoffice.org/wiki/ReleaseStatus_Minutes_2007_02">ReleaseStatus Minutes 2007 02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ibliographie">Bibliographie</text:a></text:p>
          </table:table-cell>
          <table:table-cell office:value-type="string">
            <text:p><text:a xlink:href="http://wiki.services.openoffice.org/wiki/Bios">Bios</text:a></text:p>
          </table:table-cell>
          <table:table-cell office:value-type="string">
            <text:p><text:a xlink:href="http://wiki.services.openoffice.org/wiki/Blogging_Subjects_for_UX">Blogging Subjects for UX</text:a></text:p>
          </table:table-cell>
          <table:table-cell office:value-type="string">
            <text:p><text:a xlink:href="http://wiki.services.openoffice.org/wiki/Fr.openoffice.org/FAQ/Impress">Fr.openoffice.org/FAQ/Impress</text:a></text:p>
          </table:table-cell>
          <table:table-cell office:value-type="string">
            <text:p><text:a xlink:href="http://wiki.services.openoffice.org/wiki/Fr.openoffice.org/FAQ/Impress/001">Fr.openoffice.org/FAQ/Impress/001</text:a></text:p>
          </table:table-cell>
          <table:table-cell office:value-type="string">
            <text:p><text:a xlink:href="http://wiki.services.openoffice.org/wiki/Fr.openoffice.org/FAQ/Impress/002">Fr.openoffice.org/FAQ/Impress/002</text:a></text:p>
          </table:table-cell>
          <table:table-cell office:value-type="string">
            <text:p><text:a xlink:href="http://wiki.services.openoffice.org/wiki/ReleaseStatus_Minutes_2007_03">ReleaseStatus Minutes 2007 03</text:a></text:p>
          </table:table-cell>
          <table:table-cell office:value-type="string">
            <text:p><text:a xlink:href="http://wiki.services.openoffice.org/wiki/ReleaseStatus_Minutes_2007_04">ReleaseStatus Minutes 2007 04</text:a></text:p>
          </table:table-cell>
          <table:table-cell office:value-type="string">
            <text:p><text:a xlink:href="http://wiki.services.openoffice.org/wiki/Release_-_Freigabe">Release - Freigab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n.openoffice.org">Bn.openoffice.org</text:a></text:p>
          </table:table-cell>
          <table:table-cell office:value-type="string">
            <text:p><text:a xlink:href="http://wiki.services.openoffice.org/wiki/Bonsai_installation">Bonsai installation</text:a></text:p>
          </table:table-cell>
          <table:table-cell office:value-type="string">
            <text:p><text:a xlink:href="http://wiki.services.openoffice.org/wiki/Boost">Boost</text:a></text:p>
          </table:table-cell>
          <table:table-cell office:value-type="string">
            <text:p><text:a xlink:href="http://wiki.services.openoffice.org/wiki/Fr.openoffice.org/FAQ/Impress/003">Fr.openoffice.org/FAQ/Impress/003</text:a></text:p>
          </table:table-cell>
          <table:table-cell office:value-type="string">
            <text:p><text:a xlink:href="http://wiki.services.openoffice.org/wiki/Fr.openoffice.org/FAQ/Impress/004">Fr.openoffice.org/FAQ/Impress/004</text:a></text:p>
          </table:table-cell>
          <table:table-cell office:value-type="string">
            <text:p><text:a xlink:href="http://wiki.services.openoffice.org/wiki/Fr.openoffice.org/FAQ/Impress/005">Fr.openoffice.org/FAQ/Impress/005</text:a></text:p>
          </table:table-cell>
          <table:table-cell office:value-type="string">
            <text:p><text:a xlink:href="http://wiki.services.openoffice.org/wiki/Release_Action_List_for_QA">Release Action List for QA</text:a></text:p>
          </table:table-cell>
          <table:table-cell office:value-type="string">
            <text:p><text:a xlink:href="http://wiki.services.openoffice.org/wiki/Release_Manager">Release Manager</text:a></text:p>
          </table:table-cell>
          <table:table-cell office:value-type="string">
            <text:p><text:a xlink:href="http://wiki.services.openoffice.org/wiki/Release_Model">Release Mode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ug">Bug</text:a></text:p>
          </table:table-cell>
          <table:table-cell office:value-type="string">
            <text:p><text:a xlink:href="http://wiki.services.openoffice.org/wiki/Bugtracking_for_Developer">Bugtracking for Developer</text:a></text:p>
          </table:table-cell>
          <table:table-cell office:value-type="string">
            <text:p><text:a xlink:href="http://wiki.services.openoffice.org/wiki/BuildSpeedup">BuildSpeedup</text:a></text:p>
          </table:table-cell>
          <table:table-cell office:value-type="string">
            <text:p><text:a xlink:href="http://wiki.services.openoffice.org/wiki/Fr.openoffice.org/FAQ/Impress/007">Fr.openoffice.org/FAQ/Impress/007</text:a></text:p>
          </table:table-cell>
          <table:table-cell office:value-type="string">
            <text:p><text:a xlink:href="http://wiki.services.openoffice.org/wiki/Fr.openoffice.org/FAQ/Impress/008">Fr.openoffice.org/FAQ/Impress/008</text:a></text:p>
          </table:table-cell>
          <table:table-cell office:value-type="string">
            <text:p><text:a xlink:href="http://wiki.services.openoffice.org/wiki/Fr.openoffice.org/FAQ/Impress/009">Fr.openoffice.org/FAQ/Impress/009</text:a></text:p>
          </table:table-cell>
          <table:table-cell office:value-type="string">
            <text:p><text:a xlink:href="http://wiki.services.openoffice.org/wiki/Release_QA_Tracking_Tool">Release QA Tracking Tool</text:a></text:p>
          </table:table-cell>
          <table:table-cell office:value-type="string">
            <text:p><text:a xlink:href="http://wiki.services.openoffice.org/wiki/Release_QA_for_localized_OOo_with_VCL_testtool">Release QA for localized OOo with VCL testtool</text:a></text:p>
          </table:table-cell>
          <table:table-cell office:value-type="string">
            <text:p><text:a xlink:href="http://wiki.services.openoffice.org/wiki/Release_QA_for_localized_OOo_with_automated_QAtesttool">Release QA for localized OOo with automated QAtesttoo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uild_Tool_Requirements">Build Tool Requirements</text:a></text:p>
          </table:table-cell>
          <table:table-cell office:value-type="string">
            <text:p><text:a xlink:href="http://wiki.services.openoffice.org/wiki/Build_Windows_Cygwin">Build Windows Cygwin</text:a></text:p>
          </table:table-cell>
          <table:table-cell office:value-type="string">
            <text:p><text:a xlink:href="http://wiki.services.openoffice.org/wiki/Build_up_a_Vibrant_User_Experience_Community">Build up a Vibrant User Experience Community</text:a></text:p>
          </table:table-cell>
          <table:table-cell office:value-type="string">
            <text:p><text:a xlink:href="http://wiki.services.openoffice.org/wiki/Fr.openoffice.org/FAQ/Impress/010">Fr.openoffice.org/FAQ/Impress/010</text:a></text:p>
          </table:table-cell>
          <table:table-cell office:value-type="string">
            <text:p><text:a xlink:href="http://wiki.services.openoffice.org/wiki/Fr.openoffice.org/FAQ/Impress/011">Fr.openoffice.org/FAQ/Impress/011</text:a></text:p>
          </table:table-cell>
          <table:table-cell office:value-type="string">
            <text:p><text:a xlink:href="http://wiki.services.openoffice.org/wiki/Fr.openoffice.org/FAQ/Impress/012">Fr.openoffice.org/FAQ/Impress/012</text:a></text:p>
          </table:table-cell>
          <table:table-cell office:value-type="string">
            <text:p><text:a xlink:href="http://wiki.services.openoffice.org/wiki/Relocate">Relocate</text:a></text:p>
          </table:table-cell>
          <table:table-cell office:value-type="string">
            <text:p><text:a xlink:href="http://wiki.services.openoffice.org/wiki/Relocstat">Relocstat</text:a></text:p>
          </table:table-cell>
          <table:table-cell office:value-type="string">
            <text:p><text:a xlink:href="http://wiki.services.openoffice.org/wiki/Report_Designer">Report Design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uildbot">Buildbot</text:a></text:p>
          </table:table-cell>
          <table:table-cell office:value-type="string">
            <text:p><text:a xlink:href="http://wiki.services.openoffice.org/wiki/Buildbot_Development">Buildbot Development</text:a></text:p>
          </table:table-cell>
          <table:table-cell office:value-type="string">
            <text:p><text:a xlink:href="http://wiki.services.openoffice.org/wiki/Buildbot_Steps">Buildbot Steps</text:a></text:p>
          </table:table-cell>
          <table:table-cell office:value-type="string">
            <text:p><text:a xlink:href="http://wiki.services.openoffice.org/wiki/Fr.openoffice.org/FAQ/Impress/013">Fr.openoffice.org/FAQ/Impress/013</text:a></text:p>
          </table:table-cell>
          <table:table-cell office:value-type="string">
            <text:p><text:a xlink:href="http://wiki.services.openoffice.org/wiki/Fr.openoffice.org/FAQ/Impress/014">Fr.openoffice.org/FAQ/Impress/014</text:a></text:p>
          </table:table-cell>
          <table:table-cell office:value-type="string">
            <text:p><text:a xlink:href="http://wiki.services.openoffice.org/wiki/Fr.openoffice.org/FAQ/Impress/015">Fr.openoffice.org/FAQ/Impress/015</text:a></text:p>
          </table:table-cell>
          <table:table-cell office:value-type="string">
            <text:p><text:a xlink:href="http://wiki.services.openoffice.org/wiki/Report_bugs">Report bugs</text:a></text:p>
          </table:table-cell>
          <table:table-cell office:value-type="string">
            <text:p><text:a xlink:href="http://wiki.services.openoffice.org/wiki/Resolve_Merge_Conflicts_for_CWS_Integration">Resolve Merge Conflicts for CWS Integration</text:a></text:p>
          </table:table-cell>
          <table:table-cell office:value-type="string">
            <text:p><text:a xlink:href="http://wiki.services.openoffice.org/wiki/Restarting_page_numbering">Restarting page number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uildd">Buildd</text:a></text:p>
          </table:table-cell>
          <table:table-cell office:value-type="string">
            <text:p><text:a xlink:href="http://wiki.services.openoffice.org/wiki/Building">Building</text:a></text:p>
          </table:table-cell>
          <table:table-cell office:value-type="string">
            <text:p><text:a xlink:href="http://wiki.services.openoffice.org/wiki/BuildingMSVCStandard">BuildingMSVCStandard</text:a></text:p>
          </table:table-cell>
          <table:table-cell office:value-type="string">
            <text:p><text:a xlink:href="http://wiki.services.openoffice.org/wiki/Fr.openoffice.org/FAQ/Impress/016">Fr.openoffice.org/FAQ/Impress/016</text:a></text:p>
          </table:table-cell>
          <table:table-cell office:value-type="string">
            <text:p><text:a xlink:href="http://wiki.services.openoffice.org/wiki/Fr.openoffice.org/FAQ/Impress/017">Fr.openoffice.org/FAQ/Impress/017</text:a></text:p>
          </table:table-cell>
          <table:table-cell office:value-type="string">
            <text:p><text:a xlink:href="http://wiki.services.openoffice.org/wiki/Fr.openoffice.org/FAQ/Impress/018">Fr.openoffice.org/FAQ/Impress/018</text:a></text:p>
          </table:table-cell>
          <table:table-cell office:value-type="string">
            <text:p><text:a xlink:href="http://wiki.services.openoffice.org/wiki/ReviewUI-Anleitung">ReviewUI-Anleitung</text:a></text:p>
          </table:table-cell>
          <table:table-cell office:value-type="string">
            <text:p><text:a xlink:href="http://wiki.services.openoffice.org/wiki/ReviewUI_Abfrage_Entwurfsansicht">ReviewUI Abfrage Entwurfsansicht</text:a></text:p>
          </table:table-cell>
          <table:table-cell office:value-type="string">
            <text:p><text:a xlink:href="http://wiki.services.openoffice.org/wiki/ReviewUI_Aktive_Hilfe">ReviewUI Aktive Hilf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uilding_OOo_with_Cygwin_on_Windows">Building OOo with Cygwin on Windows</text:a></text:p>
          </table:table-cell>
          <table:table-cell office:value-type="string">
            <text:p><text:a xlink:href="http://wiki.services.openoffice.org/wiki/Building_OpenOffice.org">Building OpenOffice.org</text:a></text:p>
          </table:table-cell>
          <table:table-cell office:value-type="string">
            <text:p><text:a xlink:href="http://wiki.services.openoffice.org/wiki/Building_cli_ure_remotely">Building cli ure remotely</text:a></text:p>
          </table:table-cell>
          <table:table-cell office:value-type="string">
            <text:p><text:a xlink:href="http://wiki.services.openoffice.org/wiki/Fr.openoffice.org/FAQ/Impress/019">Fr.openoffice.org/FAQ/Impress/019</text:a></text:p>
          </table:table-cell>
          <table:table-cell office:value-type="string">
            <text:p><text:a xlink:href="http://wiki.services.openoffice.org/wiki/Fr.openoffice.org/FAQ/Impress/020">Fr.openoffice.org/FAQ/Impress/020</text:a></text:p>
          </table:table-cell>
          <table:table-cell office:value-type="string">
            <text:p><text:a xlink:href="http://wiki.services.openoffice.org/wiki/Fr.openoffice.org/FAQ/Impress/021">Fr.openoffice.org/FAQ/Impress/021</text:a></text:p>
          </table:table-cell>
          <table:table-cell office:value-type="string">
            <text:p><text:a xlink:href="http://wiki.services.openoffice.org/wiki/ReviewUI_Basic_Toolboox">ReviewUI Basic Toolboox</text:a></text:p>
          </table:table-cell>
          <table:table-cell office:value-type="string">
            <text:p><text:a xlink:href="http://wiki.services.openoffice.org/wiki/ReviewUI_Format_Grafik_bearbeiten">ReviewUI Format Grafik bearbeiten</text:a></text:p>
          </table:table-cell>
          <table:table-cell office:value-type="string">
            <text:p><text:a xlink:href="http://wiki.services.openoffice.org/wiki/ReviewUI_Formular_Entwurf">ReviewUI Formular Entwurf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Building_vanilla">Building vanilla</text:a></text:p>
          </table:table-cell>
          <table:table-cell office:value-type="string">
            <text:p><text:a xlink:href="http://wiki.services.openoffice.org/wiki/Building_with_ooobuild">Building with ooobuild</text:a></text:p>
          </table:table-cell>
          <table:table-cell office:value-type="string">
            <text:p><text:a xlink:href="http://wiki.services.openoffice.org/wiki/CD">CD</text:a></text:p>
          </table:table-cell>
          <table:table-cell office:value-type="string">
            <text:p><text:a xlink:href="http://wiki.services.openoffice.org/wiki/Fr.openoffice.org/FAQ/Impress/022">Fr.openoffice.org/FAQ/Impress/022</text:a></text:p>
          </table:table-cell>
          <table:table-cell office:value-type="string">
            <text:p><text:a xlink:href="http://wiki.services.openoffice.org/wiki/Fr.openoffice.org/FAQ/Impress/023">Fr.openoffice.org/FAQ/Impress/023</text:a></text:p>
          </table:table-cell>
          <table:table-cell office:value-type="string">
            <text:p><text:a xlink:href="http://wiki.services.openoffice.org/wiki/Fr.openoffice.org/FAQ/Impress/024">Fr.openoffice.org/FAQ/Impress/024</text:a></text:p>
          </table:table-cell>
          <table:table-cell office:value-type="string">
            <text:p><text:a xlink:href="http://wiki.services.openoffice.org/wiki/ReviewUI_Inkonsistente_Symbolverwendung">ReviewUI Inkonsistente Symbolverwendung</text:a></text:p>
          </table:table-cell>
          <table:table-cell office:value-type="string">
            <text:p><text:a xlink:href="http://wiki.services.openoffice.org/wiki/ReviewUI_Inkonsistente_Symbolverwendung_Seriendruck">ReviewUI Inkonsistente Symbolverwendung Seriendruck</text:a></text:p>
          </table:table-cell>
          <table:table-cell office:value-type="string">
            <text:p><text:a xlink:href="http://wiki.services.openoffice.org/wiki/ReviewUI_Master">ReviewUI Mast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2000">CH2000</text:a></text:p>
          </table:table-cell>
          <table:table-cell office:value-type="string">
            <text:p><text:a xlink:href="http://wiki.services.openoffice.org/wiki/CJK_Group">CJK Group</text:a></text:p>
          </table:table-cell>
          <table:table-cell office:value-type="string">
            <text:p><text:a xlink:href="http://wiki.services.openoffice.org/wiki/CPAN_install">CPAN install</text:a></text:p>
          </table:table-cell>
          <table:table-cell office:value-type="string">
            <text:p><text:a xlink:href="http://wiki.services.openoffice.org/wiki/Fr.openoffice.org/FAQ/Impress/025">Fr.openoffice.org/FAQ/Impress/025</text:a></text:p>
          </table:table-cell>
          <table:table-cell office:value-type="string">
            <text:p><text:a xlink:href="http://wiki.services.openoffice.org/wiki/Fr.openoffice.org/FAQ/Impress/026">Fr.openoffice.org/FAQ/Impress/026</text:a></text:p>
          </table:table-cell>
          <table:table-cell office:value-type="string">
            <text:p><text:a xlink:href="http://wiki.services.openoffice.org/wiki/Fr.openoffice.org/FAQ/Mac">Fr.openoffice.org/FAQ/Mac</text:a></text:p>
          </table:table-cell>
          <table:table-cell office:value-type="string">
            <text:p><text:a xlink:href="http://wiki.services.openoffice.org/wiki/ReviewUI_Verschiedenes_Bild_bearbeiten">ReviewUI Verschiedenes Bild bearbeiten</text:a></text:p>
          </table:table-cell>
          <table:table-cell office:value-type="string">
            <text:p><text:a xlink:href="http://wiki.services.openoffice.org/wiki/Ro.openoffice.org">Ro.openoffice.org</text:a></text:p>
          </table:table-cell>
          <table:table-cell office:value-type="string">
            <text:p><text:a xlink:href="http://wiki.services.openoffice.org/wiki/Roadmap">Roadmap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SV_export">CSV export</text:a></text:p>
          </table:table-cell>
          <table:table-cell office:value-type="string">
            <text:p><text:a xlink:href="http://wiki.services.openoffice.org/wiki/CVS">CVS</text:a></text:p>
          </table:table-cell>
          <table:table-cell office:value-type="string">
            <text:p><text:a xlink:href="http://wiki.services.openoffice.org/wiki/CVS_ES">CVS ES</text:a></text:p>
          </table:table-cell>
          <table:table-cell office:value-type="string">
            <text:p><text:a xlink:href="http://wiki.services.openoffice.org/wiki/Fr.openoffice.org/FAQ/Math">Fr.openoffice.org/FAQ/Math</text:a></text:p>
          </table:table-cell>
          <table:table-cell office:value-type="string">
            <text:p><text:a xlink:href="http://wiki.services.openoffice.org/wiki/Fr.openoffice.org/FAQ/Math/001">Fr.openoffice.org/FAQ/Math/001</text:a></text:p>
          </table:table-cell>
          <table:table-cell office:value-type="string">
            <text:p><text:a xlink:href="http://wiki.services.openoffice.org/wiki/Fr.openoffice.org/FAQ/Math/002">Fr.openoffice.org/FAQ/Math/002</text:a></text:p>
          </table:table-cell>
          <table:table-cell office:value-type="string">
            <text:p><text:a xlink:href="http://wiki.services.openoffice.org/wiki/RunPath">RunPath</text:a></text:p>
          </table:table-cell>
          <table:table-cell office:value-type="string">
            <text:p><text:a xlink:href="http://wiki.services.openoffice.org/wiki/Running">Running</text:a></text:p>
          </table:table-cell>
          <table:table-cell office:value-type="string">
            <text:p><text:a xlink:href="http://wiki.services.openoffice.org/wiki/Rätta_till_text_fel_i_meny_och_hjälp">Rätta till text fel i meny och hjälp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WS">CWS</text:a></text:p>
          </table:table-cell>
          <table:table-cell office:value-type="string">
            <text:p><text:a xlink:href="http://wiki.services.openoffice.org/wiki/CWS_Checklist_for_QA_responsibilities">CWS Checklist for QA responsibilities</text:a></text:p>
          </table:table-cell>
          <table:table-cell office:value-type="string">
            <text:p><text:a xlink:href="http://wiki.services.openoffice.org/wiki/CWS_Policies">CWS Policies</text:a></text:p>
          </table:table-cell>
          <table:table-cell office:value-type="string">
            <text:p><text:a xlink:href="http://wiki.services.openoffice.org/wiki/Fr.openoffice.org/FAQ/Math/003">Fr.openoffice.org/FAQ/Math/003</text:a></text:p>
          </table:table-cell>
          <table:table-cell office:value-type="string">
            <text:p><text:a xlink:href="http://wiki.services.openoffice.org/wiki/Fr.openoffice.org/FAQ/Math/004">Fr.openoffice.org/FAQ/Math/004</text:a></text:p>
          </table:table-cell>
          <table:table-cell office:value-type="string">
            <text:p><text:a xlink:href="http://wiki.services.openoffice.org/wiki/Fr.openoffice.org/FAQ/Math/005">Fr.openoffice.org/FAQ/Math/005</text:a></text:p>
          </table:table-cell>
          <table:table-cell office:value-type="string">
            <text:p><text:a xlink:href="http://wiki.services.openoffice.org/wiki/SCM_Migration">SCM Migration</text:a></text:p>
          </table:table-cell>
          <table:table-cell office:value-type="string">
            <text:p><text:a xlink:href="http://wiki.services.openoffice.org/wiki/SCM_Requirements">SCM Requirements</text:a></text:p>
          </table:table-cell>
          <table:table-cell office:value-type="string">
            <text:p><text:a xlink:href="http://wiki.services.openoffice.org/wiki/SCResizeableMargin">SCResizeableMargi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WS_Workflow_for_Issue_Owners">CWS Workflow for Issue Owners</text:a></text:p>
          </table:table-cell>
          <table:table-cell office:value-type="string">
            <text:p><text:a xlink:href="http://wiki.services.openoffice.org/wiki/CWS_Workflow_for_QA-Representative">CWS Workflow for QA-Representative</text:a></text:p>
          </table:table-cell>
          <table:table-cell office:value-type="string">
            <text:p><text:a xlink:href="http://wiki.services.openoffice.org/wiki/CWS_mingwport03">CWS mingwport03</text:a></text:p>
          </table:table-cell>
          <table:table-cell office:value-type="string">
            <text:p><text:a xlink:href="http://wiki.services.openoffice.org/wiki/Fr.openoffice.org/FAQ/Math/006">Fr.openoffice.org/FAQ/Math/006</text:a></text:p>
          </table:table-cell>
          <table:table-cell office:value-type="string">
            <text:p><text:a xlink:href="http://wiki.services.openoffice.org/wiki/Fr.openoffice.org/FAQ/Math/007">Fr.openoffice.org/FAQ/Math/007</text:a></text:p>
          </table:table-cell>
          <table:table-cell office:value-type="string">
            <text:p><text:a xlink:href="http://wiki.services.openoffice.org/wiki/Fr.openoffice.org/FAQ/Math/008">Fr.openoffice.org/FAQ/Math/008</text:a></text:p>
          </table:table-cell>
          <table:table-cell office:value-type="string">
            <text:p><text:a xlink:href="http://wiki.services.openoffice.org/wiki/SDKCppLanguage">SDKCppLanguage</text:a></text:p>
          </table:table-cell>
          <table:table-cell office:value-type="string">
            <text:p><text:a xlink:href="http://wiki.services.openoffice.org/wiki/SDKInstallation">SDKInstallation</text:a></text:p>
          </table:table-cell>
          <table:table-cell office:value-type="string">
            <text:p><text:a xlink:href="http://wiki.services.openoffice.org/wiki/SDK_Examples">SDK Examp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">Calc</text:a></text:p>
          </table:table-cell>
          <table:table-cell office:value-type="string">
            <text:p><text:a xlink:href="http://wiki.services.openoffice.org/wiki/Calc/API">Calc/API</text:a></text:p>
          </table:table-cell>
          <table:table-cell office:value-type="string">
            <text:p><text:a xlink:href="http://wiki.services.openoffice.org/wiki/Calc/Add-In">Calc/Add-In</text:a></text:p>
          </table:table-cell>
          <table:table-cell office:value-type="string">
            <text:p><text:a xlink:href="http://wiki.services.openoffice.org/wiki/Fr.openoffice.org/FAQ/Math/009">Fr.openoffice.org/FAQ/Math/009</text:a></text:p>
          </table:table-cell>
          <table:table-cell office:value-type="string">
            <text:p><text:a xlink:href="http://wiki.services.openoffice.org/wiki/Fr.openoffice.org/FAQ/Math/010">Fr.openoffice.org/FAQ/Math/010</text:a></text:p>
          </table:table-cell>
          <table:table-cell office:value-type="string">
            <text:p><text:a xlink:href="http://wiki.services.openoffice.org/wiki/Fr.openoffice.org/FAQ/Math/011">Fr.openoffice.org/FAQ/Math/011</text:a></text:p>
          </table:table-cell>
          <table:table-cell office:value-type="string">
            <text:p><text:a xlink:href="http://wiki.services.openoffice.org/wiki/SL:DigitalnoPodpisovanje">SL:DigitalnoPodpisovanje</text:a></text:p>
          </table:table-cell>
          <table:table-cell office:value-type="string">
            <text:p><text:a xlink:href="http://wiki.services.openoffice.org/wiki/SL:Povezava">SL:Povezava</text:a></text:p>
          </table:table-cell>
          <table:table-cell office:value-type="string">
            <text:p><text:a xlink:href="http://wiki.services.openoffice.org/wiki/SMIL">SMI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Add-In/CompleteAddIn">Calc/Add-In/CompleteAddIn</text:a></text:p>
          </table:table-cell>
          <table:table-cell office:value-type="string">
            <text:p><text:a xlink:href="http://wiki.services.openoffice.org/wiki/Calc/Add-In/SimpleCalcAddIn_it">Calc/Add-In/SimpleCalcAddIn it</text:a></text:p>
          </table:table-cell>
          <table:table-cell office:value-type="string">
            <text:p><text:a xlink:href="http://wiki.services.openoffice.org/wiki/Calc/Add-In/Simple_Calc_Add-In">Calc/Add-In/Simple Calc Add-In</text:a></text:p>
          </table:table-cell>
          <table:table-cell office:value-type="string">
            <text:p><text:a xlink:href="http://wiki.services.openoffice.org/wiki/Fr.openoffice.org/FAQ/Math/012">Fr.openoffice.org/FAQ/Math/012</text:a></text:p>
          </table:table-cell>
          <table:table-cell office:value-type="string">
            <text:p><text:a xlink:href="http://wiki.services.openoffice.org/wiki/Fr.openoffice.org/FAQ/Math/013">Fr.openoffice.org/FAQ/Math/013</text:a></text:p>
          </table:table-cell>
          <table:table-cell office:value-type="string">
            <text:p><text:a xlink:href="http://wiki.services.openoffice.org/wiki/Fr.openoffice.org/FAQ/Math/014">Fr.openoffice.org/FAQ/Math/014</text:a></text:p>
          </table:table-cell>
          <table:table-cell office:value-type="string">
            <text:p><text:a xlink:href="http://wiki.services.openoffice.org/wiki/SMP_Based_To_Do_List">SMP Based To Do List</text:a></text:p>
          </table:table-cell>
          <table:table-cell office:value-type="string">
            <text:p><text:a xlink:href="http://wiki.services.openoffice.org/wiki/SOC_Draft_tasks">SOC Draft tasks</text:a></text:p>
          </table:table-cell>
          <table:table-cell office:value-type="string">
            <text:p><text:a xlink:href="http://wiki.services.openoffice.org/wiki/SQLite_Driver">SQLite Driv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Add-In/Simple_Calc_Add-Ins">Calc/Add-In/Simple Calc Add-Ins</text:a></text:p>
          </table:table-cell>
          <table:table-cell office:value-type="string">
            <text:p><text:a xlink:href="http://wiki.services.openoffice.org/wiki/Calc/Drafts">Calc/Drafts</text:a></text:p>
          </table:table-cell>
          <table:table-cell office:value-type="string">
            <text:p><text:a xlink:href="http://wiki.services.openoffice.org/wiki/Calc/Drafts/Issue_33851">Calc/Drafts/Issue 33851</text:a></text:p>
          </table:table-cell>
          <table:table-cell office:value-type="string">
            <text:p><text:a xlink:href="http://wiki.services.openoffice.org/wiki/Fr.openoffice.org/FAQ/Math/015">Fr.openoffice.org/FAQ/Math/015</text:a></text:p>
          </table:table-cell>
          <table:table-cell office:value-type="string">
            <text:p><text:a xlink:href="http://wiki.services.openoffice.org/wiki/Fr.openoffice.org/FAQ/Math/016">Fr.openoffice.org/FAQ/Math/016</text:a></text:p>
          </table:table-cell>
          <table:table-cell office:value-type="string">
            <text:p><text:a xlink:href="http://wiki.services.openoffice.org/wiki/Fr.openoffice.org/FAQ/Math/017">Fr.openoffice.org/FAQ/Math/017</text:a></text:p>
          </table:table-cell>
          <table:table-cell office:value-type="string">
            <text:p><text:a xlink:href="http://wiki.services.openoffice.org/wiki/SUSE9.3_Build_Instructions">SUSE9.3 Build Instructions</text:a></text:p>
          </table:table-cell>
          <table:table-cell office:value-type="string">
            <text:p><text:a xlink:href="http://wiki.services.openoffice.org/wiki/SV.openoffice.org/dokumentation">SV.openoffice.org/dokumentation</text:a></text:p>
          </table:table-cell>
          <table:table-cell office:value-type="string">
            <text:p><text:a xlink:href="http://wiki.services.openoffice.org/wiki/SVG">SV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Es">Calc/Es</text:a></text:p>
          </table:table-cell>
          <table:table-cell office:value-type="string">
            <text:p><text:a xlink:href="http://wiki.services.openoffice.org/wiki/Calc/Features">Calc/Features</text:a></text:p>
          </table:table-cell>
          <table:table-cell office:value-type="string">
            <text:p><text:a xlink:href="http://wiki.services.openoffice.org/wiki/Calc/Features/JIS_and_ASC_functions">Calc/Features/JIS and ASC functions</text:a></text:p>
          </table:table-cell>
          <table:table-cell office:value-type="string">
            <text:p><text:a xlink:href="http://wiki.services.openoffice.org/wiki/Fr.openoffice.org/FAQ/Math/018">Fr.openoffice.org/FAQ/Math/018</text:a></text:p>
          </table:table-cell>
          <table:table-cell office:value-type="string">
            <text:p><text:a xlink:href="http://wiki.services.openoffice.org/wiki/Fr.openoffice.org/FAQ/Math/019">Fr.openoffice.org/FAQ/Math/019</text:a></text:p>
          </table:table-cell>
          <table:table-cell office:value-type="string">
            <text:p><text:a xlink:href="http://wiki.services.openoffice.org/wiki/Fr.openoffice.org/FAQ/Math/020">Fr.openoffice.org/FAQ/Math/020</text:a></text:p>
          </table:table-cell>
          <table:table-cell office:value-type="string">
            <text:p><text:a xlink:href="http://wiki.services.openoffice.org/wiki/SVG_Coordinate_Systems">SVG Coordinate Systems</text:a></text:p>
          </table:table-cell>
          <table:table-cell office:value-type="string">
            <text:p><text:a xlink:href="http://wiki.services.openoffice.org/wiki/SVG_Elliptic_Arcs">SVG Elliptic Arcs</text:a></text:p>
          </table:table-cell>
          <table:table-cell office:value-type="string">
            <text:p><text:a xlink:href="http://wiki.services.openoffice.org/wiki/SVG_Group_Opacity">SVG Group Opacit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Features/array_constants_in_formulas">Calc/Features/array constants in formulas</text:a></text:p>
          </table:table-cell>
          <table:table-cell office:value-type="string">
            <text:p><text:a xlink:href="http://wiki.services.openoffice.org/wiki/Calc/To-Dos">Calc/To-Dos</text:a></text:p>
          </table:table-cell>
          <table:table-cell office:value-type="string">
            <text:p><text:a xlink:href="http://wiki.services.openoffice.org/wiki/Calc/To-Dos/Descriptive_Statistics">Calc/To-Dos/Descriptive Statistics</text:a></text:p>
          </table:table-cell>
          <table:table-cell office:value-type="string">
            <text:p><text:a xlink:href="http://wiki.services.openoffice.org/wiki/Fr.openoffice.org/FAQ/Math/021">Fr.openoffice.org/FAQ/Math/021</text:a></text:p>
          </table:table-cell>
          <table:table-cell office:value-type="string">
            <text:p><text:a xlink:href="http://wiki.services.openoffice.org/wiki/Fr.openoffice.org/FAQ/Math/022">Fr.openoffice.org/FAQ/Math/022</text:a></text:p>
          </table:table-cell>
          <table:table-cell office:value-type="string">
            <text:p><text:a xlink:href="http://wiki.services.openoffice.org/wiki/Fr.openoffice.org/FAQ/Math/023">Fr.openoffice.org/FAQ/Math/023</text:a></text:p>
          </table:table-cell>
          <table:table-cell office:value-type="string">
            <text:p><text:a xlink:href="http://wiki.services.openoffice.org/wiki/SVG_Import_Filter">SVG Import Filter</text:a></text:p>
          </table:table-cell>
          <table:table-cell office:value-type="string">
            <text:p><text:a xlink:href="http://wiki.services.openoffice.org/wiki/SVG_Import_Filter_%28internal%29">SVG Import Filter (internal)</text:a></text:p>
          </table:table-cell>
          <table:table-cell office:value-type="string">
            <text:p><text:a xlink:href="http://wiki.services.openoffice.org/wiki/SVG_Import_Source_Code">SVG Import Source Cod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To-Dos/Performance">Calc/To-Dos/Performance</text:a></text:p>
          </table:table-cell>
          <table:table-cell office:value-type="string">
            <text:p><text:a xlink:href="http://wiki.services.openoffice.org/wiki/Calc/To-Dos/Performance/Cell_size">Calc/To-Dos/Performance/Cell size</text:a></text:p>
          </table:table-cell>
          <table:table-cell office:value-type="string">
            <text:p><text:a xlink:href="http://wiki.services.openoffice.org/wiki/Calc/To-Dos/Performance/VLOOKUP">Calc/To-Dos/Performance/VLOOKUP</text:a></text:p>
          </table:table-cell>
          <table:table-cell office:value-type="string">
            <text:p><text:a xlink:href="http://wiki.services.openoffice.org/wiki/Fr.openoffice.org/FAQ/Math/024">Fr.openoffice.org/FAQ/Math/024</text:a></text:p>
          </table:table-cell>
          <table:table-cell office:value-type="string">
            <text:p><text:a xlink:href="http://wiki.services.openoffice.org/wiki/Fr.openoffice.org/FAQ/Math/100">Fr.openoffice.org/FAQ/Math/100</text:a></text:p>
          </table:table-cell>
          <table:table-cell office:value-type="string">
            <text:p><text:a xlink:href="http://wiki.services.openoffice.org/wiki/Fr.openoffice.org/FAQ/Modifier_Wiki">Fr.openoffice.org/FAQ/Modifier Wiki</text:a></text:p>
          </table:table-cell>
          <table:table-cell office:value-type="string">
            <text:p><text:a xlink:href="http://wiki.services.openoffice.org/wiki/SVG_Import_ToDo">SVG Import ToDo</text:a></text:p>
          </table:table-cell>
          <table:table-cell office:value-type="string">
            <text:p><text:a xlink:href="http://wiki.services.openoffice.org/wiki/SVG_Path_Semantics">SVG Path Semantics</text:a></text:p>
          </table:table-cell>
          <table:table-cell office:value-type="string">
            <text:p><text:a xlink:href="http://wiki.services.openoffice.org/wiki/SVG_User_Experiences">SVG User Experienc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To-Dos/Performance/misc">Calc/To-Dos/Performance/misc</text:a></text:p>
          </table:table-cell>
          <table:table-cell office:value-type="string">
            <text:p><text:a xlink:href="http://wiki.services.openoffice.org/wiki/Calc/To-Dos/Statistical_Data_Analysis_Tool">Calc/To-Dos/Statistical Data Analysis Tool</text:a></text:p>
          </table:table-cell>
          <table:table-cell office:value-type="string">
            <text:p><text:a xlink:href="http://wiki.services.openoffice.org/wiki/Calc/To-Dos/Statistics/Miscellaneous_Data_Analysis">Calc/To-Dos/Statistics/Miscellaneous Data Analysis</text:a></text:p>
          </table:table-cell>
          <table:table-cell office:value-type="string">
            <text:p><text:a xlink:href="http://wiki.services.openoffice.org/wiki/Fr.openoffice.org/FAQ/Participer">Fr.openoffice.org/FAQ/Participer</text:a></text:p>
          </table:table-cell>
          <table:table-cell office:value-type="string">
            <text:p><text:a xlink:href="http://wiki.services.openoffice.org/wiki/Fr.openoffice.org/FAQ/Participer/041">Fr.openoffice.org/FAQ/Participer/041</text:a></text:p>
          </table:table-cell>
          <table:table-cell office:value-type="string">
            <text:p><text:a xlink:href="http://wiki.services.openoffice.org/wiki/Fr.openoffice.org/FAQ/Participer/042">Fr.openoffice.org/FAQ/Participer/042</text:a></text:p>
          </table:table-cell>
          <table:table-cell office:value-type="string">
            <text:p><text:a xlink:href="http://wiki.services.openoffice.org/wiki/SVNMigration">SVNMigration</text:a></text:p>
          </table:table-cell>
          <table:table-cell office:value-type="string">
            <text:p><text:a xlink:href="http://wiki.services.openoffice.org/wiki/SZ">SZ</text:a></text:p>
          </table:table-cell>
          <table:table-cell office:value-type="string">
            <text:p><text:a xlink:href="http://wiki.services.openoffice.org/wiki/Salatslayout.cxx">Salatslayout.cx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/To-Dos/Usability">Calc/To-Dos/Usability</text:a></text:p>
          </table:table-cell>
          <table:table-cell office:value-type="string">
            <text:p><text:a xlink:href="http://wiki.services.openoffice.org/wiki/Calc/hacks">Calc/hacks</text:a></text:p>
          </table:table-cell>
          <table:table-cell office:value-type="string">
            <text:p><text:a xlink:href="http://wiki.services.openoffice.org/wiki/Calc/hacks/number_of_rows">Calc/hacks/number of rows</text:a></text:p>
          </table:table-cell>
          <table:table-cell office:value-type="string">
            <text:p><text:a xlink:href="http://wiki.services.openoffice.org/wiki/Fr.openoffice.org/FAQ/Participer/043">Fr.openoffice.org/FAQ/Participer/043</text:a></text:p>
          </table:table-cell>
          <table:table-cell office:value-type="string">
            <text:p><text:a xlink:href="http://wiki.services.openoffice.org/wiki/Fr.openoffice.org/FAQ/Regles">Fr.openoffice.org/FAQ/Regles</text:a></text:p>
          </table:table-cell>
          <table:table-cell office:value-type="string">
            <text:p><text:a xlink:href="http://wiki.services.openoffice.org/wiki/Fr.openoffice.org/FAQ/Wiki">Fr.openoffice.org/FAQ/Wiki</text:a></text:p>
          </table:table-cell>
          <table:table-cell office:value-type="string">
            <text:p><text:a xlink:href="http://wiki.services.openoffice.org/wiki/Salatype.hxx">Salatype.hxx</text:a></text:p>
          </table:table-cell>
          <table:table-cell office:value-type="string">
            <text:p><text:a xlink:href="http://wiki.services.openoffice.org/wiki/Salctrlhandle.hxx">Salctrlhandle.hxx</text:a></text:p>
          </table:table-cell>
          <table:table-cell office:value-type="string">
            <text:p><text:a xlink:href="http://wiki.services.openoffice.org/wiki/Salctype.hxx">Salctype.hx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Parser">CalcParser</text:a></text:p>
          </table:table-cell>
          <table:table-cell office:value-type="string">
            <text:p><text:a xlink:href="http://wiki.services.openoffice.org/wiki/Calc_API_Programming">Calc API Programming</text:a></text:p>
          </table:table-cell>
          <table:table-cell office:value-type="string">
            <text:p><text:a xlink:href="http://wiki.services.openoffice.org/wiki/Calc_Guide">Calc Guide</text:a></text:p>
          </table:table-cell>
          <table:table-cell office:value-type="string">
            <text:p><text:a xlink:href="http://wiki.services.openoffice.org/wiki/Fr.openoffice.org/FAQ/Wiki/CreerCompte">Fr.openoffice.org/FAQ/Wiki/CreerCompte</text:a></text:p>
          </table:table-cell>
          <table:table-cell office:value-type="string">
            <text:p><text:a xlink:href="http://wiki.services.openoffice.org/wiki/Fr.openoffice.org/FAQ/Wiki/Inserer_Document">Fr.openoffice.org/FAQ/Wiki/Inserer Document</text:a></text:p>
          </table:table-cell>
          <table:table-cell office:value-type="string">
            <text:p><text:a xlink:href="http://wiki.services.openoffice.org/wiki/Fr.openoffice.org/FAQ/Wiki/Inserer_Image">Fr.openoffice.org/FAQ/Wiki/Inserer Image</text:a></text:p>
          </table:table-cell>
          <table:table-cell office:value-type="string">
            <text:p><text:a xlink:href="http://wiki.services.openoffice.org/wiki/Salframe">Salframe</text:a></text:p>
          </table:table-cell>
          <table:table-cell office:value-type="string">
            <text:p><text:a xlink:href="http://wiki.services.openoffice.org/wiki/Salframe.hxx">Salframe.hxx</text:a></text:p>
          </table:table-cell>
          <table:table-cell office:value-type="string">
            <text:p><text:a xlink:href="http://wiki.services.openoffice.org/wiki/Salgdi.hxx">Salgdi.hx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_Guide/Introducing_Calc">Calc Guide/Introducing Calc</text:a></text:p>
          </table:table-cell>
          <table:table-cell office:value-type="string">
            <text:p><text:a xlink:href="http://wiki.services.openoffice.org/wiki/Calc_Guide:_Introducing_Calc">Calc Guide: Introducing Calc</text:a></text:p>
          </table:table-cell>
          <table:table-cell office:value-type="string">
            <text:p><text:a xlink:href="http://wiki.services.openoffice.org/wiki/Calc_Macros:_Linear_Regression">Calc Macros: Linear Regression</text:a></text:p>
          </table:table-cell>
          <table:table-cell office:value-type="string">
            <text:p><text:a xlink:href="http://wiki.services.openoffice.org/wiki/Fr.openoffice.org/FAQ/Wiki/Nouvelle_Page">Fr.openoffice.org/FAQ/Wiki/Nouvelle Page</text:a></text:p>
          </table:table-cell>
          <table:table-cell office:value-type="string">
            <text:p><text:a xlink:href="http://wiki.services.openoffice.org/wiki/Fr.openoffice.org/FAQ/Wiki/Organisation_Pages">Fr.openoffice.org/FAQ/Wiki/Organisation Pages</text:a></text:p>
          </table:table-cell>
          <table:table-cell office:value-type="string">
            <text:p><text:a xlink:href="http://wiki.services.openoffice.org/wiki/Fr.openoffice.org/FAQ/Writer">Fr.openoffice.org/FAQ/Writer</text:a></text:p>
          </table:table-cell>
          <table:table-cell office:value-type="string">
            <text:p><text:a xlink:href="http://wiki.services.openoffice.org/wiki/Salgeom.hxx">Salgeom.hxx</text:a></text:p>
          </table:table-cell>
          <table:table-cell office:value-type="string">
            <text:p><text:a xlink:href="http://wiki.services.openoffice.org/wiki/Salgtype.hxx">Salgtype.hxx</text:a></text:p>
          </table:table-cell>
          <table:table-cell office:value-type="string">
            <text:p><text:a xlink:href="http://wiki.services.openoffice.org/wiki/Salinst.hxx">Salinst.hx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lc_Performance">Calc Performance</text:a></text:p>
          </table:table-cell>
          <table:table-cell office:value-type="string">
            <text:p><text:a xlink:href="http://wiki.services.openoffice.org/wiki/Calc_Performance_Calc">Calc Performance Calc</text:a></text:p>
          </table:table-cell>
          <table:table-cell office:value-type="string">
            <text:p><text:a xlink:href="http://wiki.services.openoffice.org/wiki/Calc_Usability_Activities">Calc Usability Activities</text:a></text:p>
          </table:table-cell>
          <table:table-cell office:value-type="string">
            <text:p><text:a xlink:href="http://wiki.services.openoffice.org/wiki/Fr.openoffice.org/FAQ/Writer/001">Fr.openoffice.org/FAQ/Writer/001</text:a></text:p>
          </table:table-cell>
          <table:table-cell office:value-type="string">
            <text:p><text:a xlink:href="http://wiki.services.openoffice.org/wiki/Fr.openoffice.org/FAQ/Writer/002">Fr.openoffice.org/FAQ/Writer/002</text:a></text:p>
          </table:table-cell>
          <table:table-cell office:value-type="string">
            <text:p><text:a xlink:href="http://wiki.services.openoffice.org/wiki/Fr.openoffice.org/FAQ/Writer/003">Fr.openoffice.org/FAQ/Writer/003</text:a></text:p>
          </table:table-cell>
          <table:table-cell office:value-type="string">
            <text:p><text:a xlink:href="http://wiki.services.openoffice.org/wiki/Sallayout.hxx">Sallayout.hxx</text:a></text:p>
          </table:table-cell>
          <table:table-cell office:value-type="string">
            <text:p><text:a xlink:href="http://wiki.services.openoffice.org/wiki/Samples%2C_Templates_and_Clipart">Samples, Templates and Clipart</text:a></text:p>
          </table:table-cell>
          <table:table-cell office:value-type="string">
            <text:p><text:a xlink:href="http://wiki.services.openoffice.org/wiki/Samptempclip">Samptempclip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anconfirm_Rights">Canconfirm Rights</text:a></text:p>
          </table:table-cell>
          <table:table-cell office:value-type="string">
            <text:p><text:a xlink:href="http://wiki.services.openoffice.org/wiki/Categories">Categories</text:a></text:p>
          </table:table-cell>
          <table:table-cell office:value-type="string">
            <text:p><text:a xlink:href="http://wiki.services.openoffice.org/wiki/Certificate_Detection">Certificate Detection</text:a></text:p>
          </table:table-cell>
          <table:table-cell office:value-type="string">
            <text:p><text:a xlink:href="http://wiki.services.openoffice.org/wiki/Fr.openoffice.org/FAQ/Writer/004">Fr.openoffice.org/FAQ/Writer/004</text:a></text:p>
          </table:table-cell>
          <table:table-cell office:value-type="string">
            <text:p><text:a xlink:href="http://wiki.services.openoffice.org/wiki/Fr.openoffice.org/FAQ/Writer/005">Fr.openoffice.org/FAQ/Writer/005</text:a></text:p>
          </table:table-cell>
          <table:table-cell office:value-type="string">
            <text:p><text:a xlink:href="http://wiki.services.openoffice.org/wiki/Fr.openoffice.org/FAQ/Writer/006">Fr.openoffice.org/FAQ/Writer/006</text:a></text:p>
          </table:table-cell>
          <table:table-cell office:value-type="string">
            <text:p><text:a xlink:href="http://wiki.services.openoffice.org/wiki/Sandbox_BernhardHaumacherSandbox">Sandbox BernhardHaumacherSandbox</text:a></text:p>
          </table:table-cell>
          <table:table-cell office:value-type="string">
            <text:p><text:a xlink:href="http://wiki.services.openoffice.org/wiki/Saving_a_document">Saving a document</text:a></text:p>
          </table:table-cell>
          <table:table-cell office:value-type="string">
            <text:p><text:a xlink:href="http://wiki.services.openoffice.org/wiki/Sc">S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anging_page_margins">Changing page margins</text:a></text:p>
          </table:table-cell>
          <table:table-cell office:value-type="string">
            <text:p><text:a xlink:href="http://wiki.services.openoffice.org/wiki/Changing_the_format_of_page_numbers">Changing the format of page numbers</text:a></text:p>
          </table:table-cell>
          <table:table-cell office:value-type="string">
            <text:p><text:a xlink:href="http://wiki.services.openoffice.org/wiki/Character_unit">Character unit</text:a></text:p>
          </table:table-cell>
          <table:table-cell office:value-type="string">
            <text:p><text:a xlink:href="http://wiki.services.openoffice.org/wiki/Fr.openoffice.org/FAQ/Writer/007">Fr.openoffice.org/FAQ/Writer/007</text:a></text:p>
          </table:table-cell>
          <table:table-cell office:value-type="string">
            <text:p><text:a xlink:href="http://wiki.services.openoffice.org/wiki/Fr.openoffice.org/FAQ/Writer/008">Fr.openoffice.org/FAQ/Writer/008</text:a></text:p>
          </table:table-cell>
          <table:table-cell office:value-type="string">
            <text:p><text:a xlink:href="http://wiki.services.openoffice.org/wiki/Fr.openoffice.org/FAQ/Writer/009">Fr.openoffice.org/FAQ/Writer/009</text:a></text:p>
          </table:table-cell>
          <table:table-cell office:value-type="string">
            <text:p><text:a xlink:href="http://wiki.services.openoffice.org/wiki/Scaddins">Scaddins</text:a></text:p>
          </table:table-cell>
          <table:table-cell office:value-type="string">
            <text:p><text:a xlink:href="http://wiki.services.openoffice.org/wiki/Schema">Schema</text:a></text:p>
          </table:table-cell>
          <table:table-cell office:value-type="string">
            <text:p><text:a xlink:href="http://wiki.services.openoffice.org/wiki/Sdext">Sdex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art2">Chart2</text:a></text:p>
          </table:table-cell>
          <table:table-cell office:value-type="string">
            <text:p><text:a xlink:href="http://wiki.services.openoffice.org/wiki/Chart2/Axis">Chart2/Axis</text:a></text:p>
          </table:table-cell>
          <table:table-cell office:value-type="string">
            <text:p><text:a xlink:href="http://wiki.services.openoffice.org/wiki/Chart2/ChartAnnotation">Chart2/ChartAnnotation</text:a></text:p>
          </table:table-cell>
          <table:table-cell office:value-type="string">
            <text:p><text:a xlink:href="http://wiki.services.openoffice.org/wiki/Fr.openoffice.org/FAQ/Writer/010">Fr.openoffice.org/FAQ/Writer/010</text:a></text:p>
          </table:table-cell>
          <table:table-cell office:value-type="string">
            <text:p><text:a xlink:href="http://wiki.services.openoffice.org/wiki/Fr.openoffice.org/FAQ/Writer/011">Fr.openoffice.org/FAQ/Writer/011</text:a></text:p>
          </table:table-cell>
          <table:table-cell office:value-type="string">
            <text:p><text:a xlink:href="http://wiki.services.openoffice.org/wiki/Fr.openoffice.org/FAQ/Writer/012">Fr.openoffice.org/FAQ/Writer/012</text:a></text:p>
          </table:table-cell>
          <table:table-cell office:value-type="string">
            <text:p><text:a xlink:href="http://wiki.services.openoffice.org/wiki/Security">Security</text:a></text:p>
          </table:table-cell>
          <table:table-cell office:value-type="string">
            <text:p><text:a xlink:href="http://wiki.services.openoffice.org/wiki/SecurityFAQ">SecurityFAQ</text:a></text:p>
          </table:table-cell>
          <table:table-cell office:value-type="string">
            <text:p><text:a xlink:href="http://wiki.services.openoffice.org/wiki/Security_Enhancements">Security Enhance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art2/ChartFormatting">Chart2/ChartFormatting</text:a></text:p>
          </table:table-cell>
          <table:table-cell office:value-type="string">
            <text:p><text:a xlink:href="http://wiki.services.openoffice.org/wiki/Chart2/ChartTypes">Chart2/ChartTypes</text:a></text:p>
          </table:table-cell>
          <table:table-cell office:value-type="string">
            <text:p><text:a xlink:href="http://wiki.services.openoffice.org/wiki/Chart2/DataLabels">Chart2/DataLabels</text:a></text:p>
          </table:table-cell>
          <table:table-cell office:value-type="string">
            <text:p><text:a xlink:href="http://wiki.services.openoffice.org/wiki/Fr.openoffice.org/FAQ/Writer/013">Fr.openoffice.org/FAQ/Writer/013</text:a></text:p>
          </table:table-cell>
          <table:table-cell office:value-type="string">
            <text:p><text:a xlink:href="http://wiki.services.openoffice.org/wiki/Fr.openoffice.org/FAQ/Writer/014">Fr.openoffice.org/FAQ/Writer/014</text:a></text:p>
          </table:table-cell>
          <table:table-cell office:value-type="string">
            <text:p><text:a xlink:href="http://wiki.services.openoffice.org/wiki/Fr.openoffice.org/FAQ/Writer/015">Fr.openoffice.org/FAQ/Writer/015</text:a></text:p>
          </table:table-cell>
          <table:table-cell office:value-type="string">
            <text:p><text:a xlink:href="http://wiki.services.openoffice.org/wiki/Selecting_text">Selecting text</text:a></text:p>
          </table:table-cell>
          <table:table-cell office:value-type="string">
            <text:p><text:a xlink:href="http://wiki.services.openoffice.org/wiki/September_2006">September 2006</text:a></text:p>
          </table:table-cell>
          <table:table-cell office:value-type="string">
            <text:p><text:a xlink:href="http://wiki.services.openoffice.org/wiki/Setting_tab_stops_and_indents">Setting tab stops and ind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art2/Features2.3">Chart2/Features2.3</text:a></text:p>
          </table:table-cell>
          <table:table-cell office:value-type="string">
            <text:p><text:a xlink:href="http://wiki.services.openoffice.org/wiki/Chart2/Features2.4">Chart2/Features2.4</text:a></text:p>
          </table:table-cell>
          <table:table-cell office:value-type="string">
            <text:p><text:a xlink:href="http://wiki.services.openoffice.org/wiki/Chart2/Introduction">Chart2/Introduction</text:a></text:p>
          </table:table-cell>
          <table:table-cell office:value-type="string">
            <text:p><text:a xlink:href="http://wiki.services.openoffice.org/wiki/Fr.openoffice.org/FAQ/Writer/016">Fr.openoffice.org/FAQ/Writer/016</text:a></text:p>
          </table:table-cell>
          <table:table-cell office:value-type="string">
            <text:p><text:a xlink:href="http://wiki.services.openoffice.org/wiki/Fr.openoffice.org/FAQ/Writer/017">Fr.openoffice.org/FAQ/Writer/017</text:a></text:p>
          </table:table-cell>
          <table:table-cell office:value-type="string">
            <text:p><text:a xlink:href="http://wiki.services.openoffice.org/wiki/Fr.openoffice.org/FAQ/Writer/018">Fr.openoffice.org/FAQ/Writer/018</text:a></text:p>
          </table:table-cell>
          <table:table-cell office:value-type="string">
            <text:p><text:a xlink:href="http://wiki.services.openoffice.org/wiki/Setup_Guide">Setup Guide</text:a></text:p>
          </table:table-cell>
          <table:table-cell office:value-type="string">
            <text:p><text:a xlink:href="http://wiki.services.openoffice.org/wiki/Ship_Survey">Ship Survey</text:a></text:p>
          </table:table-cell>
          <table:table-cell office:value-type="string">
            <text:p><text:a xlink:href="http://wiki.services.openoffice.org/wiki/Short_Term_Marketing_Plan">Short Term Marketing Pla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art2/Legend">Chart2/Legend</text:a></text:p>
          </table:table-cell>
          <table:table-cell office:value-type="string">
            <text:p><text:a xlink:href="http://wiki.services.openoffice.org/wiki/Chart2/TrendLines">Chart2/TrendLines</text:a></text:p>
          </table:table-cell>
          <table:table-cell office:value-type="string">
            <text:p><text:a xlink:href="http://wiki.services.openoffice.org/wiki/Chart2:ChartTypes">Chart2:ChartTypes</text:a></text:p>
          </table:table-cell>
          <table:table-cell office:value-type="string">
            <text:p><text:a xlink:href="http://wiki.services.openoffice.org/wiki/Fr.openoffice.org/FAQ/Writer/019">Fr.openoffice.org/FAQ/Writer/019</text:a></text:p>
          </table:table-cell>
          <table:table-cell office:value-type="string">
            <text:p><text:a xlink:href="http://wiki.services.openoffice.org/wiki/Fr.openoffice.org/FAQ/Writer/020">Fr.openoffice.org/FAQ/Writer/020</text:a></text:p>
          </table:table-cell>
          <table:table-cell office:value-type="string">
            <text:p><text:a xlink:href="http://wiki.services.openoffice.org/wiki/Fr.openoffice.org/FAQ/Writer/021">Fr.openoffice.org/FAQ/Writer/021</text:a></text:p>
          </table:table-cell>
          <table:table-cell office:value-type="string">
            <text:p><text:a xlink:href="http://wiki.services.openoffice.org/wiki/SimpleCalcAddIn">SimpleCalcAddIn</text:a></text:p>
          </table:table-cell>
          <table:table-cell office:value-type="string">
            <text:p><text:a xlink:href="http://wiki.services.openoffice.org/wiki/SimpleCalcAddIn_it">SimpleCalcAddIn it</text:a></text:p>
          </table:table-cell>
          <table:table-cell office:value-type="string">
            <text:p><text:a xlink:href="http://wiki.services.openoffice.org/wiki/Simple_Calc_Add-in">Simple Calc Add-i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art2_Single-Click_Concept">Chart2 Single-Click Concept</text:a></text:p>
          </table:table-cell>
          <table:table-cell office:value-type="string">
            <text:p><text:a xlink:href="http://wiki.services.openoffice.org/wiki/Chart2_approval">Chart2 approval</text:a></text:p>
          </table:table-cell>
          <table:table-cell office:value-type="string">
            <text:p><text:a xlink:href="http://wiki.services.openoffice.org/wiki/Chart_2">Chart 2</text:a></text:p>
          </table:table-cell>
          <table:table-cell office:value-type="string">
            <text:p><text:a xlink:href="http://wiki.services.openoffice.org/wiki/Fr.openoffice.org/FAQ/Writer/022">Fr.openoffice.org/FAQ/Writer/022</text:a></text:p>
          </table:table-cell>
          <table:table-cell office:value-type="string">
            <text:p><text:a xlink:href="http://wiki.services.openoffice.org/wiki/Fr.openoffice.org/FAQ/Writer/025">Fr.openoffice.org/FAQ/Writer/025</text:a></text:p>
          </table:table-cell>
          <table:table-cell office:value-type="string">
            <text:p><text:a xlink:href="http://wiki.services.openoffice.org/wiki/Fr.openoffice.org/FAQ/Writer/026">Fr.openoffice.org/FAQ/Writer/026</text:a></text:p>
          </table:table-cell>
          <table:table-cell office:value-type="string">
            <text:p><text:a xlink:href="http://wiki.services.openoffice.org/wiki/Sl.openoffice.org">Sl.openoffice.org</text:a></text:p>
          </table:table-cell>
          <table:table-cell office:value-type="string">
            <text:p><text:a xlink:href="http://wiki.services.openoffice.org/wiki/Slideshow">Slideshow</text:a></text:p>
          </table:table-cell>
          <table:table-cell office:value-type="string">
            <text:p><text:a xlink:href="http://wiki.services.openoffice.org/wiki/Smart_Tags">Smart Tag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ecking_spelling">Checking spelling</text:a></text:p>
          </table:table-cell>
          <table:table-cell office:value-type="string">
            <text:p><text:a xlink:href="http://wiki.services.openoffice.org/wiki/Choosing_a_layout_method">Choosing a layout method</text:a></text:p>
          </table:table-cell>
          <table:table-cell office:value-type="string">
            <text:p><text:a xlink:href="http://wiki.services.openoffice.org/wiki/Choosing_language_settings">Choosing language settings</text:a></text:p>
          </table:table-cell>
          <table:table-cell office:value-type="string">
            <text:p><text:a xlink:href="http://wiki.services.openoffice.org/wiki/Fr.openoffice.org/FAQ/Writer/027">Fr.openoffice.org/FAQ/Writer/027</text:a></text:p>
          </table:table-cell>
          <table:table-cell office:value-type="string">
            <text:p><text:a xlink:href="http://wiki.services.openoffice.org/wiki/Fr.openoffice.org/FAQ/Writer/028">Fr.openoffice.org/FAQ/Writer/028</text:a></text:p>
          </table:table-cell>
          <table:table-cell office:value-type="string">
            <text:p><text:a xlink:href="http://wiki.services.openoffice.org/wiki/Fr.openoffice.org/FAQ/Writer/029">Fr.openoffice.org/FAQ/Writer/029</text:a></text:p>
          </table:table-cell>
          <table:table-cell office:value-type="string">
            <text:p><text:a xlink:href="http://wiki.services.openoffice.org/wiki/Smart_Tags_Interaction">Smart Tags Interaction</text:a></text:p>
          </table:table-cell>
          <table:table-cell office:value-type="string">
            <text:p><text:a xlink:href="http://wiki.services.openoffice.org/wiki/SmokeTest">SmokeTest</text:a></text:p>
          </table:table-cell>
          <table:table-cell office:value-type="string">
            <text:p><text:a xlink:href="http://wiki.services.openoffice.org/wiki/Software_specification">Software specificat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oosing_options_that_affect_all_of_OOo">Choosing options that affect all of OOo</text:a></text:p>
          </table:table-cell>
          <table:table-cell office:value-type="string">
            <text:p><text:a xlink:href="http://wiki.services.openoffice.org/wiki/Christian_Jansen">Christian Jansen</text:a></text:p>
          </table:table-cell>
          <table:table-cell office:value-type="string">
            <text:p><text:a xlink:href="http://wiki.services.openoffice.org/wiki/Chạy_nó">Chạy nó</text:a></text:p>
          </table:table-cell>
          <table:table-cell office:value-type="string">
            <text:p><text:a xlink:href="http://wiki.services.openoffice.org/wiki/Fr.openoffice.org/FAQ/Writer/030">Fr.openoffice.org/FAQ/Writer/030</text:a></text:p>
          </table:table-cell>
          <table:table-cell office:value-type="string">
            <text:p><text:a xlink:href="http://wiki.services.openoffice.org/wiki/Fr.openoffice.org/FAQ/Writer/031">Fr.openoffice.org/FAQ/Writer/031</text:a></text:p>
          </table:table-cell>
          <table:table-cell office:value-type="string">
            <text:p><text:a xlink:href="http://wiki.services.openoffice.org/wiki/Fr.openoffice.org/FAQ/Writer/032">Fr.openoffice.org/FAQ/Writer/032</text:a></text:p>
          </table:table-cell>
          <table:table-cell office:value-type="string">
            <text:p><text:a xlink:href="http://wiki.services.openoffice.org/wiki/Solenv">Solenv</text:a></text:p>
          </table:table-cell>
          <table:table-cell office:value-type="string">
            <text:p><text:a xlink:href="http://wiki.services.openoffice.org/wiki/Sorting_and_searching">Sorting and searching</text:a></text:p>
          </table:table-cell>
          <table:table-cell office:value-type="string">
            <text:p><text:a xlink:href="http://wiki.services.openoffice.org/wiki/Source_code_directories">Source code directori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hất_lượng_bản_địa_hoá">Chất lượng bản địa hoá</text:a></text:p>
          </table:table-cell>
          <table:table-cell office:value-type="string">
            <text:p><text:a xlink:href="http://wiki.services.openoffice.org/wiki/Citeproc_Writer_Interaction">Citeproc Writer Interaction</text:a></text:p>
          </table:table-cell>
          <table:table-cell office:value-type="string">
            <text:p><text:a xlink:href="http://wiki.services.openoffice.org/wiki/Class_B2DBPolyPolygon">Class B2DBPolyPolygon</text:a></text:p>
          </table:table-cell>
          <table:table-cell office:value-type="string">
            <text:p><text:a xlink:href="http://wiki.services.openoffice.org/wiki/Fr.openoffice.org/FAQ/Writer/033">Fr.openoffice.org/FAQ/Writer/033</text:a></text:p>
          </table:table-cell>
          <table:table-cell office:value-type="string">
            <text:p><text:a xlink:href="http://wiki.services.openoffice.org/wiki/Fr.openoffice.org/FAQ/Writer/034">Fr.openoffice.org/FAQ/Writer/034</text:a></text:p>
          </table:table-cell>
          <table:table-cell office:value-type="string">
            <text:p><text:a xlink:href="http://wiki.services.openoffice.org/wiki/Fr.openoffice.org/FAQ/Writer/035">Fr.openoffice.org/FAQ/Writer/035</text:a></text:p>
          </table:table-cell>
          <table:table-cell office:value-type="string">
            <text:p><text:a xlink:href="http://wiki.services.openoffice.org/wiki/Sources_using_this_header_in_vcl">Sources using this header in vcl</text:a></text:p>
          </table:table-cell>
          <table:table-cell office:value-type="string">
            <text:p><text:a xlink:href="http://wiki.services.openoffice.org/wiki/SouthAsiaStory">SouthAsiaStory</text:a></text:p>
          </table:table-cell>
          <table:table-cell office:value-type="string">
            <text:p><text:a xlink:href="http://wiki.services.openoffice.org/wiki/Sp.openoffice.org">Sp.openoffice.or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lass_B2DPolyPolygon">Class B2DPolyPolygon</text:a></text:p>
          </table:table-cell>
          <table:table-cell office:value-type="string">
            <text:p><text:a xlink:href="http://wiki.services.openoffice.org/wiki/Class_ImplLayoutRuns">Class ImplLayoutRuns</text:a></text:p>
          </table:table-cell>
          <table:table-cell office:value-type="string">
            <text:p><text:a xlink:href="http://wiki.services.openoffice.org/wiki/Click_here_to_see_the_complete_list">Click here to see the complete list</text:a></text:p>
          </table:table-cell>
          <table:table-cell office:value-type="string">
            <text:p><text:a xlink:href="http://wiki.services.openoffice.org/wiki/Fr.openoffice.org/FAQ/Writer/036">Fr.openoffice.org/FAQ/Writer/036</text:a></text:p>
          </table:table-cell>
          <table:table-cell office:value-type="string">
            <text:p><text:a xlink:href="http://wiki.services.openoffice.org/wiki/Fr.openoffice.org/FAQ/Writer/037">Fr.openoffice.org/FAQ/Writer/037</text:a></text:p>
          </table:table-cell>
          <table:table-cell office:value-type="string">
            <text:p><text:a xlink:href="http://wiki.services.openoffice.org/wiki/Fr.openoffice.org/FAQ/Writer/038">Fr.openoffice.org/FAQ/Writer/038</text:a></text:p>
          </table:table-cell>
          <table:table-cell office:value-type="string">
            <text:p><text:a xlink:href="http://wiki.services.openoffice.org/wiki/Spec/Advanced_Threading-Architecture">Spec/Advanced Threading-Architecture</text:a></text:p>
          </table:table-cell>
          <table:table-cell office:value-type="string">
            <text:p><text:a xlink:href="http://wiki.services.openoffice.org/wiki/Spec/Architecture/Advanced_Threading">Spec/Architecture/Advanced Threading</text:a></text:p>
          </table:table-cell>
          <table:table-cell office:value-type="string">
            <text:p><text:a xlink:href="http://wiki.services.openoffice.org/wiki/Spec/Architecture/Threading">Spec/Architecture/Thread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losing_a_document">Closing a document</text:a></text:p>
          </table:table-cell>
          <table:table-cell office:value-type="string">
            <text:p><text:a xlink:href="http://wiki.services.openoffice.org/wiki/ClytieVi">ClytieVi</text:a></text:p>
          </table:table-cell>
          <table:table-cell office:value-type="string">
            <text:p><text:a xlink:href="http://wiki.services.openoffice.org/wiki/Code/CodeSnippetsCollection">Code/CodeSnippetsCollection</text:a></text:p>
          </table:table-cell>
          <table:table-cell office:value-type="string">
            <text:p><text:a xlink:href="http://wiki.services.openoffice.org/wiki/Fr.openoffice.org/FAQ/Writer/039">Fr.openoffice.org/FAQ/Writer/039</text:a></text:p>
          </table:table-cell>
          <table:table-cell office:value-type="string">
            <text:p><text:a xlink:href="http://wiki.services.openoffice.org/wiki/Fr.openoffice.org/FAQ/Writer/040">Fr.openoffice.org/FAQ/Writer/040</text:a></text:p>
          </table:table-cell>
          <table:table-cell office:value-type="string">
            <text:p><text:a xlink:href="http://wiki.services.openoffice.org/wiki/Fr.openoffice.org/FAQ/Writer/041">Fr.openoffice.org/FAQ/Writer/041</text:a></text:p>
          </table:table-cell>
          <table:table-cell office:value-type="string">
            <text:p><text:a xlink:href="http://wiki.services.openoffice.org/wiki/Spec/Architecture/Threading/Advanced">Spec/Architecture/Threading/Advanced</text:a></text:p>
          </table:table-cell>
          <table:table-cell office:value-type="string">
            <text:p><text:a xlink:href="http://wiki.services.openoffice.org/wiki/Spec/Architecture/Threading/Basic">Spec/Architecture/Threading/Basic</text:a></text:p>
          </table:table-cell>
          <table:table-cell office:value-type="string">
            <text:p><text:a xlink:href="http://wiki.services.openoffice.org/wiki/Spec/Optimization_Solver">Spec/Optimization Solv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de_Quality">Code Quality</text:a></text:p>
          </table:table-cell>
          <table:table-cell office:value-type="string">
            <text:p><text:a xlink:href="http://wiki.services.openoffice.org/wiki/Code_Reviews">Code Reviews</text:a></text:p>
          </table:table-cell>
          <table:table-cell office:value-type="string">
            <text:p><text:a xlink:href="http://wiki.services.openoffice.org/wiki/Code_freeze">Code freeze</text:a></text:p>
          </table:table-cell>
          <table:table-cell office:value-type="string">
            <text:p><text:a xlink:href="http://wiki.services.openoffice.org/wiki/Fr.openoffice.org/FAQ/Writer/042">Fr.openoffice.org/FAQ/Writer/042</text:a></text:p>
          </table:table-cell>
          <table:table-cell office:value-type="string">
            <text:p><text:a xlink:href="http://wiki.services.openoffice.org/wiki/Fr.openoffice.org/FAQ/Writer/043">Fr.openoffice.org/FAQ/Writer/043</text:a></text:p>
          </table:table-cell>
          <table:table-cell office:value-type="string">
            <text:p><text:a xlink:href="http://wiki.services.openoffice.org/wiki/Fr.openoffice.org/FAQ/Writer/044">Fr.openoffice.org/FAQ/Writer/044</text:a></text:p>
          </table:table-cell>
          <table:table-cell office:value-type="string">
            <text:p><text:a xlink:href="http://wiki.services.openoffice.org/wiki/Spec/Threading-Architecture">Spec/Threading-Architecture</text:a></text:p>
          </table:table-cell>
          <table:table-cell office:value-type="string">
            <text:p><text:a xlink:href="http://wiki.services.openoffice.org/wiki/Spec/Threading-Model">Spec/Threading-Model</text:a></text:p>
          </table:table-cell>
          <table:table-cell office:value-type="string">
            <text:p><text:a xlink:href="http://wiki.services.openoffice.org/wiki/Spec/Threading_Model">Spec/Threading Mode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ding_Standards">Coding Standards</text:a></text:p>
          </table:table-cell>
          <table:table-cell office:value-type="string">
            <text:p><text:a xlink:href="http://wiki.services.openoffice.org/wiki/Cold-start-simulator">Cold-start-simulator</text:a></text:p>
          </table:table-cell>
          <table:table-cell office:value-type="string">
            <text:p><text:a xlink:href="http://wiki.services.openoffice.org/wiki/Color_picker_dialog">Color picker dialog</text:a></text:p>
          </table:table-cell>
          <table:table-cell office:value-type="string">
            <text:p><text:a xlink:href="http://wiki.services.openoffice.org/wiki/Fr.openoffice.org/FAQ/Writer/045">Fr.openoffice.org/FAQ/Writer/045</text:a></text:p>
          </table:table-cell>
          <table:table-cell office:value-type="string">
            <text:p><text:a xlink:href="http://wiki.services.openoffice.org/wiki/Fr.openoffice.org/FAQ/Writer/046">Fr.openoffice.org/FAQ/Writer/046</text:a></text:p>
          </table:table-cell>
          <table:table-cell office:value-type="string">
            <text:p><text:a xlink:href="http://wiki.services.openoffice.org/wiki/Fr.openoffice.org/FAQ/Writer/047">Fr.openoffice.org/FAQ/Writer/047</text:a></text:p>
          </table:table-cell>
          <table:table-cell office:value-type="string">
            <text:p><text:a xlink:href="http://wiki.services.openoffice.org/wiki/Spec:Optimization_Solver">Spec:Optimization Solver</text:a></text:p>
          </table:table-cell>
          <table:table-cell office:value-type="string">
            <text:p><text:a xlink:href="http://wiki.services.openoffice.org/wiki/Spec:o3tl">Spec:o3tl</text:a></text:p>
          </table:table-cell>
          <table:table-cell office:value-type="string">
            <text:p><text:a xlink:href="http://wiki.services.openoffice.org/wiki/Spec:o3tl/utilities/heap_ptr">Spec:o3tl/utilities/heap pt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me_aprire_una_issue">Come aprire una issue</text:a></text:p>
          </table:table-cell>
          <table:table-cell office:value-type="string">
            <text:p><text:a xlink:href="http://wiki.services.openoffice.org/wiki/Come_votare_una_issue">Come votare una issue</text:a></text:p>
          </table:table-cell>
          <table:table-cell office:value-type="string">
            <text:p><text:a xlink:href="http://wiki.services.openoffice.org/wiki/Comment_utiliser_une_signature_numerique">Comment utiliser une signature numerique</text:a></text:p>
          </table:table-cell>
          <table:table-cell office:value-type="string">
            <text:p><text:a xlink:href="http://wiki.services.openoffice.org/wiki/Fr.openoffice.org/FAQ/Writer/048">Fr.openoffice.org/FAQ/Writer/048</text:a></text:p>
          </table:table-cell>
          <table:table-cell office:value-type="string">
            <text:p><text:a xlink:href="http://wiki.services.openoffice.org/wiki/Fr.openoffice.org/FAQ/Writer/049">Fr.openoffice.org/FAQ/Writer/049</text:a></text:p>
          </table:table-cell>
          <table:table-cell office:value-type="string">
            <text:p><text:a xlink:href="http://wiki.services.openoffice.org/wiki/Fr.openoffice.org/FAQ/Writer/050">Fr.openoffice.org/FAQ/Writer/050</text:a></text:p>
          </table:table-cell>
          <table:table-cell office:value-type="string">
            <text:p><text:a xlink:href="http://wiki.services.openoffice.org/wiki/Spec:o3tl/utilities/range">Spec:o3tl/utilities/range</text:a></text:p>
          </table:table-cell>
          <table:table-cell office:value-type="string">
            <text:p><text:a xlink:href="http://wiki.services.openoffice.org/wiki/Specification">Specification</text:a></text:p>
          </table:table-cell>
          <table:table-cell office:value-type="string">
            <text:p><text:a xlink:href="http://wiki.services.openoffice.org/wiki/Specification_Example">Specification Exampl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mmit_Rights">Commit Rights</text:a></text:p>
          </table:table-cell>
          <table:table-cell office:value-type="string">
            <text:p><text:a xlink:href="http://wiki.services.openoffice.org/wiki/Common_CheckIn_Rules">Common CheckIn Rules</text:a></text:p>
          </table:table-cell>
          <table:table-cell office:value-type="string">
            <text:p><text:a xlink:href="http://wiki.services.openoffice.org/wiki/Common_problem_areas">Common problem areas</text:a></text:p>
          </table:table-cell>
          <table:table-cell office:value-type="string">
            <text:p><text:a xlink:href="http://wiki.services.openoffice.org/wiki/Fr.openoffice.org/FAQ/Writer/051">Fr.openoffice.org/FAQ/Writer/051</text:a></text:p>
          </table:table-cell>
          <table:table-cell office:value-type="string">
            <text:p><text:a xlink:href="http://wiki.services.openoffice.org/wiki/Fr.openoffice.org/FAQ/Writer/052">Fr.openoffice.org/FAQ/Writer/052</text:a></text:p>
          </table:table-cell>
          <table:table-cell office:value-type="string">
            <text:p><text:a xlink:href="http://wiki.services.openoffice.org/wiki/Fr.openoffice.org/FAQ/Writer/053">Fr.openoffice.org/FAQ/Writer/053</text:a></text:p>
          </table:table-cell>
          <table:table-cell office:value-type="string">
            <text:p><text:a xlink:href="http://wiki.services.openoffice.org/wiki/Specification_Template">Specification Template</text:a></text:p>
          </table:table-cell>
          <table:table-cell office:value-type="string">
            <text:p><text:a xlink:href="http://wiki.services.openoffice.org/wiki/Specification_Template_Help">Specification Template Help</text:a></text:p>
          </table:table-cell>
          <table:table-cell office:value-type="string">
            <text:p><text:a xlink:href="http://wiki.services.openoffice.org/wiki/Specification_template">Specification templat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mmon_tasks">Common tasks</text:a></text:p>
          </table:table-cell>
          <table:table-cell office:value-type="string">
            <text:p><text:a xlink:href="http://wiki.services.openoffice.org/wiki/Comparativa_MSvsOOo">Comparativa MSvsOOo</text:a></text:p>
          </table:table-cell>
          <table:table-cell office:value-type="string">
            <text:p><text:a xlink:href="http://wiki.services.openoffice.org/wiki/Compatible_Builds">Compatible Builds</text:a></text:p>
          </table:table-cell>
          <table:table-cell office:value-type="string">
            <text:p><text:a xlink:href="http://wiki.services.openoffice.org/wiki/Fr.openoffice.org/FAQ/Writer/054">Fr.openoffice.org/FAQ/Writer/054</text:a></text:p>
          </table:table-cell>
          <table:table-cell office:value-type="string">
            <text:p><text:a xlink:href="http://wiki.services.openoffice.org/wiki/Fr.openoffice.org/FAQ/Writer/055">Fr.openoffice.org/FAQ/Writer/055</text:a></text:p>
          </table:table-cell>
          <table:table-cell office:value-type="string">
            <text:p><text:a xlink:href="http://wiki.services.openoffice.org/wiki/Fr.openoffice.org/FAQ/Writer/100">Fr.openoffice.org/FAQ/Writer/100</text:a></text:p>
          </table:table-cell>
          <table:table-cell office:value-type="string">
            <text:p><text:a xlink:href="http://wiki.services.openoffice.org/wiki/Speedprof">Speedprof</text:a></text:p>
          </table:table-cell>
          <table:table-cell office:value-type="string">
            <text:p><text:a xlink:href="http://wiki.services.openoffice.org/wiki/Sponsor_a_Help_area">Sponsor a Help area</text:a></text:p>
          </table:table-cell>
          <table:table-cell office:value-type="string">
            <text:p><text:a xlink:href="http://wiki.services.openoffice.org/wiki/Spotkania_na_kanałach_IRC">Spotkania na kanałach IR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mpetitive_Documentation_Analysis">Competitive Documentation Analysis</text:a></text:p>
          </table:table-cell>
          <table:table-cell office:value-type="string">
            <text:p><text:a xlink:href="http://wiki.services.openoffice.org/wiki/Compile_with_Emacs">Compile with Emacs</text:a></text:p>
          </table:table-cell>
          <table:table-cell office:value-type="string">
            <text:p><text:a xlink:href="http://wiki.services.openoffice.org/wiki/Compiler_versions_used_by_port_maintainers_and_release_engineers">Compiler versions used by port maintainers and release engineers</text:a></text:p>
          </table:table-cell>
          <table:table-cell office:value-type="string">
            <text:p><text:a xlink:href="http://wiki.services.openoffice.org/wiki/Fr.openoffice.org/FAQ/Writer/101">Fr.openoffice.org/FAQ/Writer/101</text:a></text:p>
          </table:table-cell>
          <table:table-cell office:value-type="string">
            <text:p><text:a xlink:href="http://wiki.services.openoffice.org/wiki/Fr.openoffice.org/FAQ/Writer/102">Fr.openoffice.org/FAQ/Writer/102</text:a></text:p>
          </table:table-cell>
          <table:table-cell office:value-type="string">
            <text:p><text:a xlink:href="http://wiki.services.openoffice.org/wiki/Fr.openoffice.org/FAQ/Writer/103">Fr.openoffice.org/FAQ/Writer/103</text:a></text:p>
          </table:table-cell>
          <table:table-cell office:value-type="string">
            <text:p><text:a xlink:href="http://wiki.services.openoffice.org/wiki/Spreadsheet">Spreadsheet</text:a></text:p>
          </table:table-cell>
          <table:table-cell office:value-type="string">
            <text:p><text:a xlink:href="http://wiki.services.openoffice.org/wiki/SpreadsheetML">SpreadsheetML</text:a></text:p>
          </table:table-cell>
          <table:table-cell office:value-type="string">
            <text:p><text:a xlink:href="http://wiki.services.openoffice.org/wiki/Spreadsheet_common">Spreadsheet comm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mpiling_the_new_chart_module">Compiling the new chart module</text:a></text:p>
          </table:table-cell>
          <table:table-cell office:value-type="string">
            <text:p><text:a xlink:href="http://wiki.services.openoffice.org/wiki/CompleteAddIn">CompleteAddIn</text:a></text:p>
          </table:table-cell>
          <table:table-cell office:value-type="string">
            <text:p><text:a xlink:href="http://wiki.services.openoffice.org/wiki/Concepts:Colorpicker">Concepts:Colorpicker</text:a></text:p>
          </table:table-cell>
          <table:table-cell office:value-type="string">
            <text:p><text:a xlink:href="http://wiki.services.openoffice.org/wiki/Fr.openoffice.org/FAQ/Writer/104">Fr.openoffice.org/FAQ/Writer/104</text:a></text:p>
          </table:table-cell>
          <table:table-cell office:value-type="string">
            <text:p><text:a xlink:href="http://wiki.services.openoffice.org/wiki/Fr.openoffice.org/FAQ/Writer/105">Fr.openoffice.org/FAQ/Writer/105</text:a></text:p>
          </table:table-cell>
          <table:table-cell office:value-type="string">
            <text:p><text:a xlink:href="http://wiki.services.openoffice.org/wiki/Fr.openoffice.org/FAQ/Writer/106">Fr.openoffice.org/FAQ/Writer/106</text:a></text:p>
          </table:table-cell>
          <table:table-cell office:value-type="string">
            <text:p><text:a xlink:href="http://wiki.services.openoffice.org/wiki/Spreadsheet_dialogs">Spreadsheet dialogs</text:a></text:p>
          </table:table-cell>
          <table:table-cell office:value-type="string">
            <text:p><text:a xlink:href="http://wiki.services.openoffice.org/wiki/Sr.openoffice.org">Sr.openoffice.org</text:a></text:p>
          </table:table-cell>
          <table:table-cell office:value-type="string">
            <text:p><text:a xlink:href="http://wiki.services.openoffice.org/wiki/Standard_Distributed_Schema">Standard Distributed Schem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nference_HOW-TO">Conference HOW-TO</text:a></text:p>
          </table:table-cell>
          <table:table-cell office:value-type="string">
            <text:p><text:a xlink:href="http://wiki.services.openoffice.org/wiki/Config_office">Config office</text:a></text:p>
          </table:table-cell>
          <table:table-cell office:value-type="string">
            <text:p><text:a xlink:href="http://wiki.services.openoffice.org/wiki/Configuration-Table">Configuration-Table</text:a></text:p>
          </table:table-cell>
          <table:table-cell office:value-type="string">
            <text:p><text:a xlink:href="http://wiki.services.openoffice.org/wiki/Fr.openoffice.org/FAQ/Writer/107">Fr.openoffice.org/FAQ/Writer/107</text:a></text:p>
          </table:table-cell>
          <table:table-cell office:value-type="string">
            <text:p><text:a xlink:href="http://wiki.services.openoffice.org/wiki/Fr.openoffice.org/FAQ/Writer/108">Fr.openoffice.org/FAQ/Writer/108</text:a></text:p>
          </table:table-cell>
          <table:table-cell office:value-type="string">
            <text:p><text:a xlink:href="http://wiki.services.openoffice.org/wiki/Fr.openoffice.org/FAQ/Writer/109">Fr.openoffice.org/FAQ/Writer/109</text:a></text:p>
          </table:table-cell>
          <table:table-cell office:value-type="string">
            <text:p><text:a xlink:href="http://wiki.services.openoffice.org/wiki/StarOffice">StarOffice</text:a></text:p>
          </table:table-cell>
          <table:table-cell office:value-type="string">
            <text:p><text:a xlink:href="http://wiki.services.openoffice.org/wiki/Statistical_Data_Analysis_Tool">Statistical Data Analysis Tool</text:a></text:p>
          </table:table-cell>
          <table:table-cell office:value-type="string">
            <text:p><text:a xlink:href="http://wiki.services.openoffice.org/wiki/Stats/To-Dos">Stats/To-Do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nfiguration_schema_path_settings">Configuration schema path settings</text:a></text:p>
          </table:table-cell>
          <table:table-cell office:value-type="string">
            <text:p><text:a xlink:href="http://wiki.services.openoffice.org/wiki/Configuration_schema_pathsettings_204">Configuration schema pathsettings 204</text:a></text:p>
          </table:table-cell>
          <table:table-cell office:value-type="string">
            <text:p><text:a xlink:href="http://wiki.services.openoffice.org/wiki/Constructing_Components">Constructing Components</text:a></text:p>
          </table:table-cell>
          <table:table-cell office:value-type="string">
            <text:p><text:a xlink:href="http://wiki.services.openoffice.org/wiki/Fr.openoffice.org/FAQ/Writer/110">Fr.openoffice.org/FAQ/Writer/110</text:a></text:p>
          </table:table-cell>
          <table:table-cell office:value-type="string">
            <text:p><text:a xlink:href="http://wiki.services.openoffice.org/wiki/Fr.openoffice.org/FAQ/Writer/111">Fr.openoffice.org/FAQ/Writer/111</text:a></text:p>
          </table:table-cell>
          <table:table-cell office:value-type="string">
            <text:p><text:a xlink:href="http://wiki.services.openoffice.org/wiki/Fr.openoffice.org/FAQ/Writer/112">Fr.openoffice.org/FAQ/Writer/112</text:a></text:p>
          </table:table-cell>
          <table:table-cell office:value-type="string">
            <text:p><text:a xlink:href="http://wiki.services.openoffice.org/wiki/Steps_towards_regular_automated_regression_testing">Steps towards regular automated regression testing</text:a></text:p>
          </table:table-cell>
          <table:table-cell office:value-type="string">
            <text:p><text:a xlink:href="http://wiki.services.openoffice.org/wiki/Steps_towards_regular_code_reviews">Steps towards regular code reviews</text:a></text:p>
          </table:table-cell>
          <table:table-cell office:value-type="string">
            <text:p><text:a xlink:href="http://wiki.services.openoffice.org/wiki/Strategic_Marketing_Plan">Strategic Marketing Pla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nstructing_Helpers">Constructing Helpers</text:a></text:p>
          </table:table-cell>
          <table:table-cell office:value-type="string">
            <text:p><text:a xlink:href="http://wiki.services.openoffice.org/wiki/Consultants_Directory">Consultants Directory</text:a></text:p>
          </table:table-cell>
          <table:table-cell office:value-type="string">
            <text:p><text:a xlink:href="http://wiki.services.openoffice.org/wiki/Content_description">Content description</text:a></text:p>
          </table:table-cell>
          <table:table-cell office:value-type="string">
            <text:p><text:a xlink:href="http://wiki.services.openoffice.org/wiki/Fr.openoffice.org/FAQ/Writer/113">Fr.openoffice.org/FAQ/Writer/113</text:a></text:p>
          </table:table-cell>
          <table:table-cell office:value-type="string">
            <text:p><text:a xlink:href="http://wiki.services.openoffice.org/wiki/Fr.openoffice.org/FAQ/Writer/114">Fr.openoffice.org/FAQ/Writer/114</text:a></text:p>
          </table:table-cell>
          <table:table-cell office:value-type="string">
            <text:p><text:a xlink:href="http://wiki.services.openoffice.org/wiki/Fr.openoffice.org/FAQ/Writer/115">Fr.openoffice.org/FAQ/Writer/115</text:a></text:p>
          </table:table-cell>
          <table:table-cell office:value-type="string">
            <text:p><text:a xlink:href="http://wiki.services.openoffice.org/wiki/Style_override">Style override</text:a></text:p>
          </table:table-cell>
          <table:table-cell office:value-type="string">
            <text:p><text:a xlink:href="http://wiki.services.openoffice.org/wiki/Submit_patches">Submit patches</text:a></text:p>
          </table:table-cell>
          <table:table-cell office:value-type="string">
            <text:p><text:a xlink:href="http://wiki.services.openoffice.org/wiki/Subversion">Subvers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ntent_description_:_classes_%2C_structures%2C_etc_...">Content description : classes , structures, etc ...</text:a></text:p>
          </table:table-cell>
          <table:table-cell office:value-type="string">
            <text:p><text:a xlink:href="http://wiki.services.openoffice.org/wiki/Content_of_aqua">Content of aqua</text:a></text:p>
          </table:table-cell>
          <table:table-cell office:value-type="string">
            <text:p><text:a xlink:href="http://wiki.services.openoffice.org/wiki/Content_of_salinst.cxx">Content of salinst.cxx</text:a></text:p>
          </table:table-cell>
          <table:table-cell office:value-type="string">
            <text:p><text:a xlink:href="http://wiki.services.openoffice.org/wiki/Fr.openoffice.org/FAQ/Writer/116">Fr.openoffice.org/FAQ/Writer/116</text:a></text:p>
          </table:table-cell>
          <table:table-cell office:value-type="string">
            <text:p><text:a xlink:href="http://wiki.services.openoffice.org/wiki/Fr.openoffice.org/FAQ/Writer/201">Fr.openoffice.org/FAQ/Writer/201</text:a></text:p>
          </table:table-cell>
          <table:table-cell office:value-type="string">
            <text:p><text:a xlink:href="http://wiki.services.openoffice.org/wiki/Fr.openoffice.org/FAQ/XML">Fr.openoffice.org/FAQ/XML</text:a></text:p>
          </table:table-cell>
          <table:table-cell office:value-type="string">
            <text:p><text:a xlink:href="http://wiki.services.openoffice.org/wiki/SummerOfCode2006">SummerOfCode2006</text:a></text:p>
          </table:table-cell>
          <table:table-cell office:value-type="string">
            <text:p><text:a xlink:href="http://wiki.services.openoffice.org/wiki/Summer_of_Code_2007">Summer of Code 2007</text:a></text:p>
          </table:table-cell>
          <table:table-cell office:value-type="string">
            <text:p><text:a xlink:href="http://wiki.services.openoffice.org/wiki/Summer_of_Code_2007/proposals">Summer of Code 2007/proposal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ntributing_Patches">Contributing Patches</text:a></text:p>
          </table:table-cell>
          <table:table-cell office:value-type="string">
            <text:p><text:a xlink:href="http://wiki.services.openoffice.org/wiki/Contributing_to_Doc_Project">Contributing to Doc Project</text:a></text:p>
          </table:table-cell>
          <table:table-cell office:value-type="string">
            <text:p><text:a xlink:href="http://wiki.services.openoffice.org/wiki/Convert2MediaWiki">Convert2MediaWiki</text:a></text:p>
          </table:table-cell>
          <table:table-cell office:value-type="string">
            <text:p><text:a xlink:href="http://wiki.services.openoffice.org/wiki/Fr.openoffice.org/FAQ/Xml">Fr.openoffice.org/FAQ/Xml</text:a></text:p>
          </table:table-cell>
          <table:table-cell office:value-type="string">
            <text:p><text:a xlink:href="http://wiki.services.openoffice.org/wiki/Fr.openoffice.org/FAQ/Xml/001">Fr.openoffice.org/FAQ/Xml/001</text:a></text:p>
          </table:table-cell>
          <table:table-cell office:value-type="string">
            <text:p><text:a xlink:href="http://wiki.services.openoffice.org/wiki/Fr.openoffice.org/FAQ/Xml/002">Fr.openoffice.org/FAQ/Xml/002</text:a></text:p>
          </table:table-cell>
          <table:table-cell office:value-type="string">
            <text:p><text:a xlink:href="http://wiki.services.openoffice.org/wiki/Supported_SVG_Features">Supported SVG Features</text:a></text:p>
          </table:table-cell>
          <table:table-cell office:value-type="string">
            <text:p><text:a xlink:href="http://wiki.services.openoffice.org/wiki/SurveyServicesOpenOfficeOrg">SurveyServicesOpenOfficeOrg</text:a></text:p>
          </table:table-cell>
          <table:table-cell office:value-type="string">
            <text:p><text:a xlink:href="http://wiki.services.openoffice.org/wiki/Sv.openoffice.org">Sv.openoffice.or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ookBook">CookBook</text:a></text:p>
          </table:table-cell>
          <table:table-cell office:value-type="string">
            <text:p><text:a xlink:href="http://wiki.services.openoffice.org/wiki/Counter_Example">Counter Example</text:a></text:p>
          </table:table-cell>
          <table:table-cell office:value-type="string">
            <text:p><text:a xlink:href="http://wiki.services.openoffice.org/wiki/CppSDKAuthors">CppSDKAuthors</text:a></text:p>
          </table:table-cell>
          <table:table-cell office:value-type="string">
            <text:p><text:a xlink:href="http://wiki.services.openoffice.org/wiki/Fr.openoffice.org/FAQ/Xml/003">Fr.openoffice.org/FAQ/Xml/003</text:a></text:p>
          </table:table-cell>
          <table:table-cell office:value-type="string">
            <text:p><text:a xlink:href="http://wiki.services.openoffice.org/wiki/Fr.openoffice.org/FAQ/Xml/004">Fr.openoffice.org/FAQ/Xml/004</text:a></text:p>
          </table:table-cell>
          <table:table-cell office:value-type="string">
            <text:p><text:a xlink:href="http://wiki.services.openoffice.org/wiki/Fr.openoffice.org/FAQ/Xml/004_question_suivante">Fr.openoffice.org/FAQ/Xml/004 question suivante</text:a></text:p>
          </table:table-cell>
          <table:table-cell office:value-type="string">
            <text:p><text:a xlink:href="http://wiki.services.openoffice.org/wiki/Sv.openoffice.org.workspace">Sv.openoffice.org.workspace</text:a></text:p>
          </table:table-cell>
          <table:table-cell office:value-type="string">
            <text:p><text:a xlink:href="http://wiki.services.openoffice.org/wiki/Sv.openoffice.org.workspace/CVS">Sv.openoffice.org.workspace/CVS</text:a></text:p>
          </table:table-cell>
          <table:table-cell office:value-type="string">
            <text:p><text:a xlink:href="http://wiki.services.openoffice.org/wiki/Sv.openoffice.org.workspace/Rätta_till_text_fel_i_meny_och_hjälp">Sv.openoffice.org.workspace/Rätta till text fel i meny och hjälp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">Cpp Coding Standards</text:a></text:p>
          </table:table-cell>
          <table:table-cell office:value-type="string">
            <text:p><text:a xlink:href="http://wiki.services.openoffice.org/wiki/Cpp_Coding_Standards/ADVICE">Cpp Coding Standards/ADVICE</text:a></text:p>
          </table:table-cell>
          <table:table-cell office:value-type="string">
            <text:p><text:a xlink:href="http://wiki.services.openoffice.org/wiki/Cpp_Coding_Standards/Advice">Cpp Coding Standards/Advice</text:a></text:p>
          </table:table-cell>
          <table:table-cell office:value-type="string">
            <text:p><text:a xlink:href="http://wiki.services.openoffice.org/wiki/Fr.openoffice.org/FAQ/Xml/005">Fr.openoffice.org/FAQ/Xml/005</text:a></text:p>
          </table:table-cell>
          <table:table-cell office:value-type="string">
            <text:p><text:a xlink:href="http://wiki.services.openoffice.org/wiki/Fr.openoffice.org/FAQ/Xml/006">Fr.openoffice.org/FAQ/Xml/006</text:a></text:p>
          </table:table-cell>
          <table:table-cell office:value-type="string">
            <text:p><text:a xlink:href="http://wiki.services.openoffice.org/wiki/Fr.openoffice.org/FAQ/Xml/007">Fr.openoffice.org/FAQ/Xml/007</text:a></text:p>
          </table:table-cell>
          <table:table-cell office:value-type="string">
            <text:p><text:a xlink:href="http://wiki.services.openoffice.org/wiki/Sv.openoffice.org/Användarhandbok/Disposition">Sv.openoffice.org/Användarhandbok/Disposition</text:a></text:p>
          </table:table-cell>
          <table:table-cell office:value-type="string">
            <text:p><text:a xlink:href="http://wiki.services.openoffice.org/wiki/Sv.openoffice.org/Bli_laglig">Sv.openoffice.org/Bli laglig</text:a></text:p>
          </table:table-cell>
          <table:table-cell office:value-type="string">
            <text:p><text:a xlink:href="http://wiki.services.openoffice.org/wiki/Sv.openoffice.org/CD-Häfte">Sv.openoffice.org/CD-Häft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LSDESIGN">Cpp Coding Standards/CLSDESIGN</text:a></text:p>
          </table:table-cell>
          <table:table-cell office:value-type="string">
            <text:p><text:a xlink:href="http://wiki.services.openoffice.org/wiki/Cpp_Coding_Standards/CLSDESIGN/Inherit">Cpp Coding Standards/CLSDESIGN/Inherit</text:a></text:p>
          </table:table-cell>
          <table:table-cell office:value-type="string">
            <text:p><text:a xlink:href="http://wiki.services.openoffice.org/wiki/Cpp_Coding_Standards/CLSDESIGN/NewDel">Cpp Coding Standards/CLSDESIGN/NewDel</text:a></text:p>
          </table:table-cell>
          <table:table-cell office:value-type="string">
            <text:p><text:a xlink:href="http://wiki.services.openoffice.org/wiki/Fr.openoffice.org/FAQ/Xml/008">Fr.openoffice.org/FAQ/Xml/008</text:a></text:p>
          </table:table-cell>
          <table:table-cell office:value-type="string">
            <text:p><text:a xlink:href="http://wiki.services.openoffice.org/wiki/Fr.openoffice.org/FAQ/Xml/009">Fr.openoffice.org/FAQ/Xml/009</text:a></text:p>
          </table:table-cell>
          <table:table-cell office:value-type="string">
            <text:p><text:a xlink:href="http://wiki.services.openoffice.org/wiki/Fr.openoffice.org/FAQ/Xml/010">Fr.openoffice.org/FAQ/Xml/010</text:a></text:p>
          </table:table-cell>
          <table:table-cell office:value-type="string">
            <text:p><text:a xlink:href="http://wiki.services.openoffice.org/wiki/Sv.openoffice.org/Dokumentation">Sv.openoffice.org/Dokumentation</text:a></text:p>
          </table:table-cell>
          <table:table-cell office:value-type="string">
            <text:p><text:a xlink:href="http://wiki.services.openoffice.org/wiki/Sv.openoffice.org/E-postlistor">Sv.openoffice.org/E-postlistor</text:a></text:p>
          </table:table-cell>
          <table:table-cell office:value-type="string">
            <text:p><text:a xlink:href="http://wiki.services.openoffice.org/wiki/Sv.openoffice.org/FAQ">Sv.openoffice.org/FAQ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LSDESIGN/NoConv">Cpp Coding Standards/CLSDESIGN/NoConv</text:a></text:p>
          </table:table-cell>
          <table:table-cell office:value-type="string">
            <text:p><text:a xlink:href="http://wiki.services.openoffice.org/wiki/Cpp_Coding_Standards/CLSDESIGN/OneResp">Cpp Coding Standards/CLSDESIGN/OneResp</text:a></text:p>
          </table:table-cell>
          <table:table-cell office:value-type="string">
            <text:p><text:a xlink:href="http://wiki.services.openoffice.org/wiki/Cpp_Coding_Standards/CLSINIT">Cpp Coding Standards/CLSINIT</text:a></text:p>
          </table:table-cell>
          <table:table-cell office:value-type="string">
            <text:p><text:a xlink:href="http://wiki.services.openoffice.org/wiki/Fr.openoffice.org/FAQ/Xml/011">Fr.openoffice.org/FAQ/Xml/011</text:a></text:p>
          </table:table-cell>
          <table:table-cell office:value-type="string">
            <text:p><text:a xlink:href="http://wiki.services.openoffice.org/wiki/Fr.openoffice.org/FAQ/Xml/012">Fr.openoffice.org/FAQ/Xml/012</text:a></text:p>
          </table:table-cell>
          <table:table-cell office:value-type="string">
            <text:p><text:a xlink:href="http://wiki.services.openoffice.org/wiki/Fr.openoffice.org/FAQ/Xml/013">Fr.openoffice.org/FAQ/Xml/013</text:a></text:p>
          </table:table-cell>
          <table:table-cell office:value-type="string">
            <text:p><text:a xlink:href="http://wiki.services.openoffice.org/wiki/Sv.openoffice.org/Hjälp">Sv.openoffice.org/Hjälp</text:a></text:p>
          </table:table-cell>
          <table:table-cell office:value-type="string">
            <text:p><text:a xlink:href="http://wiki.services.openoffice.org/wiki/Sv.openoffice.org/Hjälp/Dokumentation">Sv.openoffice.org/Hjälp/Dokumentation</text:a></text:p>
          </table:table-cell>
          <table:table-cell office:value-type="string">
            <text:p><text:a xlink:href="http://wiki.services.openoffice.org/wiki/Sv.openoffice.org/Hjälp/E-postlistor">Sv.openoffice.org/Hjälp/E-postlist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LSINIT/NoVirt">Cpp Coding Standards/CLSINIT/NoVirt</text:a></text:p>
          </table:table-cell>
          <table:table-cell office:value-type="string">
            <text:p><text:a xlink:href="http://wiki.services.openoffice.org/wiki/Cpp_Coding_Standards/CLSINIT/ObvCopy">Cpp Coding Standards/CLSINIT/ObvCopy</text:a></text:p>
          </table:table-cell>
          <table:table-cell office:value-type="string">
            <text:p><text:a xlink:href="http://wiki.services.openoffice.org/wiki/Cpp_Coding_Standards/CODEDOC">Cpp Coding Standards/CODEDOC</text:a></text:p>
          </table:table-cell>
          <table:table-cell office:value-type="string">
            <text:p><text:a xlink:href="http://wiki.services.openoffice.org/wiki/Fr.openoffice.org/FeaturesCalc">Fr.openoffice.org/FeaturesCalc</text:a></text:p>
          </table:table-cell>
          <table:table-cell office:value-type="string">
            <text:p><text:a xlink:href="http://wiki.services.openoffice.org/wiki/Fr.openoffice.org/Fr.FAQ">Fr.openoffice.org/Fr.FAQ</text:a></text:p>
          </table:table-cell>
          <table:table-cell office:value-type="string">
            <text:p><text:a xlink:href="http://wiki.services.openoffice.org/wiki/Fr.openoffice.org/Fr.FAQ.Math">Fr.openoffice.org/Fr.FAQ.Math</text:a></text:p>
          </table:table-cell>
          <table:table-cell office:value-type="string">
            <text:p><text:a xlink:href="http://wiki.services.openoffice.org/wiki/Sv.openoffice.org/Hjälp/Kommersiell_support">Sv.openoffice.org/Hjälp/Kommersiell support</text:a></text:p>
          </table:table-cell>
          <table:table-cell office:value-type="string">
            <text:p><text:a xlink:href="http://wiki.services.openoffice.org/wiki/Sv.openoffice.org/Installations-_och_anpassningsguiden/Bilaga">Sv.openoffice.org/Installations- och anpassningsguiden/Bilaga</text:a></text:p>
          </table:table-cell>
          <table:table-cell office:value-type="string">
            <text:p><text:a xlink:href="http://wiki.services.openoffice.org/wiki/Sv.openoffice.org/Installations-_och_anpassningshandbok">Sv.openoffice.org/Installations- och anpassningshandbok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ODEDOC/ClassResp">Cpp Coding Standards/CODEDOC/ClassResp</text:a></text:p>
          </table:table-cell>
          <table:table-cell office:value-type="string">
            <text:p><text:a xlink:href="http://wiki.services.openoffice.org/wiki/Cpp_Coding_Standards/CODEDOC/ClearBehave">Cpp Coding Standards/CODEDOC/ClearBehave</text:a></text:p>
          </table:table-cell>
          <table:table-cell office:value-type="string">
            <text:p><text:a xlink:href="http://wiki.services.openoffice.org/wiki/Cpp_Coding_Standards/CODEDOC/Format">Cpp Coding Standards/CODEDOC/Format</text:a></text:p>
          </table:table-cell>
          <table:table-cell office:value-type="string">
            <text:p><text:a xlink:href="http://wiki.services.openoffice.org/wiki/Fr.openoffice.org/Fr.FAQ.Math/001">Fr.openoffice.org/Fr.FAQ.Math/001</text:a></text:p>
          </table:table-cell>
          <table:table-cell office:value-type="string">
            <text:p><text:a xlink:href="http://wiki.services.openoffice.org/wiki/Fr.openoffice.org/Fr.FAQ/Math">Fr.openoffice.org/Fr.FAQ/Math</text:a></text:p>
          </table:table-cell>
          <table:table-cell office:value-type="string">
            <text:p><text:a xlink:href="http://wiki.services.openoffice.org/wiki/Fr.openoffice.org/Fr.FAQ/Math/001">Fr.openoffice.org/Fr.FAQ/Math/001</text:a></text:p>
          </table:table-cell>
          <table:table-cell office:value-type="string">
            <text:p><text:a xlink:href="http://wiki.services.openoffice.org/wiki/Sv.openoffice.org/Installations-_och_anpassningshandbok/Bilaga">Sv.openoffice.org/Installations- och anpassningshandbok/Bilaga</text:a></text:p>
          </table:table-cell>
          <table:table-cell office:value-type="string">
            <text:p><text:a xlink:href="http://wiki.services.openoffice.org/wiki/Sv.openoffice.org/Installationshandbok">Sv.openoffice.org/Installationshandbok</text:a></text:p>
          </table:table-cell>
          <table:table-cell office:value-type="string">
            <text:p><text:a xlink:href="http://wiki.services.openoffice.org/wiki/Sv.openoffice.org/InternationellaStandarder">Sv.openoffice.org/InternationellaStandard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lass_Construction%2C_Destruction_and_Copying">Cpp Coding Standards/Class Construction, Destruction and Copying</text:a></text:p>
          </table:table-cell>
          <table:table-cell office:value-type="string">
            <text:p><text:a xlink:href="http://wiki.services.openoffice.org/wiki/Cpp_Coding_Standards/Class_Construction%2C_Destruction_and_Copying/NoVirt">Cpp Coding Standards/Class Construction, Destruction and Copying/NoVirt</text:a></text:p>
          </table:table-cell>
          <table:table-cell office:value-type="string">
            <text:p><text:a xlink:href="http://wiki.services.openoffice.org/wiki/Cpp_Coding_Standards/Class_Construction%2C_Destruction_and_Copying/No_Virtuals_in_Constructor_or_Destructor">Cpp Coding Standards/Class Construction, Destruction and Copying/No Virtuals in Constructor or Destructor</text:a></text:p>
          </table:table-cell>
          <table:table-cell office:value-type="string">
            <text:p><text:a xlink:href="http://wiki.services.openoffice.org/wiki/Fr.openoffice.org/Fr.FAQ_Wiki">Fr.openoffice.org/Fr.FAQ Wiki</text:a></text:p>
          </table:table-cell>
          <table:table-cell office:value-type="string">
            <text:p><text:a xlink:href="http://wiki.services.openoffice.org/wiki/Fr.openoffice.org/IssueTracker">Fr.openoffice.org/IssueTracker</text:a></text:p>
          </table:table-cell>
          <table:table-cell office:value-type="string">
            <text:p><text:a xlink:href="http://wiki.services.openoffice.org/wiki/Fr.openoffice.org/IssueTracker/CreationIssue">Fr.openoffice.org/IssueTracker/CreationIssue</text:a></text:p>
          </table:table-cell>
          <table:table-cell office:value-type="string">
            <text:p><text:a xlink:href="http://wiki.services.openoffice.org/wiki/Sv.openoffice.org/Kontakta_oss">Sv.openoffice.org/Kontakta oss</text:a></text:p>
          </table:table-cell>
          <table:table-cell office:value-type="string">
            <text:p><text:a xlink:href="http://wiki.services.openoffice.org/wiki/Sv.openoffice.org/OOoConf2006-CFP">Sv.openoffice.org/OOoConf2006-CFP</text:a></text:p>
          </table:table-cell>
          <table:table-cell office:value-type="string">
            <text:p><text:a xlink:href="http://wiki.services.openoffice.org/wiki/Sv.openoffice.org/OpenDocument">Sv.openoffice.org/OpenDocu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lass_Construction%2C_Destruction_and_Copying/ObvCopy">Cpp Coding Standards/Class Construction, Destruction and Copying/ObvCopy</text:a></text:p>
          </table:table-cell>
          <table:table-cell office:value-type="string">
            <text:p><text:a xlink:href="http://wiki.services.openoffice.org/wiki/Cpp_Coding_Standards/Class_Design">Cpp Coding Standards/Class Design</text:a></text:p>
          </table:table-cell>
          <table:table-cell office:value-type="string">
            <text:p><text:a xlink:href="http://wiki.services.openoffice.org/wiki/Cpp_Coding_Standards/Class_Design/Inherit">Cpp Coding Standards/Class Design/Inherit</text:a></text:p>
          </table:table-cell>
          <table:table-cell office:value-type="string">
            <text:p><text:a xlink:href="http://wiki.services.openoffice.org/wiki/Fr.openoffice.org/IssueTracker/Glossaire">Fr.openoffice.org/IssueTracker/Glossaire</text:a></text:p>
          </table:table-cell>
          <table:table-cell office:value-type="string">
            <text:p><text:a xlink:href="http://wiki.services.openoffice.org/wiki/Fr.openoffice.org/IssueTracker/RapportIssue">Fr.openoffice.org/IssueTracker/RapportIssue</text:a></text:p>
          </table:table-cell>
          <table:table-cell office:value-type="string">
            <text:p><text:a xlink:href="http://wiki.services.openoffice.org/wiki/Fr.openoffice.org/IssueTracker/Recherche">Fr.openoffice.org/IssueTracker/Recherche</text:a></text:p>
          </table:table-cell>
          <table:table-cell office:value-type="string">
            <text:p><text:a xlink:href="http://wiki.services.openoffice.org/wiki/Sv.openoffice.org/OpenDocumentWhitePaper">Sv.openoffice.org/OpenDocumentWhitePaper</text:a></text:p>
          </table:table-cell>
          <table:table-cell office:value-type="string">
            <text:p><text:a xlink:href="http://wiki.services.openoffice.org/wiki/Sv.openoffice.org/Press/Pressmeddelanden">Sv.openoffice.org/Press/Pressmeddelanden</text:a></text:p>
          </table:table-cell>
          <table:table-cell office:value-type="string">
            <text:p><text:a xlink:href="http://wiki.services.openoffice.org/wiki/Sv.openoffice.org/Press/Pressmeddelanden/Everex_släpper_ny_PC_med_produktivitetsviten_OpenOffice.org">Sv.openoffice.org/Press/Pressmeddelanden/Everex släpper ny PC med produktivitetsviten OpenOffice.or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lass_Design/NewDel">Cpp Coding Standards/Class Design/NewDel</text:a></text:p>
          </table:table-cell>
          <table:table-cell office:value-type="string">
            <text:p><text:a xlink:href="http://wiki.services.openoffice.org/wiki/Cpp_Coding_Standards/Class_Design/NoConv">Cpp Coding Standards/Class Design/NoConv</text:a></text:p>
          </table:table-cell>
          <table:table-cell office:value-type="string">
            <text:p><text:a xlink:href="http://wiki.services.openoffice.org/wiki/Cpp_Coding_Standards/Class_Design/OneResp">Cpp Coding Standards/Class Design/OneResp</text:a></text:p>
          </table:table-cell>
          <table:table-cell office:value-type="string">
            <text:p><text:a xlink:href="http://wiki.services.openoffice.org/wiki/Fr.openoffice.org/IssueTracker/VoterIssue">Fr.openoffice.org/IssueTracker/VoterIssue</text:a></text:p>
          </table:table-cell>
          <table:table-cell office:value-type="string">
            <text:p><text:a xlink:href="http://wiki.services.openoffice.org/wiki/Fr.openoffice.org/ListeForum">Fr.openoffice.org/ListeForum</text:a></text:p>
          </table:table-cell>
          <table:table-cell office:value-type="string">
            <text:p><text:a xlink:href="http://wiki.services.openoffice.org/wiki/Fr.openoffice.org/MemoEIS">Fr.openoffice.org/MemoEIS</text:a></text:p>
          </table:table-cell>
          <table:table-cell office:value-type="string">
            <text:p><text:a xlink:href="http://wiki.services.openoffice.org/wiki/Sv.openoffice.org/Press/Pressmeddelanden/OpenOffice.org_släpper_alfatest_för_Apple_Macintosh_Aqua">Sv.openoffice.org/Press/Pressmeddelanden/OpenOffice.org släpper alfatest för Apple Macintosh Aqua</text:a></text:p>
          </table:table-cell>
          <table:table-cell office:value-type="string">
            <text:p><text:a xlink:href="http://wiki.services.openoffice.org/wiki/Sv.openoffice.org/Press/Pressmeddelanden/OpenOffice.org_släpper_version_2.2">Sv.openoffice.org/Press/Pressmeddelanden/OpenOffice.org släpper version 2.2</text:a></text:p>
          </table:table-cell>
          <table:table-cell office:value-type="string">
            <text:p><text:a xlink:href="http://wiki.services.openoffice.org/wiki/Sv.openoffice.org/Produkt">Sv.openoffice.org/Produk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ode_Documentation">Cpp Coding Standards/Code Documentation</text:a></text:p>
          </table:table-cell>
          <table:table-cell office:value-type="string">
            <text:p><text:a xlink:href="http://wiki.services.openoffice.org/wiki/Cpp_Coding_Standards/Code_Documentation/ClassResp">Cpp Coding Standards/Code Documentation/ClassResp</text:a></text:p>
          </table:table-cell>
          <table:table-cell office:value-type="string">
            <text:p><text:a xlink:href="http://wiki.services.openoffice.org/wiki/Cpp_Coding_Standards/Code_Documentation/ClearBehave">Cpp Coding Standards/Code Documentation/ClearBehave</text:a></text:p>
          </table:table-cell>
          <table:table-cell office:value-type="string">
            <text:p><text:a xlink:href="http://wiki.services.openoffice.org/wiki/Fr.openoffice.org/QATestBase">Fr.openoffice.org/QATestBase</text:a></text:p>
          </table:table-cell>
          <table:table-cell office:value-type="string">
            <text:p><text:a xlink:href="http://wiki.services.openoffice.org/wiki/Fr.openoffice.org/VosCommentaires">Fr.openoffice.org/VosCommentaires</text:a></text:p>
          </table:table-cell>
          <table:table-cell office:value-type="string">
            <text:p><text:a xlink:href="http://wiki.services.openoffice.org/wiki/Fr.openoffice.org/VosCommentaires/CommentairesBase">Fr.openoffice.org/VosCommentaires/CommentairesBase</text:a></text:p>
          </table:table-cell>
          <table:table-cell office:value-type="string">
            <text:p><text:a xlink:href="http://wiki.services.openoffice.org/wiki/Sv.openoffice.org/Produkt/Base">Sv.openoffice.org/Produkt/Base</text:a></text:p>
          </table:table-cell>
          <table:table-cell office:value-type="string">
            <text:p><text:a xlink:href="http://wiki.services.openoffice.org/wiki/Sv.openoffice.org/Produkt/Calc">Sv.openoffice.org/Produkt/Calc</text:a></text:p>
          </table:table-cell>
          <table:table-cell office:value-type="string">
            <text:p><text:a xlink:href="http://wiki.services.openoffice.org/wiki/Sv.openoffice.org/Produkt/Draw">Sv.openoffice.org/Produkt/Draw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Code_Documentation/Format">Cpp Coding Standards/Code Documentation/Format</text:a></text:p>
          </table:table-cell>
          <table:table-cell office:value-type="string">
            <text:p><text:a xlink:href="http://wiki.services.openoffice.org/wiki/Cpp_Coding_Standards/Code_Format">Cpp Coding Standards/Code Format</text:a></text:p>
          </table:table-cell>
          <table:table-cell office:value-type="string">
            <text:p><text:a xlink:href="http://wiki.services.openoffice.org/wiki/Cpp_Coding_Standards/Code_Format/NoTabs">Cpp Coding Standards/Code Format/NoTabs</text:a></text:p>
          </table:table-cell>
          <table:table-cell office:value-type="string">
            <text:p><text:a xlink:href="http://wiki.services.openoffice.org/wiki/Fr.openoffice.org/VosCommentaires/CommentairesCalc">Fr.openoffice.org/VosCommentaires/CommentairesCalc</text:a></text:p>
          </table:table-cell>
          <table:table-cell office:value-type="string">
            <text:p><text:a xlink:href="http://wiki.services.openoffice.org/wiki/Fr.openoffice.org/VosCommentaires/CommentairesDraw">Fr.openoffice.org/VosCommentaires/CommentairesDraw</text:a></text:p>
          </table:table-cell>
          <table:table-cell office:value-type="string">
            <text:p><text:a xlink:href="http://wiki.services.openoffice.org/wiki/Fr.openoffice.org/VosCommentaires/CommentairesGeneral">Fr.openoffice.org/VosCommentaires/CommentairesGeneral</text:a></text:p>
          </table:table-cell>
          <table:table-cell office:value-type="string">
            <text:p><text:a xlink:href="http://wiki.services.openoffice.org/wiki/Sv.openoffice.org/Produkt/Impress">Sv.openoffice.org/Produkt/Impress</text:a></text:p>
          </table:table-cell>
          <table:table-cell office:value-type="string">
            <text:p><text:a xlink:href="http://wiki.services.openoffice.org/wiki/Sv.openoffice.org/Produkt/Math">Sv.openoffice.org/Produkt/Math</text:a></text:p>
          </table:table-cell>
          <table:table-cell office:value-type="string">
            <text:p><text:a xlink:href="http://wiki.services.openoffice.org/wiki/Sv.openoffice.org/Produkt/Writer">Sv.openoffice.org/Produkt/Writ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DESIGN">Cpp Coding Standards/DESIGN</text:a></text:p>
          </table:table-cell>
          <table:table-cell office:value-type="string">
            <text:p><text:a xlink:href="http://wiki.services.openoffice.org/wiki/Cpp_Coding_Standards/DESIGN/CyclDep">Cpp Coding Standards/DESIGN/CyclDep</text:a></text:p>
          </table:table-cell>
          <table:table-cell office:value-type="string">
            <text:p><text:a xlink:href="http://wiki.services.openoffice.org/wiki/Cpp_Coding_Standards/DESIGN/DIP">Cpp Coding Standards/DESIGN/DIP</text:a></text:p>
          </table:table-cell>
          <table:table-cell office:value-type="string">
            <text:p><text:a xlink:href="http://wiki.services.openoffice.org/wiki/Fr.openoffice.org/VosCommentaires/CommentairesImpress">Fr.openoffice.org/VosCommentaires/CommentairesImpress</text:a></text:p>
          </table:table-cell>
          <table:table-cell office:value-type="string">
            <text:p><text:a xlink:href="http://wiki.services.openoffice.org/wiki/Fr.openoffice.org/VosCommentaires/CommentairesWriter">Fr.openoffice.org/VosCommentaires/CommentairesWriter</text:a></text:p>
          </table:table-cell>
          <table:table-cell office:value-type="string">
            <text:p><text:a xlink:href="http://wiki.services.openoffice.org/wiki/Fr.openoffice.org/VosCommentaires/EnConclusion">Fr.openoffice.org/VosCommentaires/EnConclusion</text:a></text:p>
          </table:table-cell>
          <table:table-cell office:value-type="string">
            <text:p><text:a xlink:href="http://wiki.services.openoffice.org/wiki/Sv.openoffice.org/Swedish">Sv.openoffice.org/Swedish</text:a></text:p>
          </table:table-cell>
          <table:table-cell office:value-type="string">
            <text:p><text:a xlink:href="http://wiki.services.openoffice.org/wiki/Sv.openoffice.org/Ta_en_provtur">Sv.openoffice.org/Ta en provtur</text:a></text:p>
          </table:table-cell>
          <table:table-cell office:value-type="string">
            <text:p><text:a xlink:href="http://wiki.services.openoffice.org/wiki/Sv.openoffice.org/Var_laglig">Sv.openoffice.org/Var lagli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DESIGN/GlobInit">Cpp Coding Standards/DESIGN/GlobInit</text:a></text:p>
          </table:table-cell>
          <table:table-cell office:value-type="string">
            <text:p><text:a xlink:href="http://wiki.services.openoffice.org/wiki/Cpp_Coding_Standards/DESIGN/NoGlob">Cpp Coding Standards/DESIGN/NoGlob</text:a></text:p>
          </table:table-cell>
          <table:table-cell office:value-type="string">
            <text:p><text:a xlink:href="http://wiki.services.openoffice.org/wiki/Cpp_Coding_Standards/DESIGN/PremGen">Cpp Coding Standards/DESIGN/PremGen</text:a></text:p>
          </table:table-cell>
          <table:table-cell office:value-type="string">
            <text:p><text:a xlink:href="http://wiki.services.openoffice.org/wiki/Fr.openoffice.org/VosCommentaires/ProblemeDesBugs">Fr.openoffice.org/VosCommentaires/ProblemeDesBugs</text:a></text:p>
          </table:table-cell>
          <table:table-cell office:value-type="string">
            <text:p><text:a xlink:href="http://wiki.services.openoffice.org/wiki/Fr.openoffice.org/qa-test/TestTool">Fr.openoffice.org/qa-test/TestTool</text:a></text:p>
          </table:table-cell>
          <table:table-cell office:value-type="string">
            <text:p><text:a xlink:href="http://wiki.services.openoffice.org/wiki/Fr.openoffice.org/whyopenoffice.org">Fr.openoffice.org/whyopenoffice.org</text:a></text:p>
          </table:table-cell>
          <table:table-cell office:value-type="string">
            <text:p><text:a xlink:href="http://wiki.services.openoffice.org/wiki/Sv.openoffice.org/anpassning">Sv.openoffice.org/anpassning</text:a></text:p>
          </table:table-cell>
          <table:table-cell office:value-type="string">
            <text:p><text:a xlink:href="http://wiki.services.openoffice.org/wiki/Sv.openoffice.org/anpassningsguiden">Sv.openoffice.org/anpassningsguiden</text:a></text:p>
          </table:table-cell>
          <table:table-cell office:value-type="string">
            <text:p><text:a xlink:href="http://wiki.services.openoffice.org/wiki/Sv.openoffice.org/anpassningsguiden/bilaga">Sv.openoffice.org/anpassningsguiden/bilag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Design">Cpp Coding Standards/Design</text:a></text:p>
          </table:table-cell>
          <table:table-cell office:value-type="string">
            <text:p><text:a xlink:href="http://wiki.services.openoffice.org/wiki/Cpp_Coding_Standards/Design/CyclDep">Cpp Coding Standards/Design/CyclDep</text:a></text:p>
          </table:table-cell>
          <table:table-cell office:value-type="string">
            <text:p><text:a xlink:href="http://wiki.services.openoffice.org/wiki/Cpp_Coding_Standards/Design/DIP">Cpp Coding Standards/Design/DIP</text:a></text:p>
          </table:table-cell>
          <table:table-cell office:value-type="string">
            <text:p><text:a xlink:href="http://wiki.services.openoffice.org/wiki/Fr.openoffice.org/whyopenoffice.org/accueil">Fr.openoffice.org/whyopenoffice.org/accueil</text:a></text:p>
          </table:table-cell>
          <table:table-cell office:value-type="string">
            <text:p><text:a xlink:href="http://wiki.services.openoffice.org/wiki/Fr.openoffice.org/whyopenoffice.org/bon_produit">Fr.openoffice.org/whyopenoffice.org/bon produit</text:a></text:p>
          </table:table-cell>
          <table:table-cell office:value-type="string">
            <text:p><text:a xlink:href="http://wiki.services.openoffice.org/wiki/Fr.openoffice.org/whyopenoffice.org/facile">Fr.openoffice.org/whyopenoffice.org/facile</text:a></text:p>
          </table:table-cell>
          <table:table-cell office:value-type="string">
            <text:p><text:a xlink:href="http://wiki.services.openoffice.org/wiki/Sv.openoffice.org/anpassningsguiden/innehållet_av_packetet">Sv.openoffice.org/anpassningsguiden/innehållet av packetet</text:a></text:p>
          </table:table-cell>
          <table:table-cell office:value-type="string">
            <text:p><text:a xlink:href="http://wiki.services.openoffice.org/wiki/Sv.openoffice.org/anpassningsguiden/systemkrav">Sv.openoffice.org/anpassningsguiden/systemkrav</text:a></text:p>
          </table:table-cell>
          <table:table-cell office:value-type="string">
            <text:p><text:a xlink:href="http://wiki.services.openoffice.org/wiki/Sv.openoffice.org/anpassningsguiden_bilaga">Sv.openoffice.org/anpassningsguiden bilag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Design/GlobInit">Cpp Coding Standards/Design/GlobInit</text:a></text:p>
          </table:table-cell>
          <table:table-cell office:value-type="string">
            <text:p><text:a xlink:href="http://wiki.services.openoffice.org/wiki/Cpp_Coding_Standards/Design/NoGlob">Cpp Coding Standards/Design/NoGlob</text:a></text:p>
          </table:table-cell>
          <table:table-cell office:value-type="string">
            <text:p><text:a xlink:href="http://wiki.services.openoffice.org/wiki/Cpp_Coding_Standards/Design/PremGen">Cpp Coding Standards/Design/PremGen</text:a></text:p>
          </table:table-cell>
          <table:table-cell office:value-type="string">
            <text:p><text:a xlink:href="http://wiki.services.openoffice.org/wiki/Fr.openoffice.org/whyopenoffice.org/gratuit">Fr.openoffice.org/whyopenoffice.org/gratuit</text:a></text:p>
          </table:table-cell>
          <table:table-cell office:value-type="string">
            <text:p><text:a xlink:href="http://wiki.services.openoffice.org/wiki/Fr.openoffice.org/whyopenoffice.org/whyEduc">Fr.openoffice.org/whyopenoffice.org/whyEduc</text:a></text:p>
          </table:table-cell>
          <table:table-cell office:value-type="string">
            <text:p><text:a xlink:href="http://wiki.services.openoffice.org/wiki/Fr.openoffice.org/whyopenoffice.org/whyLinux">Fr.openoffice.org/whyopenoffice.org/whyLinux</text:a></text:p>
          </table:table-cell>
          <table:table-cell office:value-type="string">
            <text:p><text:a xlink:href="http://wiki.services.openoffice.org/wiki/Sv.openoffice.org/anpassningsguiden_innehållet_av_packetet">Sv.openoffice.org/anpassningsguiden innehållet av packetet</text:a></text:p>
          </table:table-cell>
          <table:table-cell office:value-type="string">
            <text:p><text:a xlink:href="http://wiki.services.openoffice.org/wiki/Sv.openoffice.org/anpassningsguiden_systemkrav">Sv.openoffice.org/anpassningsguiden systemkrav</text:a></text:p>
          </table:table-cell>
          <table:table-cell office:value-type="string">
            <text:p><text:a xlink:href="http://wiki.services.openoffice.org/wiki/Sv.openoffice.org/epostlistor">Sv.openoffice.org/epostlist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Development_Process">Cpp Coding Standards/Development Process</text:a></text:p>
          </table:table-cell>
          <table:table-cell office:value-type="string">
            <text:p><text:a xlink:href="http://wiki.services.openoffice.org/wiki/Cpp_Coding_Standards/ENC">Cpp Coding Standards/ENC</text:a></text:p>
          </table:table-cell>
          <table:table-cell office:value-type="string">
            <text:p><text:a xlink:href="http://wiki.services.openoffice.org/wiki/Cpp_Coding_Standards/ENC/Internal">Cpp Coding Standards/ENC/Internal</text:a></text:p>
          </table:table-cell>
          <table:table-cell office:value-type="string">
            <text:p><text:a xlink:href="http://wiki.services.openoffice.org/wiki/Fr.openoffice.org/whyopenoffice.org/whyNFPs">Fr.openoffice.org/whyopenoffice.org/whyNFPs</text:a></text:p>
          </table:table-cell>
          <table:table-cell office:value-type="string">
            <text:p><text:a xlink:href="http://wiki.services.openoffice.org/wiki/Fr.openoffice.org/whyopenoffice.org/whyOEMs">Fr.openoffice.org/whyopenoffice.org/whyOEMs</text:a></text:p>
          </table:table-cell>
          <table:table-cell office:value-type="string">
            <text:p><text:a xlink:href="http://wiki.services.openoffice.org/wiki/Fr.openoffice.org/whyopenoffice.org/whyPME">Fr.openoffice.org/whyopenoffice.org/whyPME</text:a></text:p>
          </table:table-cell>
          <table:table-cell office:value-type="string">
            <text:p><text:a xlink:href="http://wiki.services.openoffice.org/wiki/Sv.openoffice.org/frimedia1">Sv.openoffice.org/frimedia1</text:a></text:p>
          </table:table-cell>
          <table:table-cell office:value-type="string">
            <text:p><text:a xlink:href="http://wiki.services.openoffice.org/wiki/Sv.openoffice.org/getlegal">Sv.openoffice.org/getlegal</text:a></text:p>
          </table:table-cell>
          <table:table-cell office:value-type="string">
            <text:p><text:a xlink:href="http://wiki.services.openoffice.org/wiki/Sv.openoffice.org/medlemmar">Sv.openoffice.org/medlemma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ENC/NoFriends">Cpp Coding Standards/ENC/NoFriends</text:a></text:p>
          </table:table-cell>
          <table:table-cell office:value-type="string">
            <text:p><text:a xlink:href="http://wiki.services.openoffice.org/wiki/Cpp_Coding_Standards/ENC/PrivData">Cpp Coding Standards/ENC/PrivData</text:a></text:p>
          </table:table-cell>
          <table:table-cell office:value-type="string">
            <text:p><text:a xlink:href="http://wiki.services.openoffice.org/wiki/Cpp_Coding_Standards/ENC/Protect">Cpp Coding Standards/ENC/Protect</text:a></text:p>
          </table:table-cell>
          <table:table-cell office:value-type="string">
            <text:p><text:a xlink:href="http://wiki.services.openoffice.org/wiki/Fr.openoffice.org/whyopenoffice.org/whygov">Fr.openoffice.org/whyopenoffice.org/whygov</text:a></text:p>
          </table:table-cell>
          <table:table-cell office:value-type="string">
            <text:p><text:a xlink:href="http://wiki.services.openoffice.org/wiki/FrMoD-Aug">FrMoD-Aug</text:a></text:p>
          </table:table-cell>
          <table:table-cell office:value-type="string">
            <text:p><text:a xlink:href="http://wiki.services.openoffice.org/wiki/Framework">Framework</text:a></text:p>
          </table:table-cell>
          <table:table-cell office:value-type="string">
            <text:p><text:a xlink:href="http://wiki.services.openoffice.org/wiki/Sv.openoffice.org/om/Base">Sv.openoffice.org/om/Base</text:a></text:p>
          </table:table-cell>
          <table:table-cell office:value-type="string">
            <text:p><text:a xlink:href="http://wiki.services.openoffice.org/wiki/Sv.openoffice.org/om/Calc">Sv.openoffice.org/om/Calc</text:a></text:p>
          </table:table-cell>
          <table:table-cell office:value-type="string">
            <text:p><text:a xlink:href="http://wiki.services.openoffice.org/wiki/Sv.openoffice.org/om/Draw">Sv.openoffice.org/om/Draw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ERR">Cpp Coding Standards/ERR</text:a></text:p>
          </table:table-cell>
          <table:table-cell office:value-type="string">
            <text:p><text:a xlink:href="http://wiki.services.openoffice.org/wiki/Cpp_Coding_Standards/ERR/ExSpec">Cpp Coding Standards/ERR/ExSpec</text:a></text:p>
          </table:table-cell>
          <table:table-cell office:value-type="string">
            <text:p><text:a xlink:href="http://wiki.services.openoffice.org/wiki/Cpp_Coding_Standards/ERR/Safe">Cpp Coding Standards/ERR/Safe</text:a></text:p>
          </table:table-cell>
          <table:table-cell office:value-type="string">
            <text:p><text:a xlink:href="http://wiki.services.openoffice.org/wiki/Framework/Article">Framework/Article</text:a></text:p>
          </table:table-cell>
          <table:table-cell office:value-type="string">
            <text:p><text:a xlink:href="http://wiki.services.openoffice.org/wiki/Framework/Article/Easy_To_Use_Message_Boxes">Framework/Article/Easy To Use Message Boxes</text:a></text:p>
          </table:table-cell>
          <table:table-cell office:value-type="string">
            <text:p><text:a xlink:href="http://wiki.services.openoffice.org/wiki/Framework/Article/Filter">Framework/Article/Filter</text:a></text:p>
          </table:table-cell>
          <table:table-cell office:value-type="string">
            <text:p><text:a xlink:href="http://wiki.services.openoffice.org/wiki/Sv.openoffice.org/om/Impress">Sv.openoffice.org/om/Impress</text:a></text:p>
          </table:table-cell>
          <table:table-cell office:value-type="string">
            <text:p><text:a xlink:href="http://wiki.services.openoffice.org/wiki/Sv.openoffice.org/om/Legacy">Sv.openoffice.org/om/Legacy</text:a></text:p>
          </table:table-cell>
          <table:table-cell office:value-type="string">
            <text:p><text:a xlink:href="http://wiki.services.openoffice.org/wiki/Sv.openoffice.org/om/Math">Sv.openoffice.org/om/Math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Encapsulation">Cpp Coding Standards/Encapsulation</text:a></text:p>
          </table:table-cell>
          <table:table-cell office:value-type="string">
            <text:p><text:a xlink:href="http://wiki.services.openoffice.org/wiki/Cpp_Coding_Standards/Encapsulation/Internal">Cpp Coding Standards/Encapsulation/Internal</text:a></text:p>
          </table:table-cell>
          <table:table-cell office:value-type="string">
            <text:p><text:a xlink:href="http://wiki.services.openoffice.org/wiki/Cpp_Coding_Standards/Encapsulation/NoFriends">Cpp Coding Standards/Encapsulation/NoFriends</text:a></text:p>
          </table:table-cell>
          <table:table-cell office:value-type="string">
            <text:p><text:a xlink:href="http://wiki.services.openoffice.org/wiki/Framework/Article/Filter/FilterList_OOo_2_1">Framework/Article/Filter/FilterList OOo 2 1</text:a></text:p>
          </table:table-cell>
          <table:table-cell office:value-type="string">
            <text:p><text:a xlink:href="http://wiki.services.openoffice.org/wiki/Framework/Article/Filter/FilterList_SO_7">Framework/Article/Filter/FilterList SO 7</text:a></text:p>
          </table:table-cell>
          <table:table-cell office:value-type="string">
            <text:p><text:a xlink:href="http://wiki.services.openoffice.org/wiki/Framework/Article/Filter/FilterList_SO_8">Framework/Article/Filter/FilterList SO 8</text:a></text:p>
          </table:table-cell>
          <table:table-cell office:value-type="string">
            <text:p><text:a xlink:href="http://wiki.services.openoffice.org/wiki/Sv.openoffice.org/om/OOo">Sv.openoffice.org/om/OOo</text:a></text:p>
          </table:table-cell>
          <table:table-cell office:value-type="string">
            <text:p><text:a xlink:href="http://wiki.services.openoffice.org/wiki/Sv.openoffice.org/om/Writer">Sv.openoffice.org/om/Writer</text:a></text:p>
          </table:table-cell>
          <table:table-cell office:value-type="string">
            <text:p><text:a xlink:href="http://wiki.services.openoffice.org/wiki/Sv.openoffice.org/qa">Sv.openoffice.org/q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Encapsulation/PrivData">Cpp Coding Standards/Encapsulation/PrivData</text:a></text:p>
          </table:table-cell>
          <table:table-cell office:value-type="string">
            <text:p><text:a xlink:href="http://wiki.services.openoffice.org/wiki/Cpp_Coding_Standards/Encapsulation/Protect">Cpp Coding Standards/Encapsulation/Protect</text:a></text:p>
          </table:table-cell>
          <table:table-cell office:value-type="string">
            <text:p><text:a xlink:href="http://wiki.services.openoffice.org/wiki/Cpp_Coding_Standards/Error_Handling">Cpp Coding Standards/Error Handling</text:a></text:p>
          </table:table-cell>
          <table:table-cell office:value-type="string">
            <text:p><text:a xlink:href="http://wiki.services.openoffice.org/wiki/Framework/Article/Gap_Analysis_Tookit_API">Framework/Article/Gap Analysis Tookit API</text:a></text:p>
          </table:table-cell>
          <table:table-cell office:value-type="string">
            <text:p><text:a xlink:href="http://wiki.services.openoffice.org/wiki/Framework/Article/General_Architecture_Of_Documents_Embedding">Framework/Article/General Architecture Of Documents Embedding</text:a></text:p>
          </table:table-cell>
          <table:table-cell office:value-type="string">
            <text:p><text:a xlink:href="http://wiki.services.openoffice.org/wiki/Framework/Article/General_Architecture_Of_The_Framework_User_Interface_Implementation">Framework/Article/General Architecture Of The Framework User Interface Implementation</text:a></text:p>
          </table:table-cell>
          <table:table-cell office:value-type="string">
            <text:p><text:a xlink:href="http://wiki.services.openoffice.org/wiki/Sv.openoffice.org/raetstavning">Sv.openoffice.org/raetstavning</text:a></text:p>
          </table:table-cell>
          <table:table-cell office:value-type="string">
            <text:p><text:a xlink:href="http://wiki.services.openoffice.org/wiki/Sv.openoffice.org/raettstavning">Sv.openoffice.org/raettstavning</text:a></text:p>
          </table:table-cell>
          <table:table-cell office:value-type="string">
            <text:p><text:a xlink:href="http://wiki.services.openoffice.org/wiki/Sv.openoffice.org/startsida_skiss">Sv.openoffice.org/startsida skis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Error_Handling/ExSpec">Cpp Coding Standards/Error Handling/ExSpec</text:a></text:p>
          </table:table-cell>
          <table:table-cell office:value-type="string">
            <text:p><text:a xlink:href="http://wiki.services.openoffice.org/wiki/Cpp_Coding_Standards/Error_Handling/Safe">Cpp Coding Standards/Error Handling/Safe</text:a></text:p>
          </table:table-cell>
          <table:table-cell office:value-type="string">
            <text:p><text:a xlink:href="http://wiki.services.openoffice.org/wiki/Cpp_Coding_Standards/FDESIGN">Cpp Coding Standards/FDESIGN</text:a></text:p>
          </table:table-cell>
          <table:table-cell office:value-type="string">
            <text:p><text:a xlink:href="http://wiki.services.openoffice.org/wiki/Framework/Article/Generic_UNO_Interfaces_for_complex_toolbar_controls">Framework/Article/Generic UNO Interfaces for complex toolbar controls</text:a></text:p>
          </table:table-cell>
          <table:table-cell office:value-type="string">
            <text:p><text:a xlink:href="http://wiki.services.openoffice.org/wiki/Framework/Article/Implementation_of_the_Dispatch_API_In_SFX2">Framework/Article/Implementation of the Dispatch API In SFX2</text:a></text:p>
          </table:table-cell>
          <table:table-cell office:value-type="string">
            <text:p><text:a xlink:href="http://wiki.services.openoffice.org/wiki/Framework/Article/OpenOffice.org_2.0_User_Interface_Controller_Internals">Framework/Article/OpenOffice.org 2.0 User Interface Controller Internals</text:a></text:p>
          </table:table-cell>
          <table:table-cell office:value-type="string">
            <text:p><text:a xlink:href="http://wiki.services.openoffice.org/wiki/Sv.openoffice.org/Öppna_standarder">Sv.openoffice.org/Öppna standarder</text:a></text:p>
          </table:table-cell>
          <table:table-cell office:value-type="string">
            <text:p><text:a xlink:href="http://wiki.services.openoffice.org/wiki/Syndication">Syndication</text:a></text:p>
          </table:table-cell>
          <table:table-cell office:value-type="string">
            <text:p><text:a xlink:href="http://wiki.services.openoffice.org/wiki/Synonymous_keywords">Synonymous keyword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FDESIGN/CanOp">Cpp Coding Standards/FDESIGN/CanOp</text:a></text:p>
          </table:table-cell>
          <table:table-cell office:value-type="string">
            <text:p><text:a xlink:href="http://wiki.services.openoffice.org/wiki/Cpp_Coding_Standards/FDESIGN/OneTask">Cpp Coding Standards/FDESIGN/OneTask</text:a></text:p>
          </table:table-cell>
          <table:table-cell office:value-type="string">
            <text:p><text:a xlink:href="http://wiki.services.openoffice.org/wiki/Cpp_Coding_Standards/FDESIGN/Params">Cpp Coding Standards/FDESIGN/Params</text:a></text:p>
          </table:table-cell>
          <table:table-cell office:value-type="string">
            <text:p><text:a xlink:href="http://wiki.services.openoffice.org/wiki/Framework/Article/OpenOffice.org_2.x_Commands">Framework/Article/OpenOffice.org 2.x Commands</text:a></text:p>
          </table:table-cell>
          <table:table-cell office:value-type="string">
            <text:p><text:a xlink:href="http://wiki.services.openoffice.org/wiki/Framework/Article/OpenOffice.org_Dispatch_Commands">Framework/Article/OpenOffice.org Dispatch Commands</text:a></text:p>
          </table:table-cell>
          <table:table-cell office:value-type="string">
            <text:p><text:a xlink:href="http://wiki.services.openoffice.org/wiki/Framework/Article/Options_Dialog_Configuration">Framework/Article/Options Dialog Configuration</text:a></text:p>
          </table:table-cell>
          <table:table-cell office:value-type="string">
            <text:p><text:a xlink:href="http://wiki.services.openoffice.org/wiki/Szabad_diploma_-_OOo">Szabad diploma - OOo</text:a></text:p>
          </table:table-cell>
          <table:table-cell office:value-type="string">
            <text:p><text:a xlink:href="http://wiki.services.openoffice.org/wiki/TCM_migration">TCM migration</text:a></text:p>
          </table:table-cell>
          <table:table-cell office:value-type="string">
            <text:p><text:a xlink:href="http://wiki.services.openoffice.org/wiki/TCM_way_zh">TCM way zh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FIMPL">Cpp Coding Standards/FIMPL</text:a></text:p>
          </table:table-cell>
          <table:table-cell office:value-type="string">
            <text:p><text:a xlink:href="http://wiki.services.openoffice.org/wiki/Cpp_Coding_Standards/FIMPL/DefSwitch">Cpp Coding Standards/FIMPL/DefSwitch</text:a></text:p>
          </table:table-cell>
          <table:table-cell office:value-type="string">
            <text:p><text:a xlink:href="http://wiki.services.openoffice.org/wiki/Cpp_Coding_Standards/FORMAT">Cpp Coding Standards/FORMAT</text:a></text:p>
          </table:table-cell>
          <table:table-cell office:value-type="string">
            <text:p><text:a xlink:href="http://wiki.services.openoffice.org/wiki/Framework/Contributions/Patches">Framework/Contributions/Patches</text:a></text:p>
          </table:table-cell>
          <table:table-cell office:value-type="string">
            <text:p><text:a xlink:href="http://wiki.services.openoffice.org/wiki/Framework/Filter">Framework/Filter</text:a></text:p>
          </table:table-cell>
          <table:table-cell office:value-type="string">
            <text:p><text:a xlink:href="http://wiki.services.openoffice.org/wiki/Framework/Modules/binfilter">Framework/Modules/binfilter</text:a></text:p>
          </table:table-cell>
          <table:table-cell office:value-type="string">
            <text:p><text:a xlink:href="http://wiki.services.openoffice.org/wiki/TCM_wishes">TCM wishes</text:a></text:p>
          </table:table-cell>
          <table:table-cell office:value-type="string">
            <text:p><text:a xlink:href="http://wiki.services.openoffice.org/wiki/Tabbed_Windows_Extension_Discussion">Tabbed Windows Extension Discussion</text:a></text:p>
          </table:table-cell>
          <table:table-cell office:value-type="string">
            <text:p><text:a xlink:href="http://wiki.services.openoffice.org/wiki/Tabla_de_Versiones_de_OpenOffice.org_y_Distribuciones">Tabla de Versiones de OpenOffice.org y Distribucion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FORMAT/NoTabs">Cpp Coding Standards/FORMAT/NoTabs</text:a></text:p>
          </table:table-cell>
          <table:table-cell office:value-type="string">
            <text:p><text:a xlink:href="http://wiki.services.openoffice.org/wiki/Cpp_Coding_Standards/Function_Design">Cpp Coding Standards/Function Design</text:a></text:p>
          </table:table-cell>
          <table:table-cell office:value-type="string">
            <text:p><text:a xlink:href="http://wiki.services.openoffice.org/wiki/Cpp_Coding_Standards/Function_Implementation">Cpp Coding Standards/Function Implementation</text:a></text:p>
          </table:table-cell>
          <table:table-cell office:value-type="string">
            <text:p><text:a xlink:href="http://wiki.services.openoffice.org/wiki/Framework/OpenOffice.org_2.0_Command_Reference">Framework/OpenOffice.org 2.0 Command Reference</text:a></text:p>
          </table:table-cell>
          <table:table-cell office:value-type="string">
            <text:p><text:a xlink:href="http://wiki.services.openoffice.org/wiki/Framework/TabBrowse/Development">Framework/TabBrowse/Development</text:a></text:p>
          </table:table-cell>
          <table:table-cell office:value-type="string">
            <text:p><text:a xlink:href="http://wiki.services.openoffice.org/wiki/Framework/To-Dos">Framework/To-Dos</text:a></text:p>
          </table:table-cell>
          <table:table-cell office:value-type="string">
            <text:p><text:a xlink:href="http://wiki.services.openoffice.org/wiki/Tabla_de_Versiones_de_OpenOffice.org_y_Distribuciones_de_Sistemas_Linux">Tabla de Versiones de OpenOffice.org y Distribuciones de Sistemas Linux</text:a></text:p>
          </table:table-cell>
          <table:table-cell office:value-type="string">
            <text:p><text:a xlink:href="http://wiki.services.openoffice.org/wiki/Tables_in_a_Writer_Document">Tables in a Writer Document</text:a></text:p>
          </table:table-cell>
          <table:table-cell office:value-type="string">
            <text:p><text:a xlink:href="http://wiki.services.openoffice.org/wiki/TargetMilestone">TargetMileston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Function_Implementation/DefSwitch">Cpp Coding Standards/Function Implementation/DefSwitch</text:a></text:p>
          </table:table-cell>
          <table:table-cell office:value-type="string">
            <text:p><text:a xlink:href="http://wiki.services.openoffice.org/wiki/Cpp_Coding_Standards/GEN">Cpp Coding Standards/GEN</text:a></text:p>
          </table:table-cell>
          <table:table-cell office:value-type="string">
            <text:p><text:a xlink:href="http://wiki.services.openoffice.org/wiki/Cpp_Coding_Standards/General_Coding">Cpp Coding Standards/General Coding</text:a></text:p>
          </table:table-cell>
          <table:table-cell office:value-type="string">
            <text:p><text:a xlink:href="http://wiki.services.openoffice.org/wiki/Framework/Tutorial/Popup_Menu_Controller">Framework/Tutorial/Popup Menu Controller</text:a></text:p>
          </table:table-cell>
          <table:table-cell office:value-type="string">
            <text:p><text:a xlink:href="http://wiki.services.openoffice.org/wiki/Framework/Tutorial/Statusbar_Controller">Framework/Tutorial/Statusbar Controller</text:a></text:p>
          </table:table-cell>
          <table:table-cell office:value-type="string">
            <text:p><text:a xlink:href="http://wiki.services.openoffice.org/wiki/Framework/WorkInProgress/Addon_Menu_Toolbar_Merging">Framework/WorkInProgress/Addon Menu Toolbar Merging</text:a></text:p>
          </table:table-cell>
          <table:table-cell office:value-type="string">
            <text:p><text:a xlink:href="http://wiki.services.openoffice.org/wiki/Tcm">Tcm</text:a></text:p>
          </table:table-cell>
          <table:table-cell office:value-type="string">
            <text:p><text:a xlink:href="http://wiki.services.openoffice.org/wiki/Teaching_Days">Teaching Days</text:a></text:p>
          </table:table-cell>
          <table:table-cell office:value-type="string">
            <text:p><text:a xlink:href="http://wiki.services.openoffice.org/wiki/Team_Leads">Team Lead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HEADERS">Cpp Coding Standards/HEADERS</text:a></text:p>
          </table:table-cell>
          <table:table-cell office:value-type="string">
            <text:p><text:a xlink:href="http://wiki.services.openoffice.org/wiki/Cpp_Coding_Standards/HEADERS/IncGuards">Cpp Coding Standards/HEADERS/IncGuards</text:a></text:p>
          </table:table-cell>
          <table:table-cell office:value-type="string">
            <text:p><text:a xlink:href="http://wiki.services.openoffice.org/wiki/Cpp_Coding_Standards/HEADERS/IncPCH">Cpp Coding Standards/HEADERS/IncPCH</text:a></text:p>
          </table:table-cell>
          <table:table-cell office:value-type="string">
            <text:p><text:a xlink:href="http://wiki.services.openoffice.org/wiki/Framework/WorkInProgress/Easy_To_Use_Message_Boxes">Framework/WorkInProgress/Easy To Use Message Boxes</text:a></text:p>
          </table:table-cell>
          <table:table-cell office:value-type="string">
            <text:p><text:a xlink:href="http://wiki.services.openoffice.org/wiki/Framework/WorkInProgress/Language_Selection_Statusbar_Control">Framework/WorkInProgress/Language Selection Statusbar Control</text:a></text:p>
          </table:table-cell>
          <table:table-cell office:value-type="string">
            <text:p><text:a xlink:href="http://wiki.services.openoffice.org/wiki/Framework/WorkInProgress/Tabbed_Windows_Extension">Framework/WorkInProgress/Tabbed Windows Extension</text:a></text:p>
          </table:table-cell>
          <table:table-cell office:value-type="string">
            <text:p><text:a xlink:href="http://wiki.services.openoffice.org/wiki/TemarioCertificacionOOo">TemarioCertificacionOOo</text:a></text:p>
          </table:table-cell>
          <table:table-cell office:value-type="string">
            <text:p><text:a xlink:href="http://wiki.services.openoffice.org/wiki/Temnplates_-_Personas">Temnplates - Personas</text:a></text:p>
          </table:table-cell>
          <table:table-cell office:value-type="string">
            <text:p><text:a xlink:href="http://wiki.services.openoffice.org/wiki/Templates">Templat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HEADERS/Self">Cpp Coding Standards/HEADERS/Self</text:a></text:p>
          </table:table-cell>
          <table:table-cell office:value-type="string">
            <text:p><text:a xlink:href="http://wiki.services.openoffice.org/wiki/Cpp_Coding_Standards/Header_Files">Cpp Coding Standards/Header Files</text:a></text:p>
          </table:table-cell>
          <table:table-cell office:value-type="string">
            <text:p><text:a xlink:href="http://wiki.services.openoffice.org/wiki/Cpp_Coding_Standards/IFC">Cpp Coding Standards/IFC</text:a></text:p>
          </table:table-cell>
          <table:table-cell office:value-type="string">
            <text:p><text:a xlink:href="http://wiki.services.openoffice.org/wiki/Frank%27s_test">Frank's test</text:a></text:p>
          </table:table-cell>
          <table:table-cell office:value-type="string">
            <text:p><text:a xlink:href="http://wiki.services.openoffice.org/wiki/Frank_Loehmann">Frank Loehmann</text:a></text:p>
          </table:table-cell>
          <table:table-cell office:value-type="string">
            <text:p><text:a xlink:href="http://wiki.services.openoffice.org/wiki/GIA_Team">GIA Team</text:a></text:p>
          </table:table-cell>
          <table:table-cell office:value-type="string">
            <text:p><text:a xlink:href="http://wiki.services.openoffice.org/wiki/Templates_-_Blank_Document">Templates - Blank Document</text:a></text:p>
          </table:table-cell>
          <table:table-cell office:value-type="string">
            <text:p><text:a xlink:href="http://wiki.services.openoffice.org/wiki/Templates_-_New_Template">Templates - New Template</text:a></text:p>
          </table:table-cell>
          <table:table-cell office:value-type="string">
            <text:p><text:a xlink:href="http://wiki.services.openoffice.org/wiki/Templates_-_Online">Templates - Onlin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Interfaces">Cpp Coding Standards/Interfaces</text:a></text:p>
          </table:table-cell>
          <table:table-cell office:value-type="string">
            <text:p><text:a xlink:href="http://wiki.services.openoffice.org/wiki/Cpp_Coding_Standards/OBSOLETE">Cpp Coding Standards/OBSOLETE</text:a></text:p>
          </table:table-cell>
          <table:table-cell office:value-type="string">
            <text:p><text:a xlink:href="http://wiki.services.openoffice.org/wiki/Cpp_Coding_Standards/Obsolete_Habits">Cpp Coding Standards/Obsolete Habits</text:a></text:p>
          </table:table-cell>
          <table:table-cell office:value-type="string">
            <text:p><text:a xlink:href="http://wiki.services.openoffice.org/wiki/GNULinuxSparcPorting">GNULinuxSparcPorting</text:a></text:p>
          </table:table-cell>
          <table:table-cell office:value-type="string">
            <text:p><text:a xlink:href="http://wiki.services.openoffice.org/wiki/GNU_Lesser_General_Public_License">GNU Lesser General Public License</text:a></text:p>
          </table:table-cell>
          <table:table-cell office:value-type="string">
            <text:p><text:a xlink:href="http://wiki.services.openoffice.org/wiki/GNU_Linux_Sparc_Porting">GNU Linux Sparc Porting</text:a></text:p>
          </table:table-cell>
          <table:table-cell office:value-type="string">
            <text:p><text:a xlink:href="http://wiki.services.openoffice.org/wiki/Templates_-_Save_as_Template">Templates - Save as Template</text:a></text:p>
          </table:table-cell>
          <table:table-cell office:value-type="string">
            <text:p><text:a xlink:href="http://wiki.services.openoffice.org/wiki/Templates_-_Style_-_Accessible">Templates - Style - Accessible</text:a></text:p>
          </table:table-cell>
          <table:table-cell office:value-type="string">
            <text:p><text:a xlink:href="http://wiki.services.openoffice.org/wiki/Templates_-_Style_-_Candybar">Templates - Style - Candyba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PRINC">Cpp Coding Standards/PRINC</text:a></text:p>
          </table:table-cell>
          <table:table-cell office:value-type="string">
            <text:p><text:a xlink:href="http://wiki.services.openoffice.org/wiki/Cpp_Coding_Standards/PROCESS">Cpp Coding Standards/PROCESS</text:a></text:p>
          </table:table-cell>
          <table:table-cell office:value-type="string">
            <text:p><text:a xlink:href="http://wiki.services.openoffice.org/wiki/Cpp_Coding_Standards/Principles">Cpp Coding Standards/Principles</text:a></text:p>
          </table:table-cell>
          <table:table-cell office:value-type="string">
            <text:p><text:a xlink:href="http://wiki.services.openoffice.org/wiki/Gatekeeper">Gatekeeper</text:a></text:p>
          </table:table-cell>
          <table:table-cell office:value-type="string">
            <text:p><text:a xlink:href="http://wiki.services.openoffice.org/wiki/General_UNO_Component_Project_Type">General UNO Component Project Type</text:a></text:p>
          </table:table-cell>
          <table:table-cell office:value-type="string">
            <text:p><text:a xlink:href="http://wiki.services.openoffice.org/wiki/Getting_It">Getting It</text:a></text:p>
          </table:table-cell>
          <table:table-cell office:value-type="string">
            <text:p><text:a xlink:href="http://wiki.services.openoffice.org/wiki/Templates_-_Style_-_Elegant">Templates - Style - Elegant</text:a></text:p>
          </table:table-cell>
          <table:table-cell office:value-type="string">
            <text:p><text:a xlink:href="http://wiki.services.openoffice.org/wiki/Templates_-_Style_-_Modern">Templates - Style - Modern</text:a></text:p>
          </table:table-cell>
          <table:table-cell office:value-type="string">
            <text:p><text:a xlink:href="http://wiki.services.openoffice.org/wiki/Termite">Termit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SECURITY">Cpp Coding Standards/SECURITY</text:a></text:p>
          </table:table-cell>
          <table:table-cell office:value-type="string">
            <text:p><text:a xlink:href="http://wiki.services.openoffice.org/wiki/Cpp_Coding_Standards/SECURITY/BuffOver">Cpp Coding Standards/SECURITY/BuffOver</text:a></text:p>
          </table:table-cell>
          <table:table-cell office:value-type="string">
            <text:p><text:a xlink:href="http://wiki.services.openoffice.org/wiki/Cpp_Coding_Standards/SECURITY/IntOver">Cpp Coding Standards/SECURITY/IntOver</text:a></text:p>
          </table:table-cell>
          <table:table-cell office:value-type="string">
            <text:p><text:a xlink:href="http://wiki.services.openoffice.org/wiki/Getting_It/nl">Getting It/nl</text:a></text:p>
          </table:table-cell>
          <table:table-cell office:value-type="string">
            <text:p><text:a xlink:href="http://wiki.services.openoffice.org/wiki/Getting_Starte/Menus_and_Toolbars">Getting Starte/Menus and Toolbars</text:a></text:p>
          </table:table-cell>
          <table:table-cell office:value-type="string">
            <text:p><text:a xlink:href="http://wiki.services.openoffice.org/wiki/Getting_Started">Getting Started</text:a></text:p>
          </table:table-cell>
          <table:table-cell office:value-type="string">
            <text:p><text:a xlink:href="http://wiki.services.openoffice.org/wiki/Terms/Solar_Mutex">Terms/Solar Mutex</text:a></text:p>
          </table:table-cell>
          <table:table-cell office:value-type="string">
            <text:p><text:a xlink:href="http://wiki.services.openoffice.org/wiki/Test">Test</text:a></text:p>
          </table:table-cell>
          <table:table-cell office:value-type="string">
            <text:p><text:a xlink:href="http://wiki.services.openoffice.org/wiki/TestToolWithValgrind">TestToolWithValgrin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SECURITY/UnsafeFunc">Cpp Coding Standards/SECURITY/UnsafeFunc</text:a></text:p>
          </table:table-cell>
          <table:table-cell office:value-type="string">
            <text:p><text:a xlink:href="http://wiki.services.openoffice.org/wiki/Cpp_Coding_Standards/SECURITY/ValInput">Cpp Coding Standards/SECURITY/ValInput</text:a></text:p>
          </table:table-cell>
          <table:table-cell office:value-type="string">
            <text:p><text:a xlink:href="http://wiki.services.openoffice.org/wiki/Cpp_Coding_Standards/STL">Cpp Coding Standards/STL</text:a></text:p>
          </table:table-cell>
          <table:table-cell office:value-type="string">
            <text:p><text:a xlink:href="http://wiki.services.openoffice.org/wiki/Getting_Started/A_short_history_of_OpenOffice.org">Getting Started/A short history of OpenOffice.org</text:a></text:p>
          </table:table-cell>
          <table:table-cell office:value-type="string">
            <text:p><text:a xlink:href="http://wiki.services.openoffice.org/wiki/Getting_Started/Copyright">Getting Started/Copyright</text:a></text:p>
          </table:table-cell>
          <table:table-cell office:value-type="string">
            <text:p><text:a xlink:href="http://wiki.services.openoffice.org/wiki/Getting_Started/Creating_Web_Pages">Getting Started/Creating Web Pages</text:a></text:p>
          </table:table-cell>
          <table:table-cell office:value-type="string">
            <text:p><text:a xlink:href="http://wiki.services.openoffice.org/wiki/Test_Case_Management">Test Case Management</text:a></text:p>
          </table:table-cell>
          <table:table-cell office:value-type="string">
            <text:p><text:a xlink:href="http://wiki.services.openoffice.org/wiki/Test_case_specification">Test case specification</text:a></text:p>
          </table:table-cell>
          <table:table-cell office:value-type="string">
            <text:p><text:a xlink:href="http://wiki.services.openoffice.org/wiki/Test_case_specification_template">Test case specification templat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STL/Cont">Cpp Coding Standards/STL/Cont</text:a></text:p>
          </table:table-cell>
          <table:table-cell office:value-type="string">
            <text:p><text:a xlink:href="http://wiki.services.openoffice.org/wiki/Cpp_Coding_Standards/STL/EraseMem">Cpp Coding Standards/STL/EraseMem</text:a></text:p>
          </table:table-cell>
          <table:table-cell office:value-type="string">
            <text:p><text:a xlink:href="http://wiki.services.openoffice.org/wiki/Cpp_Coding_Standards/STL/PurePred">Cpp Coding Standards/STL/PurePred</text:a></text:p>
          </table:table-cell>
          <table:table-cell office:value-type="string">
            <text:p><text:a xlink:href="http://wiki.services.openoffice.org/wiki/Getting_Started/Creating_a_database_form">Getting Started/Creating a database form</text:a></text:p>
          </table:table-cell>
          <table:table-cell office:value-type="string">
            <text:p><text:a xlink:href="http://wiki.services.openoffice.org/wiki/Getting_Started/Features">Getting Started/Features</text:a></text:p>
          </table:table-cell>
          <table:table-cell office:value-type="string">
            <text:p><text:a xlink:href="http://wiki.services.openoffice.org/wiki/Getting_Started/File_Management">Getting Started/File Management</text:a></text:p>
          </table:table-cell>
          <table:table-cell office:value-type="string">
            <text:p><text:a xlink:href="http://wiki.services.openoffice.org/wiki/Test_page">Test page</text:a></text:p>
          </table:table-cell>
          <table:table-cell office:value-type="string">
            <text:p><text:a xlink:href="http://wiki.services.openoffice.org/wiki/Test_wiki_filter">Test wiki filter</text:a></text:p>
          </table:table-cell>
          <table:table-cell office:value-type="string">
            <text:p><text:a xlink:href="http://wiki.services.openoffice.org/wiki/Testcase">Testcas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Security">Cpp Coding Standards/Security</text:a></text:p>
          </table:table-cell>
          <table:table-cell office:value-type="string">
            <text:p><text:a xlink:href="http://wiki.services.openoffice.org/wiki/Cpp_Coding_Standards/Security/BuffOver">Cpp Coding Standards/Security/BuffOver</text:a></text:p>
          </table:table-cell>
          <table:table-cell office:value-type="string">
            <text:p><text:a xlink:href="http://wiki.services.openoffice.org/wiki/Cpp_Coding_Standards/Security/IntOver">Cpp Coding Standards/Security/IntOver</text:a></text:p>
          </table:table-cell>
          <table:table-cell office:value-type="string">
            <text:p><text:a xlink:href="http://wiki.services.openoffice.org/wiki/Getting_Started/Formatting_pages">Getting Started/Formatting pages</text:a></text:p>
          </table:table-cell>
          <table:table-cell office:value-type="string">
            <text:p><text:a xlink:href="http://wiki.services.openoffice.org/wiki/Getting_Started/Frequently_asked_questions">Getting Started/Frequently asked questions</text:a></text:p>
          </table:table-cell>
          <table:table-cell office:value-type="string">
            <text:p><text:a xlink:href="http://wiki.services.openoffice.org/wiki/Getting_Started/Getting_Started_with_Base">Getting Started/Getting Started with Base</text:a></text:p>
          </table:table-cell>
          <table:table-cell office:value-type="string">
            <text:p><text:a xlink:href="http://wiki.services.openoffice.org/wiki/Testing_my_translation">Testing my translation</text:a></text:p>
          </table:table-cell>
          <table:table-cell office:value-type="string">
            <text:p><text:a xlink:href="http://wiki.services.openoffice.org/wiki/Testmba">Testmba</text:a></text:p>
          </table:table-cell>
          <table:table-cell office:value-type="string">
            <text:p><text:a xlink:href="http://wiki.services.openoffice.org/wiki/Testmba2">Testmba2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Security/UnsafeFunc">Cpp Coding Standards/Security/UnsafeFunc</text:a></text:p>
          </table:table-cell>
          <table:table-cell office:value-type="string">
            <text:p><text:a xlink:href="http://wiki.services.openoffice.org/wiki/Cpp_Coding_Standards/Security/ValInput">Cpp Coding Standards/Security/ValInput</text:a></text:p>
          </table:table-cell>
          <table:table-cell office:value-type="string">
            <text:p><text:a xlink:href="http://wiki.services.openoffice.org/wiki/Cpp_Coding_Standards/TYPE">Cpp Coding Standards/TYPE</text:a></text:p>
          </table:table-cell>
          <table:table-cell office:value-type="string">
            <text:p><text:a xlink:href="http://wiki.services.openoffice.org/wiki/Getting_Started/Getting_Started_with_Calc">Getting Started/Getting Started with Calc</text:a></text:p>
          </table:table-cell>
          <table:table-cell office:value-type="string">
            <text:p><text:a xlink:href="http://wiki.services.openoffice.org/wiki/Getting_Started/Getting_Started_with_Draw">Getting Started/Getting Started with Draw</text:a></text:p>
          </table:table-cell>
          <table:table-cell office:value-type="string">
            <text:p><text:a xlink:href="http://wiki.services.openoffice.org/wiki/Getting_Started/Getting_Started_with_Impress">Getting Started/Getting Started with Impress</text:a></text:p>
          </table:table-cell>
          <table:table-cell office:value-type="string">
            <text:p><text:a xlink:href="http://wiki.services.openoffice.org/wiki/Testplan">Testplan</text:a></text:p>
          </table:table-cell>
          <table:table-cell office:value-type="string">
            <text:p><text:a xlink:href="http://wiki.services.openoffice.org/wiki/Testtool">Testtool</text:a></text:p>
          </table:table-cell>
          <table:table-cell office:value-type="string">
            <text:p><text:a xlink:href="http://wiki.services.openoffice.org/wiki/Testtool_FD6">Testtool FD6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he_Cpp_Standard_Template_Library">Cpp Coding Standards/The Cpp Standard Template Library</text:a></text:p>
          </table:table-cell>
          <table:table-cell office:value-type="string">
            <text:p><text:a xlink:href="http://wiki.services.openoffice.org/wiki/Cpp_Coding_Standards/The_Cpp_Standard_Template_Library/Cont">Cpp Coding Standards/The Cpp Standard Template Library/Cont</text:a></text:p>
          </table:table-cell>
          <table:table-cell office:value-type="string">
            <text:p><text:a xlink:href="http://wiki.services.openoffice.org/wiki/Cpp_Coding_Standards/The_Cpp_Standard_Template_Library/EraseMem">Cpp Coding Standards/The Cpp Standard Template Library/EraseMem</text:a></text:p>
          </table:table-cell>
          <table:table-cell office:value-type="string">
            <text:p><text:a xlink:href="http://wiki.services.openoffice.org/wiki/Getting_Started/Getting_Started_with_Macros">Getting Started/Getting Started with Macros</text:a></text:p>
          </table:table-cell>
          <table:table-cell office:value-type="string">
            <text:p><text:a xlink:href="http://wiki.services.openoffice.org/wiki/Getting_Started/Getting_Started_with_Math">Getting Started/Getting Started with Math</text:a></text:p>
          </table:table-cell>
          <table:table-cell office:value-type="string">
            <text:p><text:a xlink:href="http://wiki.services.openoffice.org/wiki/Getting_Started/Getting_Started_with_Writer">Getting Started/Getting Started with Writer</text:a></text:p>
          </table:table-cell>
          <table:table-cell office:value-type="string">
            <text:p><text:a xlink:href="http://wiki.services.openoffice.org/wiki/Testtool_FD6_en">Testtool FD6 en</text:a></text:p>
          </table:table-cell>
          <table:table-cell office:value-type="string">
            <text:p><text:a xlink:href="http://wiki.services.openoffice.org/wiki/Testtool_FD6_vi">Testtool FD6 vi</text:a></text:p>
          </table:table-cell>
          <table:table-cell office:value-type="string">
            <text:p><text:a xlink:href="http://wiki.services.openoffice.org/wiki/Testtool_MacOSX_PPC">Testtool MacOSX PP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he_Cpp_Standard_Template_Library/PurePred">Cpp Coding Standards/The Cpp Standard Template Library/PurePred</text:a></text:p>
          </table:table-cell>
          <table:table-cell office:value-type="string">
            <text:p><text:a xlink:href="http://wiki.services.openoffice.org/wiki/Cpp_Coding_Standards/Topics/CLSDESIGN">Cpp Coding Standards/Topics/CLSDESIGN</text:a></text:p>
          </table:table-cell>
          <table:table-cell office:value-type="string">
            <text:p><text:a xlink:href="http://wiki.services.openoffice.org/wiki/Cpp_Coding_Standards/Topics/CLSINIT">Cpp Coding Standards/Topics/CLSINIT</text:a></text:p>
          </table:table-cell>
          <table:table-cell office:value-type="string">
            <text:p><text:a xlink:href="http://wiki.services.openoffice.org/wiki/Getting_Started/Getting_the_software">Getting Started/Getting the software</text:a></text:p>
          </table:table-cell>
          <table:table-cell office:value-type="string">
            <text:p><text:a xlink:href="http://wiki.services.openoffice.org/wiki/Getting_Started/How_does_OpenOffice.org_compare">Getting Started/How does OpenOffice.org compare</text:a></text:p>
          </table:table-cell>
          <table:table-cell office:value-type="string">
            <text:p><text:a xlink:href="http://wiki.services.openoffice.org/wiki/Getting_Started/How_is_OpenOffice.org_licensed">Getting Started/How is OpenOffice.org licensed</text:a></text:p>
          </table:table-cell>
          <table:table-cell office:value-type="string">
            <text:p><text:a xlink:href="http://wiki.services.openoffice.org/wiki/Testtool_WinXP">Testtool WinXP</text:a></text:p>
          </table:table-cell>
          <table:table-cell office:value-type="string">
            <text:p><text:a xlink:href="http://wiki.services.openoffice.org/wiki/Testtool_WinXP_en">Testtool WinXP en</text:a></text:p>
          </table:table-cell>
          <table:table-cell office:value-type="string">
            <text:p><text:a xlink:href="http://wiki.services.openoffice.org/wiki/Testtool_WinXP_vi">Testtool WinXP vi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opics/CODEDOCU">Cpp Coding Standards/Topics/CODEDOCU</text:a></text:p>
          </table:table-cell>
          <table:table-cell office:value-type="string">
            <text:p><text:a xlink:href="http://wiki.services.openoffice.org/wiki/Cpp_Coding_Standards/Topics/DESIGN">Cpp Coding Standards/Topics/DESIGN</text:a></text:p>
          </table:table-cell>
          <table:table-cell office:value-type="string">
            <text:p><text:a xlink:href="http://wiki.services.openoffice.org/wiki/Cpp_Coding_Standards/Topics/ENC">Cpp Coding Standards/Topics/ENC</text:a></text:p>
          </table:table-cell>
          <table:table-cell office:value-type="string">
            <text:p><text:a xlink:href="http://wiki.services.openoffice.org/wiki/Getting_Started/How_to_get_Help">Getting Started/How to get Help</text:a></text:p>
          </table:table-cell>
          <table:table-cell office:value-type="string">
            <text:p><text:a xlink:href="http://wiki.services.openoffice.org/wiki/Getting_Started/Keyboard_Shortcuts">Getting Started/Keyboard Shortcuts</text:a></text:p>
          </table:table-cell>
          <table:table-cell office:value-type="string">
            <text:p><text:a xlink:href="http://wiki.services.openoffice.org/wiki/Getting_Started/Menus_and_Toolbars">Getting Started/Menus and Toolbars</text:a></text:p>
          </table:table-cell>
          <table:table-cell office:value-type="string">
            <text:p><text:a xlink:href="http://wiki.services.openoffice.org/wiki/TextRange">TextRange</text:a></text:p>
          </table:table-cell>
          <table:table-cell office:value-type="string">
            <text:p><text:a xlink:href="http://wiki.services.openoffice.org/wiki/TextRenderingProcess">TextRenderingProcess</text:a></text:p>
          </table:table-cell>
          <table:table-cell office:value-type="string">
            <text:p><text:a xlink:href="http://wiki.services.openoffice.org/wiki/Text_cursor">Text curs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opics/ERR">Cpp Coding Standards/Topics/ERR</text:a></text:p>
          </table:table-cell>
          <table:table-cell office:value-type="string">
            <text:p><text:a xlink:href="http://wiki.services.openoffice.org/wiki/Cpp_Coding_Standards/Topics/FDESIGN">Cpp Coding Standards/Topics/FDESIGN</text:a></text:p>
          </table:table-cell>
          <table:table-cell office:value-type="string">
            <text:p><text:a xlink:href="http://wiki.services.openoffice.org/wiki/Cpp_Coding_Standards/Topics/FIMPL">Cpp Coding Standards/Topics/FIMPL</text:a></text:p>
          </table:table-cell>
          <table:table-cell office:value-type="string">
            <text:p><text:a xlink:href="http://wiki.services.openoffice.org/wiki/Getting_Started/Minimum_requirements">Getting Started/Minimum requirements</text:a></text:p>
          </table:table-cell>
          <table:table-cell office:value-type="string">
            <text:p><text:a xlink:href="http://wiki.services.openoffice.org/wiki/Getting_Started/New_features_in_version_2">Getting Started/New features in version 2</text:a></text:p>
          </table:table-cell>
          <table:table-cell office:value-type="string">
            <text:p><text:a xlink:href="http://wiki.services.openoffice.org/wiki/Getting_Started/Setting_up_OpenOffice.org">Getting Started/Setting up OpenOffice.org</text:a></text:p>
          </table:table-cell>
          <table:table-cell office:value-type="string">
            <text:p><text:a xlink:href="http://wiki.services.openoffice.org/wiki/Text_grid">Text grid</text:a></text:p>
          </table:table-cell>
          <table:table-cell office:value-type="string">
            <text:p><text:a xlink:href="http://wiki.services.openoffice.org/wiki/Th.openoffice.org">Th.openoffice.org</text:a></text:p>
          </table:table-cell>
          <table:table-cell office:value-type="string">
            <text:p><text:a xlink:href="http://wiki.services.openoffice.org/wiki/The_Case_for_Switching">The Case for Switch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opics/FORMAT">Cpp Coding Standards/Topics/FORMAT</text:a></text:p>
          </table:table-cell>
          <table:table-cell office:value-type="string">
            <text:p><text:a xlink:href="http://wiki.services.openoffice.org/wiki/Cpp_Coding_Standards/Topics/GEN">Cpp Coding Standards/Topics/GEN</text:a></text:p>
          </table:table-cell>
          <table:table-cell office:value-type="string">
            <text:p><text:a xlink:href="http://wiki.services.openoffice.org/wiki/Cpp_Coding_Standards/Topics/HEADERS">Cpp Coding Standards/Topics/HEADERS</text:a></text:p>
          </table:table-cell>
          <table:table-cell office:value-type="string">
            <text:p><text:a xlink:href="http://wiki.services.openoffice.org/wiki/Getting_Started/Starting_OpenOffice.org">Getting Started/Starting OpenOffice.org</text:a></text:p>
          </table:table-cell>
          <table:table-cell office:value-type="string">
            <text:p><text:a xlink:href="http://wiki.services.openoffice.org/wiki/Getting_Started/The_advantages_of_OpenOffice.org">Getting Started/The advantages of OpenOffice.org</text:a></text:p>
          </table:table-cell>
          <table:table-cell office:value-type="string">
            <text:p><text:a xlink:href="http://wiki.services.openoffice.org/wiki/Getting_Started/Using_Fontwork">Getting Started/Using Fontwork</text:a></text:p>
          </table:table-cell>
          <table:table-cell office:value-type="string">
            <text:p><text:a xlink:href="http://wiki.services.openoffice.org/wiki/The_OpenOffice.org_recorder_and_UNO_dispatch_calls">The OpenOffice.org recorder and UNO dispatch calls</text:a></text:p>
          </table:table-cell>
          <table:table-cell office:value-type="string">
            <text:p><text:a xlink:href="http://wiki.services.openoffice.org/wiki/The_QA_Haiku">The QA Haiku</text:a></text:p>
          </table:table-cell>
          <table:table-cell office:value-type="string">
            <text:p><text:a xlink:href="http://wiki.services.openoffice.org/wiki/The_Three_Golden_Rules_for_Writing_OpenOffice.org_Specifications">The Three Golden Rules for Writing OpenOffice.org Specification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opics/HIERARCHY">Cpp Coding Standards/Topics/HIERARCHY</text:a></text:p>
          </table:table-cell>
          <table:table-cell office:value-type="string">
            <text:p><text:a xlink:href="http://wiki.services.openoffice.org/wiki/Cpp_Coding_Standards/Topics/IFC">Cpp Coding Standards/Topics/IFC</text:a></text:p>
          </table:table-cell>
          <table:table-cell office:value-type="string">
            <text:p><text:a xlink:href="http://wiki.services.openoffice.org/wiki/Cpp_Coding_Standards/Topics/META">Cpp Coding Standards/Topics/META</text:a></text:p>
          </table:table-cell>
          <table:table-cell office:value-type="string">
            <text:p><text:a xlink:href="http://wiki.services.openoffice.org/wiki/Getting_Started/What_does_OpenOffice.org_include">Getting Started/What does OpenOffice.org include</text:a></text:p>
          </table:table-cell>
          <table:table-cell office:value-type="string">
            <text:p><text:a xlink:href="http://wiki.services.openoffice.org/wiki/Getting_Started/What_is_OpenOffice.org">Getting Started/What is OpenOffice.org</text:a></text:p>
          </table:table-cell>
          <table:table-cell office:value-type="string">
            <text:p><text:a xlink:href="http://wiki.services.openoffice.org/wiki/Getting_Started/What_is_open_source">Getting Started/What is open source</text:a></text:p>
          </table:table-cell>
          <table:table-cell office:value-type="string">
            <text:p><text:a xlink:href="http://wiki.services.openoffice.org/wiki/The_next_SCM_for_OpenOffice.org">The next SCM for OpenOffice.org</text:a></text:p>
          </table:table-cell>
          <table:table-cell office:value-type="string">
            <text:p><text:a xlink:href="http://wiki.services.openoffice.org/wiki/Theses_articles">Theses articles</text:a></text:p>
          </table:table-cell>
          <table:table-cell office:value-type="string">
            <text:p><text:a xlink:href="http://wiki.services.openoffice.org/wiki/Thorsten_Ziehm">Thorsten Ziehm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opics/OBSOLETE">Cpp Coding Standards/Topics/OBSOLETE</text:a></text:p>
          </table:table-cell>
          <table:table-cell office:value-type="string">
            <text:p><text:a xlink:href="http://wiki.services.openoffice.org/wiki/Cpp_Coding_Standards/Topics/PROCESS">Cpp Coding Standards/Topics/PROCESS</text:a></text:p>
          </table:table-cell>
          <table:table-cell office:value-type="string">
            <text:p><text:a xlink:href="http://wiki.services.openoffice.org/wiki/Cpp_Coding_Standards/Topics/SECURITY">Cpp Coding Standards/Topics/SECURITY</text:a></text:p>
          </table:table-cell>
          <table:table-cell office:value-type="string">
            <text:p><text:a xlink:href="http://wiki.services.openoffice.org/wiki/Getting_Started/Working_with_Styles">Getting Started/Working with Styles</text:a></text:p>
          </table:table-cell>
          <table:table-cell office:value-type="string">
            <text:p><text:a xlink:href="http://wiki.services.openoffice.org/wiki/Getting_Started/Working_with_Templates">Getting Started/Working with Templates</text:a></text:p>
          </table:table-cell>
          <table:table-cell office:value-type="string">
            <text:p><text:a xlink:href="http://wiki.services.openoffice.org/wiki/Getting_Started/Working_with_text">Getting Started/Working with text</text:a></text:p>
          </table:table-cell>
          <table:table-cell office:value-type="string">
            <text:p><text:a xlink:href="http://wiki.services.openoffice.org/wiki/Thử_ra">Thử ra</text:a></text:p>
          </table:table-cell>
          <table:table-cell office:value-type="string">
            <text:p><text:a xlink:href="http://wiki.services.openoffice.org/wiki/Thử_ra_Phát_hành">Thử ra Phát hành</text:a></text:p>
          </table:table-cell>
          <table:table-cell office:value-type="string">
            <text:p><text:a xlink:href="http://wiki.services.openoffice.org/wiki/Tinderbox">Tinderbo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Topics/TYPE">Cpp Coding Standards/Topics/TYPE</text:a></text:p>
          </table:table-cell>
          <table:table-cell office:value-type="string">
            <text:p><text:a xlink:href="http://wiki.services.openoffice.org/wiki/Cpp_Coding_Standards/Type_Safety">Cpp Coding Standards/Type Safety</text:a></text:p>
          </table:table-cell>
          <table:table-cell office:value-type="string">
            <text:p><text:a xlink:href="http://wiki.services.openoffice.org/wiki/Cpp_Coding_Standards/VIRTUAL">Cpp Coding Standards/VIRTUAL</text:a></text:p>
          </table:table-cell>
          <table:table-cell office:value-type="string">
            <text:p><text:a xlink:href="http://wiki.services.openoffice.org/wiki/Getting_Started/Working_with_the_Gallery">Getting Started/Working with the Gallery</text:a></text:p>
          </table:table-cell>
          <table:table-cell office:value-type="string">
            <text:p><text:a xlink:href="http://wiki.services.openoffice.org/wiki/Getting_Started/_Starting_OpenOffice.org">Getting Started/ Starting OpenOffice.org</text:a></text:p>
          </table:table-cell>
          <table:table-cell office:value-type="string">
            <text:p><text:a xlink:href="http://wiki.services.openoffice.org/wiki/Getting_Started:/What_is_OpenOffice.org">Getting Started:/What is OpenOffice.org</text:a></text:p>
          </table:table-cell>
          <table:table-cell office:value-type="string">
            <text:p><text:a xlink:href="http://wiki.services.openoffice.org/wiki/TinderboxAndEISStatus">TinderboxAndEISStatus</text:a></text:p>
          </table:table-cell>
          <table:table-cell office:value-type="string">
            <text:p><text:a xlink:href="http://wiki.services.openoffice.org/wiki/Tinderbox_Setup">Tinderbox Setup</text:a></text:p>
          </table:table-cell>
          <table:table-cell office:value-type="string">
            <text:p><text:a xlink:href="http://wiki.services.openoffice.org/wiki/Tips">Tip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_Coding_Standards/VIRTUAL/LSP">Cpp Coding Standards/VIRTUAL/LSP</text:a></text:p>
          </table:table-cell>
          <table:table-cell office:value-type="string">
            <text:p><text:a xlink:href="http://wiki.services.openoffice.org/wiki/Cpp_Coding_Standards/VIRTUAL/Over">Cpp Coding Standards/VIRTUAL/Over</text:a></text:p>
          </table:table-cell>
          <table:table-cell office:value-type="string">
            <text:p><text:a xlink:href="http://wiki.services.openoffice.org/wiki/Cpp_Coding_Standards/Virtual_Classes">Cpp Coding Standards/Virtual Classes</text:a></text:p>
          </table:table-cell>
          <table:table-cell office:value-type="string">
            <text:p><text:a xlink:href="http://wiki.services.openoffice.org/wiki/Getting_Started:_Copyright">Getting Started: Copyright</text:a></text:p>
          </table:table-cell>
          <table:table-cell office:value-type="string">
            <text:p><text:a xlink:href="http://wiki.services.openoffice.org/wiki/Getting_Started:_Creating_Web_Pages">Getting Started: Creating Web Pages</text:a></text:p>
          </table:table-cell>
          <table:table-cell office:value-type="string">
            <text:p><text:a xlink:href="http://wiki.services.openoffice.org/wiki/Getting_Started:_Creating_a_database_form">Getting Started: Creating a database form</text:a></text:p>
          </table:table-cell>
          <table:table-cell office:value-type="string">
            <text:p><text:a xlink:href="http://wiki.services.openoffice.org/wiki/Tips_OOo">Tips OOo</text:a></text:p>
          </table:table-cell>
          <table:table-cell office:value-type="string">
            <text:p><text:a xlink:href="http://wiki.services.openoffice.org/wiki/To-Do_List">To-Do List</text:a></text:p>
          </table:table-cell>
          <table:table-cell office:value-type="string">
            <text:p><text:a xlink:href="http://wiki.services.openoffice.org/wiki/To-Dos">To-Do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ppu">Cppu</text:a></text:p>
          </table:table-cell>
          <table:table-cell office:value-type="string">
            <text:p><text:a xlink:href="http://wiki.services.openoffice.org/wiki/CrashReporting">CrashReporting</text:a></text:p>
          </table:table-cell>
          <table:table-cell office:value-type="string">
            <text:p><text:a xlink:href="http://wiki.services.openoffice.org/wiki/Crazy_wiki_test">Crazy wiki test</text:a></text:p>
          </table:table-cell>
          <table:table-cell office:value-type="string">
            <text:p><text:a xlink:href="http://wiki.services.openoffice.org/wiki/Getting_Started:_Creating_queries_and_reports">Getting Started: Creating queries and reports</text:a></text:p>
          </table:table-cell>
          <table:table-cell office:value-type="string">
            <text:p><text:a xlink:href="http://wiki.services.openoffice.org/wiki/Getting_Started:_File_Management">Getting Started: File Management</text:a></text:p>
          </table:table-cell>
          <table:table-cell office:value-type="string">
            <text:p><text:a xlink:href="http://wiki.services.openoffice.org/wiki/Getting_Started:_Formatting_pages">Getting Started: Formatting pages</text:a></text:p>
          </table:table-cell>
          <table:table-cell office:value-type="string">
            <text:p><text:a xlink:href="http://wiki.services.openoffice.org/wiki/ToDo_List_User_Experience">ToDo List User Experience</text:a></text:p>
          </table:table-cell>
          <table:table-cell office:value-type="string">
            <text:p><text:a xlink:href="http://wiki.services.openoffice.org/wiki/To_Do">To Do</text:a></text:p>
          </table:table-cell>
          <table:table-cell office:value-type="string">
            <text:p><text:a xlink:href="http://wiki.services.openoffice.org/wiki/To_Do_List">To Do Lis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reate_and_modify_Help">Create and modify Help</text:a></text:p>
          </table:table-cell>
          <table:table-cell office:value-type="string">
            <text:p><text:a xlink:href="http://wiki.services.openoffice.org/wiki/Creating_a_document">Creating a document</text:a></text:p>
          </table:table-cell>
          <table:table-cell office:value-type="string">
            <text:p><text:a xlink:href="http://wiki.services.openoffice.org/wiki/Creating_headers_and_footers">Creating headers and footers</text:a></text:p>
          </table:table-cell>
          <table:table-cell office:value-type="string">
            <text:p><text:a xlink:href="http://wiki.services.openoffice.org/wiki/Getting_Started:_Getting_Started_with_Base">Getting Started: Getting Started with Base</text:a></text:p>
          </table:table-cell>
          <table:table-cell office:value-type="string">
            <text:p><text:a xlink:href="http://wiki.services.openoffice.org/wiki/Getting_Started:_Getting_Started_with_Calc">Getting Started: Getting Started with Calc</text:a></text:p>
          </table:table-cell>
          <table:table-cell office:value-type="string">
            <text:p><text:a xlink:href="http://wiki.services.openoffice.org/wiki/Getting_Started:_Getting_Started_with_Draw">Getting Started: Getting Started with Draw</text:a></text:p>
          </table:table-cell>
          <table:table-cell office:value-type="string">
            <text:p><text:a xlink:href="http://wiki.services.openoffice.org/wiki/Tools/To-Dos">Tools/To-Dos</text:a></text:p>
          </table:table-cell>
          <table:table-cell office:value-type="string">
            <text:p><text:a xlink:href="http://wiki.services.openoffice.org/wiki/Tracking_changes">Tracking changes</text:a></text:p>
          </table:table-cell>
          <table:table-cell office:value-type="string">
            <text:p><text:a xlink:href="http://wiki.services.openoffice.org/wiki/Tracking_changes_to_a_document">Tracking changes to a docu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reating_numbered_or_bulleted_lists">Creating numbered or bulleted lists</text:a></text:p>
          </table:table-cell>
          <table:table-cell office:value-type="string">
            <text:p><text:a xlink:href="http://wiki.services.openoffice.org/wiki/Creating_update_information_for_extensions">Creating update information for extensions</text:a></text:p>
          </table:table-cell>
          <table:table-cell office:value-type="string">
            <text:p><text:a xlink:href="http://wiki.services.openoffice.org/wiki/Creative_Commons/Download">Creative Commons/Download</text:a></text:p>
          </table:table-cell>
          <table:table-cell office:value-type="string">
            <text:p><text:a xlink:href="http://wiki.services.openoffice.org/wiki/Getting_Started:_Getting_Started_with_Impress">Getting Started: Getting Started with Impress</text:a></text:p>
          </table:table-cell>
          <table:table-cell office:value-type="string">
            <text:p><text:a xlink:href="http://wiki.services.openoffice.org/wiki/Getting_Started:_Getting_Started_with_Macros">Getting Started: Getting Started with Macros</text:a></text:p>
          </table:table-cell>
          <table:table-cell office:value-type="string">
            <text:p><text:a xlink:href="http://wiki.services.openoffice.org/wiki/Getting_Started:_Getting_Started_with_Math">Getting Started: Getting Started with Math</text:a></text:p>
          </table:table-cell>
          <table:table-cell office:value-type="string">
            <text:p><text:a xlink:href="http://wiki.services.openoffice.org/wiki/Traduccion">Traduccion</text:a></text:p>
          </table:table-cell>
          <table:table-cell office:value-type="string">
            <text:p><text:a xlink:href="http://wiki.services.openoffice.org/wiki/Traduccion_QA1">Traduccion QA1</text:a></text:p>
          </table:table-cell>
          <table:table-cell office:value-type="string">
            <text:p><text:a xlink:href="http://wiki.services.openoffice.org/wiki/Traduccion_TCM">Traduccion TCM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reative_Commons/Team">Creative Commons/Team</text:a></text:p>
          </table:table-cell>
          <table:table-cell office:value-type="string">
            <text:p><text:a xlink:href="http://wiki.services.openoffice.org/wiki/Creative_Commons_Contribute">Creative Commons Contribute</text:a></text:p>
          </table:table-cell>
          <table:table-cell office:value-type="string">
            <text:p><text:a xlink:href="http://wiki.services.openoffice.org/wiki/Creative_Commons_DevLinks">Creative Commons DevLinks</text:a></text:p>
          </table:table-cell>
          <table:table-cell office:value-type="string">
            <text:p><text:a xlink:href="http://wiki.services.openoffice.org/wiki/Getting_Started:_Getting_Started_with_Writer">Getting Started: Getting Started with Writer</text:a></text:p>
          </table:table-cell>
          <table:table-cell office:value-type="string">
            <text:p><text:a xlink:href="http://wiki.services.openoffice.org/wiki/Getting_Started:_Keyboard_Shortcuts">Getting Started: Keyboard Shortcuts</text:a></text:p>
          </table:table-cell>
          <table:table-cell office:value-type="string">
            <text:p><text:a xlink:href="http://wiki.services.openoffice.org/wiki/Getting_Started:_Menus_and_Toolbars">Getting Started: Menus and Toolbars</text:a></text:p>
          </table:table-cell>
          <table:table-cell office:value-type="string">
            <text:p><text:a xlink:href="http://wiki.services.openoffice.org/wiki/Traducción_Española">Traducción Española</text:a></text:p>
          </table:table-cell>
          <table:table-cell office:value-type="string">
            <text:p><text:a xlink:href="http://wiki.services.openoffice.org/wiki/Traducción_al_español">Traducción al español</text:a></text:p>
          </table:table-cell>
          <table:table-cell office:value-type="string">
            <text:p><text:a xlink:href="http://wiki.services.openoffice.org/wiki/Trang_Chính">Trang Chính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reative_Commons_TEAM">Creative Commons TEAM</text:a></text:p>
          </table:table-cell>
          <table:table-cell office:value-type="string">
            <text:p><text:a xlink:href="http://wiki.services.openoffice.org/wiki/Creative_Commons_TODO">Creative Commons TODO</text:a></text:p>
          </table:table-cell>
          <table:table-cell office:value-type="string">
            <text:p><text:a xlink:href="http://wiki.services.openoffice.org/wiki/Creative_Commons_Team">Creative Commons Team</text:a></text:p>
          </table:table-cell>
          <table:table-cell office:value-type="string">
            <text:p><text:a xlink:href="http://wiki.services.openoffice.org/wiki/Getting_Started:_Setting_up_OpenOffice.org">Getting Started: Setting up OpenOffice.org</text:a></text:p>
          </table:table-cell>
          <table:table-cell office:value-type="string">
            <text:p><text:a xlink:href="http://wiki.services.openoffice.org/wiki/Getting_Started:_Starting_OpenOffice.org">Getting Started: Starting OpenOffice.org</text:a></text:p>
          </table:table-cell>
          <table:table-cell office:value-type="string">
            <text:p><text:a xlink:href="http://wiki.services.openoffice.org/wiki/Getting_Started:_Using_Fontwork">Getting Started: Using Fontwork</text:a></text:p>
          </table:table-cell>
          <table:table-cell office:value-type="string">
            <text:p><text:a xlink:href="http://wiki.services.openoffice.org/wiki/Translatin_Java_Code_in_cpp">Translatin Java Code in cpp</text:a></text:p>
          </table:table-cell>
          <table:table-cell office:value-type="string">
            <text:p><text:a xlink:href="http://wiki.services.openoffice.org/wiki/Translating_Java_Code_in_cpp">Translating Java Code in cpp</text:a></text:p>
          </table:table-cell>
          <table:table-cell office:value-type="string">
            <text:p><text:a xlink:href="http://wiki.services.openoffice.org/wiki/Translation_Statistics">Translation Statistic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s.openoffice.org">Cs.openoffice.org</text:a></text:p>
          </table:table-cell>
          <table:table-cell office:value-type="string">
            <text:p><text:a xlink:href="http://wiki.services.openoffice.org/wiki/Current_Implementation_of_the_OpenOffice.org_Bibliographic_Component">Current Implementation of the OpenOffice.org Bibliographic Component</text:a></text:p>
          </table:table-cell>
          <table:table-cell office:value-type="string">
            <text:p><text:a xlink:href="http://wiki.services.openoffice.org/wiki/Current_selection">Current selection</text:a></text:p>
          </table:table-cell>
          <table:table-cell office:value-type="string">
            <text:p><text:a xlink:href="http://wiki.services.openoffice.org/wiki/Getting_Started:_Using_data_sources">Getting Started: Using data sources</text:a></text:p>
          </table:table-cell>
          <table:table-cell office:value-type="string">
            <text:p><text:a xlink:href="http://wiki.services.openoffice.org/wiki/Getting_Started:_What_is_OpenOffice.org">Getting Started: What is OpenOffice.org</text:a></text:p>
          </table:table-cell>
          <table:table-cell office:value-type="string">
            <text:p><text:a xlink:href="http://wiki.services.openoffice.org/wiki/Getting_Started:_Working_with_Styles">Getting Started: Working with Styles</text:a></text:p>
          </table:table-cell>
          <table:table-cell office:value-type="string">
            <text:p><text:a xlink:href="http://wiki.services.openoffice.org/wiki/Translation_for_2.2">Translation for 2.2</text:a></text:p>
          </table:table-cell>
          <table:table-cell office:value-type="string">
            <text:p><text:a xlink:href="http://wiki.services.openoffice.org/wiki/Translation_for_2.3">Translation for 2.3</text:a></text:p>
          </table:table-cell>
          <table:table-cell office:value-type="string">
            <text:p><text:a xlink:href="http://wiki.services.openoffice.org/wiki/Treecontrol">Treecontro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urrently_active_document">Currently active document</text:a></text:p>
          </table:table-cell>
          <table:table-cell office:value-type="string">
            <text:p><text:a xlink:href="http://wiki.services.openoffice.org/wiki/Currently_open_documents">Currently open documents</text:a></text:p>
          </table:table-cell>
          <table:table-cell office:value-type="string">
            <text:p><text:a xlink:href="http://wiki.services.openoffice.org/wiki/Custom_functions">Custom functions</text:a></text:p>
          </table:table-cell>
          <table:table-cell office:value-type="string">
            <text:p><text:a xlink:href="http://wiki.services.openoffice.org/wiki/Getting_Started:_Working_with_Templates">Getting Started: Working with Templates</text:a></text:p>
          </table:table-cell>
          <table:table-cell office:value-type="string">
            <text:p><text:a xlink:href="http://wiki.services.openoffice.org/wiki/Getting_Started:_Working_with_text">Getting Started: Working with text</text:a></text:p>
          </table:table-cell>
          <table:table-cell office:value-type="string">
            <text:p><text:a xlink:href="http://wiki.services.openoffice.org/wiki/Getting_Started:_Working_with_the_Gallery">Getting Started: Working with the Gallery</text:a></text:p>
          </table:table-cell>
          <table:table-cell office:value-type="string">
            <text:p><text:a xlink:href="http://wiki.services.openoffice.org/wiki/Trucos_para_Calc">Trucos para Calc</text:a></text:p>
          </table:table-cell>
          <table:table-cell office:value-type="string">
            <text:p><text:a xlink:href="http://wiki.services.openoffice.org/wiki/TutorialHackers">TutorialHackers</text:a></text:p>
          </table:table-cell>
          <table:table-cell office:value-type="string">
            <text:p><text:a xlink:href="http://wiki.services.openoffice.org/wiki/Tutorial_About">Tutorial Abou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utting%2C_copying%2C_and_pasting_text">Cutting, copying, and pasting text</text:a></text:p>
          </table:table-cell>
          <table:table-cell office:value-type="string">
            <text:p><text:a xlink:href="http://wiki.services.openoffice.org/wiki/CvsFAQ">CvsFAQ</text:a></text:p>
          </table:table-cell>
          <table:table-cell office:value-type="string">
            <text:p><text:a xlink:href="http://wiki.services.openoffice.org/wiki/Cvs_tags_and_branches">Cvs tags and branches</text:a></text:p>
          </table:table-cell>
          <table:table-cell office:value-type="string">
            <text:p><text:a xlink:href="http://wiki.services.openoffice.org/wiki/Getting_Started_with_Math">Getting Started with Math</text:a></text:p>
          </table:table-cell>
          <table:table-cell office:value-type="string">
            <text:p><text:a xlink:href="http://wiki.services.openoffice.org/wiki/Getting_Started_with_OOo_Guide">Getting Started with OOo Guide</text:a></text:p>
          </table:table-cell>
          <table:table-cell office:value-type="string">
            <text:p><text:a xlink:href="http://wiki.services.openoffice.org/wiki/Gia_openoffice">Gia openoffice</text:a></text:p>
          </table:table-cell>
          <table:table-cell office:value-type="string">
            <text:p><text:a xlink:href="http://wiki.services.openoffice.org/wiki/Tutorial_Build">Tutorial Build</text:a></text:p>
          </table:table-cell>
          <table:table-cell office:value-type="string">
            <text:p><text:a xlink:href="http://wiki.services.openoffice.org/wiki/Tutorial_Charmap">Tutorial Charmap</text:a></text:p>
          </table:table-cell>
          <table:table-cell office:value-type="string">
            <text:p><text:a xlink:href="http://wiki.services.openoffice.org/wiki/Tutorial_Client">Tutorial Cli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Cws_gh13_vcltesttool_ooo_230">Cws gh13 vcltesttool ooo 230</text:a></text:p>
          </table:table-cell>
          <table:table-cell office:value-type="string">
            <text:p><text:a xlink:href="http://wiki.services.openoffice.org/wiki/Cài_đặt_nó">Cài đặt nó</text:a></text:p>
          </table:table-cell>
          <table:table-cell office:value-type="string">
            <text:p><text:a xlink:href="http://wiki.services.openoffice.org/wiki/DE:Aktive_Mitarbeiter_werben">DE:Aktive Mitarbeiter werben</text:a></text:p>
          </table:table-cell>
          <table:table-cell office:value-type="string">
            <text:p><text:a xlink:href="http://wiki.services.openoffice.org/wiki/Git">Git</text:a></text:p>
          </table:table-cell>
          <table:table-cell office:value-type="string">
            <text:p><text:a xlink:href="http://wiki.services.openoffice.org/wiki/Gsicheck">Gsicheck</text:a></text:p>
          </table:table-cell>
          <table:table-cell office:value-type="string">
            <text:p><text:a xlink:href="http://wiki.services.openoffice.org/wiki/Guidelines_for_Accomplishing_a_Competitive_Analysis_on_Feature_Level">Guidelines for Accomplishing a Competitive Analysis on Feature Level</text:a></text:p>
          </table:table-cell>
          <table:table-cell office:value-type="string">
            <text:p><text:a xlink:href="http://wiki.services.openoffice.org/wiki/Tutorial_Impress">Tutorial Impress</text:a></text:p>
          </table:table-cell>
          <table:table-cell office:value-type="string">
            <text:p><text:a xlink:href="http://wiki.services.openoffice.org/wiki/Tutorial_Library">Tutorial Library</text:a></text:p>
          </table:table-cell>
          <table:table-cell office:value-type="string">
            <text:p><text:a xlink:href="http://wiki.services.openoffice.org/wiki/Tutorial_Locate_Functionality">Tutorial Locate Functionalit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Aktuelle_Aufgaben">DE:Aktuelle Aufgaben</text:a></text:p>
          </table:table-cell>
          <table:table-cell office:value-type="string">
            <text:p><text:a xlink:href="http://wiki.services.openoffice.org/wiki/DE:Aktuelle_Selektion">DE:Aktuelle Selektion</text:a></text:p>
          </table:table-cell>
          <table:table-cell office:value-type="string">
            <text:p><text:a xlink:href="http://wiki.services.openoffice.org/wiki/DE:Beispielsdatenbank_mit_Base">DE:Beispielsdatenbank mit Base</text:a></text:p>
          </table:table-cell>
          <table:table-cell office:value-type="string">
            <text:p><text:a xlink:href="http://wiki.services.openoffice.org/wiki/HSQLDB:Tips_and_Tricks">HSQLDB:Tips and Tricks</text:a></text:p>
          </table:table-cell>
          <table:table-cell office:value-type="string">
            <text:p><text:a xlink:href="http://wiki.services.openoffice.org/wiki/HSQLDB_Integration">HSQLDB Integration</text:a></text:p>
          </table:table-cell>
          <table:table-cell office:value-type="string">
            <text:p><text:a xlink:href="http://wiki.services.openoffice.org/wiki/HSQLDB_Localization">HSQLDB Localization</text:a></text:p>
          </table:table-cell>
          <table:table-cell office:value-type="string">
            <text:p><text:a xlink:href="http://wiki.services.openoffice.org/wiki/Tutorial_Locate_Misc">Tutorial Locate Misc</text:a></text:p>
          </table:table-cell>
          <table:table-cell office:value-type="string">
            <text:p><text:a xlink:href="http://wiki.services.openoffice.org/wiki/Tutorial_Locate_UI">Tutorial Locate UI</text:a></text:p>
          </table:table-cell>
          <table:table-cell office:value-type="string">
            <text:p><text:a xlink:href="http://wiki.services.openoffice.org/wiki/Tutorial_Start">Tutorial Star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Brainstorm_Why">DE:Brainstorm Why</text:a></text:p>
          </table:table-cell>
          <table:table-cell office:value-type="string">
            <text:p><text:a xlink:href="http://wiki.services.openoffice.org/wiki/DE:Buchprojekt">DE:Buchprojekt</text:a></text:p>
          </table:table-cell>
          <table:table-cell office:value-type="string">
            <text:p><text:a xlink:href="http://wiki.services.openoffice.org/wiki/DE:Buchprojekt/Programm-Broschuere_Kap0">DE:Buchprojekt/Programm-Broschuere Kap0</text:a></text:p>
          </table:table-cell>
          <table:table-cell office:value-type="string">
            <text:p><text:a xlink:href="http://wiki.services.openoffice.org/wiki/HSQL_Text_Table_Integration">HSQL Text Table Integration</text:a></text:p>
          </table:table-cell>
          <table:table-cell office:value-type="string">
            <text:p><text:a xlink:href="http://wiki.services.openoffice.org/wiki/Hacking">Hacking</text:a></text:p>
          </table:table-cell>
          <table:table-cell office:value-type="string">
            <text:p><text:a xlink:href="http://wiki.services.openoffice.org/wiki/Hacking_Calc_-_Adding_Functions">Hacking Calc - Adding Functions</text:a></text:p>
          </table:table-cell>
          <table:table-cell office:value-type="string">
            <text:p><text:a xlink:href="http://wiki.services.openoffice.org/wiki/Tutorial_Toolbar">Tutorial Toolbar</text:a></text:p>
          </table:table-cell>
          <table:table-cell office:value-type="string">
            <text:p><text:a xlink:href="http://wiki.services.openoffice.org/wiki/Tutorial_UNO_Client">Tutorial UNO Client</text:a></text:p>
          </table:table-cell>
          <table:table-cell office:value-type="string">
            <text:p><text:a xlink:href="http://wiki.services.openoffice.org/wiki/Tutorial_UNO_IDL">Tutorial UNO ID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FAQ">DE:FAQ</text:a></text:p>
          </table:table-cell>
          <table:table-cell office:value-type="string">
            <text:p><text:a xlink:href="http://wiki.services.openoffice.org/wiki/DE:FAQ/Allgemeines_zum_Programm">DE:FAQ/Allgemeines zum Programm</text:a></text:p>
          </table:table-cell>
          <table:table-cell office:value-type="string">
            <text:p><text:a xlink:href="http://wiki.services.openoffice.org/wiki/DE:FAQ/Base">DE:FAQ/Base</text:a></text:p>
          </table:table-cell>
          <table:table-cell office:value-type="string">
            <text:p><text:a xlink:href="http://wiki.services.openoffice.org/wiki/Hacking_Calc_-_The_First_Step">Hacking Calc - The First Step</text:a></text:p>
          </table:table-cell>
          <table:table-cell office:value-type="string">
            <text:p><text:a xlink:href="http://wiki.services.openoffice.org/wiki/Handling_Translation_Issues">Handling Translation Issues</text:a></text:p>
          </table:table-cell>
          <table:table-cell office:value-type="string">
            <text:p><text:a xlink:href="http://wiki.services.openoffice.org/wiki/Hedaburemove01">Hedaburemove01</text:a></text:p>
          </table:table-cell>
          <table:table-cell office:value-type="string">
            <text:p><text:a xlink:href="http://wiki.services.openoffice.org/wiki/Tutorial_UNO_Library">Tutorial UNO Library</text:a></text:p>
          </table:table-cell>
          <table:table-cell office:value-type="string">
            <text:p><text:a xlink:href="http://wiki.services.openoffice.org/wiki/Tutorial_Writer">Tutorial Writer</text:a></text:p>
          </table:table-cell>
          <table:table-cell office:value-type="string">
            <text:p><text:a xlink:href="http://wiki.services.openoffice.org/wiki/Tutorials">Tutorial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FAQ/Calc">DE:FAQ/Calc</text:a></text:p>
          </table:table-cell>
          <table:table-cell office:value-type="string">
            <text:p><text:a xlink:href="http://wiki.services.openoffice.org/wiki/DE:FAQ/Draw">DE:FAQ/Draw</text:a></text:p>
          </table:table-cell>
          <table:table-cell office:value-type="string">
            <text:p><text:a xlink:href="http://wiki.services.openoffice.org/wiki/DE:FAQ/Impress">DE:FAQ/Impress</text:a></text:p>
          </table:table-cell>
          <table:table-cell office:value-type="string">
            <text:p><text:a xlink:href="http://wiki.services.openoffice.org/wiki/Help_Agent">Help Agent</text:a></text:p>
          </table:table-cell>
          <table:table-cell office:value-type="string">
            <text:p><text:a xlink:href="http://wiki.services.openoffice.org/wiki/Help_Content_Cleanup">Help Content Cleanup</text:a></text:p>
          </table:table-cell>
          <table:table-cell office:value-type="string">
            <text:p><text:a xlink:href="http://wiki.services.openoffice.org/wiki/Help_Files">Help Files</text:a></text:p>
          </table:table-cell>
          <table:table-cell office:value-type="string">
            <text:p><text:a xlink:href="http://wiki.services.openoffice.org/wiki/Tutorials_%28Documentation%29">Tutorials (Documentation)</text:a></text:p>
          </table:table-cell>
          <table:table-cell office:value-type="string">
            <text:p><text:a xlink:href="http://wiki.services.openoffice.org/wiki/UI-Elements">UI-Elements</text:a></text:p>
          </table:table-cell>
          <table:table-cell office:value-type="string">
            <text:p><text:a xlink:href="http://wiki.services.openoffice.org/wiki/UI_Layout">UI Layou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FAQ/Installation">DE:FAQ/Installation</text:a></text:p>
          </table:table-cell>
          <table:table-cell office:value-type="string">
            <text:p><text:a xlink:href="http://wiki.services.openoffice.org/wiki/DE:FAQ/Math">DE:FAQ/Math</text:a></text:p>
          </table:table-cell>
          <table:table-cell office:value-type="string">
            <text:p><text:a xlink:href="http://wiki.services.openoffice.org/wiki/DE:FAQ/Programmfunktionen">DE:FAQ/Programmfunktionen</text:a></text:p>
          </table:table-cell>
          <table:table-cell office:value-type="string">
            <text:p><text:a xlink:href="http://wiki.services.openoffice.org/wiki/Help_ID">Help ID</text:a></text:p>
          </table:table-cell>
          <table:table-cell office:value-type="string">
            <text:p><text:a xlink:href="http://wiki.services.openoffice.org/wiki/Help_Standardisation_issues">Help Standardisation issues</text:a></text:p>
          </table:table-cell>
          <table:table-cell office:value-type="string">
            <text:p><text:a xlink:href="http://wiki.services.openoffice.org/wiki/Help_Viewer">Help Viewer</text:a></text:p>
          </table:table-cell>
          <table:table-cell office:value-type="string">
            <text:p><text:a xlink:href="http://wiki.services.openoffice.org/wiki/UI_Style_Guides">UI Style Guides</text:a></text:p>
          </table:table-cell>
          <table:table-cell office:value-type="string">
            <text:p><text:a xlink:href="http://wiki.services.openoffice.org/wiki/UM_Migracion">UM Migracion</text:a></text:p>
          </table:table-cell>
          <table:table-cell office:value-type="string">
            <text:p><text:a xlink:href="http://wiki.services.openoffice.org/wiki/UNO-ificandoBibliotecaNueva">UNO-ificandoBibliotecaNuev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FAQ/Writer">DE:FAQ/Writer</text:a></text:p>
          </table:table-cell>
          <table:table-cell office:value-type="string">
            <text:p><text:a xlink:href="http://wiki.services.openoffice.org/wiki/DE:FAQ%5CInstallation">DE:FAQ\Installation</text:a></text:p>
          </table:table-cell>
          <table:table-cell office:value-type="string">
            <text:p><text:a xlink:href="http://wiki.services.openoffice.org/wiki/DE:Fortgeschrittene_Installation">DE:Fortgeschrittene Installation</text:a></text:p>
          </table:table-cell>
          <table:table-cell office:value-type="string">
            <text:p><text:a xlink:href="http://wiki.services.openoffice.org/wiki/Help_Viewer_Bookmarks_tab_page">Help Viewer Bookmarks tab page</text:a></text:p>
          </table:table-cell>
          <table:table-cell office:value-type="string">
            <text:p><text:a xlink:href="http://wiki.services.openoffice.org/wiki/Help_Viewer_Contents_tab_page">Help Viewer Contents tab page</text:a></text:p>
          </table:table-cell>
          <table:table-cell office:value-type="string">
            <text:p><text:a xlink:href="http://wiki.services.openoffice.org/wiki/Help_Viewer_Find_tab_page">Help Viewer Find tab page</text:a></text:p>
          </table:table-cell>
          <table:table-cell office:value-type="string">
            <text:p><text:a xlink:href="http://wiki.services.openoffice.org/wiki/UNOCpp">UNOCpp</text:a></text:p>
          </table:table-cell>
          <table:table-cell office:value-type="string">
            <text:p><text:a xlink:href="http://wiki.services.openoffice.org/wiki/UNO_%40since_Tags">UNO @since Tags</text:a></text:p>
          </table:table-cell>
          <table:table-cell office:value-type="string">
            <text:p><text:a xlink:href="http://wiki.services.openoffice.org/wiki/UNO_automation_with_a_binary_%28executable%29">UNO automation with a binary (executable)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Grundwissen_Drucken">DE:Grundwissen Drucken</text:a></text:p>
          </table:table-cell>
          <table:table-cell office:value-type="string">
            <text:p><text:a xlink:href="http://wiki.services.openoffice.org/wiki/DE:Lebenslauf_eines_PrOOo-Box-Issues">DE:Lebenslauf eines PrOOo-Box-Issues</text:a></text:p>
          </table:table-cell>
          <table:table-cell office:value-type="string">
            <text:p><text:a xlink:href="http://wiki.services.openoffice.org/wiki/DE:Lokalisierungstest_mergede01">DE:Lokalisierungstest mergede01</text:a></text:p>
          </table:table-cell>
          <table:table-cell office:value-type="string">
            <text:p><text:a xlink:href="http://wiki.services.openoffice.org/wiki/Help_Viewer_Index_tab_page">Help Viewer Index tab page</text:a></text:p>
          </table:table-cell>
          <table:table-cell office:value-type="string">
            <text:p><text:a xlink:href="http://wiki.services.openoffice.org/wiki/Help_context">Help context</text:a></text:p>
          </table:table-cell>
          <table:table-cell office:value-type="string">
            <text:p><text:a xlink:href="http://wiki.services.openoffice.org/wiki/Helpcontent2">Helpcontent2</text:a></text:p>
          </table:table-cell>
          <table:table-cell office:value-type="string">
            <text:p><text:a xlink:href="http://wiki.services.openoffice.org/wiki/UNO_component_packaging">UNO component packaging</text:a></text:p>
          </table:table-cell>
          <table:table-cell office:value-type="string">
            <text:p><text:a xlink:href="http://wiki.services.openoffice.org/wiki/UNO_registery_and_Bootstrapping">UNO registery and Bootstrapping</text:a></text:p>
          </table:table-cell>
          <table:table-cell office:value-type="string">
            <text:p><text:a xlink:href="http://wiki.services.openoffice.org/wiki/UOF2ODF_plugin">UOF2ODF plugi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Makro_Basic_Tutorial">DE:Makro Basic Tutorial</text:a></text:p>
          </table:table-cell>
          <table:table-cell office:value-type="string">
            <text:p><text:a xlink:href="http://wiki.services.openoffice.org/wiki/DE:Marketing">DE:Marketing</text:a></text:p>
          </table:table-cell>
          <table:table-cell office:value-type="string">
            <text:p><text:a xlink:href="http://wiki.services.openoffice.org/wiki/DE:MarketingHP">DE:MarketingHP</text:a></text:p>
          </table:table-cell>
          <table:table-cell office:value-type="string">
            <text:p><text:a xlink:href="http://wiki.services.openoffice.org/wiki/HelperApi">HelperApi</text:a></text:p>
          </table:table-cell>
          <table:table-cell office:value-type="string">
            <text:p><text:a xlink:href="http://wiki.services.openoffice.org/wiki/Helper_Class_Implementations">Helper Class Implementations</text:a></text:p>
          </table:table-cell>
          <table:table-cell office:value-type="string">
            <text:p><text:a xlink:href="http://wiki.services.openoffice.org/wiki/Helperapi">Helperapi</text:a></text:p>
          </table:table-cell>
          <table:table-cell office:value-type="string">
            <text:p><text:a xlink:href="http://wiki.services.openoffice.org/wiki/URL_Basics">URL Basics</text:a></text:p>
          </table:table-cell>
          <table:table-cell office:value-type="string">
            <text:p><text:a xlink:href="http://wiki.services.openoffice.org/wiki/Ubuntu_Build_Instructions">Ubuntu Build Instructions</text:a></text:p>
          </table:table-cell>
          <table:table-cell office:value-type="string">
            <text:p><text:a xlink:href="http://wiki.services.openoffice.org/wiki/UnHack">UnHack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Marketing_Start">DE:Marketing Start</text:a></text:p>
          </table:table-cell>
          <table:table-cell office:value-type="string">
            <text:p><text:a xlink:href="http://wiki.services.openoffice.org/wiki/DE:Mitgliederwerbung">DE:Mitgliederwerbung</text:a></text:p>
          </table:table-cell>
          <table:table-cell office:value-type="string">
            <text:p><text:a xlink:href="http://wiki.services.openoffice.org/wiki/DE:OOo_richtig_bewerben">DE:OOo richtig bewerben</text:a></text:p>
          </table:table-cell>
          <table:table-cell office:value-type="string">
            <text:p><text:a xlink:href="http://wiki.services.openoffice.org/wiki/HowToCWS">HowToCWS</text:a></text:p>
          </table:table-cell>
          <table:table-cell office:value-type="string">
            <text:p><text:a xlink:href="http://wiki.services.openoffice.org/wiki/HowTo_Join_the_User_Experience_Community">HowTo Join the User Experience Community</text:a></text:p>
          </table:table-cell>
          <table:table-cell office:value-type="string">
            <text:p><text:a xlink:href="http://wiki.services.openoffice.org/wiki/HowTo_Request_User_Experience_Assistance">HowTo Request User Experience Assistance</text:a></text:p>
          </table:table-cell>
          <table:table-cell office:value-type="string">
            <text:p><text:a xlink:href="http://wiki.services.openoffice.org/wiki/UnHackCvsSync">UnHackCvsSync</text:a></text:p>
          </table:table-cell>
          <table:table-cell office:value-type="string">
            <text:p><text:a xlink:href="http://wiki.services.openoffice.org/wiki/Undoing_and_redoing_changes">Undoing and redoing changes</text:a></text:p>
          </table:table-cell>
          <table:table-cell office:value-type="string">
            <text:p><text:a xlink:href="http://wiki.services.openoffice.org/wiki/Uno">Uno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PM_PrOOoBoxOOoPortable221">DE:PM PrOOoBoxOOoPortable221</text:a></text:p>
          </table:table-cell>
          <table:table-cell office:value-type="string">
            <text:p><text:a xlink:href="http://wiki.services.openoffice.org/wiki/DE:PrOOo-Box">DE:PrOOo-Box</text:a></text:p>
          </table:table-cell>
          <table:table-cell office:value-type="string">
            <text:p><text:a xlink:href="http://wiki.services.openoffice.org/wiki/DE:PrOOo-Box_Jobs">DE:PrOOo-Box Jobs</text:a></text:p>
          </table:table-cell>
          <table:table-cell office:value-type="string">
            <text:p><text:a xlink:href="http://wiki.services.openoffice.org/wiki/HowTo_localize_qatesttool_environment">HowTo localize qatesttool environment</text:a></text:p>
          </table:table-cell>
          <table:table-cell office:value-type="string">
            <text:p><text:a xlink:href="http://wiki.services.openoffice.org/wiki/How_Tos">How Tos</text:a></text:p>
          </table:table-cell>
          <table:table-cell office:value-type="string">
            <text:p><text:a xlink:href="http://wiki.services.openoffice.org/wiki/How_to_join_the_User_Experience_Community">How to join the User Experience Community</text:a></text:p>
          </table:table-cell>
          <table:table-cell office:value-type="string">
            <text:p><text:a xlink:href="http://wiki.services.openoffice.org/wiki/Uno/Article">Uno/Article</text:a></text:p>
          </table:table-cell>
          <table:table-cell office:value-type="string">
            <text:p><text:a xlink:href="http://wiki.services.openoffice.org/wiki/Uno/Article/About_Bridges">Uno/Article/About Bridges</text:a></text:p>
          </table:table-cell>
          <table:table-cell office:value-type="string">
            <text:p><text:a xlink:href="http://wiki.services.openoffice.org/wiki/Uno/Article/ES_Understanding_Uno">Uno/Article/ES Understanding Uno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PrOOo-Box_Kurzanleitung">DE:PrOOo-Box Kurzanleitung</text:a></text:p>
          </table:table-cell>
          <table:table-cell office:value-type="string">
            <text:p><text:a xlink:href="http://wiki.services.openoffice.org/wiki/DE:Pressemitteilung_ISO/IEC_26300">DE:Pressemitteilung ISO/IEC 26300</text:a></text:p>
          </table:table-cell>
          <table:table-cell office:value-type="string">
            <text:p><text:a xlink:href="http://wiki.services.openoffice.org/wiki/DE:Projektwochenende2007">DE:Projektwochenende2007</text:a></text:p>
          </table:table-cell>
          <table:table-cell office:value-type="string">
            <text:p><text:a xlink:href="http://wiki.services.openoffice.org/wiki/How_to_use_digital_Signatures">How to use digital Signatures</text:a></text:p>
          </table:table-cell>
          <table:table-cell office:value-type="string">
            <text:p><text:a xlink:href="http://wiki.services.openoffice.org/wiki/How_to_wiki_ja">How to wiki ja</text:a></text:p>
          </table:table-cell>
          <table:table-cell office:value-type="string">
            <text:p><text:a xlink:href="http://wiki.services.openoffice.org/wiki/Howto:Overview">Howto:Overview</text:a></text:p>
          </table:table-cell>
          <table:table-cell office:value-type="string">
            <text:p><text:a xlink:href="http://wiki.services.openoffice.org/wiki/Uno/Article/Multi-Thread_Programming">Uno/Article/Multi-Thread Programming</text:a></text:p>
          </table:table-cell>
          <table:table-cell office:value-type="string">
            <text:p><text:a xlink:href="http://wiki.services.openoffice.org/wiki/Uno/Article/Multi_Threading_Programming">Uno/Article/Multi Threading Programming</text:a></text:p>
          </table:table-cell>
          <table:table-cell office:value-type="string">
            <text:p><text:a xlink:href="http://wiki.services.openoffice.org/wiki/Uno/Article/Types%26Reflection">Uno/Article/Types&amp;Reflect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QA-Wochenende2007">DE:QA-Wochenende2007</text:a></text:p>
          </table:table-cell>
          <table:table-cell office:value-type="string">
            <text:p><text:a xlink:href="http://wiki.services.openoffice.org/wiki/DE:Social_Pointer">DE:Social Pointer</text:a></text:p>
          </table:table-cell>
          <table:table-cell office:value-type="string">
            <text:p><text:a xlink:href="http://wiki.services.openoffice.org/wiki/DE:Stammtische">DE:Stammtische</text:a></text:p>
          </table:table-cell>
          <table:table-cell office:value-type="string">
            <text:p><text:a xlink:href="http://wiki.services.openoffice.org/wiki/Hu.openoffice.org">Hu.openoffice.org</text:a></text:p>
          </table:table-cell>
          <table:table-cell office:value-type="string">
            <text:p><text:a xlink:href="http://wiki.services.openoffice.org/wiki/Hu.openoffice.org/Magyar_Ispell_hibabejelentés">Hu.openoffice.org/Magyar Ispell hibabejelentés</text:a></text:p>
          </table:table-cell>
          <table:table-cell office:value-type="string">
            <text:p><text:a xlink:href="http://wiki.services.openoffice.org/wiki/Hu.openoffice.org/Szabad_diploma_-_OOo">Hu.openoffice.org/Szabad diploma - OOo</text:a></text:p>
          </table:table-cell>
          <table:table-cell office:value-type="string">
            <text:p><text:a xlink:href="http://wiki.services.openoffice.org/wiki/Uno/Article/Understanding_Uno">Uno/Article/Understanding Uno</text:a></text:p>
          </table:table-cell>
          <table:table-cell office:value-type="string">
            <text:p><text:a xlink:href="http://wiki.services.openoffice.org/wiki/Uno/Article/Working_with_Environments%26Mappings">Uno/Article/Working with Environments&amp;Mappings</text:a></text:p>
          </table:table-cell>
          <table:table-cell office:value-type="string">
            <text:p><text:a xlink:href="http://wiki.services.openoffice.org/wiki/Uno/Article/Working_with_Environments%2C_Mappings_%26_Objects">Uno/Article/Working with Environments, Mappings &amp; Objec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Uebliche_Arbeitsschritte">DE:Uebliche Arbeitsschritte</text:a></text:p>
          </table:table-cell>
          <table:table-cell office:value-type="string">
            <text:p><text:a xlink:href="http://wiki.services.openoffice.org/wiki/DE:Unstimmigkeiten_in_der_Benutzeroberfläche">DE:Unstimmigkeiten in der Benutzeroberfläche</text:a></text:p>
          </table:table-cell>
          <table:table-cell office:value-type="string">
            <text:p><text:a xlink:href="http://wiki.services.openoffice.org/wiki/DE:Wichtige_Geschäftsabläufe">DE:Wichtige Geschäftsabläufe</text:a></text:p>
          </table:table-cell>
          <table:table-cell office:value-type="string">
            <text:p><text:a xlink:href="http://wiki.services.openoffice.org/wiki/Hyphenating_words">Hyphenating words</text:a></text:p>
          </table:table-cell>
          <table:table-cell office:value-type="string">
            <text:p><text:a xlink:href="http://wiki.services.openoffice.org/wiki/I18npool">I18npool</text:a></text:p>
          </table:table-cell>
          <table:table-cell office:value-type="string">
            <text:p><text:a xlink:href="http://wiki.services.openoffice.org/wiki/I18nutil">I18nutil</text:a></text:p>
          </table:table-cell>
          <table:table-cell office:value-type="string">
            <text:p><text:a xlink:href="http://wiki.services.openoffice.org/wiki/Uno/Articles%26Tutorials">Uno/Articles&amp;Tutorials</text:a></text:p>
          </table:table-cell>
          <table:table-cell office:value-type="string">
            <text:p><text:a xlink:href="http://wiki.services.openoffice.org/wiki/Uno/Binary">Uno/Binary</text:a></text:p>
          </table:table-cell>
          <table:table-cell office:value-type="string">
            <text:p><text:a xlink:href="http://wiki.services.openoffice.org/wiki/Uno/Binary/Analysis">Uno/Binary/Analysi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Wissenschaftliche_Arbeiten">DE:Wissenschaftliche Arbeiten</text:a></text:p>
          </table:table-cell>
          <table:table-cell office:value-type="string">
            <text:p><text:a xlink:href="http://wiki.services.openoffice.org/wiki/DE:YourChoice">DE:YourChoice</text:a></text:p>
          </table:table-cell>
          <table:table-cell office:value-type="string">
            <text:p><text:a xlink:href="http://wiki.services.openoffice.org/wiki/DE:YourChoice_Critics">DE:YourChoice Critics</text:a></text:p>
          </table:table-cell>
          <table:table-cell office:value-type="string">
            <text:p><text:a xlink:href="http://wiki.services.openoffice.org/wiki/ICU">ICU</text:a></text:p>
          </table:table-cell>
          <table:table-cell office:value-type="string">
            <text:p><text:a xlink:href="http://wiki.services.openoffice.org/wiki/IDL_Files_and_Cpp">IDL Files and Cpp</text:a></text:p>
          </table:table-cell>
          <table:table-cell office:value-type="string">
            <text:p><text:a xlink:href="http://wiki.services.openoffice.org/wiki/IDL_Files_and_Cpp_zh">IDL Files and Cpp zh</text:a></text:p>
          </table:table-cell>
          <table:table-cell office:value-type="string">
            <text:p><text:a xlink:href="http://wiki.services.openoffice.org/wiki/Uno/Binary/Analysis/String_Performance">Uno/Binary/Analysis/String Performance</text:a></text:p>
          </table:table-cell>
          <table:table-cell office:value-type="string">
            <text:p><text:a xlink:href="http://wiki.services.openoffice.org/wiki/Uno/Binary/Code_Snippets">Uno/Binary/Code Snippets</text:a></text:p>
          </table:table-cell>
          <table:table-cell office:value-type="string">
            <text:p><text:a xlink:href="http://wiki.services.openoffice.org/wiki/Uno/Binary/Component_Loader/Impl/Adapt_Identity_Mapping">Uno/Binary/Component Loader/Impl/Adapt Identity 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_Bereinigung_PrOOo-Box">DE: Bereinigung PrOOo-Box</text:a></text:p>
          </table:table-cell>
          <table:table-cell office:value-type="string">
            <text:p><text:a xlink:href="http://wiki.services.openoffice.org/wiki/DE:_Lizenzreview_PrOOo-Box">DE: Lizenzreview PrOOo-Box</text:a></text:p>
          </table:table-cell>
          <table:table-cell office:value-type="string">
            <text:p><text:a xlink:href="http://wiki.services.openoffice.org/wiki/DE:_PrOOo-Box-Mitarbeiter">DE: PrOOo-Box-Mitarbeiter</text:a></text:p>
          </table:table-cell>
          <table:table-cell office:value-type="string">
            <text:p><text:a xlink:href="http://wiki.services.openoffice.org/wiki/IRC">IRC</text:a></text:p>
          </table:table-cell>
          <table:table-cell office:value-type="string">
            <text:p><text:a xlink:href="http://wiki.services.openoffice.org/wiki/IRC_Communication">IRC Communication</text:a></text:p>
          </table:table-cell>
          <table:table-cell office:value-type="string">
            <text:p><text:a xlink:href="http://wiki.services.openoffice.org/wiki/IRC_Meeting">IRC Meeting</text:a></text:p>
          </table:table-cell>
          <table:table-cell office:value-type="string">
            <text:p><text:a xlink:href="http://wiki.services.openoffice.org/wiki/Uno/Binary/Component_Loader/Impl/Implementation_Specific_Environments">Uno/Binary/Component Loader/Impl/Implementation Specific Environments</text:a></text:p>
          </table:table-cell>
          <table:table-cell office:value-type="string">
            <text:p><text:a xlink:href="http://wiki.services.openoffice.org/wiki/Uno/Binary/Component_Loader/Spec/Environment_Stack">Uno/Binary/Component Loader/Spec/Environment Stack</text:a></text:p>
          </table:table-cell>
          <table:table-cell office:value-type="string">
            <text:p><text:a xlink:href="http://wiki.services.openoffice.org/wiki/Uno/Binary/Component_Loader/Spec/Implementation_Specific_Environments">Uno/Binary/Component Loader/Spec/Implementation Specific Environ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_PrOOo-Box_projektbezogene_Software">DE: PrOOo-Box projektbezogene Software</text:a></text:p>
          </table:table-cell>
          <table:table-cell office:value-type="string">
            <text:p><text:a xlink:href="http://wiki.services.openoffice.org/wiki/DE:_PrOOo-Box_zusätzliche_Software">DE: PrOOo-Box zusätzliche Software</text:a></text:p>
          </table:table-cell>
          <table:table-cell office:value-type="string">
            <text:p><text:a xlink:href="http://wiki.services.openoffice.org/wiki/DE:_Screenshots_PrOOo-Box">DE: Screenshots PrOOo-Box</text:a></text:p>
          </table:table-cell>
          <table:table-cell office:value-type="string">
            <text:p><text:a xlink:href="http://wiki.services.openoffice.org/wiki/IRC_Meetings">IRC Meetings</text:a></text:p>
          </table:table-cell>
          <table:table-cell office:value-type="string">
            <text:p><text:a xlink:href="http://wiki.services.openoffice.org/wiki/IRC_კავშირი">IRC კავშირი</text:a></text:p>
          </table:table-cell>
          <table:table-cell office:value-type="string">
            <text:p><text:a xlink:href="http://wiki.services.openoffice.org/wiki/Icu">Icu</text:a></text:p>
          </table:table-cell>
          <table:table-cell office:value-type="string">
            <text:p><text:a xlink:href="http://wiki.services.openoffice.org/wiki/Uno/Binary/Component_Loader/Test/Environment_Stack">Uno/Binary/Component Loader/Test/Environment Stack</text:a></text:p>
          </table:table-cell>
          <table:table-cell office:value-type="string">
            <text:p><text:a xlink:href="http://wiki.services.openoffice.org/wiki/Uno/Binary/Component_Loader/Test/Implementation_Environment">Uno/Binary/Component Loader/Test/Implementation Environment</text:a></text:p>
          </table:table-cell>
          <table:table-cell office:value-type="string">
            <text:p><text:a xlink:href="http://wiki.services.openoffice.org/wiki/Uno/Binary/Component_Loader/Test/Implementation_Specific_Environments">Uno/Binary/Component Loader/Test/Implementation Specific Environ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_Struktur_PrOOo-Box">DE: Struktur PrOOo-Box</text:a></text:p>
          </table:table-cell>
          <table:table-cell office:value-type="string">
            <text:p><text:a xlink:href="http://wiki.services.openoffice.org/wiki/DE:_URL_Grundlagen">DE: URL Grundlagen</text:a></text:p>
          </table:table-cell>
          <table:table-cell office:value-type="string">
            <text:p><text:a xlink:href="http://wiki.services.openoffice.org/wiki/DE:_Vorlagenpakete">DE: Vorlagenpakete</text:a></text:p>
          </table:table-cell>
          <table:table-cell office:value-type="string">
            <text:p><text:a xlink:href="http://wiki.services.openoffice.org/wiki/Id.CVSClient">Id.CVSClient</text:a></text:p>
          </table:table-cell>
          <table:table-cell office:value-type="string">
            <text:p><text:a xlink:href="http://wiki.services.openoffice.org/wiki/Id.CheckOut">Id.CheckOut</text:a></text:p>
          </table:table-cell>
          <table:table-cell office:value-type="string">
            <text:p><text:a xlink:href="http://wiki.services.openoffice.org/wiki/Id.Commit">Id.Commit</text:a></text:p>
          </table:table-cell>
          <table:table-cell office:value-type="string">
            <text:p><text:a xlink:href="http://wiki.services.openoffice.org/wiki/Uno/Binary/Impl/Cascaded_Mapping">Uno/Binary/Impl/Cascaded Mapping</text:a></text:p>
          </table:table-cell>
          <table:table-cell office:value-type="string">
            <text:p><text:a xlink:href="http://wiki.services.openoffice.org/wiki/Uno/Binary/Impl/Debug_Bridge">Uno/Binary/Impl/Debug Bridge</text:a></text:p>
          </table:table-cell>
          <table:table-cell office:value-type="string">
            <text:p><text:a xlink:href="http://wiki.services.openoffice.org/wiki/Uno/Binary/Impl/Environment_Descriptor">Uno/Binary/Impl/Environment Descript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_Wöchentliche_Listeninfo">DE: Wöchentliche Listeninfo</text:a></text:p>
          </table:table-cell>
          <table:table-cell office:value-type="string">
            <text:p><text:a xlink:href="http://wiki.services.openoffice.org/wiki/DL">DL</text:a></text:p>
          </table:table-cell>
          <table:table-cell office:value-type="string">
            <text:p><text:a xlink:href="http://wiki.services.openoffice.org/wiki/DS_Store_generator">DS Store generator</text:a></text:p>
          </table:table-cell>
          <table:table-cell office:value-type="string">
            <text:p><text:a xlink:href="http://wiki.services.openoffice.org/wiki/Id.Diff">Id.Diff</text:a></text:p>
          </table:table-cell>
          <table:table-cell office:value-type="string">
            <text:p><text:a xlink:href="http://wiki.services.openoffice.org/wiki/Id.Log">Id.Log</text:a></text:p>
          </table:table-cell>
          <table:table-cell office:value-type="string">
            <text:p><text:a xlink:href="http://wiki.services.openoffice.org/wiki/Id.ProsesTranslasi">Id.ProsesTranslasi</text:a></text:p>
          </table:table-cell>
          <table:table-cell office:value-type="string">
            <text:p><text:a xlink:href="http://wiki.services.openoffice.org/wiki/Uno/Binary/Impl/Environment_Stack">Uno/Binary/Impl/Environment Stack</text:a></text:p>
          </table:table-cell>
          <table:table-cell office:value-type="string">
            <text:p><text:a xlink:href="http://wiki.services.openoffice.org/wiki/Uno/Binary/Impl/Environment_Substitution">Uno/Binary/Impl/Environment Substitution</text:a></text:p>
          </table:table-cell>
          <table:table-cell office:value-type="string">
            <text:p><text:a xlink:href="http://wiki.services.openoffice.org/wiki/Uno/Binary/Impl/Identify_Mapping">Uno/Binary/Impl/Identify 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a.Chart2">Da.Chart2</text:a></text:p>
          </table:table-cell>
          <table:table-cell office:value-type="string">
            <text:p><text:a xlink:href="http://wiki.services.openoffice.org/wiki/Da.openoffice.org">Da.openoffice.org</text:a></text:p>
          </table:table-cell>
          <table:table-cell office:value-type="string">
            <text:p><text:a xlink:href="http://wiki.services.openoffice.org/wiki/Da_Office_a_OOo">Da Office a OOo</text:a></text:p>
          </table:table-cell>
          <table:table-cell office:value-type="string">
            <text:p><text:a xlink:href="http://wiki.services.openoffice.org/wiki/Id.Reviewer">Id.Reviewer</text:a></text:p>
          </table:table-cell>
          <table:table-cell office:value-type="string">
            <text:p><text:a xlink:href="http://wiki.services.openoffice.org/wiki/Id.Translator">Id.Translator</text:a></text:p>
          </table:table-cell>
          <table:table-cell office:value-type="string">
            <text:p><text:a xlink:href="http://wiki.services.openoffice.org/wiki/Id.Update">Id.Update</text:a></text:p>
          </table:table-cell>
          <table:table-cell office:value-type="string">
            <text:p><text:a xlink:href="http://wiki.services.openoffice.org/wiki/Uno/Binary/Impl/Identity_Mapping">Uno/Binary/Impl/Identity Mapping</text:a></text:p>
          </table:table-cell>
          <table:table-cell office:value-type="string">
            <text:p><text:a xlink:href="http://wiki.services.openoffice.org/wiki/Uno/Binary/Impl/Purpose_Environments">Uno/Binary/Impl/Purpose Environments</text:a></text:p>
          </table:table-cell>
          <table:table-cell office:value-type="string">
            <text:p><text:a xlink:href="http://wiki.services.openoffice.org/wiki/Uno/Binary/Impl/Tester/Environment">Uno/Binary/Impl/Tester/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anny%27s_Python_Modules">Danny's Python Modules</text:a></text:p>
          </table:table-cell>
          <table:table-cell office:value-type="string">
            <text:p><text:a xlink:href="http://wiki.services.openoffice.org/wiki/Data_pilots">Data pilots</text:a></text:p>
          </table:table-cell>
          <table:table-cell office:value-type="string">
            <text:p><text:a xlink:href="http://wiki.services.openoffice.org/wiki/Database_Automatic_Testing">Database Automatic Testing</text:a></text:p>
          </table:table-cell>
          <table:table-cell office:value-type="string">
            <text:p><text:a xlink:href="http://wiki.services.openoffice.org/wiki/Id.WebDesigner">Id.WebDesigner</text:a></text:p>
          </table:table-cell>
          <table:table-cell office:value-type="string">
            <text:p><text:a xlink:href="http://wiki.services.openoffice.org/wiki/Id.openoffice.org">Id.openoffice.org</text:a></text:p>
          </table:table-cell>
          <table:table-cell office:value-type="string">
            <text:p><text:a xlink:href="http://wiki.services.openoffice.org/wiki/Image_Catelogue">Image Catelogue</text:a></text:p>
          </table:table-cell>
          <table:table-cell office:value-type="string">
            <text:p><text:a xlink:href="http://wiki.services.openoffice.org/wiki/Uno/Binary/Impl/Tester/Environment_Stack">Uno/Binary/Impl/Tester/Environment Stack</text:a></text:p>
          </table:table-cell>
          <table:table-cell office:value-type="string">
            <text:p><text:a xlink:href="http://wiki.services.openoffice.org/wiki/Uno/Binary/Impl/Tester/Mapping">Uno/Binary/Impl/Tester/Mapping</text:a></text:p>
          </table:table-cell>
          <table:table-cell office:value-type="string">
            <text:p><text:a xlink:href="http://wiki.services.openoffice.org/wiki/Uno/Binary/Impl/Thread_Affinity_Bridge">Uno/Binary/Impl/Thread Affinity Bridg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atabase_Drivers">Database Drivers</text:a></text:p>
          </table:table-cell>
          <table:table-cell office:value-type="string">
            <text:p><text:a xlink:href="http://wiki.services.openoffice.org/wiki/Database_application">Database application</text:a></text:p>
          </table:table-cell>
          <table:table-cell office:value-type="string">
            <text:p><text:a xlink:href="http://wiki.services.openoffice.org/wiki/DbConfig">DbConfig</text:a></text:p>
          </table:table-cell>
          <table:table-cell office:value-type="string">
            <text:p><text:a xlink:href="http://wiki.services.openoffice.org/wiki/Impress">Impress</text:a></text:p>
          </table:table-cell>
          <table:table-cell office:value-type="string">
            <text:p><text:a xlink:href="http://wiki.services.openoffice.org/wiki/Impress:_OpenGL_rendered_transitions">Impress: OpenGL rendered transitions</text:a></text:p>
          </table:table-cell>
          <table:table-cell office:value-type="string">
            <text:p><text:a xlink:href="http://wiki.services.openoffice.org/wiki/Impress:_OpenGL_rendered_transitions_TDD">Impress: OpenGL rendered transitions TDD</text:a></text:p>
          </table:table-cell>
          <table:table-cell office:value-type="string">
            <text:p><text:a xlink:href="http://wiki.services.openoffice.org/wiki/Uno/Binary/Impl/Thread_Unsafety_Bridge">Uno/Binary/Impl/Thread Unsafety Bridge</text:a></text:p>
          </table:table-cell>
          <table:table-cell office:value-type="string">
            <text:p><text:a xlink:href="http://wiki.services.openoffice.org/wiki/Uno/Binary/Impl/Threading-Model">Uno/Binary/Impl/Threading-Model</text:a></text:p>
          </table:table-cell>
          <table:table-cell office:value-type="string">
            <text:p><text:a xlink:href="http://wiki.services.openoffice.org/wiki/Uno/Binary/Impl/Threading_Model">Uno/Binary/Impl/Threading Mode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.openoffice.org">De.openoffice.org</text:a></text:p>
          </table:table-cell>
          <table:table-cell office:value-type="string">
            <text:p><text:a xlink:href="http://wiki.services.openoffice.org/wiki/De/2.0.1_TCM_Test">De/2.0.1 TCM Test</text:a></text:p>
          </table:table-cell>
          <table:table-cell office:value-type="string">
            <text:p><text:a xlink:href="http://wiki.services.openoffice.org/wiki/De:2.0.2_TCM_Test">De:2.0.2 TCM Test</text:a></text:p>
          </table:table-cell>
          <table:table-cell office:value-type="string">
            <text:p><text:a xlink:href="http://wiki.services.openoffice.org/wiki/ImpressMultiDisplaySpecification">ImpressMultiDisplaySpecification</text:a></text:p>
          </table:table-cell>
          <table:table-cell office:value-type="string">
            <text:p><text:a xlink:href="http://wiki.services.openoffice.org/wiki/Impress_Guide">Impress Guide</text:a></text:p>
          </table:table-cell>
          <table:table-cell office:value-type="string">
            <text:p><text:a xlink:href="http://wiki.services.openoffice.org/wiki/Impress_Guide/Adding_and_Formatting_Pictures">Impress Guide/Adding and Formatting Pictures</text:a></text:p>
          </table:table-cell>
          <table:table-cell office:value-type="string">
            <text:p><text:a xlink:href="http://wiki.services.openoffice.org/wiki/Uno/Binary/Implementations">Uno/Binary/Implementations</text:a></text:p>
          </table:table-cell>
          <table:table-cell office:value-type="string">
            <text:p><text:a xlink:href="http://wiki.services.openoffice.org/wiki/Uno/Binary/Misc">Uno/Binary/Misc</text:a></text:p>
          </table:table-cell>
          <table:table-cell office:value-type="string">
            <text:p><text:a xlink:href="http://wiki.services.openoffice.org/wiki/Uno/Binary/Module/CPPU">Uno/Binary/Module/CPPU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2.0.3_TCM_Test">De:2.0.3 TCM Test</text:a></text:p>
          </table:table-cell>
          <table:table-cell office:value-type="string">
            <text:p><text:a xlink:href="http://wiki.services.openoffice.org/wiki/De:2.0.4_TCM_Test">De:2.0.4 TCM Test</text:a></text:p>
          </table:table-cell>
          <table:table-cell office:value-type="string">
            <text:p><text:a xlink:href="http://wiki.services.openoffice.org/wiki/De:2.1_Release_Test">De:2.1 Release Test</text:a></text:p>
          </table:table-cell>
          <table:table-cell office:value-type="string">
            <text:p><text:a xlink:href="http://wiki.services.openoffice.org/wiki/Impress_Guide/Adding_and_Formatting_Text">Impress Guide/Adding and Formatting Text</text:a></text:p>
          </table:table-cell>
          <table:table-cell office:value-type="string">
            <text:p><text:a xlink:href="http://wiki.services.openoffice.org/wiki/Impress_Guide/Copyright">Impress Guide/Copyright</text:a></text:p>
          </table:table-cell>
          <table:table-cell office:value-type="string">
            <text:p><text:a xlink:href="http://wiki.services.openoffice.org/wiki/Impress_Guide/Creating_Graphic_Objects">Impress Guide/Creating Graphic Objects</text:a></text:p>
          </table:table-cell>
          <table:table-cell office:value-type="string">
            <text:p><text:a xlink:href="http://wiki.services.openoffice.org/wiki/Uno/Binary/Module/CPPU/test">Uno/Binary/Module/CPPU/test</text:a></text:p>
          </table:table-cell>
          <table:table-cell office:value-type="string">
            <text:p><text:a xlink:href="http://wiki.services.openoffice.org/wiki/Uno/Binary/Module/CPPUtools">Uno/Binary/Module/CPPUtools</text:a></text:p>
          </table:table-cell>
          <table:table-cell office:value-type="string">
            <text:p><text:a xlink:href="http://wiki.services.openoffice.org/wiki/Uno/Binary/Module/STOC">Uno/Binary/Module/STO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2.1_TCM_Test">De:2.1 TCM Test</text:a></text:p>
          </table:table-cell>
          <table:table-cell office:value-type="string">
            <text:p><text:a xlink:href="http://wiki.services.openoffice.org/wiki/De:2.2.1_Release_Test">De:2.2.1 Release Test</text:a></text:p>
          </table:table-cell>
          <table:table-cell office:value-type="string">
            <text:p><text:a xlink:href="http://wiki.services.openoffice.org/wiki/De:2.2_Release_Test">De:2.2 Release Test</text:a></text:p>
          </table:table-cell>
          <table:table-cell office:value-type="string">
            <text:p><text:a xlink:href="http://wiki.services.openoffice.org/wiki/Impress_Guide/Formatting_Graphic_Objects">Impress Guide/Formatting Graphic Objects</text:a></text:p>
          </table:table-cell>
          <table:table-cell office:value-type="string">
            <text:p><text:a xlink:href="http://wiki.services.openoffice.org/wiki/Impress_Guide/Introducing_Impress">Impress Guide/Introducing Impress</text:a></text:p>
          </table:table-cell>
          <table:table-cell office:value-type="string">
            <text:p><text:a xlink:href="http://wiki.services.openoffice.org/wiki/Impress_Guide/Keyboard_Shortcuts">Impress Guide/Keyboard Shortcuts</text:a></text:p>
          </table:table-cell>
          <table:table-cell office:value-type="string">
            <text:p><text:a xlink:href="http://wiki.services.openoffice.org/wiki/Uno/Binary/Module/STOC/test">Uno/Binary/Module/STOC/test</text:a></text:p>
          </table:table-cell>
          <table:table-cell office:value-type="string">
            <text:p><text:a xlink:href="http://wiki.services.openoffice.org/wiki/Uno/Binary/Module/URE">Uno/Binary/Module/URE</text:a></text:p>
          </table:table-cell>
          <table:table-cell office:value-type="string">
            <text:p><text:a xlink:href="http://wiki.services.openoffice.org/wiki/Uno/Binary/Module/bridges">Uno/Binary/Module/bridg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2.2_TCM_Test">De:2.2 TCM Test</text:a></text:p>
          </table:table-cell>
          <table:table-cell office:value-type="string">
            <text:p><text:a xlink:href="http://wiki.services.openoffice.org/wiki/De:2.3_Release_Test">De:2.3 Release Test</text:a></text:p>
          </table:table-cell>
          <table:table-cell office:value-type="string">
            <text:p><text:a xlink:href="http://wiki.services.openoffice.org/wiki/De:2.3_TCM_Test">De:2.3 TCM Test</text:a></text:p>
          </table:table-cell>
          <table:table-cell office:value-type="string">
            <text:p><text:a xlink:href="http://wiki.services.openoffice.org/wiki/Impress_Guide/Printing%2C_Emailing%2C_Exporting%2C_Saving">Impress Guide/Printing, Emailing, Exporting, Saving</text:a></text:p>
          </table:table-cell>
          <table:table-cell office:value-type="string">
            <text:p><text:a xlink:href="http://wiki.services.openoffice.org/wiki/Impress_Guide/Setting_Up_and_Customizing_Impress">Impress Guide/Setting Up and Customizing Impress</text:a></text:p>
          </table:table-cell>
          <table:table-cell office:value-type="string">
            <text:p><text:a xlink:href="http://wiki.services.openoffice.org/wiki/Impress_Guide/Slide_Masters%2C_Styles%2C_Templates">Impress Guide/Slide Masters, Styles, Templates</text:a></text:p>
          </table:table-cell>
          <table:table-cell office:value-type="string">
            <text:p><text:a xlink:href="http://wiki.services.openoffice.org/wiki/Uno/Binary/Module/bridges/test">Uno/Binary/Module/bridges/test</text:a></text:p>
          </table:table-cell>
          <table:table-cell office:value-type="string">
            <text:p><text:a xlink:href="http://wiki.services.openoffice.org/wiki/Uno/Binary/Module/codemaker">Uno/Binary/Module/codemaker</text:a></text:p>
          </table:table-cell>
          <table:table-cell office:value-type="string">
            <text:p><text:a xlink:href="http://wiki.services.openoffice.org/wiki/Uno/Binary/Module/codemaker/test">Uno/Binary/Module/codemaker/tes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:HilfeUebersetzung">De:HilfeUebersetzung</text:a></text:p>
          </table:table-cell>
          <table:table-cell office:value-type="string">
            <text:p><text:a xlink:href="http://wiki.services.openoffice.org/wiki/De:HilfeUebersetzung_2.3">De:HilfeUebersetzung 2.3</text:a></text:p>
          </table:table-cell>
          <table:table-cell office:value-type="string">
            <text:p><text:a xlink:href="http://wiki.services.openoffice.org/wiki/De:_2.0.1_TCM_Test">De: 2.0.1 TCM Test</text:a></text:p>
          </table:table-cell>
          <table:table-cell office:value-type="string">
            <text:p><text:a xlink:href="http://wiki.services.openoffice.org/wiki/Impress_Guide/Slide_Shows">Impress Guide/Slide Shows</text:a></text:p>
          </table:table-cell>
          <table:table-cell office:value-type="string">
            <text:p><text:a xlink:href="http://wiki.services.openoffice.org/wiki/Impress_Guide/Slides%2C_Notes%2C_Handouts">Impress Guide/Slides, Notes, Handouts</text:a></text:p>
          </table:table-cell>
          <table:table-cell office:value-type="string">
            <text:p><text:a xlink:href="http://wiki.services.openoffice.org/wiki/Impress_Guide/Spreadsheets%2C_Charts%2C_Other_Objects">Impress Guide/Spreadsheets, Charts, Other Objects</text:a></text:p>
          </table:table-cell>
          <table:table-cell office:value-type="string">
            <text:p><text:a xlink:href="http://wiki.services.openoffice.org/wiki/Uno/Binary/Module/idlc">Uno/Binary/Module/idlc</text:a></text:p>
          </table:table-cell>
          <table:table-cell office:value-type="string">
            <text:p><text:a xlink:href="http://wiki.services.openoffice.org/wiki/Uno/Binary/Module/idlc/test">Uno/Binary/Module/idlc/test</text:a></text:p>
          </table:table-cell>
          <table:table-cell office:value-type="string">
            <text:p><text:a xlink:href="http://wiki.services.openoffice.org/wiki/Uno/Binary/Module/rdbmaker">Uno/Binary/Module/rdbmak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adlines">Deadlines</text:a></text:p>
          </table:table-cell>
          <table:table-cell office:value-type="string">
            <text:p><text:a xlink:href="http://wiki.services.openoffice.org/wiki/Deamon_in_Python">Deamon in Python</text:a></text:p>
          </table:table-cell>
          <table:table-cell office:value-type="string">
            <text:p><text:a xlink:href="http://wiki.services.openoffice.org/wiki/Debug_Build_Problems">Debug Build Problems</text:a></text:p>
          </table:table-cell>
          <table:table-cell office:value-type="string">
            <text:p><text:a xlink:href="http://wiki.services.openoffice.org/wiki/Impress_Guide:_Adding_and_Formatting_Pictures">Impress Guide: Adding and Formatting Pictures</text:a></text:p>
          </table:table-cell>
          <table:table-cell office:value-type="string">
            <text:p><text:a xlink:href="http://wiki.services.openoffice.org/wiki/Impress_Guide:_Adding_and_Formatting_Text">Impress Guide: Adding and Formatting Text</text:a></text:p>
          </table:table-cell>
          <table:table-cell office:value-type="string">
            <text:p><text:a xlink:href="http://wiki.services.openoffice.org/wiki/Impress_Guide:_Creating_Graphic_Objects">Impress Guide: Creating Graphic Objects</text:a></text:p>
          </table:table-cell>
          <table:table-cell office:value-type="string">
            <text:p><text:a xlink:href="http://wiki.services.openoffice.org/wiki/Uno/Binary/Module/registry">Uno/Binary/Module/registry</text:a></text:p>
          </table:table-cell>
          <table:table-cell office:value-type="string">
            <text:p><text:a xlink:href="http://wiki.services.openoffice.org/wiki/Uno/Binary/Module/registry/test">Uno/Binary/Module/registry/test</text:a></text:p>
          </table:table-cell>
          <table:table-cell office:value-type="string">
            <text:p><text:a xlink:href="http://wiki.services.openoffice.org/wiki/Uno/Binary/Module/remotebridges">Uno/Binary/Module/remotebridg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bug_Levels">Debug Levels</text:a></text:p>
          </table:table-cell>
          <table:table-cell office:value-type="string">
            <text:p><text:a xlink:href="http://wiki.services.openoffice.org/wiki/Debugging">Debugging</text:a></text:p>
          </table:table-cell>
          <table:table-cell office:value-type="string">
            <text:p><text:a xlink:href="http://wiki.services.openoffice.org/wiki/December_2006">December 2006</text:a></text:p>
          </table:table-cell>
          <table:table-cell office:value-type="string">
            <text:p><text:a xlink:href="http://wiki.services.openoffice.org/wiki/Impress_Guide:_Formatting_Graphic_Objects">Impress Guide: Formatting Graphic Objects</text:a></text:p>
          </table:table-cell>
          <table:table-cell office:value-type="string">
            <text:p><text:a xlink:href="http://wiki.services.openoffice.org/wiki/Impress_Guide:_Introducing_Impress">Impress Guide: Introducing Impress</text:a></text:p>
          </table:table-cell>
          <table:table-cell office:value-type="string">
            <text:p><text:a xlink:href="http://wiki.services.openoffice.org/wiki/Impress_Guide:_Keyboard_Shortcuts">Impress Guide: Keyboard Shortcuts</text:a></text:p>
          </table:table-cell>
          <table:table-cell office:value-type="string">
            <text:p><text:a xlink:href="http://wiki.services.openoffice.org/wiki/Uno/Binary/Module/testtools">Uno/Binary/Module/testtools</text:a></text:p>
          </table:table-cell>
          <table:table-cell office:value-type="string">
            <text:p><text:a xlink:href="http://wiki.services.openoffice.org/wiki/Uno/Binary/Module/testtools/test">Uno/Binary/Module/testtools/test</text:a></text:p>
          </table:table-cell>
          <table:table-cell office:value-type="string">
            <text:p><text:a xlink:href="http://wiki.services.openoffice.org/wiki/Uno/Binary/Modules">Uno/Binary/Modu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fect_Prevention">Defect Prevention</text:a></text:p>
          </table:table-cell>
          <table:table-cell office:value-type="string">
            <text:p><text:a xlink:href="http://wiki.services.openoffice.org/wiki/Delivery_Route_XSD">Delivery Route XSD</text:a></text:p>
          </table:table-cell>
          <table:table-cell office:value-type="string">
            <text:p><text:a xlink:href="http://wiki.services.openoffice.org/wiki/DerivedWorks">DerivedWorks</text:a></text:p>
          </table:table-cell>
          <table:table-cell office:value-type="string">
            <text:p><text:a xlink:href="http://wiki.services.openoffice.org/wiki/Impress_Guide:_Printing%2C_Emailing%2C_Exporting%2C_Saving">Impress Guide: Printing, Emailing, Exporting, Saving</text:a></text:p>
          </table:table-cell>
          <table:table-cell office:value-type="string">
            <text:p><text:a xlink:href="http://wiki.services.openoffice.org/wiki/Impress_Guide:_Setting_Up_and_Customizing_Impress">Impress Guide: Setting Up and Customizing Impress</text:a></text:p>
          </table:table-cell>
          <table:table-cell office:value-type="string">
            <text:p><text:a xlink:href="http://wiki.services.openoffice.org/wiki/Impress_Guide:_Slide_Masters%2C_Styles%2C_Templates">Impress Guide: Slide Masters, Styles, Templates</text:a></text:p>
          </table:table-cell>
          <table:table-cell office:value-type="string">
            <text:p><text:a xlink:href="http://wiki.services.openoffice.org/wiki/Uno/Binary/Modules/CPPU">Uno/Binary/Modules/CPPU</text:a></text:p>
          </table:table-cell>
          <table:table-cell office:value-type="string">
            <text:p><text:a xlink:href="http://wiki.services.openoffice.org/wiki/Uno/Binary/Modules/CPPUtools">Uno/Binary/Modules/CPPUtools</text:a></text:p>
          </table:table-cell>
          <table:table-cell office:value-type="string">
            <text:p><text:a xlink:href="http://wiki.services.openoffice.org/wiki/Uno/Binary/Modules/STOC">Uno/Binary/Modules/STO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scriptive_Statistics">Descriptive Statistics</text:a></text:p>
          </table:table-cell>
          <table:table-cell office:value-type="string">
            <text:p><text:a xlink:href="http://wiki.services.openoffice.org/wiki/Detection_de_certificat">Detection de certificat</text:a></text:p>
          </table:table-cell>
          <table:table-cell office:value-type="string">
            <text:p><text:a xlink:href="http://wiki.services.openoffice.org/wiki/Deutsche_Übersetzung">Deutsche Übersetzung</text:a></text:p>
          </table:table-cell>
          <table:table-cell office:value-type="string">
            <text:p><text:a xlink:href="http://wiki.services.openoffice.org/wiki/Impress_Guide:_Slide_Shows">Impress Guide: Slide Shows</text:a></text:p>
          </table:table-cell>
          <table:table-cell office:value-type="string">
            <text:p><text:a xlink:href="http://wiki.services.openoffice.org/wiki/Impress_Guide:_Slides%2C_Notes%2C_Handouts">Impress Guide: Slides, Notes, Handouts</text:a></text:p>
          </table:table-cell>
          <table:table-cell office:value-type="string">
            <text:p><text:a xlink:href="http://wiki.services.openoffice.org/wiki/Impress_Guide:_Spreadsheets%2C_Charts%2C_Other_Objects">Impress Guide: Spreadsheets, Charts, Other Objects</text:a></text:p>
          </table:table-cell>
          <table:table-cell office:value-type="string">
            <text:p><text:a xlink:href="http://wiki.services.openoffice.org/wiki/Uno/Binary/Modules/URE">Uno/Binary/Modules/URE</text:a></text:p>
          </table:table-cell>
          <table:table-cell office:value-type="string">
            <text:p><text:a xlink:href="http://wiki.services.openoffice.org/wiki/Uno/Binary/Modules/bridges">Uno/Binary/Modules/bridges</text:a></text:p>
          </table:table-cell>
          <table:table-cell office:value-type="string">
            <text:p><text:a xlink:href="http://wiki.services.openoffice.org/wiki/Uno/Binary/Modules/codemaker">Uno/Binary/Modules/codemak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veloper_Documentation">Developer Documentation</text:a></text:p>
          </table:table-cell>
          <table:table-cell office:value-type="string">
            <text:p><text:a xlink:href="http://wiki.services.openoffice.org/wiki/Developer_News_about_porting_OpenOffice_to_Darwin_PPC%2C_Darwin_Intel_and_Mac_OS_X">Developer News about porting OpenOffice to Darwin PPC, Darwin Intel and Mac OS X</text:a></text:p>
          </table:table-cell>
          <table:table-cell office:value-type="string">
            <text:p><text:a xlink:href="http://wiki.services.openoffice.org/wiki/Developer_News_about_porting_OpenOffice_to_Darwin_PPC_and_Mac_OS_X">Developer News about porting OpenOffice to Darwin PPC and Mac OS X</text:a></text:p>
          </table:table-cell>
          <table:table-cell office:value-type="string">
            <text:p><text:a xlink:href="http://wiki.services.openoffice.org/wiki/Impress_Performance">Impress Performance</text:a></text:p>
          </table:table-cell>
          <table:table-cell office:value-type="string">
            <text:p><text:a xlink:href="http://wiki.services.openoffice.org/wiki/Impress_multiple_display_specification">Impress multiple display specification</text:a></text:p>
          </table:table-cell>
          <table:table-cell office:value-type="string">
            <text:p><text:a xlink:href="http://wiki.services.openoffice.org/wiki/Impress_multiple_display_support">Impress multiple display support</text:a></text:p>
          </table:table-cell>
          <table:table-cell office:value-type="string">
            <text:p><text:a xlink:href="http://wiki.services.openoffice.org/wiki/Uno/Binary/Modules/idlc">Uno/Binary/Modules/idlc</text:a></text:p>
          </table:table-cell>
          <table:table-cell office:value-type="string">
            <text:p><text:a xlink:href="http://wiki.services.openoffice.org/wiki/Uno/Binary/Modules/rdbmaker">Uno/Binary/Modules/rdbmaker</text:a></text:p>
          </table:table-cell>
          <table:table-cell office:value-type="string">
            <text:p><text:a xlink:href="http://wiki.services.openoffice.org/wiki/Uno/Binary/Modules/registry">Uno/Binary/Modules/registr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velopers_FAQ">Developers FAQ</text:a></text:p>
          </table:table-cell>
          <table:table-cell office:value-type="string">
            <text:p><text:a xlink:href="http://wiki.services.openoffice.org/wiki/Developing_for_the_new_chart_module">Developing for the new chart module</text:a></text:p>
          </table:table-cell>
          <table:table-cell office:value-type="string">
            <text:p><text:a xlink:href="http://wiki.services.openoffice.org/wiki/Development">Development</text:a></text:p>
          </table:table-cell>
          <table:table-cell office:value-type="string">
            <text:p><text:a xlink:href="http://wiki.services.openoffice.org/wiki/Impress_presenter_mode_specification">Impress presenter mode specification</text:a></text:p>
          </table:table-cell>
          <table:table-cell office:value-type="string">
            <text:p><text:a xlink:href="http://wiki.services.openoffice.org/wiki/Impress_simple_multiple_display_specification">Impress simple multiple display specification</text:a></text:p>
          </table:table-cell>
          <table:table-cell office:value-type="string">
            <text:p><text:a xlink:href="http://wiki.services.openoffice.org/wiki/Including_the_total_number_of_pages">Including the total number of pages</text:a></text:p>
          </table:table-cell>
          <table:table-cell office:value-type="string">
            <text:p><text:a xlink:href="http://wiki.services.openoffice.org/wiki/Uno/Binary/Modules/remotebridges">Uno/Binary/Modules/remotebridges</text:a></text:p>
          </table:table-cell>
          <table:table-cell office:value-type="string">
            <text:p><text:a xlink:href="http://wiki.services.openoffice.org/wiki/Uno/Binary/Modules/testtools">Uno/Binary/Modules/testtools</text:a></text:p>
          </table:table-cell>
          <table:table-cell office:value-type="string">
            <text:p><text:a xlink:href="http://wiki.services.openoffice.org/wiki/Uno/Binary/Spec">Uno/Binary/Spe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evelopment/Web_HTML">Development/Web HTML</text:a></text:p>
          </table:table-cell>
          <table:table-cell office:value-type="string">
            <text:p><text:a xlink:href="http://wiki.services.openoffice.org/wiki/DevelopmentCodeline">DevelopmentCodeline</text:a></text:p>
          </table:table-cell>
          <table:table-cell office:value-type="string">
            <text:p><text:a xlink:href="http://wiki.services.openoffice.org/wiki/Diagonal_Table_Header">Diagonal Table Header</text:a></text:p>
          </table:table-cell>
          <table:table-cell office:value-type="string">
            <text:p><text:a xlink:href="http://wiki.services.openoffice.org/wiki/Infrastructure/Service_List">Infrastructure/Service List</text:a></text:p>
          </table:table-cell>
          <table:table-cell office:value-type="string">
            <text:p><text:a xlink:href="http://wiki.services.openoffice.org/wiki/Infrastructure_Maintenance">Infrastructure Maintenance</text:a></text:p>
          </table:table-cell>
          <table:table-cell office:value-type="string">
            <text:p><text:a xlink:href="http://wiki.services.openoffice.org/wiki/Infrastructure_Overview">Infrastructure Overview</text:a></text:p>
          </table:table-cell>
          <table:table-cell office:value-type="string">
            <text:p><text:a xlink:href="http://wiki.services.openoffice.org/wiki/Uno/Binary/Spec/Architecture/Threading">Uno/Binary/Spec/Architecture/Threading</text:a></text:p>
          </table:table-cell>
          <table:table-cell office:value-type="string">
            <text:p><text:a xlink:href="http://wiki.services.openoffice.org/wiki/Uno/Binary/Spec/Bootstrapping">Uno/Binary/Spec/Bootstrapping</text:a></text:p>
          </table:table-cell>
          <table:table-cell office:value-type="string">
            <text:p><text:a xlink:href="http://wiki.services.openoffice.org/wiki/Uno/Binary/Spec/Cascaded_Mapping">Uno/Binary/Spec/Cascaded 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ialog_Dump">Dialog Dump</text:a></text:p>
          </table:table-cell>
          <table:table-cell office:value-type="string">
            <text:p><text:a xlink:href="http://wiki.services.openoffice.org/wiki/Dialog_box_with_an_List_Box">Dialog box with an List Box</text:a></text:p>
          </table:table-cell>
          <table:table-cell office:value-type="string">
            <text:p><text:a xlink:href="http://wiki.services.openoffice.org/wiki/Dialog_box_with_an_Radio_Button">Dialog box with an Radio Button</text:a></text:p>
          </table:table-cell>
          <table:table-cell office:value-type="string">
            <text:p><text:a xlink:href="http://wiki.services.openoffice.org/wiki/Infrastructure_Problems">Infrastructure Problems</text:a></text:p>
          </table:table-cell>
          <table:table-cell office:value-type="string">
            <text:p><text:a xlink:href="http://wiki.services.openoffice.org/wiki/Infrastructure_Requirements">Infrastructure Requirements</text:a></text:p>
          </table:table-cell>
          <table:table-cell office:value-type="string">
            <text:p><text:a xlink:href="http://wiki.services.openoffice.org/wiki/Infrastructure_Upgrade">Infrastructure Upgrade</text:a></text:p>
          </table:table-cell>
          <table:table-cell office:value-type="string">
            <text:p><text:a xlink:href="http://wiki.services.openoffice.org/wiki/Uno/Binary/Spec/Debug_Bridge">Uno/Binary/Spec/Debug Bridge</text:a></text:p>
          </table:table-cell>
          <table:table-cell office:value-type="string">
            <text:p><text:a xlink:href="http://wiki.services.openoffice.org/wiki/Uno/Binary/Spec/Debug_Bridge_on_wheels">Uno/Binary/Spec/Debug Bridge on wheels</text:a></text:p>
          </table:table-cell>
          <table:table-cell office:value-type="string">
            <text:p><text:a xlink:href="http://wiki.services.openoffice.org/wiki/Uno/Binary/Spec/Environment_Descriptor">Uno/Binary/Spec/Environment Descript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ialog_box_with_an_edit_control">Dialog box with an edit control</text:a></text:p>
          </table:table-cell>
          <table:table-cell office:value-type="string">
            <text:p><text:a xlink:href="http://wiki.services.openoffice.org/wiki/DialogosSimples">DialogosSimples</text:a></text:p>
          </table:table-cell>
          <table:table-cell office:value-type="string">
            <text:p><text:a xlink:href="http://wiki.services.openoffice.org/wiki/Dictionaries">Dictionaries</text:a></text:p>
          </table:table-cell>
          <table:table-cell office:value-type="string">
            <text:p><text:a xlink:href="http://wiki.services.openoffice.org/wiki/Inserting_dashes_and_non-breaking_spaces">Inserting dashes and non-breaking spaces</text:a></text:p>
          </table:table-cell>
          <table:table-cell office:value-type="string">
            <text:p><text:a xlink:href="http://wiki.services.openoffice.org/wiki/Inserting_notes">Inserting notes</text:a></text:p>
          </table:table-cell>
          <table:table-cell office:value-type="string">
            <text:p><text:a xlink:href="http://wiki.services.openoffice.org/wiki/Inserting_special_characters">Inserting special characters</text:a></text:p>
          </table:table-cell>
          <table:table-cell office:value-type="string">
            <text:p><text:a xlink:href="http://wiki.services.openoffice.org/wiki/Uno/Binary/Spec/Environment_Stack">Uno/Binary/Spec/Environment Stack</text:a></text:p>
          </table:table-cell>
          <table:table-cell office:value-type="string">
            <text:p><text:a xlink:href="http://wiki.services.openoffice.org/wiki/Uno/Binary/Spec/Environment_Substitution">Uno/Binary/Spec/Environment Substitution</text:a></text:p>
          </table:table-cell>
          <table:table-cell office:value-type="string">
            <text:p><text:a xlink:href="http://wiki.services.openoffice.org/wiki/Uno/Binary/Spec/Identity_Mapping">Uno/Binary/Spec/Identity 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ictionary">Dictionary</text:a></text:p>
          </table:table-cell>
          <table:table-cell office:value-type="string">
            <text:p><text:a xlink:href="http://wiki.services.openoffice.org/wiki/Digital_Signatures">Digital Signatures</text:a></text:p>
          </table:table-cell>
          <table:table-cell office:value-type="string">
            <text:p><text:a xlink:href="http://wiki.services.openoffice.org/wiki/DigitalnoPodpisovanje">DigitalnoPodpisovanje</text:a></text:p>
          </table:table-cell>
          <table:table-cell office:value-type="string">
            <text:p><text:a xlink:href="http://wiki.services.openoffice.org/wiki/Installation">Installation</text:a></text:p>
          </table:table-cell>
          <table:table-cell office:value-type="string">
            <text:p><text:a xlink:href="http://wiki.services.openoffice.org/wiki/Installing">Installing</text:a></text:p>
          </table:table-cell>
          <table:table-cell office:value-type="string">
            <text:p><text:a xlink:href="http://wiki.services.openoffice.org/wiki/Integrate_Custom_Help_Into_MSDEV">Integrate Custom Help Into MSDEV</text:a></text:p>
          </table:table-cell>
          <table:table-cell office:value-type="string">
            <text:p><text:a xlink:href="http://wiki.services.openoffice.org/wiki/Uno/Binary/Spec/Mapping_Tester">Uno/Binary/Spec/Mapping Tester</text:a></text:p>
          </table:table-cell>
          <table:table-cell office:value-type="string">
            <text:p><text:a xlink:href="http://wiki.services.openoffice.org/wiki/Uno/Binary/Spec/Purpose_Environments">Uno/Binary/Spec/Purpose Environments</text:a></text:p>
          </table:table-cell>
          <table:table-cell office:value-type="string">
            <text:p><text:a xlink:href="http://wiki.services.openoffice.org/wiki/Uno/Binary/Spec/Runtime">Uno/Binary/Spec/Runtim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iplomskeNaloge">DiplomskeNaloge</text:a></text:p>
          </table:table-cell>
          <table:table-cell office:value-type="string">
            <text:p><text:a xlink:href="http://wiki.services.openoffice.org/wiki/Discussion_of_Bibliographic_-_Writer_proposals">Discussion of Bibliographic - Writer proposals</text:a></text:p>
          </table:table-cell>
          <table:table-cell office:value-type="string">
            <text:p><text:a xlink:href="http://wiki.services.openoffice.org/wiki/Disk_Access">Disk Access</text:a></text:p>
          </table:table-cell>
          <table:table-cell office:value-type="string">
            <text:p><text:a xlink:href="http://wiki.services.openoffice.org/wiki/Integrated_Performance_Improvements">Integrated Performance Improvements</text:a></text:p>
          </table:table-cell>
          <table:table-cell office:value-type="string">
            <text:p><text:a xlink:href="http://wiki.services.openoffice.org/wiki/Integration">Integration</text:a></text:p>
          </table:table-cell>
          <table:table-cell office:value-type="string">
            <text:p><text:a xlink:href="http://wiki.services.openoffice.org/wiki/Integration_IDL_reference_-_Visual_.NET">Integration IDL reference - Visual .NET</text:a></text:p>
          </table:table-cell>
          <table:table-cell office:value-type="string">
            <text:p><text:a xlink:href="http://wiki.services.openoffice.org/wiki/Uno/Binary/Spec/Tester/Environment">Uno/Binary/Spec/Tester/Environment</text:a></text:p>
          </table:table-cell>
          <table:table-cell office:value-type="string">
            <text:p><text:a xlink:href="http://wiki.services.openoffice.org/wiki/Uno/Binary/Spec/Tester/Environment_Stack">Uno/Binary/Spec/Tester/Environment Stack</text:a></text:p>
          </table:table-cell>
          <table:table-cell office:value-type="string">
            <text:p><text:a xlink:href="http://wiki.services.openoffice.org/wiki/Uno/Binary/Spec/Tester/Mapping">Uno/Binary/Spec/Tester/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l">Dl</text:a></text:p>
          </table:table-cell>
          <table:table-cell office:value-type="string">
            <text:p><text:a xlink:href="http://wiki.services.openoffice.org/wiki/Dmake_and_OOo_environment">Dmake and OOo environment</text:a></text:p>
          </table:table-cell>
          <table:table-cell office:value-type="string">
            <text:p><text:a xlink:href="http://wiki.services.openoffice.org/wiki/Dnw-bios">Dnw-bios</text:a></text:p>
          </table:table-cell>
          <table:table-cell office:value-type="string">
            <text:p><text:a xlink:href="http://wiki.services.openoffice.org/wiki/Interview-200610">Interview-200610</text:a></text:p>
          </table:table-cell>
          <table:table-cell office:value-type="string">
            <text:p><text:a xlink:href="http://wiki.services.openoffice.org/wiki/Intro_To_Mac_Porting">Intro To Mac Porting</text:a></text:p>
          </table:table-cell>
          <table:table-cell office:value-type="string">
            <text:p><text:a xlink:href="http://wiki.services.openoffice.org/wiki/Introducing_Writer">Introducing Writer</text:a></text:p>
          </table:table-cell>
          <table:table-cell office:value-type="string">
            <text:p><text:a xlink:href="http://wiki.services.openoffice.org/wiki/Uno/Binary/Spec/Thread_Affinity_Bridge">Uno/Binary/Spec/Thread Affinity Bridge</text:a></text:p>
          </table:table-cell>
          <table:table-cell office:value-type="string">
            <text:p><text:a xlink:href="http://wiki.services.openoffice.org/wiki/Uno/Binary/Spec/Thread_Unsafety_Bridge">Uno/Binary/Spec/Thread Unsafety Bridge</text:a></text:p>
          </table:table-cell>
          <table:table-cell office:value-type="string">
            <text:p><text:a xlink:href="http://wiki.services.openoffice.org/wiki/Uno/Binary/Spec/Threading-Architecture">Uno/Binary/Spec/Threading-Architectur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_FAQs">Doc FAQs</text:a></text:p>
          </table:table-cell>
          <table:table-cell office:value-type="string">
            <text:p><text:a xlink:href="http://wiki.services.openoffice.org/wiki/Doctests">Doctests</text:a></text:p>
          </table:table-cell>
          <table:table-cell office:value-type="string">
            <text:p><text:a xlink:href="http://wiki.services.openoffice.org/wiki/Documentation">Documentation</text:a></text:p>
          </table:table-cell>
          <table:table-cell office:value-type="string">
            <text:p><text:a xlink:href="http://wiki.services.openoffice.org/wiki/Issue">Issue</text:a></text:p>
          </table:table-cell>
          <table:table-cell office:value-type="string">
            <text:p><text:a xlink:href="http://wiki.services.openoffice.org/wiki/Issue_Tracker">Issue Tracker</text:a></text:p>
          </table:table-cell>
          <table:table-cell office:value-type="string">
            <text:p><text:a xlink:href="http://wiki.services.openoffice.org/wiki/It.openoffice.org">It.openoffice.org</text:a></text:p>
          </table:table-cell>
          <table:table-cell office:value-type="string">
            <text:p><text:a xlink:href="http://wiki.services.openoffice.org/wiki/Uno/Binary/Spec/Threading-Model">Uno/Binary/Spec/Threading-Model</text:a></text:p>
          </table:table-cell>
          <table:table-cell office:value-type="string">
            <text:p><text:a xlink:href="http://wiki.services.openoffice.org/wiki/Uno/Binary/Spec/Threading_Model">Uno/Binary/Spec/Threading Model</text:a></text:p>
          </table:table-cell>
          <table:table-cell office:value-type="string">
            <text:p><text:a xlink:href="http://wiki.services.openoffice.org/wiki/Uno/Binary/Specifications">Uno/Binary/Specification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Application_Online_Help">Documentation/Application Online Help</text:a></text:p>
          </table:table-cell>
          <table:table-cell office:value-type="string">
            <text:p><text:a xlink:href="http://wiki.services.openoffice.org/wiki/Documentation/Competitive_Documentation_Analysis">Documentation/Competitive Documentation Analysis</text:a></text:p>
          </table:table-cell>
          <table:table-cell office:value-type="string">
            <text:p><text:a xlink:href="http://wiki.services.openoffice.org/wiki/Documentation/Dashboard">Documentation/Dashboard</text:a></text:p>
          </table:table-cell>
          <table:table-cell office:value-type="string">
            <text:p><text:a xlink:href="http://wiki.services.openoffice.org/wiki/Italian_Linux_Day_2006">Italian Linux Day 2006</text:a></text:p>
          </table:table-cell>
          <table:table-cell office:value-type="string">
            <text:p><text:a xlink:href="http://wiki.services.openoffice.org/wiki/JCA">JCA</text:a></text:p>
          </table:table-cell>
          <table:table-cell office:value-type="string">
            <text:p><text:a xlink:href="http://wiki.services.openoffice.org/wiki/Ja.events">Ja.events</text:a></text:p>
          </table:table-cell>
          <table:table-cell office:value-type="string">
            <text:p><text:a xlink:href="http://wiki.services.openoffice.org/wiki/Uno/Binary/Test/Cascaded_Mapping">Uno/Binary/Test/Cascaded Mapping</text:a></text:p>
          </table:table-cell>
          <table:table-cell office:value-type="string">
            <text:p><text:a xlink:href="http://wiki.services.openoffice.org/wiki/Uno/Binary/Test/Debug_Bridge">Uno/Binary/Test/Debug Bridge</text:a></text:p>
          </table:table-cell>
          <table:table-cell office:value-type="string">
            <text:p><text:a xlink:href="http://wiki.services.openoffice.org/wiki/Uno/Binary/Test/Environment_Descriptor">Uno/Binary/Test/Environment Descript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Developer_Documentation">Documentation/Developer Documentation</text:a></text:p>
          </table:table-cell>
          <table:table-cell office:value-type="string">
            <text:p><text:a xlink:href="http://wiki.services.openoffice.org/wiki/Documentation/Extensible_Help">Documentation/Extensible Help</text:a></text:p>
          </table:table-cell>
          <table:table-cell office:value-type="string">
            <text:p><text:a xlink:href="http://wiki.services.openoffice.org/wiki/Documentation/FAQ">Documentation/FAQ</text:a></text:p>
          </table:table-cell>
          <table:table-cell office:value-type="string">
            <text:p><text:a xlink:href="http://wiki.services.openoffice.org/wiki/Ja.events.2007.linuxWorldExpoTokyo">Ja.events.2007.linuxWorldExpoTokyo</text:a></text:p>
          </table:table-cell>
          <table:table-cell office:value-type="string">
            <text:p><text:a xlink:href="http://wiki.services.openoffice.org/wiki/Ja.how_to_wiki">Ja.how to wiki</text:a></text:p>
          </table:table-cell>
          <table:table-cell office:value-type="string">
            <text:p><text:a xlink:href="http://wiki.services.openoffice.org/wiki/Ja.openoffice.org">Ja.openoffice.org</text:a></text:p>
          </table:table-cell>
          <table:table-cell office:value-type="string">
            <text:p><text:a xlink:href="http://wiki.services.openoffice.org/wiki/Uno/Binary/Test/Environment_Stack">Uno/Binary/Test/Environment Stack</text:a></text:p>
          </table:table-cell>
          <table:table-cell office:value-type="string">
            <text:p><text:a xlink:href="http://wiki.services.openoffice.org/wiki/Uno/Binary/Test/Environment_Substitution">Uno/Binary/Test/Environment Substitution</text:a></text:p>
          </table:table-cell>
          <table:table-cell office:value-type="string">
            <text:p><text:a xlink:href="http://wiki.services.openoffice.org/wiki/Uno/Binary/Test/Purpose_Environments">Uno/Binary/Test/Purpose Environ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FAQ/Calc">Documentation/FAQ/Calc</text:a></text:p>
          </table:table-cell>
          <table:table-cell office:value-type="string">
            <text:p><text:a xlink:href="http://wiki.services.openoffice.org/wiki/Documentation/FAQ/Databases">Documentation/FAQ/Databases</text:a></text:p>
          </table:table-cell>
          <table:table-cell office:value-type="string">
            <text:p><text:a xlink:href="http://wiki.services.openoffice.org/wiki/Documentation/FAQ/Draw">Documentation/FAQ/Draw</text:a></text:p>
          </table:table-cell>
          <table:table-cell office:value-type="string">
            <text:p><text:a xlink:href="http://wiki.services.openoffice.org/wiki/Ja.openoffice.org/Dcumentation/2.3">Ja.openoffice.org/Dcumentation/2.3</text:a></text:p>
          </table:table-cell>
          <table:table-cell office:value-type="string">
            <text:p><text:a xlink:href="http://wiki.services.openoffice.org/wiki/Ja.openoffice.org/Documentation">Ja.openoffice.org/Documentation</text:a></text:p>
          </table:table-cell>
          <table:table-cell office:value-type="string">
            <text:p><text:a xlink:href="http://wiki.services.openoffice.org/wiki/Ja.openoffice.org/Documentation/2.3">Ja.openoffice.org/Documentation/2.3</text:a></text:p>
          </table:table-cell>
          <table:table-cell office:value-type="string">
            <text:p><text:a xlink:href="http://wiki.services.openoffice.org/wiki/Uno/Binary/Test/Thread_Affinity_Bridge">Uno/Binary/Test/Thread Affinity Bridge</text:a></text:p>
          </table:table-cell>
          <table:table-cell office:value-type="string">
            <text:p><text:a xlink:href="http://wiki.services.openoffice.org/wiki/Uno/Binary/Test/Thread_Unsafety_Bridge">Uno/Binary/Test/Thread Unsafety Bridge</text:a></text:p>
          </table:table-cell>
          <table:table-cell office:value-type="string">
            <text:p><text:a xlink:href="http://wiki.services.openoffice.org/wiki/Uno/Binary/Test/Threading_Model">Uno/Binary/Test/Threading Mode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FAQ/Formula">Documentation/FAQ/Formula</text:a></text:p>
          </table:table-cell>
          <table:table-cell office:value-type="string">
            <text:p><text:a xlink:href="http://wiki.services.openoffice.org/wiki/Documentation/FAQ/General">Documentation/FAQ/General</text:a></text:p>
          </table:table-cell>
          <table:table-cell office:value-type="string">
            <text:p><text:a xlink:href="http://wiki.services.openoffice.org/wiki/Documentation/FAQ/Impress">Documentation/FAQ/Impress</text:a></text:p>
          </table:table-cell>
          <table:table-cell office:value-type="string">
            <text:p><text:a xlink:href="http://wiki.services.openoffice.org/wiki/Ja.openoffice.org/Quality_Assurance/Feature_Freeze_Testing_2.3">Ja.openoffice.org/Quality Assurance/Feature Freeze Testing 2.3</text:a></text:p>
          </table:table-cell>
          <table:table-cell office:value-type="string">
            <text:p><text:a xlink:href="http://wiki.services.openoffice.org/wiki/Ja.openoffice.org/documentation">Ja.openoffice.org/documentation</text:a></text:p>
          </table:table-cell>
          <table:table-cell office:value-type="string">
            <text:p><text:a xlink:href="http://wiki.services.openoffice.org/wiki/Ja.openoffice.org/documentation/start">Ja.openoffice.org/documentation/start</text:a></text:p>
          </table:table-cell>
          <table:table-cell office:value-type="string">
            <text:p><text:a xlink:href="http://wiki.services.openoffice.org/wiki/Uno/Binary/Tester/Environment_Stack">Uno/Binary/Tester/Environment Stack</text:a></text:p>
          </table:table-cell>
          <table:table-cell office:value-type="string">
            <text:p><text:a xlink:href="http://wiki.services.openoffice.org/wiki/Uno/Binary/Tests">Uno/Binary/Tests</text:a></text:p>
          </table:table-cell>
          <table:table-cell office:value-type="string">
            <text:p><text:a xlink:href="http://wiki.services.openoffice.org/wiki/Uno/Binary/Tutorials">Uno/Binary/Tutorial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FAQ/Installation">Documentation/FAQ/Installation</text:a></text:p>
          </table:table-cell>
          <table:table-cell office:value-type="string">
            <text:p><text:a xlink:href="http://wiki.services.openoffice.org/wiki/Documentation/FAQ/Overview">Documentation/FAQ/Overview</text:a></text:p>
          </table:table-cell>
          <table:table-cell office:value-type="string">
            <text:p><text:a xlink:href="http://wiki.services.openoffice.org/wiki/Documentation/FAQ/Writer">Documentation/FAQ/Writer</text:a></text:p>
          </table:table-cell>
          <table:table-cell office:value-type="string">
            <text:p><text:a xlink:href="http://wiki.services.openoffice.org/wiki/Ja.openoffice.org/documentation/start/review">Ja.openoffice.org/documentation/start/review</text:a></text:p>
          </table:table-cell>
          <table:table-cell office:value-type="string">
            <text:p><text:a xlink:href="http://wiki.services.openoffice.org/wiki/Ja.openoffice.org/documentation/start/scene">Ja.openoffice.org/documentation/start/scene</text:a></text:p>
          </table:table-cell>
          <table:table-cell office:value-type="string">
            <text:p><text:a xlink:href="http://wiki.services.openoffice.org/wiki/Ja.openoffice.org/environment">Ja.openoffice.org/environment</text:a></text:p>
          </table:table-cell>
          <table:table-cell office:value-type="string">
            <text:p><text:a xlink:href="http://wiki.services.openoffice.org/wiki/Uno/CLI">Uno/CLI</text:a></text:p>
          </table:table-cell>
          <table:table-cell office:value-type="string">
            <text:p><text:a xlink:href="http://wiki.services.openoffice.org/wiki/Uno/CLI/Cli_requirements">Uno/CLI/Cli requirements</text:a></text:p>
          </table:table-cell>
          <table:table-cell office:value-type="string">
            <text:p><text:a xlink:href="http://wiki.services.openoffice.org/wiki/Uno/CLI/Problems_when_using_OOo_build_with_VS_2005">Uno/CLI/Problems when using OOo build with VS 2005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FAQ/Writer/AutomaticFunctions">Documentation/FAQ/Writer/AutomaticFunctions</text:a></text:p>
          </table:table-cell>
          <table:table-cell office:value-type="string">
            <text:p><text:a xlink:href="http://wiki.services.openoffice.org/wiki/Documentation/FAQ/Writer/DocumentManagement">Documentation/FAQ/Writer/DocumentManagement</text:a></text:p>
          </table:table-cell>
          <table:table-cell office:value-type="string">
            <text:p><text:a xlink:href="http://wiki.services.openoffice.org/wiki/Documentation/FAQ/Writer/FormattingPagesAndDocuments">Documentation/FAQ/Writer/FormattingPagesAndDocuments</text:a></text:p>
          </table:table-cell>
          <table:table-cell office:value-type="string">
            <text:p><text:a xlink:href="http://wiki.services.openoffice.org/wiki/Ja.openoffice.org/events">Ja.openoffice.org/events</text:a></text:p>
          </table:table-cell>
          <table:table-cell office:value-type="string">
            <text:p><text:a xlink:href="http://wiki.services.openoffice.org/wiki/Ja.openoffice.org/start">Ja.openoffice.org/start</text:a></text:p>
          </table:table-cell>
          <table:table-cell office:value-type="string">
            <text:p><text:a xlink:href="http://wiki.services.openoffice.org/wiki/Ja.openoffice.org/start/environment">Ja.openoffice.org/start/environment</text:a></text:p>
          </table:table-cell>
          <table:table-cell office:value-type="string">
            <text:p><text:a xlink:href="http://wiki.services.openoffice.org/wiki/Uno/CLI/Problems_when_using_OOo_built_with_VS_2005">Uno/CLI/Problems when using OOo built with VS 2005</text:a></text:p>
          </table:table-cell>
          <table:table-cell office:value-type="string">
            <text:p><text:a xlink:href="http://wiki.services.openoffice.org/wiki/Uno/CLI/Requirements">Uno/CLI/Requirements</text:a></text:p>
          </table:table-cell>
          <table:table-cell office:value-type="string">
            <text:p><text:a xlink:href="http://wiki.services.openoffice.org/wiki/Uno/Code_Snippets">Uno/Code Snippe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FAQ/Writer/FormattingText">Documentation/FAQ/Writer/FormattingText</text:a></text:p>
          </table:table-cell>
          <table:table-cell office:value-type="string">
            <text:p><text:a xlink:href="http://wiki.services.openoffice.org/wiki/Documentation/FAQ/Writer/GraphicsFramesObjects">Documentation/FAQ/Writer/GraphicsFramesObjects</text:a></text:p>
          </table:table-cell>
          <table:table-cell office:value-type="string">
            <text:p><text:a xlink:href="http://wiki.services.openoffice.org/wiki/Documentation/FAQ/Writer/IndexToc">Documentation/FAQ/Writer/IndexToc</text:a></text:p>
          </table:table-cell>
          <table:table-cell office:value-type="string">
            <text:p><text:a xlink:href="http://wiki.services.openoffice.org/wiki/Ja.openoffice.org/start/mac">Ja.openoffice.org/start/mac</text:a></text:p>
          </table:table-cell>
          <table:table-cell office:value-type="string">
            <text:p><text:a xlink:href="http://wiki.services.openoffice.org/wiki/Ja.openoffice.org/start/oss">Ja.openoffice.org/start/oss</text:a></text:p>
          </table:table-cell>
          <table:table-cell office:value-type="string">
            <text:p><text:a xlink:href="http://wiki.services.openoffice.org/wiki/Ja.openoffice.org/start/oss1">Ja.openoffice.org/start/oss1</text:a></text:p>
          </table:table-cell>
          <table:table-cell office:value-type="string">
            <text:p><text:a xlink:href="http://wiki.services.openoffice.org/wiki/Uno/Cpp">Uno/Cpp</text:a></text:p>
          </table:table-cell>
          <table:table-cell office:value-type="string">
            <text:p><text:a xlink:href="http://wiki.services.openoffice.org/wiki/Uno/Cpp/Code_Snippets">Uno/Cpp/Code Snippets</text:a></text:p>
          </table:table-cell>
          <table:table-cell office:value-type="string">
            <text:p><text:a xlink:href="http://wiki.services.openoffice.org/wiki/Uno/Cpp/Impl/Cpp-Uno_Bridge">Uno/Cpp/Impl/Cpp-Uno Bridg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FAQ/Writer/Printing">Documentation/FAQ/Writer/Printing</text:a></text:p>
          </table:table-cell>
          <table:table-cell office:value-type="string">
            <text:p><text:a xlink:href="http://wiki.services.openoffice.org/wiki/Documentation/FAQs">Documentation/FAQs</text:a></text:p>
          </table:table-cell>
          <table:table-cell office:value-type="string">
            <text:p><text:a xlink:href="http://wiki.services.openoffice.org/wiki/Documentation/FAQs/Overview">Documentation/FAQs/Overview</text:a></text:p>
          </table:table-cell>
          <table:table-cell office:value-type="string">
            <text:p><text:a xlink:href="http://wiki.services.openoffice.org/wiki/Ja.openoffice.org/start/oss2">Ja.openoffice.org/start/oss2</text:a></text:p>
          </table:table-cell>
          <table:table-cell office:value-type="string">
            <text:p><text:a xlink:href="http://wiki.services.openoffice.org/wiki/Ja.openoffice.org/start/oss3">Ja.openoffice.org/start/oss3</text:a></text:p>
          </table:table-cell>
          <table:table-cell office:value-type="string">
            <text:p><text:a xlink:href="http://wiki.services.openoffice.org/wiki/Ja.openoffice.org/start/oss4">Ja.openoffice.org/start/oss4</text:a></text:p>
          </table:table-cell>
          <table:table-cell office:value-type="string">
            <text:p><text:a xlink:href="http://wiki.services.openoffice.org/wiki/Uno/Cpp/Impl/Cpp-Uno_Bridge_on_wheels">Uno/Cpp/Impl/Cpp-Uno Bridge on wheels</text:a></text:p>
          </table:table-cell>
          <table:table-cell office:value-type="string">
            <text:p><text:a xlink:href="http://wiki.services.openoffice.org/wiki/Uno/Cpp/Impl/Environment_AntiGuard">Uno/Cpp/Impl/Environment AntiGuard</text:a></text:p>
          </table:table-cell>
          <table:table-cell office:value-type="string">
            <text:p><text:a xlink:href="http://wiki.services.openoffice.org/wiki/Uno/Cpp/Impl/Environment_Descriptor">Uno/Cpp/Impl/Environment Descripto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Help_Content_Cleanup">Documentation/Help Content Cleanup</text:a></text:p>
          </table:table-cell>
          <table:table-cell office:value-type="string">
            <text:p><text:a xlink:href="http://wiki.services.openoffice.org/wiki/Documentation/How_Tos">Documentation/How Tos</text:a></text:p>
          </table:table-cell>
          <table:table-cell office:value-type="string">
            <text:p><text:a xlink:href="http://wiki.services.openoffice.org/wiki/Documentation/OOo-MSO_Compatibility">Documentation/OOo-MSO Compatibility</text:a></text:p>
          </table:table-cell>
          <table:table-cell office:value-type="string">
            <text:p><text:a xlink:href="http://wiki.services.openoffice.org/wiki/Ja.openoffice.org/start/oss5">Ja.openoffice.org/start/oss5</text:a></text:p>
          </table:table-cell>
          <table:table-cell office:value-type="string">
            <text:p><text:a xlink:href="http://wiki.services.openoffice.org/wiki/Ja.openoffice.org/start/review">Ja.openoffice.org/start/review</text:a></text:p>
          </table:table-cell>
          <table:table-cell office:value-type="string">
            <text:p><text:a xlink:href="http://wiki.services.openoffice.org/wiki/Ja.openoffice.org/start/scene">Ja.openoffice.org/start/scene</text:a></text:p>
          </table:table-cell>
          <table:table-cell office:value-type="string">
            <text:p><text:a xlink:href="http://wiki.services.openoffice.org/wiki/Uno/Cpp/Impl/Environment_Guard">Uno/Cpp/Impl/Environment Guard</text:a></text:p>
          </table:table-cell>
          <table:table-cell office:value-type="string">
            <text:p><text:a xlink:href="http://wiki.services.openoffice.org/wiki/Uno/Cpp/Impl/Environment_Stack">Uno/Cpp/Impl/Environment Stack</text:a></text:p>
          </table:table-cell>
          <table:table-cell office:value-type="string">
            <text:p><text:a xlink:href="http://wiki.services.openoffice.org/wiki/Uno/Cpp/Impl/FreeReference">Uno/Cpp/Impl/FreeReferen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">Documentation/OOoAuthors User Manual</text:a></text:p>
          </table:table-cell>
          <table:table-cell office:value-type="string">
            <text:p><text:a xlink:href="http://wiki.services.openoffice.org/wiki/Documentation/OOoAuthors_User_Manual/Base_Guide">Documentation/OOoAuthors User Manual/Base Guide</text:a></text:p>
          </table:table-cell>
          <table:table-cell office:value-type="string">
            <text:p><text:a xlink:href="http://wiki.services.openoffice.org/wiki/Documentation/OOoAuthors_User_Manual/Base_Guide/Planning">Documentation/OOoAuthors User Manual/Base Guide/Planning</text:a></text:p>
          </table:table-cell>
          <table:table-cell office:value-type="string">
            <text:p><text:a xlink:href="http://wiki.services.openoffice.org/wiki/Ja.start_mac">Ja.start mac</text:a></text:p>
          </table:table-cell>
          <table:table-cell office:value-type="string">
            <text:p><text:a xlink:href="http://wiki.services.openoffice.org/wiki/Ja:Developer_Center">Ja:Developer Center</text:a></text:p>
          </table:table-cell>
          <table:table-cell office:value-type="string">
            <text:p><text:a xlink:href="http://wiki.services.openoffice.org/wiki/Ja:JavaEclipseTutorial">Ja:JavaEclipseTutorial</text:a></text:p>
          </table:table-cell>
          <table:table-cell office:value-type="string">
            <text:p><text:a xlink:href="http://wiki.services.openoffice.org/wiki/Uno/Cpp/Impl/Free_Reference">Uno/Cpp/Impl/Free Reference</text:a></text:p>
          </table:table-cell>
          <table:table-cell office:value-type="string">
            <text:p><text:a xlink:href="http://wiki.services.openoffice.org/wiki/Uno/Cpp/Impl/Implementation_Environment">Uno/Cpp/Impl/Implementation Environment</text:a></text:p>
          </table:table-cell>
          <table:table-cell office:value-type="string">
            <text:p><text:a xlink:href="http://wiki.services.openoffice.org/wiki/Uno/Cpp/Impl/Map_Helpers">Uno/Cpp/Impl/Map Helper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Calc_Guide">Documentation/OOoAuthors User Manual/Calc Guide</text:a></text:p>
          </table:table-cell>
          <table:table-cell office:value-type="string">
            <text:p><text:a xlink:href="http://wiki.services.openoffice.org/wiki/Documentation/OOoAuthors_User_Manual/Calc_Guide/Introducing_Calc">Documentation/OOoAuthors User Manual/Calc Guide/Introducing Calc</text:a></text:p>
          </table:table-cell>
          <table:table-cell office:value-type="string">
            <text:p><text:a xlink:href="http://wiki.services.openoffice.org/wiki/Documentation/OOoAuthors_User_Manual/Draw_Guide">Documentation/OOoAuthors User Manual/Draw Guide</text:a></text:p>
          </table:table-cell>
          <table:table-cell office:value-type="string">
            <text:p><text:a xlink:href="http://wiki.services.openoffice.org/wiki/Ja_new_top_page">Ja new top page</text:a></text:p>
          </table:table-cell>
          <table:table-cell office:value-type="string">
            <text:p><text:a xlink:href="http://wiki.services.openoffice.org/wiki/January_2007">January 2007</text:a></text:p>
          </table:table-cell>
          <table:table-cell office:value-type="string">
            <text:p><text:a xlink:href="http://wiki.services.openoffice.org/wiki/Japanese_QA_and_Release_mainpage">Japanese QA and Release mainpage</text:a></text:p>
          </table:table-cell>
          <table:table-cell office:value-type="string">
            <text:p><text:a xlink:href="http://wiki.services.openoffice.org/wiki/Uno/Cpp/Impl/Misc">Uno/Cpp/Impl/Misc</text:a></text:p>
          </table:table-cell>
          <table:table-cell office:value-type="string">
            <text:p><text:a xlink:href="http://wiki.services.openoffice.org/wiki/Uno/Cpp/Impl/Purpose_Bridge_Implementation_Helper">Uno/Cpp/Impl/Purpose Bridge Implementation Helper</text:a></text:p>
          </table:table-cell>
          <table:table-cell office:value-type="string">
            <text:p><text:a xlink:href="http://wiki.services.openoffice.org/wiki/Uno/Cpp/Impl/Shield_Helpers">Uno/Cpp/Impl/Shield Helper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">Documentation/OOoAuthors User Manual/Getting Started</text:a></text:p>
          </table:table-cell>
          <table:table-cell office:value-type="string">
            <text:p><text:a xlink:href="http://wiki.services.openoffice.org/wiki/Documentation/OOoAuthors_User_Manual/Getting_Started/A_short_history_of_OpenOffice.org">Documentation/OOoAuthors User Manual/Getting Started/A short history of OpenOffice.org</text:a></text:p>
          </table:table-cell>
          <table:table-cell office:value-type="string">
            <text:p><text:a xlink:href="http://wiki.services.openoffice.org/wiki/Documentation/OOoAuthors_User_Manual/Getting_Started/Accepting_or_rejecting_changes_and_comments">Documentation/OOoAuthors User Manual/Getting Started/Accepting or rejecting changes and comments</text:a></text:p>
          </table:table-cell>
          <table:table-cell office:value-type="string">
            <text:p><text:a xlink:href="http://wiki.services.openoffice.org/wiki/Japanese_QA_mainpage">Japanese QA mainpage</text:a></text:p>
          </table:table-cell>
          <table:table-cell office:value-type="string">
            <text:p><text:a xlink:href="http://wiki.services.openoffice.org/wiki/Java">Java</text:a></text:p>
          </table:table-cell>
          <table:table-cell office:value-type="string">
            <text:p><text:a xlink:href="http://wiki.services.openoffice.org/wiki/JavaEclipseTuto">JavaEclipseTuto</text:a></text:p>
          </table:table-cell>
          <table:table-cell office:value-type="string">
            <text:p><text:a xlink:href="http://wiki.services.openoffice.org/wiki/Uno/Cpp/Impl/Testhelper_Objectfactory">Uno/Cpp/Impl/Testhelper Objectfactory</text:a></text:p>
          </table:table-cell>
          <table:table-cell office:value-type="string">
            <text:p><text:a xlink:href="http://wiki.services.openoffice.org/wiki/Uno/Cpp/Impl/Threading-Model">Uno/Cpp/Impl/Threading-Model</text:a></text:p>
          </table:table-cell>
          <table:table-cell office:value-type="string">
            <text:p><text:a xlink:href="http://wiki.services.openoffice.org/wiki/Uno/Cpp/Impl/Threading_Model">Uno/Cpp/Impl/Threading Mode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Adding_templates_with_Extension_Manager">Documentation/OOoAuthors User Manual/Getting Started/Adding templates with Extension Manager</text:a></text:p>
          </table:table-cell>
          <table:table-cell office:value-type="string">
            <text:p><text:a xlink:href="http://wiki.services.openoffice.org/wiki/Documentation/OOoAuthors_User_Manual/Getting_Started/Applying_styles">Documentation/OOoAuthors User Manual/Getting Started/Applying styles</text:a></text:p>
          </table:table-cell>
          <table:table-cell office:value-type="string">
            <text:p><text:a xlink:href="http://wiki.services.openoffice.org/wiki/Documentation/OOoAuthors_User_Manual/Getting_Started/Assigning_shortcut_keys">Documentation/OOoAuthors User Manual/Getting Started/Assigning shortcut keys</text:a></text:p>
          </table:table-cell>
          <table:table-cell office:value-type="string">
            <text:p><text:a xlink:href="http://wiki.services.openoffice.org/wiki/JavaEclipseTuto-Introduction">JavaEclipseTuto-Introduction</text:a></text:p>
          </table:table-cell>
          <table:table-cell office:value-type="string">
            <text:p><text:a xlink:href="http://wiki.services.openoffice.org/wiki/Java_and_OpenOffice.org">Java and OpenOffice.org</text:a></text:p>
          </table:table-cell>
          <table:table-cell office:value-type="string">
            <text:p><text:a xlink:href="http://wiki.services.openoffice.org/wiki/Joint_Copyright_Assignment">Joint Copyright Assignment</text:a></text:p>
          </table:table-cell>
          <table:table-cell office:value-type="string">
            <text:p><text:a xlink:href="http://wiki.services.openoffice.org/wiki/Uno/Cpp/Implementations">Uno/Cpp/Implementations</text:a></text:p>
          </table:table-cell>
          <table:table-cell office:value-type="string">
            <text:p><text:a xlink:href="http://wiki.services.openoffice.org/wiki/Uno/Cpp/Misc">Uno/Cpp/Misc</text:a></text:p>
          </table:table-cell>
          <table:table-cell office:value-type="string">
            <text:p><text:a xlink:href="http://wiki.services.openoffice.org/wiki/Uno/Cpp/Module/CPPU">Uno/Cpp/Module/CPPU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Autoformatting">Documentation/OOoAuthors User Manual/Getting Started/Autoformatting</text:a></text:p>
          </table:table-cell>
          <table:table-cell office:value-type="string">
            <text:p><text:a xlink:href="http://wiki.services.openoffice.org/wiki/Documentation/OOoAuthors_User_Manual/Getting_Started/Building_a_presentation">Documentation/OOoAuthors User Manual/Getting Started/Building a presentation</text:a></text:p>
          </table:table-cell>
          <table:table-cell office:value-type="string">
            <text:p><text:a xlink:href="http://wiki.services.openoffice.org/wiki/Documentation/OOoAuthors_User_Manual/Getting_Started/Changing_document_views">Documentation/OOoAuthors User Manual/Getting Started/Changing document views</text:a></text:p>
          </table:table-cell>
          <table:table-cell office:value-type="string">
            <text:p><text:a xlink:href="http://wiki.services.openoffice.org/wiki/July_2006">July 2006</text:a></text:p>
          </table:table-cell>
          <table:table-cell office:value-type="string">
            <text:p><text:a xlink:href="http://wiki.services.openoffice.org/wiki/June_2006">June 2006</text:a></text:p>
          </table:table-cell>
          <table:table-cell office:value-type="string">
            <text:p><text:a xlink:href="http://wiki.services.openoffice.org/wiki/KR">KR</text:a></text:p>
          </table:table-cell>
          <table:table-cell office:value-type="string">
            <text:p><text:a xlink:href="http://wiki.services.openoffice.org/wiki/Uno/Cpp/Module/CPPUhelper">Uno/Cpp/Module/CPPUhelper</text:a></text:p>
          </table:table-cell>
          <table:table-cell office:value-type="string">
            <text:p><text:a xlink:href="http://wiki.services.openoffice.org/wiki/Uno/Cpp/Module/CPPUhelper/test">Uno/Cpp/Module/CPPUhelper/test</text:a></text:p>
          </table:table-cell>
          <table:table-cell office:value-type="string">
            <text:p><text:a xlink:href="http://wiki.services.openoffice.org/wiki/Uno/Cpp/Module/CPPUhelper/tests/Loader">Uno/Cpp/Module/CPPUhelper/tests/Load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hanging_page_margins">Documentation/OOoAuthors User Manual/Getting Started/Changing page margins</text:a></text:p>
          </table:table-cell>
          <table:table-cell office:value-type="string">
            <text:p><text:a xlink:href="http://wiki.services.openoffice.org/wiki/Documentation/OOoAuthors_User_Manual/Getting_Started/Changing_the_format_of_page_numbers">Documentation/OOoAuthors User Manual/Getting Started/Changing the format of page numbers</text:a></text:p>
          </table:table-cell>
          <table:table-cell office:value-type="string">
            <text:p><text:a xlink:href="http://wiki.services.openoffice.org/wiki/Documentation/OOoAuthors_User_Manual/Getting_Started/Checking_spelling">Documentation/OOoAuthors User Manual/Getting Started/Checking spelling</text:a></text:p>
          </table:table-cell>
          <table:table-cell office:value-type="string">
            <text:p><text:a xlink:href="http://wiki.services.openoffice.org/wiki/Ka.openoffice.org">Ka.openoffice.org</text:a></text:p>
          </table:table-cell>
          <table:table-cell office:value-type="string">
            <text:p><text:a xlink:href="http://wiki.services.openoffice.org/wiki/KakoRazlicneStevilkeStrani">KakoRazlicneStevilkeStrani</text:a></text:p>
          </table:table-cell>
          <table:table-cell office:value-type="string">
            <text:p><text:a xlink:href="http://wiki.services.openoffice.org/wiki/KakoRazlicneSteviulkeStrani">KakoRazlicneSteviulkeStrani</text:a></text:p>
          </table:table-cell>
          <table:table-cell office:value-type="string">
            <text:p><text:a xlink:href="http://wiki.services.openoffice.org/wiki/Uno/Cpp/Module/SALhelper">Uno/Cpp/Module/SALhelper</text:a></text:p>
          </table:table-cell>
          <table:table-cell office:value-type="string">
            <text:p><text:a xlink:href="http://wiki.services.openoffice.org/wiki/Uno/Cpp/Module/SALhelper/test">Uno/Cpp/Module/SALhelper/test</text:a></text:p>
          </table:table-cell>
          <table:table-cell office:value-type="string">
            <text:p><text:a xlink:href="http://wiki.services.openoffice.org/wiki/Uno/Cpp/Modules">Uno/Cpp/Modu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hoosing_a_layout_method">Documentation/OOoAuthors User Manual/Getting Started/Choosing a layout method</text:a></text:p>
          </table:table-cell>
          <table:table-cell office:value-type="string">
            <text:p><text:a xlink:href="http://wiki.services.openoffice.org/wiki/Documentation/OOoAuthors_User_Manual/Getting_Started/Choosing_language_settings">Documentation/OOoAuthors User Manual/Getting Started/Choosing language settings</text:a></text:p>
          </table:table-cell>
          <table:table-cell office:value-type="string">
            <text:p><text:a xlink:href="http://wiki.services.openoffice.org/wiki/Documentation/OOoAuthors_User_Manual/Getting_Started/Common_problem_areas">Documentation/OOoAuthors User Manual/Getting Started/Common problem areas</text:a></text:p>
          </table:table-cell>
          <table:table-cell office:value-type="string">
            <text:p><text:a xlink:href="http://wiki.services.openoffice.org/wiki/KeyID_Build">KeyID Build</text:a></text:p>
          </table:table-cell>
          <table:table-cell office:value-type="string">
            <text:p><text:a xlink:href="http://wiki.services.openoffice.org/wiki/Key_press">Key press</text:a></text:p>
          </table:table-cell>
          <table:table-cell office:value-type="string">
            <text:p><text:a xlink:href="http://wiki.services.openoffice.org/wiki/Kontribusi">Kontribusi</text:a></text:p>
          </table:table-cell>
          <table:table-cell office:value-type="string">
            <text:p><text:a xlink:href="http://wiki.services.openoffice.org/wiki/Uno/Cpp/Modules/CPPUhelper">Uno/Cpp/Modules/CPPUhelper</text:a></text:p>
          </table:table-cell>
          <table:table-cell office:value-type="string">
            <text:p><text:a xlink:href="http://wiki.services.openoffice.org/wiki/Uno/Cpp/Modules/SALhelper">Uno/Cpp/Modules/SALhelper</text:a></text:p>
          </table:table-cell>
          <table:table-cell office:value-type="string">
            <text:p><text:a xlink:href="http://wiki.services.openoffice.org/wiki/Uno/Cpp/Snippet/Dereference_a_WeakReference">Uno/Cpp/Snippet/Dereference a WeakReferen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ontrolling_OOo%27s_AutoCorrect_functions">Documentation/OOoAuthors User Manual/Getting Started/Controlling OOo's AutoCorrect functions</text:a></text:p>
          </table:table-cell>
          <table:table-cell office:value-type="string">
            <text:p><text:a xlink:href="http://wiki.services.openoffice.org/wiki/Documentation/OOoAuthors_User_Manual/Getting_Started/Copying_and_moving_styles">Documentation/OOoAuthors User Manual/Getting Started/Copying and moving styles</text:a></text:p>
          </table:table-cell>
          <table:table-cell office:value-type="string">
            <text:p><text:a xlink:href="http://wiki.services.openoffice.org/wiki/Documentation/OOoAuthors_User_Manual/Getting_Started/Copyright">Documentation/OOoAuthors User Manual/Getting Started/Copyright</text:a></text:p>
          </table:table-cell>
          <table:table-cell office:value-type="string">
            <text:p><text:a xlink:href="http://wiki.services.openoffice.org/wiki/LCA_2007_Miniconf">LCA 2007 Miniconf</text:a></text:p>
          </table:table-cell>
          <table:table-cell office:value-type="string">
            <text:p><text:a xlink:href="http://wiki.services.openoffice.org/wiki/LCA_2008_Miniconf">LCA 2008 Miniconf</text:a></text:p>
          </table:table-cell>
          <table:table-cell office:value-type="string">
            <text:p><text:a xlink:href="http://wiki.services.openoffice.org/wiki/LD_LIBRARY_PATH">LD LIBRARY PATH</text:a></text:p>
          </table:table-cell>
          <table:table-cell office:value-type="string">
            <text:p><text:a xlink:href="http://wiki.services.openoffice.org/wiki/Uno/Cpp/Snippet/Environment_AntiGuard">Uno/Cpp/Snippet/Environment AntiGuard</text:a></text:p>
          </table:table-cell>
          <table:table-cell office:value-type="string">
            <text:p><text:a xlink:href="http://wiki.services.openoffice.org/wiki/Uno/Cpp/Snippet/Environment_Guard">Uno/Cpp/Snippet/Environment Guard</text:a></text:p>
          </table:table-cell>
          <table:table-cell office:value-type="string">
            <text:p><text:a xlink:href="http://wiki.services.openoffice.org/wiki/Uno/Cpp/Snippet/FreeReference">Uno/Cpp/Snippet/FreeReferen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reating_Web_Pages">Documentation/OOoAuthors User Manual/Getting Started/Creating Web Pages</text:a></text:p>
          </table:table-cell>
          <table:table-cell office:value-type="string">
            <text:p><text:a xlink:href="http://wiki.services.openoffice.org/wiki/Documentation/OOoAuthors_User_Manual/Getting_Started/Creating_a_Fontwork_object">Documentation/OOoAuthors User Manual/Getting Started/Creating a Fontwork object</text:a></text:p>
          </table:table-cell>
          <table:table-cell office:value-type="string">
            <text:p><text:a xlink:href="http://wiki.services.openoffice.org/wiki/Documentation/OOoAuthors_User_Manual/Getting_Started/Creating_a_View">Documentation/OOoAuthors User Manual/Getting Started/Creating a View</text:a></text:p>
          </table:table-cell>
          <table:table-cell office:value-type="string">
            <text:p><text:a xlink:href="http://wiki.services.openoffice.org/wiki/LGPL">LGPL</text:a></text:p>
          </table:table-cell>
          <table:table-cell office:value-type="string">
            <text:p><text:a xlink:href="http://wiki.services.openoffice.org/wiki/Last_cws_integration">Last cws integration</text:a></text:p>
          </table:table-cell>
          <table:table-cell office:value-type="string">
            <text:p><text:a xlink:href="http://wiki.services.openoffice.org/wiki/Layout_options">Layout options</text:a></text:p>
          </table:table-cell>
          <table:table-cell office:value-type="string">
            <text:p><text:a xlink:href="http://wiki.services.openoffice.org/wiki/Uno/Cpp/Snippet/Function_accepting_any_kind_of_parameters">Uno/Cpp/Snippet/Function accepting any kind of parameters</text:a></text:p>
          </table:table-cell>
          <table:table-cell office:value-type="string">
            <text:p><text:a xlink:href="http://wiki.services.openoffice.org/wiki/Uno/Cpp/Snippet/Function_always_returning_an_appropriate_object">Uno/Cpp/Snippet/Function always returning an appropriate object</text:a></text:p>
          </table:table-cell>
          <table:table-cell office:value-type="string">
            <text:p><text:a xlink:href="http://wiki.services.openoffice.org/wiki/Uno/Cpp/Snippet/Instantiate_a_Service">Uno/Cpp/Snippet/Instantiate a Servi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reating_a_database_form">Documentation/OOoAuthors User Manual/Getting Started/Creating a database form</text:a></text:p>
          </table:table-cell>
          <table:table-cell office:value-type="string">
            <text:p><text:a xlink:href="http://wiki.services.openoffice.org/wiki/Documentation/OOoAuthors_User_Manual/Getting_Started/Creating_a_macro">Documentation/OOoAuthors User Manual/Getting Started/Creating a macro</text:a></text:p>
          </table:table-cell>
          <table:table-cell office:value-type="string">
            <text:p><text:a xlink:href="http://wiki.services.openoffice.org/wiki/Documentation/OOoAuthors_User_Manual/Getting_Started/Creating_a_new_database">Documentation/OOoAuthors User Manual/Getting Started/Creating a new database</text:a></text:p>
          </table:table-cell>
          <table:table-cell office:value-type="string">
            <text:p><text:a xlink:href="http://wiki.services.openoffice.org/wiki/Legal_Documents">Legal Documents</text:a></text:p>
          </table:table-cell>
          <table:table-cell office:value-type="string">
            <text:p><text:a xlink:href="http://wiki.services.openoffice.org/wiki/Legal_Templates">Legal Templates</text:a></text:p>
          </table:table-cell>
          <table:table-cell office:value-type="string">
            <text:p><text:a xlink:href="http://wiki.services.openoffice.org/wiki/Libxml2">Libxml2</text:a></text:p>
          </table:table-cell>
          <table:table-cell office:value-type="string">
            <text:p><text:a xlink:href="http://wiki.services.openoffice.org/wiki/Uno/Cpp/Snippet/Managing_an_Object">Uno/Cpp/Snippet/Managing an Object</text:a></text:p>
          </table:table-cell>
          <table:table-cell office:value-type="string">
            <text:p><text:a xlink:href="http://wiki.services.openoffice.org/wiki/Uno/Cpp/Snippet/Object_Lifecycle">Uno/Cpp/Snippet/Object Lifecycle</text:a></text:p>
          </table:table-cell>
          <table:table-cell office:value-type="string">
            <text:p><text:a xlink:href="http://wiki.services.openoffice.org/wiki/Uno/Cpp/Snippet/PurpenvHelper">Uno/Cpp/Snippet/PurpenvHelp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reating_a_new_document">Documentation/OOoAuthors User Manual/Getting Started/Creating a new document</text:a></text:p>
          </table:table-cell>
          <table:table-cell office:value-type="string">
            <text:p><text:a xlink:href="http://wiki.services.openoffice.org/wiki/Documentation/OOoAuthors_User_Manual/Getting_Started/Creating_a_new_presentation">Documentation/OOoAuthors User Manual/Getting Started/Creating a new presentation</text:a></text:p>
          </table:table-cell>
          <table:table-cell office:value-type="string">
            <text:p><text:a xlink:href="http://wiki.services.openoffice.org/wiki/Documentation/OOoAuthors_User_Manual/Getting_Started/Creating_a_simple_macro">Documentation/OOoAuthors User Manual/Getting Started/Creating a simple macro</text:a></text:p>
          </table:table-cell>
          <table:table-cell office:value-type="string">
            <text:p><text:a xlink:href="http://wiki.services.openoffice.org/wiki/LinuxIntelEnv.Set">LinuxIntelEnv.Set</text:a></text:p>
          </table:table-cell>
          <table:table-cell office:value-type="string">
            <text:p><text:a xlink:href="http://wiki.services.openoffice.org/wiki/Linux_MDB_Driver">Linux MDB Driver</text:a></text:p>
          </table:table-cell>
          <table:table-cell office:value-type="string">
            <text:p><text:a xlink:href="http://wiki.services.openoffice.org/wiki/List_of_Artwork_%28IZ%29">List of Artwork (IZ)</text:a></text:p>
          </table:table-cell>
          <table:table-cell office:value-type="string">
            <text:p><text:a xlink:href="http://wiki.services.openoffice.org/wiki/Uno/Cpp/Snippet/Requesting_an_Environment">Uno/Cpp/Snippet/Requesting an Environment</text:a></text:p>
          </table:table-cell>
          <table:table-cell office:value-type="string">
            <text:p><text:a xlink:href="http://wiki.services.openoffice.org/wiki/Uno/Cpp/Snippet/Thread_Unsafe_Component">Uno/Cpp/Snippet/Thread Unsafe Component</text:a></text:p>
          </table:table-cell>
          <table:table-cell office:value-type="string">
            <text:p><text:a xlink:href="http://wiki.services.openoffice.org/wiki/Uno/Cpp/Snippets/Requesting_an_Environment">Uno/Cpp/Snippets/Requesting an 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reating_a_template">Documentation/OOoAuthors User Manual/Getting Started/Creating a template</text:a></text:p>
          </table:table-cell>
          <table:table-cell office:value-type="string">
            <text:p><text:a xlink:href="http://wiki.services.openoffice.org/wiki/Documentation/OOoAuthors_User_Manual/Getting_Started/Creating_database_tables">Documentation/OOoAuthors User Manual/Getting Started/Creating database tables</text:a></text:p>
          </table:table-cell>
          <table:table-cell office:value-type="string">
            <text:p><text:a xlink:href="http://wiki.services.openoffice.org/wiki/Documentation/OOoAuthors_User_Manual/Getting_Started/Creating_headers_and_footers">Documentation/OOoAuthors User Manual/Getting Started/Creating headers and footers</text:a></text:p>
          </table:table-cell>
          <table:table-cell office:value-type="string">
            <text:p><text:a xlink:href="http://wiki.services.openoffice.org/wiki/List_of_N-L_Projects_Wiki_Pages">List of N-L Projects Wiki Pages</text:a></text:p>
          </table:table-cell>
          <table:table-cell office:value-type="string">
            <text:p><text:a xlink:href="http://wiki.services.openoffice.org/wiki/List_of_OpenOffice.org_Mac_OS_X_issues_and_problems">List of OpenOffice.org Mac OS X issues and problems</text:a></text:p>
          </table:table-cell>
          <table:table-cell office:value-type="string">
            <text:p><text:a xlink:href="http://wiki.services.openoffice.org/wiki/List_of_wishes">List of wishes</text:a></text:p>
          </table:table-cell>
          <table:table-cell office:value-type="string">
            <text:p><text:a xlink:href="http://wiki.services.openoffice.org/wiki/Uno/Cpp/Spec">Uno/Cpp/Spec</text:a></text:p>
          </table:table-cell>
          <table:table-cell office:value-type="string">
            <text:p><text:a xlink:href="http://wiki.services.openoffice.org/wiki/Uno/Cpp/Spec/Enterable">Uno/Cpp/Spec/Enterable</text:a></text:p>
          </table:table-cell>
          <table:table-cell office:value-type="string">
            <text:p><text:a xlink:href="http://wiki.services.openoffice.org/wiki/Uno/Cpp/Spec/Environment">Uno/Cpp/Spec/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reating_new_%28custom%29_styles">Documentation/OOoAuthors User Manual/Getting Started/Creating new (custom) styles</text:a></text:p>
          </table:table-cell>
          <table:table-cell office:value-type="string">
            <text:p><text:a xlink:href="http://wiki.services.openoffice.org/wiki/Documentation/OOoAuthors_User_Manual/Getting_Started/Creating_new_files">Documentation/OOoAuthors User Manual/Getting Started/Creating new files</text:a></text:p>
          </table:table-cell>
          <table:table-cell office:value-type="string">
            <text:p><text:a xlink:href="http://wiki.services.openoffice.org/wiki/Documentation/OOoAuthors_User_Manual/Getting_Started/Creating_numbered_or_bulletted_lists">Documentation/OOoAuthors User Manual/Getting Started/Creating numbered or bulletted lists</text:a></text:p>
          </table:table-cell>
          <table:table-cell office:value-type="string">
            <text:p><text:a xlink:href="http://wiki.services.openoffice.org/wiki/Little_Helpers">Little Helpers</text:a></text:p>
          </table:table-cell>
          <table:table-cell office:value-type="string">
            <text:p><text:a xlink:href="http://wiki.services.openoffice.org/wiki/Localisation21_cws">Localisation21 cws</text:a></text:p>
          </table:table-cell>
          <table:table-cell office:value-type="string">
            <text:p><text:a xlink:href="http://wiki.services.openoffice.org/wiki/Localizacion_ES">Localizacion ES</text:a></text:p>
          </table:table-cell>
          <table:table-cell office:value-type="string">
            <text:p><text:a xlink:href="http://wiki.services.openoffice.org/wiki/Uno/Cpp/Spec/Environment_AntiGuard">Uno/Cpp/Spec/Environment AntiGuard</text:a></text:p>
          </table:table-cell>
          <table:table-cell office:value-type="string">
            <text:p><text:a xlink:href="http://wiki.services.openoffice.org/wiki/Uno/Cpp/Spec/Environment_Descriptor">Uno/Cpp/Spec/Environment Descriptor</text:a></text:p>
          </table:table-cell>
          <table:table-cell office:value-type="string">
            <text:p><text:a xlink:href="http://wiki.services.openoffice.org/wiki/Uno/Cpp/Spec/Environment_Guard">Uno/Cpp/Spec/Environment Guar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Creating_queries_and_reports">Documentation/OOoAuthors User Manual/Getting Started/Creating queries and reports</text:a></text:p>
          </table:table-cell>
          <table:table-cell office:value-type="string">
            <text:p><text:a xlink:href="http://wiki.services.openoffice.org/wiki/Documentation/OOoAuthors_User_Manual/Getting_Started/Customizations">Documentation/OOoAuthors User Manual/Getting Started/Customizations</text:a></text:p>
          </table:table-cell>
          <table:table-cell office:value-type="string">
            <text:p><text:a xlink:href="http://wiki.services.openoffice.org/wiki/Documentation/OOoAuthors_User_Manual/Getting_Started/Cutting_copying_pasting_text">Documentation/OOoAuthors User Manual/Getting Started/Cutting copying pasting text</text:a></text:p>
          </table:table-cell>
          <table:table-cell office:value-type="string">
            <text:p><text:a xlink:href="http://wiki.services.openoffice.org/wiki/Localizations/Swedish">Localizations/Swedish</text:a></text:p>
          </table:table-cell>
          <table:table-cell office:value-type="string">
            <text:p><text:a xlink:href="http://wiki.services.openoffice.org/wiki/Localizations/Swedish/CD-Häfte">Localizations/Swedish/CD-Häfte</text:a></text:p>
          </table:table-cell>
          <table:table-cell office:value-type="string">
            <text:p><text:a xlink:href="http://wiki.services.openoffice.org/wiki/Localizations/Swedish/Shakedown">Localizations/Swedish/Shakedown</text:a></text:p>
          </table:table-cell>
          <table:table-cell office:value-type="string">
            <text:p><text:a xlink:href="http://wiki.services.openoffice.org/wiki/Uno/Cpp/Spec/Environment_Stack">Uno/Cpp/Spec/Environment Stack</text:a></text:p>
          </table:table-cell>
          <table:table-cell office:value-type="string">
            <text:p><text:a xlink:href="http://wiki.services.openoffice.org/wiki/Uno/Cpp/Spec/FreeReference">Uno/Cpp/Spec/FreeReference</text:a></text:p>
          </table:table-cell>
          <table:table-cell office:value-type="string">
            <text:p><text:a xlink:href="http://wiki.services.openoffice.org/wiki/Uno/Cpp/Spec/Free_Reference">Uno/Cpp/Spec/Free Referen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Defining_a_print_range">Documentation/OOoAuthors User Manual/Getting Started/Defining a print range</text:a></text:p>
          </table:table-cell>
          <table:table-cell office:value-type="string">
            <text:p><text:a xlink:href="http://wiki.services.openoffice.org/wiki/Documentation/OOoAuthors_User_Manual/Getting_Started/Defining_relationships">Documentation/OOoAuthors User Manual/Getting Started/Defining relationships</text:a></text:p>
          </table:table-cell>
          <table:table-cell office:value-type="string">
            <text:p><text:a xlink:href="http://wiki.services.openoffice.org/wiki/Documentation/OOoAuthors_User_Manual/Getting_Started/Deleting_and_renaming_files">Documentation/OOoAuthors User Manual/Getting Started/Deleting and renaming files</text:a></text:p>
          </table:table-cell>
          <table:table-cell office:value-type="string">
            <text:p><text:a xlink:href="http://wiki.services.openoffice.org/wiki/Log">Log</text:a></text:p>
          </table:table-cell>
          <table:table-cell office:value-type="string">
            <text:p><text:a xlink:href="http://wiki.services.openoffice.org/wiki/Log_Mac_Meeting_11_July_2007">Log Mac Meeting 11 July 2007</text:a></text:p>
          </table:table-cell>
          <table:table-cell office:value-type="string">
            <text:p><text:a xlink:href="http://wiki.services.openoffice.org/wiki/Log_Mac_Meeting_11_May_2007">Log Mac Meeting 11 May 2007</text:a></text:p>
          </table:table-cell>
          <table:table-cell office:value-type="string">
            <text:p><text:a xlink:href="http://wiki.services.openoffice.org/wiki/Uno/Cpp/Spec/Map_Helpers">Uno/Cpp/Spec/Map Helpers</text:a></text:p>
          </table:table-cell>
          <table:table-cell office:value-type="string">
            <text:p><text:a xlink:href="http://wiki.services.openoffice.org/wiki/Uno/Cpp/Spec/Mapping">Uno/Cpp/Spec/Mapping</text:a></text:p>
          </table:table-cell>
          <table:table-cell office:value-type="string">
            <text:p><text:a xlink:href="http://wiki.services.openoffice.org/wiki/Uno/Cpp/Spec/Purpose_Bridge_Implementation_Helper">Uno/Cpp/Spec/Purpose Bridge Implementation Help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Deleting_columns_and_rows">Documentation/OOoAuthors User Manual/Getting Started/Deleting columns and rows</text:a></text:p>
          </table:table-cell>
          <table:table-cell office:value-type="string">
            <text:p><text:a xlink:href="http://wiki.services.openoffice.org/wiki/Documentation/OOoAuthors_User_Manual/Getting_Started/Deleting_sheets">Documentation/OOoAuthors User Manual/Getting Started/Deleting sheets</text:a></text:p>
          </table:table-cell>
          <table:table-cell office:value-type="string">
            <text:p><text:a xlink:href="http://wiki.services.openoffice.org/wiki/Documentation/OOoAuthors_User_Manual/Getting_Started/Deleting_styles">Documentation/OOoAuthors User Manual/Getting Started/Deleting styles</text:a></text:p>
          </table:table-cell>
          <table:table-cell office:value-type="string">
            <text:p><text:a xlink:href="http://wiki.services.openoffice.org/wiki/Log_Mac_Meeting_12_Jan_2006">Log Mac Meeting 12 Jan 2006</text:a></text:p>
          </table:table-cell>
          <table:table-cell office:value-type="string">
            <text:p><text:a xlink:href="http://wiki.services.openoffice.org/wiki/Log_Mac_Meeting_12_Jan_2007">Log Mac Meeting 12 Jan 2007</text:a></text:p>
          </table:table-cell>
          <table:table-cell office:value-type="string">
            <text:p><text:a xlink:href="http://wiki.services.openoffice.org/wiki/Log_Mac_Meeting_14th_April_2007">Log Mac Meeting 14th April 2007</text:a></text:p>
          </table:table-cell>
          <table:table-cell office:value-type="string">
            <text:p><text:a xlink:href="http://wiki.services.openoffice.org/wiki/Uno/Cpp/Spec/Runtime">Uno/Cpp/Spec/Runtime</text:a></text:p>
          </table:table-cell>
          <table:table-cell office:value-type="string">
            <text:p><text:a xlink:href="http://wiki.services.openoffice.org/wiki/Uno/Cpp/Spec/Shield_Helpers">Uno/Cpp/Spec/Shield Helpers</text:a></text:p>
          </table:table-cell>
          <table:table-cell office:value-type="string">
            <text:p><text:a xlink:href="http://wiki.services.openoffice.org/wiki/Uno/Cpp/Spec/Testhelper_Objectfactory">Uno/Cpp/Spec/Testhelper Objectfactor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Digital_signing_of_documents">Documentation/OOoAuthors User Manual/Getting Started/Digital signing of documents</text:a></text:p>
          </table:table-cell>
          <table:table-cell office:value-type="string">
            <text:p><text:a xlink:href="http://wiki.services.openoffice.org/wiki/Documentation/OOoAuthors_User_Manual/Getting_Started/Editing_a_Fontwork_object">Documentation/OOoAuthors User Manual/Getting Started/Editing a Fontwork object</text:a></text:p>
          </table:table-cell>
          <table:table-cell office:value-type="string">
            <text:p><text:a xlink:href="http://wiki.services.openoffice.org/wiki/Documentation/OOoAuthors_User_Manual/Getting_Started/Editing_a_template">Documentation/OOoAuthors User Manual/Getting Started/Editing a template</text:a></text:p>
          </table:table-cell>
          <table:table-cell office:value-type="string">
            <text:p><text:a xlink:href="http://wiki.services.openoffice.org/wiki/Log_Mac_Meeting_15_June_2007">Log Mac Meeting 15 June 2007</text:a></text:p>
          </table:table-cell>
          <table:table-cell office:value-type="string">
            <text:p><text:a xlink:href="http://wiki.services.openoffice.org/wiki/Log_Mac_Meeting_16_Feb_2007">Log Mac Meeting 16 Feb 2007</text:a></text:p>
          </table:table-cell>
          <table:table-cell office:value-type="string">
            <text:p><text:a xlink:href="http://wiki.services.openoffice.org/wiki/Log_Mac_Meeting_16_March_2007">Log Mac Meeting 16 March 2007</text:a></text:p>
          </table:table-cell>
          <table:table-cell office:value-type="string">
            <text:p><text:a xlink:href="http://wiki.services.openoffice.org/wiki/Uno/Cpp/Spec/Threading-Model">Uno/Cpp/Spec/Threading-Model</text:a></text:p>
          </table:table-cell>
          <table:table-cell office:value-type="string">
            <text:p><text:a xlink:href="http://wiki.services.openoffice.org/wiki/Uno/Cpp/Spec/Threading_Model">Uno/Cpp/Spec/Threading Model</text:a></text:p>
          </table:table-cell>
          <table:table-cell office:value-type="string">
            <text:p><text:a xlink:href="http://wiki.services.openoffice.org/wiki/Uno/Cpp/Specifications">Uno/Cpp/Specification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Editing_hyperlinks">Documentation/OOoAuthors User Manual/Getting Started/Editing hyperlinks</text:a></text:p>
          </table:table-cell>
          <table:table-cell office:value-type="string">
            <text:p><text:a xlink:href="http://wiki.services.openoffice.org/wiki/Documentation/OOoAuthors_User_Manual/Getting_Started/Editing_objects">Documentation/OOoAuthors User Manual/Getting Started/Editing objects</text:a></text:p>
          </table:table-cell>
          <table:table-cell office:value-type="string">
            <text:p><text:a xlink:href="http://wiki.services.openoffice.org/wiki/Documentation/OOoAuthors_User_Manual/Getting_Started/Entering_a_formula">Documentation/OOoAuthors User Manual/Getting Started/Entering a formula</text:a></text:p>
          </table:table-cell>
          <table:table-cell office:value-type="string">
            <text:p><text:a xlink:href="http://wiki.services.openoffice.org/wiki/Log_Mac_Meeting_18_July_2007">Log Mac Meeting 18 July 2007</text:a></text:p>
          </table:table-cell>
          <table:table-cell office:value-type="string">
            <text:p><text:a xlink:href="http://wiki.services.openoffice.org/wiki/Log_Mac_Meeting_18_May_2007">Log Mac Meeting 18 May 2007</text:a></text:p>
          </table:table-cell>
          <table:table-cell office:value-type="string">
            <text:p><text:a xlink:href="http://wiki.services.openoffice.org/wiki/Log_Mac_Meeting_19_Jan_2006">Log Mac Meeting 19 Jan 2006</text:a></text:p>
          </table:table-cell>
          <table:table-cell office:value-type="string">
            <text:p><text:a xlink:href="http://wiki.services.openoffice.org/wiki/Uno/Cpp/Test">Uno/Cpp/Test</text:a></text:p>
          </table:table-cell>
          <table:table-cell office:value-type="string">
            <text:p><text:a xlink:href="http://wiki.services.openoffice.org/wiki/Uno/Cpp/Test/Bootstrap">Uno/Cpp/Test/Bootstrap</text:a></text:p>
          </table:table-cell>
          <table:table-cell office:value-type="string">
            <text:p><text:a xlink:href="http://wiki.services.openoffice.org/wiki/Uno/Cpp/Test/Cpp-Uno_Bridge">Uno/Cpp/Test/Cpp-Uno Bridg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Entering_data">Documentation/OOoAuthors User Manual/Getting Started/Entering data</text:a></text:p>
          </table:table-cell>
          <table:table-cell office:value-type="string">
            <text:p><text:a xlink:href="http://wiki.services.openoffice.org/wiki/Documentation/OOoAuthors_User_Manual/Getting_Started/Exporting_files">Documentation/OOoAuthors User Manual/Getting Started/Exporting files</text:a></text:p>
          </table:table-cell>
          <table:table-cell office:value-type="string">
            <text:p><text:a xlink:href="http://wiki.services.openoffice.org/wiki/Documentation/OOoAuthors_User_Manual/Getting_Started/Exporting_objects_and_files">Documentation/OOoAuthors User Manual/Getting Started/Exporting objects and files</text:a></text:p>
          </table:table-cell>
          <table:table-cell office:value-type="string">
            <text:p><text:a xlink:href="http://wiki.services.openoffice.org/wiki/Log_Mac_Meeting_19_Jan_2007">Log Mac Meeting 19 Jan 2007</text:a></text:p>
          </table:table-cell>
          <table:table-cell office:value-type="string">
            <text:p><text:a xlink:href="http://wiki.services.openoffice.org/wiki/Log_Mac_Meeting_1_August_2007">Log Mac Meeting 1 August 2007</text:a></text:p>
          </table:table-cell>
          <table:table-cell office:value-type="string">
            <text:p><text:a xlink:href="http://wiki.services.openoffice.org/wiki/Log_Mac_Meeting_1_June_2007">Log Mac Meeting 1 June 2007</text:a></text:p>
          </table:table-cell>
          <table:table-cell office:value-type="string">
            <text:p><text:a xlink:href="http://wiki.services.openoffice.org/wiki/Uno/Cpp/Test/Environment_AntiGuard">Uno/Cpp/Test/Environment AntiGuard</text:a></text:p>
          </table:table-cell>
          <table:table-cell office:value-type="string">
            <text:p><text:a xlink:href="http://wiki.services.openoffice.org/wiki/Uno/Cpp/Test/Environment_Descriptor">Uno/Cpp/Test/Environment Descriptor</text:a></text:p>
          </table:table-cell>
          <table:table-cell office:value-type="string">
            <text:p><text:a xlink:href="http://wiki.services.openoffice.org/wiki/Uno/Cpp/Test/Environment_Guard">Uno/Cpp/Test/Environment Guard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Extensions">Documentation/OOoAuthors User Manual/Getting Started/Extensions</text:a></text:p>
          </table:table-cell>
          <table:table-cell office:value-type="string">
            <text:p><text:a xlink:href="http://wiki.services.openoffice.org/wiki/Documentation/OOoAuthors_User_Manual/Getting_Started/Features">Documentation/OOoAuthors User Manual/Getting Started/Features</text:a></text:p>
          </table:table-cell>
          <table:table-cell office:value-type="string">
            <text:p><text:a xlink:href="http://wiki.services.openoffice.org/wiki/Documentation/OOoAuthors_User_Manual/Getting_Started/File_Management">Documentation/OOoAuthors User Manual/Getting Started/File Management</text:a></text:p>
          </table:table-cell>
          <table:table-cell office:value-type="string">
            <text:p><text:a xlink:href="http://wiki.services.openoffice.org/wiki/Log_Mac_Meeting_20_June_2007">Log Mac Meeting 20 June 2007</text:a></text:p>
          </table:table-cell>
          <table:table-cell office:value-type="string">
            <text:p><text:a xlink:href="http://wiki.services.openoffice.org/wiki/Log_Mac_Meeting_20th_April_2007">Log Mac Meeting 20th April 2007</text:a></text:p>
          </table:table-cell>
          <table:table-cell office:value-type="string">
            <text:p><text:a xlink:href="http://wiki.services.openoffice.org/wiki/Log_Mac_Meeting_23_Feb_2007">Log Mac Meeting 23 Feb 2007</text:a></text:p>
          </table:table-cell>
          <table:table-cell office:value-type="string">
            <text:p><text:a xlink:href="http://wiki.services.openoffice.org/wiki/Uno/Cpp/Test/Environment_Stack">Uno/Cpp/Test/Environment Stack</text:a></text:p>
          </table:table-cell>
          <table:table-cell office:value-type="string">
            <text:p><text:a xlink:href="http://wiki.services.openoffice.org/wiki/Uno/Cpp/Test/FreeReference">Uno/Cpp/Test/FreeReference</text:a></text:p>
          </table:table-cell>
          <table:table-cell office:value-type="string">
            <text:p><text:a xlink:href="http://wiki.services.openoffice.org/wiki/Uno/Cpp/Test/Free_Reference">Uno/Cpp/Test/Free Referen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File_associations">Documentation/OOoAuthors User Manual/Getting Started/File associations</text:a></text:p>
          </table:table-cell>
          <table:table-cell office:value-type="string">
            <text:p><text:a xlink:href="http://wiki.services.openoffice.org/wiki/Documentation/OOoAuthors_User_Manual/Getting_Started/File_management">Documentation/OOoAuthors User Manual/Getting Started/File management</text:a></text:p>
          </table:table-cell>
          <table:table-cell office:value-type="string">
            <text:p><text:a xlink:href="http://wiki.services.openoffice.org/wiki/Documentation/OOoAuthors_User_Manual/Getting_Started/Finding_and_replacing_text_and_formatting">Documentation/OOoAuthors User Manual/Getting Started/Finding and replacing text and formatting</text:a></text:p>
          </table:table-cell>
          <table:table-cell office:value-type="string">
            <text:p><text:a xlink:href="http://wiki.services.openoffice.org/wiki/Log_Mac_Meeting_23_March_2007">Log Mac Meeting 23 March 2007</text:a></text:p>
          </table:table-cell>
          <table:table-cell office:value-type="string">
            <text:p><text:a xlink:href="http://wiki.services.openoffice.org/wiki/Log_Mac_Meeting_25_July_2007">Log Mac Meeting 25 July 2007</text:a></text:p>
          </table:table-cell>
          <table:table-cell office:value-type="string">
            <text:p><text:a xlink:href="http://wiki.services.openoffice.org/wiki/Log_Mac_Meeting_25_May_2007">Log Mac Meeting 25 May 2007</text:a></text:p>
          </table:table-cell>
          <table:table-cell office:value-type="string">
            <text:p><text:a xlink:href="http://wiki.services.openoffice.org/wiki/Uno/Cpp/Test/Map_Helpers">Uno/Cpp/Test/Map Helpers</text:a></text:p>
          </table:table-cell>
          <table:table-cell office:value-type="string">
            <text:p><text:a xlink:href="http://wiki.services.openoffice.org/wiki/Uno/Cpp/Test/Purpose_Bridge_Implementation_Helper">Uno/Cpp/Test/Purpose Bridge Implementation Helper</text:a></text:p>
          </table:table-cell>
          <table:table-cell office:value-type="string">
            <text:p><text:a xlink:href="http://wiki.services.openoffice.org/wiki/Uno/Cpp/Test/Shield_Helpers">Uno/Cpp/Test/Shield Helper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Finding_more_information">Documentation/OOoAuthors User Manual/Getting Started/Finding more information</text:a></text:p>
          </table:table-cell>
          <table:table-cell office:value-type="string">
            <text:p><text:a xlink:href="http://wiki.services.openoffice.org/wiki/Documentation/OOoAuthors_User_Manual/Getting_Started/Formatting_a_presentation">Documentation/OOoAuthors User Manual/Getting Started/Formatting a presentation</text:a></text:p>
          </table:table-cell>
          <table:table-cell office:value-type="string">
            <text:p><text:a xlink:href="http://wiki.services.openoffice.org/wiki/Documentation/OOoAuthors_User_Manual/Getting_Started/Formatting_characters">Documentation/OOoAuthors User Manual/Getting Started/Formatting characters</text:a></text:p>
          </table:table-cell>
          <table:table-cell office:value-type="string">
            <text:p><text:a xlink:href="http://wiki.services.openoffice.org/wiki/Log_Mac_Meeting_26_Jan_2007">Log Mac Meeting 26 Jan 2007</text:a></text:p>
          </table:table-cell>
          <table:table-cell office:value-type="string">
            <text:p><text:a xlink:href="http://wiki.services.openoffice.org/wiki/Log_Mac_Meeting_27_June_2007">Log Mac Meeting 27 June 2007</text:a></text:p>
          </table:table-cell>
          <table:table-cell office:value-type="string">
            <text:p><text:a xlink:href="http://wiki.services.openoffice.org/wiki/Log_Mac_Meeting_27th_April_2007">Log Mac Meeting 27th April 2007</text:a></text:p>
          </table:table-cell>
          <table:table-cell office:value-type="string">
            <text:p><text:a xlink:href="http://wiki.services.openoffice.org/wiki/Uno/Cpp/Test/Uno-Cpp_Bridge">Uno/Cpp/Test/Uno-Cpp Bridge</text:a></text:p>
          </table:table-cell>
          <table:table-cell office:value-type="string">
            <text:p><text:a xlink:href="http://wiki.services.openoffice.org/wiki/Uno/Cpp/Tester/TestComponent">Uno/Cpp/Tester/TestComponent</text:a></text:p>
          </table:table-cell>
          <table:table-cell office:value-type="string">
            <text:p><text:a xlink:href="http://wiki.services.openoffice.org/wiki/Uno/Cpp/Tests">Uno/Cpp/Tes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Formatting_pages">Documentation/OOoAuthors User Manual/Getting Started/Formatting pages</text:a></text:p>
          </table:table-cell>
          <table:table-cell office:value-type="string">
            <text:p><text:a xlink:href="http://wiki.services.openoffice.org/wiki/Documentation/OOoAuthors_User_Manual/Getting_Started/Formatting_paragraphs">Documentation/OOoAuthors User Manual/Getting Started/Formatting paragraphs</text:a></text:p>
          </table:table-cell>
          <table:table-cell office:value-type="string">
            <text:p><text:a xlink:href="http://wiki.services.openoffice.org/wiki/Documentation/OOoAuthors_User_Manual/Getting_Started/Formatting_text">Documentation/OOoAuthors User Manual/Getting Started/Formatting text</text:a></text:p>
          </table:table-cell>
          <table:table-cell office:value-type="string">
            <text:p><text:a xlink:href="http://wiki.services.openoffice.org/wiki/Log_Mac_Meeting_2_Feb_2007">Log Mac Meeting 2 Feb 2007</text:a></text:p>
          </table:table-cell>
          <table:table-cell office:value-type="string">
            <text:p><text:a xlink:href="http://wiki.services.openoffice.org/wiki/Log_Mac_Meeting_2_March_2007">Log Mac Meeting 2 March 2007</text:a></text:p>
          </table:table-cell>
          <table:table-cell office:value-type="string">
            <text:p><text:a xlink:href="http://wiki.services.openoffice.org/wiki/Log_Mac_Meeting_30_March_2007">Log Mac Meeting 30 March 2007</text:a></text:p>
          </table:table-cell>
          <table:table-cell office:value-type="string">
            <text:p><text:a xlink:href="http://wiki.services.openoffice.org/wiki/Uno/Cpp/Tutorials">Uno/Cpp/Tutorials</text:a></text:p>
          </table:table-cell>
          <table:table-cell office:value-type="string">
            <text:p><text:a xlink:href="http://wiki.services.openoffice.org/wiki/Uno/Cpp/Tutorials/Global_References">Uno/Cpp/Tutorials/Global References</text:a></text:p>
          </table:table-cell>
          <table:table-cell office:value-type="string">
            <text:p><text:a xlink:href="http://wiki.services.openoffice.org/wiki/Uno/Cpp/Tutorials/Introduction_to_Cpp_Uno">Uno/Cpp/Tutorials/Introduction to Cpp Uno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Formula_layout">Documentation/OOoAuthors User Manual/Getting Started/Formula layout</text:a></text:p>
          </table:table-cell>
          <table:table-cell office:value-type="string">
            <text:p><text:a xlink:href="http://wiki.services.openoffice.org/wiki/Documentation/OOoAuthors_User_Manual/Getting_Started/Freezing_rows_and_columns">Documentation/OOoAuthors User Manual/Getting Started/Freezing rows and columns</text:a></text:p>
          </table:table-cell>
          <table:table-cell office:value-type="string">
            <text:p><text:a xlink:href="http://wiki.services.openoffice.org/wiki/Documentation/OOoAuthors_User_Manual/Getting_Started/Frequently_asked_questions">Documentation/OOoAuthors User Manual/Getting Started/Frequently asked questions</text:a></text:p>
          </table:table-cell>
          <table:table-cell office:value-type="string">
            <text:p><text:a xlink:href="http://wiki.services.openoffice.org/wiki/Log_Mac_Meeting_4_July_2007">Log Mac Meeting 4 July 2007</text:a></text:p>
          </table:table-cell>
          <table:table-cell office:value-type="string">
            <text:p><text:a xlink:href="http://wiki.services.openoffice.org/wiki/Log_Mac_Meeting_4_May_2007">Log Mac Meeting 4 May 2007</text:a></text:p>
          </table:table-cell>
          <table:table-cell office:value-type="string">
            <text:p><text:a xlink:href="http://wiki.services.openoffice.org/wiki/Log_Mac_Meeting_5_Jan_2006">Log Mac Meeting 5 Jan 2006</text:a></text:p>
          </table:table-cell>
          <table:table-cell office:value-type="string">
            <text:p><text:a xlink:href="http://wiki.services.openoffice.org/wiki/Uno/Delphi">Uno/Delphi</text:a></text:p>
          </table:table-cell>
          <table:table-cell office:value-type="string">
            <text:p><text:a xlink:href="http://wiki.services.openoffice.org/wiki/Uno/Effort">Uno/Effort</text:a></text:p>
          </table:table-cell>
          <table:table-cell office:value-type="string">
            <text:p><text:a xlink:href="http://wiki.services.openoffice.org/wiki/Uno/Effort/Binary">Uno/Effort/Binar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General_shortcut_keys_for_OpenOffice.org">Documentation/OOoAuthors User Manual/Getting Started/General shortcut keys for OpenOffice.org</text:a></text:p>
          </table:table-cell>
          <table:table-cell office:value-type="string">
            <text:p><text:a xlink:href="http://wiki.services.openoffice.org/wiki/Documentation/OOoAuthors_User_Manual/Getting_Started/Getting_Started_with_Base">Documentation/OOoAuthors User Manual/Getting Started/Getting Started with Base</text:a></text:p>
          </table:table-cell>
          <table:table-cell office:value-type="string">
            <text:p><text:a xlink:href="http://wiki.services.openoffice.org/wiki/Documentation/OOoAuthors_User_Manual/Getting_Started/Getting_Started_with_Calc">Documentation/OOoAuthors User Manual/Getting Started/Getting Started with Calc</text:a></text:p>
          </table:table-cell>
          <table:table-cell office:value-type="string">
            <text:p><text:a xlink:href="http://wiki.services.openoffice.org/wiki/Log_Mac_Meeting_5_Jan_2007">Log Mac Meeting 5 Jan 2007</text:a></text:p>
          </table:table-cell>
          <table:table-cell office:value-type="string">
            <text:p><text:a xlink:href="http://wiki.services.openoffice.org/wiki/Log_Mac_Meeting_6_April_2007">Log Mac Meeting 6 April 2007</text:a></text:p>
          </table:table-cell>
          <table:table-cell office:value-type="string">
            <text:p><text:a xlink:href="http://wiki.services.openoffice.org/wiki/Log_Mac_Meeting_8_June_2007">Log Mac Meeting 8 June 2007</text:a></text:p>
          </table:table-cell>
          <table:table-cell office:value-type="string">
            <text:p><text:a xlink:href="http://wiki.services.openoffice.org/wiki/Uno/Effort/Binary/ABI_Bridge_Tester">Uno/Effort/Binary/ABI Bridge Tester</text:a></text:p>
          </table:table-cell>
          <table:table-cell office:value-type="string">
            <text:p><text:a xlink:href="http://wiki.services.openoffice.org/wiki/Uno/Effort/Binary/Adapt_Threading-Architecture">Uno/Effort/Binary/Adapt Threading-Architecture</text:a></text:p>
          </table:table-cell>
          <table:table-cell office:value-type="string">
            <text:p><text:a xlink:href="http://wiki.services.openoffice.org/wiki/Uno/Effort/Binary/Component_Loader/Purpose_Environment_Support">Uno/Effort/Binary/Component Loader/Purpose Environment Suppor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Getting_Started_with_Draw">Documentation/OOoAuthors User Manual/Getting Started/Getting Started with Draw</text:a></text:p>
          </table:table-cell>
          <table:table-cell office:value-type="string">
            <text:p><text:a xlink:href="http://wiki.services.openoffice.org/wiki/Documentation/OOoAuthors_User_Manual/Getting_Started/Getting_Started_with_Impress">Documentation/OOoAuthors User Manual/Getting Started/Getting Started with Impress</text:a></text:p>
          </table:table-cell>
          <table:table-cell office:value-type="string">
            <text:p><text:a xlink:href="http://wiki.services.openoffice.org/wiki/Documentation/OOoAuthors_User_Manual/Getting_Started/Getting_Started_with_Macros">Documentation/OOoAuthors User Manual/Getting Started/Getting Started with Macros</text:a></text:p>
          </table:table-cell>
          <table:table-cell office:value-type="string">
            <text:p><text:a xlink:href="http://wiki.services.openoffice.org/wiki/Log_Mac_Meeting_9_Feb_2007">Log Mac Meeting 9 Feb 2007</text:a></text:p>
          </table:table-cell>
          <table:table-cell office:value-type="string">
            <text:p><text:a xlink:href="http://wiki.services.openoffice.org/wiki/Log_Mac_Meeting_9_March_2007">Log Mac Meeting 9 March 2007</text:a></text:p>
          </table:table-cell>
          <table:table-cell office:value-type="string">
            <text:p><text:a xlink:href="http://wiki.services.openoffice.org/wiki/Log_Mac_meeting_10th_November_2006">Log Mac meeting 10th November 2006</text:a></text:p>
          </table:table-cell>
          <table:table-cell office:value-type="string">
            <text:p><text:a xlink:href="http://wiki.services.openoffice.org/wiki/Uno/Effort/Binary/Component_Loader/Utilize_Identity_Mapping">Uno/Effort/Binary/Component Loader/Utilize Identity Mapping</text:a></text:p>
          </table:table-cell>
          <table:table-cell office:value-type="string">
            <text:p><text:a xlink:href="http://wiki.services.openoffice.org/wiki/Uno/Effort/Binary/Extend_Threading-Model">Uno/Effort/Binary/Extend Threading-Model</text:a></text:p>
          </table:table-cell>
          <table:table-cell office:value-type="string">
            <text:p><text:a xlink:href="http://wiki.services.openoffice.org/wiki/Uno/Effort/Binary/Identity_Mapping">Uno/Effort/Binary/Identity 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Getting_Started_with_Math">Documentation/OOoAuthors User Manual/Getting Started/Getting Started with Math</text:a></text:p>
          </table:table-cell>
          <table:table-cell office:value-type="string">
            <text:p><text:a xlink:href="http://wiki.services.openoffice.org/wiki/Documentation/OOoAuthors_User_Manual/Getting_Started/Getting_Started_with_Writer">Documentation/OOoAuthors User Manual/Getting Started/Getting Started with Writer</text:a></text:p>
          </table:table-cell>
          <table:table-cell office:value-type="string">
            <text:p><text:a xlink:href="http://wiki.services.openoffice.org/wiki/Documentation/OOoAuthors_User_Manual/Getting_Started/Getting_the_software">Documentation/OOoAuthors User Manual/Getting Started/Getting the software</text:a></text:p>
          </table:table-cell>
          <table:table-cell office:value-type="string">
            <text:p><text:a xlink:href="http://wiki.services.openoffice.org/wiki/Log_Mac_meeting_13th_October_2006">Log Mac meeting 13th October 2006</text:a></text:p>
          </table:table-cell>
          <table:table-cell office:value-type="string">
            <text:p><text:a xlink:href="http://wiki.services.openoffice.org/wiki/Log_Mac_meeting_15th_December_2006">Log Mac meeting 15th December 2006</text:a></text:p>
          </table:table-cell>
          <table:table-cell office:value-type="string">
            <text:p><text:a xlink:href="http://wiki.services.openoffice.org/wiki/Log_Mac_meeting_20th_October_2006">Log Mac meeting 20th October 2006</text:a></text:p>
          </table:table-cell>
          <table:table-cell office:value-type="string">
            <text:p><text:a xlink:href="http://wiki.services.openoffice.org/wiki/Uno/Effort/Binary/Implement_Environment_Stack_Support">Uno/Effort/Binary/Implement Environment Stack Support</text:a></text:p>
          </table:table-cell>
          <table:table-cell office:value-type="string">
            <text:p><text:a xlink:href="http://wiki.services.openoffice.org/wiki/Uno/Effort/Binary/Implement_Environment_Tester">Uno/Effort/Binary/Implement Environment Tester</text:a></text:p>
          </table:table-cell>
          <table:table-cell office:value-type="string">
            <text:p><text:a xlink:href="http://wiki.services.openoffice.org/wiki/Uno/Effort/Binary/Implement_Mapping_Tester">Uno/Effort/Binary/Implement Mapping Test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Going_to_a_particular_cell">Documentation/OOoAuthors User Manual/Getting Started/Going to a particular cell</text:a></text:p>
          </table:table-cell>
          <table:table-cell office:value-type="string">
            <text:p><text:a xlink:href="http://wiki.services.openoffice.org/wiki/Documentation/OOoAuthors_User_Manual/Getting_Started/HTML_compatibility_options">Documentation/OOoAuthors User Manual/Getting Started/HTML compatibility options</text:a></text:p>
          </table:table-cell>
          <table:table-cell office:value-type="string">
            <text:p><text:a xlink:href="http://wiki.services.openoffice.org/wiki/Documentation/OOoAuthors_User_Manual/Getting_Started/How_does_OpenOffice.org_compare">Documentation/OOoAuthors User Manual/Getting Started/How does OpenOffice.org compare</text:a></text:p>
          </table:table-cell>
          <table:table-cell office:value-type="string">
            <text:p><text:a xlink:href="http://wiki.services.openoffice.org/wiki/Log_Mac_meeting_24th_November_2006">Log Mac meeting 24th November 2006</text:a></text:p>
          </table:table-cell>
          <table:table-cell office:value-type="string">
            <text:p><text:a xlink:href="http://wiki.services.openoffice.org/wiki/Log_Mac_meeting_27th_October_2006">Log Mac meeting 27th October 2006</text:a></text:p>
          </table:table-cell>
          <table:table-cell office:value-type="string">
            <text:p><text:a xlink:href="http://wiki.services.openoffice.org/wiki/Log_Mac_meeting_3th_November_2006">Log Mac meeting 3th November 2006</text:a></text:p>
          </table:table-cell>
          <table:table-cell office:value-type="string">
            <text:p><text:a xlink:href="http://wiki.services.openoffice.org/wiki/Uno/Effort/Binary/New_Threading-Architecture">Uno/Effort/Binary/New Threading-Architecture</text:a></text:p>
          </table:table-cell>
          <table:table-cell office:value-type="string">
            <text:p><text:a xlink:href="http://wiki.services.openoffice.org/wiki/Uno/Effort/Binary/New_Threading_Architecture">Uno/Effort/Binary/New Threading Architecture</text:a></text:p>
          </table:table-cell>
          <table:table-cell office:value-type="string">
            <text:p><text:a xlink:href="http://wiki.services.openoffice.org/wiki/Uno/Effort/Binary/Purpose_Bridge_Tester">Uno/Effort/Binary/Purpose Bridge Test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How_is_OpenOffice.org_licensed">Documentation/OOoAuthors User Manual/Getting Started/How is OpenOffice.org licensed</text:a></text:p>
          </table:table-cell>
          <table:table-cell office:value-type="string">
            <text:p><text:a xlink:href="http://wiki.services.openoffice.org/wiki/Documentation/OOoAuthors_User_Manual/Getting_Started/How_to_get_Help">Documentation/OOoAuthors User Manual/Getting Started/How to get Help</text:a></text:p>
          </table:table-cell>
          <table:table-cell office:value-type="string">
            <text:p><text:a xlink:href="http://wiki.services.openoffice.org/wiki/Documentation/OOoAuthors_User_Manual/Getting_Started/How_to_run_a_macro">Documentation/OOoAuthors User Manual/Getting Started/How to run a macro</text:a></text:p>
          </table:table-cell>
          <table:table-cell office:value-type="string">
            <text:p><text:a xlink:href="http://wiki.services.openoffice.org/wiki/Log_Mac_meeting_8th_December_2006">Log Mac meeting 8th December 2006</text:a></text:p>
          </table:table-cell>
          <table:table-cell office:value-type="string">
            <text:p><text:a xlink:href="http://wiki.services.openoffice.org/wiki/Log_content">Log content</text:a></text:p>
          </table:table-cell>
          <table:table-cell office:value-type="string">
            <text:p><text:a xlink:href="http://wiki.services.openoffice.org/wiki/Log_content_18august">Log content 18august</text:a></text:p>
          </table:table-cell>
          <table:table-cell office:value-type="string">
            <text:p><text:a xlink:href="http://wiki.services.openoffice.org/wiki/Uno/Effort/Binary/Runtime_support_for_Environment_Stack">Uno/Effort/Binary/Runtime support for Environment Stack</text:a></text:p>
          </table:table-cell>
          <table:table-cell office:value-type="string">
            <text:p><text:a xlink:href="http://wiki.services.openoffice.org/wiki/Uno/Effort/Cpp/Bridge_support_for_Purpose_Environments">Uno/Effort/Cpp/Bridge support for Purpose Environments</text:a></text:p>
          </table:table-cell>
          <table:table-cell office:value-type="string">
            <text:p><text:a xlink:href="http://wiki.services.openoffice.org/wiki/Uno/Effort/Cpp/Implementation_Environment">Uno/Effort/Cpp/Implementation 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Hyphenating_words">Documentation/OOoAuthors User Manual/Getting Started/Hyphenating words</text:a></text:p>
          </table:table-cell>
          <table:table-cell office:value-type="string">
            <text:p><text:a xlink:href="http://wiki.services.openoffice.org/wiki/Documentation/OOoAuthors_User_Manual/Getting_Started/Including_the_total_number_of_pages">Documentation/OOoAuthors User Manual/Getting Started/Including the total number of pages</text:a></text:p>
          </table:table-cell>
          <table:table-cell office:value-type="string">
            <text:p><text:a xlink:href="http://wiki.services.openoffice.org/wiki/Documentation/OOoAuthors_User_Manual/Getting_Started/Inserting_columns_and_rows">Documentation/OOoAuthors User Manual/Getting Started/Inserting columns and rows</text:a></text:p>
          </table:table-cell>
          <table:table-cell office:value-type="string">
            <text:p><text:a xlink:href="http://wiki.services.openoffice.org/wiki/Log_content_25august">Log content 25august</text:a></text:p>
          </table:table-cell>
          <table:table-cell office:value-type="string">
            <text:p><text:a xlink:href="http://wiki.services.openoffice.org/wiki/Log_meeting_22_september_2006">Log meeting 22 september 2006</text:a></text:p>
          </table:table-cell>
          <table:table-cell office:value-type="string">
            <text:p><text:a xlink:href="http://wiki.services.openoffice.org/wiki/Log_meeting_22th_September_2006">Log meeting 22th September 2006</text:a></text:p>
          </table:table-cell>
          <table:table-cell office:value-type="string">
            <text:p><text:a xlink:href="http://wiki.services.openoffice.org/wiki/Uno/Effort/Creating_the_Uno_Threading_Framework">Uno/Effort/Creating the Uno Threading Framework</text:a></text:p>
          </table:table-cell>
          <table:table-cell office:value-type="string">
            <text:p><text:a xlink:href="http://wiki.services.openoffice.org/wiki/Uno/Effort/Migrate_Documentation">Uno/Effort/Migrate Documentation</text:a></text:p>
          </table:table-cell>
          <table:table-cell office:value-type="string">
            <text:p><text:a xlink:href="http://wiki.services.openoffice.org/wiki/Uno/Effort/Spec/Threading_Model">Uno/Effort/Spec/Threading Mode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Inserting_dashes_and_non-breaking_spaces">Documentation/OOoAuthors User Manual/Getting Started/Inserting dashes and non-breaking spaces</text:a></text:p>
          </table:table-cell>
          <table:table-cell office:value-type="string">
            <text:p><text:a xlink:href="http://wiki.services.openoffice.org/wiki/Documentation/OOoAuthors_User_Manual/Getting_Started/Inserting_hyperlinks">Documentation/OOoAuthors User Manual/Getting Started/Inserting hyperlinks</text:a></text:p>
          </table:table-cell>
          <table:table-cell office:value-type="string">
            <text:p><text:a xlink:href="http://wiki.services.openoffice.org/wiki/Documentation/OOoAuthors_User_Manual/Getting_Started/Inserting_new_sheets">Documentation/OOoAuthors User Manual/Getting Started/Inserting new sheets</text:a></text:p>
          </table:table-cell>
          <table:table-cell office:value-type="string">
            <text:p><text:a xlink:href="http://wiki.services.openoffice.org/wiki/Log_meeting_29th_September_2006">Log meeting 29th September 2006</text:a></text:p>
          </table:table-cell>
          <table:table-cell office:value-type="string">
            <text:p><text:a xlink:href="http://wiki.services.openoffice.org/wiki/Logging">Logging</text:a></text:p>
          </table:table-cell>
          <table:table-cell office:value-type="string">
            <text:p><text:a xlink:href="http://wiki.services.openoffice.org/wiki/Logging_JDBC_Activity">Logging JDBC Activity</text:a></text:p>
          </table:table-cell>
          <table:table-cell office:value-type="string">
            <text:p><text:a xlink:href="http://wiki.services.openoffice.org/wiki/Uno/Effort/Uno_Runtime_Environment">Uno/Effort/Uno Runtime Environment</text:a></text:p>
          </table:table-cell>
          <table:table-cell office:value-type="string">
            <text:p><text:a xlink:href="http://wiki.services.openoffice.org/wiki/Uno/Efforts">Uno/Efforts</text:a></text:p>
          </table:table-cell>
          <table:table-cell office:value-type="string">
            <text:p><text:a xlink:href="http://wiki.services.openoffice.org/wiki/Uno/Example/Thread_Unsafe_Component">Uno/Example/Thread Unsafe Compon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Inserting_notes">Documentation/OOoAuthors User Manual/Getting Started/Inserting notes</text:a></text:p>
          </table:table-cell>
          <table:table-cell office:value-type="string">
            <text:p><text:a xlink:href="http://wiki.services.openoffice.org/wiki/Documentation/OOoAuthors_User_Manual/Getting_Started/Inserting_objects_into_a_document">Documentation/OOoAuthors User Manual/Getting Started/Inserting objects into a document</text:a></text:p>
          </table:table-cell>
          <table:table-cell office:value-type="string">
            <text:p><text:a xlink:href="http://wiki.services.openoffice.org/wiki/Documentation/OOoAuthors_User_Manual/Getting_Started/Inserting_pictures_from_other_sources">Documentation/OOoAuthors User Manual/Getting Started/Inserting pictures from other sources</text:a></text:p>
          </table:table-cell>
          <table:table-cell office:value-type="string">
            <text:p><text:a xlink:href="http://wiki.services.openoffice.org/wiki/Loook.py">Loook.py</text:a></text:p>
          </table:table-cell>
          <table:table-cell office:value-type="string">
            <text:p><text:a xlink:href="http://wiki.services.openoffice.org/wiki/Lutz_Hoeger">Lutz Hoeger</text:a></text:p>
          </table:table-cell>
          <table:table-cell office:value-type="string">
            <text:p><text:a xlink:href="http://wiki.services.openoffice.org/wiki/Lấy_nó">Lấy nó</text:a></text:p>
          </table:table-cell>
          <table:table-cell office:value-type="string">
            <text:p><text:a xlink:href="http://wiki.services.openoffice.org/wiki/Uno/FAQ">Uno/FAQ</text:a></text:p>
          </table:table-cell>
          <table:table-cell office:value-type="string">
            <text:p><text:a xlink:href="http://wiki.services.openoffice.org/wiki/Uno/Impl/Cpp/Threading_Model">Uno/Impl/Cpp/Threading Model</text:a></text:p>
          </table:table-cell>
          <table:table-cell office:value-type="string">
            <text:p><text:a xlink:href="http://wiki.services.openoffice.org/wiki/Uno/Implementations">Uno/Implementation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Inserting_special_characters">Documentation/OOoAuthors User Manual/Getting Started/Inserting special characters</text:a></text:p>
          </table:table-cell>
          <table:table-cell office:value-type="string">
            <text:p><text:a xlink:href="http://wiki.services.openoffice.org/wiki/Documentation/OOoAuthors_User_Manual/Getting_Started/Internet_options">Documentation/OOoAuthors User Manual/Getting Started/Internet options</text:a></text:p>
          </table:table-cell>
          <table:table-cell office:value-type="string">
            <text:p><text:a xlink:href="http://wiki.services.openoffice.org/wiki/Documentation/OOoAuthors_User_Manual/Getting_Started/Keyboard_Shortcuts">Documentation/OOoAuthors User Manual/Getting Started/Keyboard Shortcuts</text:a></text:p>
          </table:table-cell>
          <table:table-cell office:value-type="string">
            <text:p><text:a xlink:href="http://wiki.services.openoffice.org/wiki/MDB_Driver_Integration">MDB Driver Integration</text:a></text:p>
          </table:table-cell>
          <table:table-cell office:value-type="string">
            <text:p><text:a xlink:href="http://wiki.services.openoffice.org/wiki/MSA-Base_Faq">MSA-Base Faq</text:a></text:p>
          </table:table-cell>
          <table:table-cell office:value-type="string">
            <text:p><text:a xlink:href="http://wiki.services.openoffice.org/wiki/MWS">MWS</text:a></text:p>
          </table:table-cell>
          <table:table-cell office:value-type="string">
            <text:p><text:a xlink:href="http://wiki.services.openoffice.org/wiki/Uno/Java">Uno/Java</text:a></text:p>
          </table:table-cell>
          <table:table-cell office:value-type="string">
            <text:p><text:a xlink:href="http://wiki.services.openoffice.org/wiki/Uno/Java/Code_Snippets">Uno/Java/Code Snippets</text:a></text:p>
          </table:table-cell>
          <table:table-cell office:value-type="string">
            <text:p><text:a xlink:href="http://wiki.services.openoffice.org/wiki/Uno/Java/Implementations">Uno/Java/Implementation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Keyboard_shortcuts_using_the_function_keys">Documentation/OOoAuthors User Manual/Getting Started/Keyboard shortcuts using the function keys</text:a></text:p>
          </table:table-cell>
          <table:table-cell office:value-type="string">
            <text:p><text:a xlink:href="http://wiki.services.openoffice.org/wiki/Documentation/OOoAuthors_User_Manual/Getting_Started/Location_of_the_Gallery_and_the_objects_in_it">Documentation/OOoAuthors User Manual/Getting Started/Location of the Gallery and the objects in it</text:a></text:p>
          </table:table-cell>
          <table:table-cell office:value-type="string">
            <text:p><text:a xlink:href="http://wiki.services.openoffice.org/wiki/Documentation/OOoAuthors_User_Manual/Getting_Started/Macro_organization">Documentation/OOoAuthors User Manual/Getting Started/Macro organization</text:a></text:p>
          </table:table-cell>
          <table:table-cell office:value-type="string">
            <text:p><text:a xlink:href="http://wiki.services.openoffice.org/wiki/MacOSX:_Address_book_integration">MacOSX: Address book integration</text:a></text:p>
          </table:table-cell>
          <table:table-cell office:value-type="string">
            <text:p><text:a xlink:href="http://wiki.services.openoffice.org/wiki/MacOSX:_Complete_User_Interface_respecting_Aqua_Human_Interface_Guidelines">MacOSX: Complete User Interface respecting Aqua Human Interface Guidelines</text:a></text:p>
          </table:table-cell>
          <table:table-cell office:value-type="string">
            <text:p><text:a xlink:href="http://wiki.services.openoffice.org/wiki/MacOSXBuildInstructions">MacOSXBuildInstructions</text:a></text:p>
          </table:table-cell>
          <table:table-cell office:value-type="string">
            <text:p><text:a xlink:href="http://wiki.services.openoffice.org/wiki/Uno/Java/MavenBundles">Uno/Java/MavenBundles</text:a></text:p>
          </table:table-cell>
          <table:table-cell office:value-type="string">
            <text:p><text:a xlink:href="http://wiki.services.openoffice.org/wiki/Uno/Java/Misc">Uno/Java/Misc</text:a></text:p>
          </table:table-cell>
          <table:table-cell office:value-type="string">
            <text:p><text:a xlink:href="http://wiki.services.openoffice.org/wiki/Uno/Java/Module/JURT">Uno/Java/Module/JUR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Managing_the_Gallery">Documentation/OOoAuthors User Manual/Getting Started/Managing the Gallery</text:a></text:p>
          </table:table-cell>
          <table:table-cell office:value-type="string">
            <text:p><text:a xlink:href="http://wiki.services.openoffice.org/wiki/Documentation/OOoAuthors_User_Manual/Getting_Started/Menus">Documentation/OOoAuthors User Manual/Getting Started/Menus</text:a></text:p>
          </table:table-cell>
          <table:table-cell office:value-type="string">
            <text:p><text:a xlink:href="http://wiki.services.openoffice.org/wiki/Documentation/OOoAuthors_User_Manual/Getting_Started/Menus_and_Toolbars">Documentation/OOoAuthors User Manual/Getting Started/Menus and Toolbars</text:a></text:p>
          </table:table-cell>
          <table:table-cell office:value-type="string">
            <text:p><text:a xlink:href="http://wiki.services.openoffice.org/wiki/MacOSXPortMeetings">MacOSXPortMeetings</text:a></text:p>
          </table:table-cell>
          <table:table-cell office:value-type="string">
            <text:p><text:a xlink:href="http://wiki.services.openoffice.org/wiki/MacOSX_Debug_OpenOffice.org_using_XCode">MacOSX Debug OpenOffice.org using XCode</text:a></text:p>
          </table:table-cell>
          <table:table-cell office:value-type="string">
            <text:p><text:a xlink:href="http://wiki.services.openoffice.org/wiki/MacOS_X">MacOS X</text:a></text:p>
          </table:table-cell>
          <table:table-cell office:value-type="string">
            <text:p><text:a xlink:href="http://wiki.services.openoffice.org/wiki/Uno/Java/Module/JURT/test">Uno/Java/Module/JURT/test</text:a></text:p>
          </table:table-cell>
          <table:table-cell office:value-type="string">
            <text:p><text:a xlink:href="http://wiki.services.openoffice.org/wiki/Uno/Java/Module/javaunohelper">Uno/Java/Module/javaunohelper</text:a></text:p>
          </table:table-cell>
          <table:table-cell office:value-type="string">
            <text:p><text:a xlink:href="http://wiki.services.openoffice.org/wiki/Uno/Java/Module/ridljar">Uno/Java/Module/ridlja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Microsoft_Office_options">Documentation/OOoAuthors User Manual/Getting Started/Microsoft Office options</text:a></text:p>
          </table:table-cell>
          <table:table-cell office:value-type="string">
            <text:p><text:a xlink:href="http://wiki.services.openoffice.org/wiki/Documentation/OOoAuthors_User_Manual/Getting_Started/Minimum_requirements">Documentation/OOoAuthors User Manual/Getting Started/Minimum requirements</text:a></text:p>
          </table:table-cell>
          <table:table-cell office:value-type="string">
            <text:p><text:a xlink:href="http://wiki.services.openoffice.org/wiki/Documentation/OOoAuthors_User_Manual/Getting_Started/Modifying_styles">Documentation/OOoAuthors User Manual/Getting Started/Modifying styles</text:a></text:p>
          </table:table-cell>
          <table:table-cell office:value-type="string">
            <text:p><text:a xlink:href="http://wiki.services.openoffice.org/wiki/MacPortWebSite">MacPortWebSite</text:a></text:p>
          </table:table-cell>
          <table:table-cell office:value-type="string">
            <text:p><text:a xlink:href="http://wiki.services.openoffice.org/wiki/Mac_OS_Porter_Team_at_WWDC_2007">Mac OS Porter Team at WWDC 2007</text:a></text:p>
          </table:table-cell>
          <table:table-cell office:value-type="string">
            <text:p><text:a xlink:href="http://wiki.services.openoffice.org/wiki/Mac_OS_X">Mac OS X</text:a></text:p>
          </table:table-cell>
          <table:table-cell office:value-type="string">
            <text:p><text:a xlink:href="http://wiki.services.openoffice.org/wiki/Uno/Java/Module/ridljar/test">Uno/Java/Module/ridljar/test</text:a></text:p>
          </table:table-cell>
          <table:table-cell office:value-type="string">
            <text:p><text:a xlink:href="http://wiki.services.openoffice.org/wiki/Uno/Java/Modules">Uno/Java/Modules</text:a></text:p>
          </table:table-cell>
          <table:table-cell office:value-type="string">
            <text:p><text:a xlink:href="http://wiki.services.openoffice.org/wiki/Uno/Java/Modules/JURT">Uno/Java/Modules/JUR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Moving_and_dynamically_adjusting_an_object%27s_size">Documentation/OOoAuthors User Manual/Getting Started/Moving and dynamically adjusting an object's size</text:a></text:p>
          </table:table-cell>
          <table:table-cell office:value-type="string">
            <text:p><text:a xlink:href="http://wiki.services.openoffice.org/wiki/Documentation/OOoAuthors_User_Manual/Getting_Started/Moving_and_resizing_Fontwork_objects">Documentation/OOoAuthors User Manual/Getting Started/Moving and resizing Fontwork objects</text:a></text:p>
          </table:table-cell>
          <table:table-cell office:value-type="string">
            <text:p><text:a xlink:href="http://wiki.services.openoffice.org/wiki/Documentation/OOoAuthors_User_Manual/Getting_Started/Moving_from_cell_to_cell">Documentation/OOoAuthors User Manual/Getting Started/Moving from cell to cell</text:a></text:p>
          </table:table-cell>
          <table:table-cell office:value-type="string">
            <text:p><text:a xlink:href="http://wiki.services.openoffice.org/wiki/Mac_OS_X_%28X11%29_Quality_Assurance">Mac OS X (X11) Quality Assurance</text:a></text:p>
          </table:table-cell>
          <table:table-cell office:value-type="string">
            <text:p><text:a xlink:href="http://wiki.services.openoffice.org/wiki/Mac_OS_X_%28_X11%29_Quality_Assurance">Mac OS X ( X11) Quality Assurance</text:a></text:p>
          </table:table-cell>
          <table:table-cell office:value-type="string">
            <text:p><text:a xlink:href="http://wiki.services.openoffice.org/wiki/Mac_OS_X_Build_Instructions">Mac OS X Build Instructions</text:a></text:p>
          </table:table-cell>
          <table:table-cell office:value-type="string">
            <text:p><text:a xlink:href="http://wiki.services.openoffice.org/wiki/Uno/Java/Modules/javaunohelper">Uno/Java/Modules/javaunohelper</text:a></text:p>
          </table:table-cell>
          <table:table-cell office:value-type="string">
            <text:p><text:a xlink:href="http://wiki.services.openoffice.org/wiki/Uno/Java/Modules/ridljar">Uno/Java/Modules/ridljar</text:a></text:p>
          </table:table-cell>
          <table:table-cell office:value-type="string">
            <text:p><text:a xlink:href="http://wiki.services.openoffice.org/wiki/Uno/Java/Specifications">Uno/Java/Specification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Moving_from_sheet_to_sheet">Documentation/OOoAuthors User Manual/Getting Started/Moving from sheet to sheet</text:a></text:p>
          </table:table-cell>
          <table:table-cell office:value-type="string">
            <text:p><text:a xlink:href="http://wiki.services.openoffice.org/wiki/Documentation/OOoAuthors_User_Manual/Getting_Started/Moving_paragraphs_quickly">Documentation/OOoAuthors User Manual/Getting Started/Moving paragraphs quickly</text:a></text:p>
          </table:table-cell>
          <table:table-cell office:value-type="string">
            <text:p><text:a xlink:href="http://wiki.services.openoffice.org/wiki/Documentation/OOoAuthors_User_Manual/Getting_Started/Navigating_within_spreadsheets">Documentation/OOoAuthors User Manual/Getting Started/Navigating within spreadsheets</text:a></text:p>
          </table:table-cell>
          <table:table-cell office:value-type="string">
            <text:p><text:a xlink:href="http://wiki.services.openoffice.org/wiki/Mac_OS_X_Build_Instructions_of_SRC_m71">Mac OS X Build Instructions of SRC m71</text:a></text:p>
          </table:table-cell>
          <table:table-cell office:value-type="string">
            <text:p><text:a xlink:href="http://wiki.services.openoffice.org/wiki/Mac_OS_X_Development_Builds">Mac OS X Development Builds</text:a></text:p>
          </table:table-cell>
          <table:table-cell office:value-type="string">
            <text:p><text:a xlink:href="http://wiki.services.openoffice.org/wiki/Mac_OS_X_Implementing_HIView">Mac OS X Implementing HIView</text:a></text:p>
          </table:table-cell>
          <table:table-cell office:value-type="string">
            <text:p><text:a xlink:href="http://wiki.services.openoffice.org/wiki/Uno/Java/Specifications/Type_Mapping">Uno/Java/Specifications/Type Mapping</text:a></text:p>
          </table:table-cell>
          <table:table-cell office:value-type="string">
            <text:p><text:a xlink:href="http://wiki.services.openoffice.org/wiki/Uno/Java/Tests">Uno/Java/Tests</text:a></text:p>
          </table:table-cell>
          <table:table-cell office:value-type="string">
            <text:p><text:a xlink:href="http://wiki.services.openoffice.org/wiki/Uno/Java/Tutorials">Uno/Java/Tutorial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New_features_in_version_2">Documentation/OOoAuthors User Manual/Getting Started/New features in version 2</text:a></text:p>
          </table:table-cell>
          <table:table-cell office:value-type="string">
            <text:p><text:a xlink:href="http://wiki.services.openoffice.org/wiki/Documentation/OOoAuthors_User_Manual/Getting_Started/Numbering_pages">Documentation/OOoAuthors User Manual/Getting Started/Numbering pages</text:a></text:p>
          </table:table-cell>
          <table:table-cell office:value-type="string">
            <text:p><text:a xlink:href="http://wiki.services.openoffice.org/wiki/Documentation/OOoAuthors_User_Manual/Getting_Started/Opening_files">Documentation/OOoAuthors User Manual/Getting Started/Opening files</text:a></text:p>
          </table:table-cell>
          <table:table-cell office:value-type="string">
            <text:p><text:a xlink:href="http://wiki.services.openoffice.org/wiki/Mac_OS_X_Port_Meetings">Mac OS X Port Meetings</text:a></text:p>
          </table:table-cell>
          <table:table-cell office:value-type="string">
            <text:p><text:a xlink:href="http://wiki.services.openoffice.org/wiki/Mac_OS_X_Porting_-_Canvas">Mac OS X Porting - Canvas</text:a></text:p>
          </table:table-cell>
          <table:table-cell office:value-type="string">
            <text:p><text:a xlink:href="http://wiki.services.openoffice.org/wiki/Mac_OS_X_Porting_-_Carbon_Documentation">Mac OS X Porting - Carbon Documentation</text:a></text:p>
          </table:table-cell>
          <table:table-cell office:value-type="string">
            <text:p><text:a xlink:href="http://wiki.services.openoffice.org/wiki/Uno/Meta/Organization">Uno/Meta/Organization</text:a></text:p>
          </table:table-cell>
          <table:table-cell office:value-type="string">
            <text:p><text:a xlink:href="http://wiki.services.openoffice.org/wiki/Uno/Meta/Specification">Uno/Meta/Specification</text:a></text:p>
          </table:table-cell>
          <table:table-cell office:value-type="string">
            <text:p><text:a xlink:href="http://wiki.services.openoffice.org/wiki/Uno/Misc">Uno/Mis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Options_affecting_all_of_OOo">Documentation/OOoAuthors User Manual/Getting Started/Options affecting all of OOo</text:a></text:p>
          </table:table-cell>
          <table:table-cell office:value-type="string">
            <text:p><text:a xlink:href="http://wiki.services.openoffice.org/wiki/Documentation/OOoAuthors_User_Manual/Getting_Started/Options_for_loading_and_saving_documents">Documentation/OOoAuthors User Manual/Getting Started/Options for loading and saving documents</text:a></text:p>
          </table:table-cell>
          <table:table-cell office:value-type="string">
            <text:p><text:a xlink:href="http://wiki.services.openoffice.org/wiki/Documentation/OOoAuthors_User_Manual/Getting_Started/Organizing_templates">Documentation/OOoAuthors User Manual/Getting Started/Organizing templates</text:a></text:p>
          </table:table-cell>
          <table:table-cell office:value-type="string">
            <text:p><text:a xlink:href="http://wiki.services.openoffice.org/wiki/Mac_OS_X_Porting_-_Code_Documentation">Mac OS X Porting - Code Documentation</text:a></text:p>
          </table:table-cell>
          <table:table-cell office:value-type="string">
            <text:p><text:a xlink:href="http://wiki.services.openoffice.org/wiki/Mac_OS_X_Porting_-_Comparison_to_Toolkit_Ports">Mac OS X Porting - Comparison to Toolkit Ports</text:a></text:p>
          </table:table-cell>
          <table:table-cell office:value-type="string">
            <text:p><text:a xlink:href="http://wiki.services.openoffice.org/wiki/Mac_OS_X_Porting_-_Cursors">Mac OS X Porting - Cursors</text:a></text:p>
          </table:table-cell>
          <table:table-cell office:value-type="string">
            <text:p><text:a xlink:href="http://wiki.services.openoffice.org/wiki/Uno/Misc/InactivePatchIssueReminder">Uno/Misc/InactivePatchIssueReminder</text:a></text:p>
          </table:table-cell>
          <table:table-cell office:value-type="string">
            <text:p><text:a xlink:href="http://wiki.services.openoffice.org/wiki/Uno/Modules">Uno/Modules</text:a></text:p>
          </table:table-cell>
          <table:table-cell office:value-type="string">
            <text:p><text:a xlink:href="http://wiki.services.openoffice.org/wiki/Uno/OLE">Uno/OL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Parts_of_main_Calc_window">Documentation/OOoAuthors User Manual/Getting Started/Parts of main Calc window</text:a></text:p>
          </table:table-cell>
          <table:table-cell office:value-type="string">
            <text:p><text:a xlink:href="http://wiki.services.openoffice.org/wiki/Documentation/OOoAuthors_User_Manual/Getting_Started/Planning_a_database">Documentation/OOoAuthors User Manual/Getting Started/Planning a database</text:a></text:p>
          </table:table-cell>
          <table:table-cell office:value-type="string">
            <text:p><text:a xlink:href="http://wiki.services.openoffice.org/wiki/Documentation/OOoAuthors_User_Manual/Getting_Started/Print_options">Documentation/OOoAuthors User Manual/Getting Started/Print options</text:a></text:p>
          </table:table-cell>
          <table:table-cell office:value-type="string">
            <text:p><text:a xlink:href="http://wiki.services.openoffice.org/wiki/Mac_OS_X_Porting_-_Data_Acquisition">Mac OS X Porting - Data Acquisition</text:a></text:p>
          </table:table-cell>
          <table:table-cell office:value-type="string">
            <text:p><text:a xlink:href="http://wiki.services.openoffice.org/wiki/Mac_OS_X_Porting_-_Keyboard_Shortcuts">Mac OS X Porting - Keyboard Shortcuts</text:a></text:p>
          </table:table-cell>
          <table:table-cell office:value-type="string">
            <text:p><text:a xlink:href="http://wiki.services.openoffice.org/wiki/Mac_OS_X_Porting_-_Native_Audio_and_Video">Mac OS X Porting - Native Audio and Video</text:a></text:p>
          </table:table-cell>
          <table:table-cell office:value-type="string">
            <text:p><text:a xlink:href="http://wiki.services.openoffice.org/wiki/Uno/PyUno">Uno/PyUno</text:a></text:p>
          </table:table-cell>
          <table:table-cell office:value-type="string">
            <text:p><text:a xlink:href="http://wiki.services.openoffice.org/wiki/Uno/Remote">Uno/Remote</text:a></text:p>
          </table:table-cell>
          <table:table-cell office:value-type="string">
            <text:p><text:a xlink:href="http://wiki.services.openoffice.org/wiki/Uno/Remote/Code_Snippets">Uno/Remote/Code Snippe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Printing">Documentation/OOoAuthors User Manual/Getting Started/Printing</text:a></text:p>
          </table:table-cell>
          <table:table-cell office:value-type="string">
            <text:p><text:a xlink:href="http://wiki.services.openoffice.org/wiki/Documentation/OOoAuthors_User_Manual/Getting_Started/Printing_rows_or_columns_on_every_page">Documentation/OOoAuthors User Manual/Getting Started/Printing rows or columns on every page</text:a></text:p>
          </table:table-cell>
          <table:table-cell office:value-type="string">
            <text:p><text:a xlink:href="http://wiki.services.openoffice.org/wiki/Documentation/OOoAuthors_User_Manual/Getting_Started/Recording_changes">Documentation/OOoAuthors User Manual/Getting Started/Recording changes</text:a></text:p>
          </table:table-cell>
          <table:table-cell office:value-type="string">
            <text:p><text:a xlink:href="http://wiki.services.openoffice.org/wiki/Mac_OS_X_Porting_-_Native_Controls">Mac OS X Porting - Native Controls</text:a></text:p>
          </table:table-cell>
          <table:table-cell office:value-type="string">
            <text:p><text:a xlink:href="http://wiki.services.openoffice.org/wiki/Mac_OS_X_Porting_-_Native_Drag_and_drop">Mac OS X Porting - Native Drag and drop</text:a></text:p>
          </table:table-cell>
          <table:table-cell office:value-type="string">
            <text:p><text:a xlink:href="http://wiki.services.openoffice.org/wiki/Mac_OS_X_Porting_-_Native_FilePicker">Mac OS X Porting - Native FilePicker</text:a></text:p>
          </table:table-cell>
          <table:table-cell office:value-type="string">
            <text:p><text:a xlink:href="http://wiki.services.openoffice.org/wiki/Uno/Remote/Implementations">Uno/Remote/Implementations</text:a></text:p>
          </table:table-cell>
          <table:table-cell office:value-type="string">
            <text:p><text:a xlink:href="http://wiki.services.openoffice.org/wiki/Uno/Remote/Misc">Uno/Remote/Misc</text:a></text:p>
          </table:table-cell>
          <table:table-cell office:value-type="string">
            <text:p><text:a xlink:href="http://wiki.services.openoffice.org/wiki/Uno/Remote/Modules">Uno/Remote/Modu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Renaming_sheets">Documentation/OOoAuthors User Manual/Getting Started/Renaming sheets</text:a></text:p>
          </table:table-cell>
          <table:table-cell office:value-type="string">
            <text:p><text:a xlink:href="http://wiki.services.openoffice.org/wiki/Documentation/OOoAuthors_User_Manual/Getting_Started/Restarting_page_numbering">Documentation/OOoAuthors User Manual/Getting Started/Restarting page numbering</text:a></text:p>
          </table:table-cell>
          <table:table-cell office:value-type="string">
            <text:p><text:a xlink:href="http://wiki.services.openoffice.org/wiki/Documentation/OOoAuthors_User_Manual/Getting_Started/Running_the_presentation">Documentation/OOoAuthors User Manual/Getting Started/Running the presentation</text:a></text:p>
          </table:table-cell>
          <table:table-cell office:value-type="string">
            <text:p><text:a xlink:href="http://wiki.services.openoffice.org/wiki/Mac_OS_X_Porting_-_Native_Fonts">Mac OS X Porting - Native Fonts</text:a></text:p>
          </table:table-cell>
          <table:table-cell office:value-type="string">
            <text:p><text:a xlink:href="http://wiki.services.openoffice.org/wiki/Mac_OS_X_Porting_-_Native_Printing">Mac OS X Porting - Native Printing</text:a></text:p>
          </table:table-cell>
          <table:table-cell office:value-type="string">
            <text:p><text:a xlink:href="http://wiki.services.openoffice.org/wiki/Mac_OS_X_Porting_-_Native_Spellchecking">Mac OS X Porting - Native Spellchecking</text:a></text:p>
          </table:table-cell>
          <table:table-cell office:value-type="string">
            <text:p><text:a xlink:href="http://wiki.services.openoffice.org/wiki/Uno/Remote/Specifications">Uno/Remote/Specifications</text:a></text:p>
          </table:table-cell>
          <table:table-cell office:value-type="string">
            <text:p><text:a xlink:href="http://wiki.services.openoffice.org/wiki/Uno/Remote/Specifications/Uno_Remote_Protocol">Uno/Remote/Specifications/Uno Remote Protocol</text:a></text:p>
          </table:table-cell>
          <table:table-cell office:value-type="string">
            <text:p><text:a xlink:href="http://wiki.services.openoffice.org/wiki/Uno/Remote/Tests">Uno/Remote/Tes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aving_Calc_spreadsheets_as_web_pages">Documentation/OOoAuthors User Manual/Getting Started/Saving Calc spreadsheets as web pages</text:a></text:p>
          </table:table-cell>
          <table:table-cell office:value-type="string">
            <text:p><text:a xlink:href="http://wiki.services.openoffice.org/wiki/Documentation/OOoAuthors_User_Manual/Getting_Started/Saving_Draw_documents_as_web_pages">Documentation/OOoAuthors User Manual/Getting Started/Saving Draw documents as web pages</text:a></text:p>
          </table:table-cell>
          <table:table-cell office:value-type="string">
            <text:p><text:a xlink:href="http://wiki.services.openoffice.org/wiki/Documentation/OOoAuthors_User_Manual/Getting_Started/Saving_Impress_presentations_as_web_pages">Documentation/OOoAuthors User Manual/Getting Started/Saving Impress presentations as web pages</text:a></text:p>
          </table:table-cell>
          <table:table-cell office:value-type="string">
            <text:p><text:a xlink:href="http://wiki.services.openoffice.org/wiki/Mac_OS_X_Porting_-_Scrollbar">Mac OS X Porting - Scrollbar</text:a></text:p>
          </table:table-cell>
          <table:table-cell office:value-type="string">
            <text:p><text:a xlink:href="http://wiki.services.openoffice.org/wiki/Mac_OS_X_Porting_-_Separate_apps_%28OOoRunner_-framework%29">Mac OS X Porting - Separate apps (OOoRunner -framework)</text:a></text:p>
          </table:table-cell>
          <table:table-cell office:value-type="string">
            <text:p><text:a xlink:href="http://wiki.services.openoffice.org/wiki/Mac_OS_X_Porting_-_User_Experience">Mac OS X Porting - User Experience</text:a></text:p>
          </table:table-cell>
          <table:table-cell office:value-type="string">
            <text:p><text:a xlink:href="http://wiki.services.openoffice.org/wiki/Uno/Remote/Tutorials">Uno/Remote/Tutorials</text:a></text:p>
          </table:table-cell>
          <table:table-cell office:value-type="string">
            <text:p><text:a xlink:href="http://wiki.services.openoffice.org/wiki/Uno/Remote/Tutorials/Disposing_Remote_Bridges">Uno/Remote/Tutorials/Disposing Remote Bridges</text:a></text:p>
          </table:table-cell>
          <table:table-cell office:value-type="string">
            <text:p><text:a xlink:href="http://wiki.services.openoffice.org/wiki/Uno/Runtime_Environment">Uno/Runtime 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aving_Writer_documents_as_web_pages">Documentation/OOoAuthors User Manual/Getting Started/Saving Writer documents as web pages</text:a></text:p>
          </table:table-cell>
          <table:table-cell office:value-type="string">
            <text:p><text:a xlink:href="http://wiki.services.openoffice.org/wiki/Documentation/OOoAuthors_User_Manual/Getting_Started/Saving_a_document">Documentation/OOoAuthors User Manual/Getting Started/Saving a document</text:a></text:p>
          </table:table-cell>
          <table:table-cell office:value-type="string">
            <text:p><text:a xlink:href="http://wiki.services.openoffice.org/wiki/Documentation/OOoAuthors_User_Manual/Getting_Started/Saving_files">Documentation/OOoAuthors User Manual/Getting Started/Saving files</text:a></text:p>
          </table:table-cell>
          <table:table-cell office:value-type="string">
            <text:p><text:a xlink:href="http://wiki.services.openoffice.org/wiki/Mac_OS_X_Porting_-_Work_Areas/Todo%27s">Mac OS X Porting - Work Areas/Todo's</text:a></text:p>
          </table:table-cell>
          <table:table-cell office:value-type="string">
            <text:p><text:a xlink:href="http://wiki.services.openoffice.org/wiki/Mac_OS_X_Porting_-_contributions_from_NeoOffice">Mac OS X Porting - contributions from NeoOffice</text:a></text:p>
          </table:table-cell>
          <table:table-cell office:value-type="string">
            <text:p><text:a xlink:href="http://wiki.services.openoffice.org/wiki/Mac_OS_X_Porting_salframe">Mac OS X Porting salframe</text:a></text:p>
          </table:table-cell>
          <table:table-cell office:value-type="string">
            <text:p><text:a xlink:href="http://wiki.services.openoffice.org/wiki/Uno/Spec">Uno/Spec</text:a></text:p>
          </table:table-cell>
          <table:table-cell office:value-type="string">
            <text:p><text:a xlink:href="http://wiki.services.openoffice.org/wiki/Uno/Spec/Binary/Thread_Affine_Environment">Uno/Spec/Binary/Thread Affine Environment</text:a></text:p>
          </table:table-cell>
          <table:table-cell office:value-type="string">
            <text:p><text:a xlink:href="http://wiki.services.openoffice.org/wiki/Uno/Spec/Cascaded_Mapping">Uno/Spec/Cascaded Mapp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electing_cells">Documentation/OOoAuthors User Manual/Getting Started/Selecting cells</text:a></text:p>
          </table:table-cell>
          <table:table-cell office:value-type="string">
            <text:p><text:a xlink:href="http://wiki.services.openoffice.org/wiki/Documentation/OOoAuthors_User_Manual/Getting_Started/Selecting_columns_and_rows">Documentation/OOoAuthors User Manual/Getting Started/Selecting columns and rows</text:a></text:p>
          </table:table-cell>
          <table:table-cell office:value-type="string">
            <text:p><text:a xlink:href="http://wiki.services.openoffice.org/wiki/Documentation/OOoAuthors_User_Manual/Getting_Started/Selecting_objects">Documentation/OOoAuthors User Manual/Getting Started/Selecting objects</text:a></text:p>
          </table:table-cell>
          <table:table-cell office:value-type="string">
            <text:p><text:a xlink:href="http://wiki.services.openoffice.org/wiki/Mac_OS_X_port_:_wish_list">Mac OS X port : wish list</text:a></text:p>
          </table:table-cell>
          <table:table-cell office:value-type="string">
            <text:p><text:a xlink:href="http://wiki.services.openoffice.org/wiki/Mac_meetings_April_2007">Mac meetings April 2007</text:a></text:p>
          </table:table-cell>
          <table:table-cell office:value-type="string">
            <text:p><text:a xlink:href="http://wiki.services.openoffice.org/wiki/Mac_meetings_August_2007">Mac meetings August 2007</text:a></text:p>
          </table:table-cell>
          <table:table-cell office:value-type="string">
            <text:p><text:a xlink:href="http://wiki.services.openoffice.org/wiki/Uno/Spec/Environment">Uno/Spec/Environment</text:a></text:p>
          </table:table-cell>
          <table:table-cell office:value-type="string">
            <text:p><text:a xlink:href="http://wiki.services.openoffice.org/wiki/Uno/Spec/Environment_Stack">Uno/Spec/Environment Stack</text:a></text:p>
          </table:table-cell>
          <table:table-cell office:value-type="string">
            <text:p><text:a xlink:href="http://wiki.services.openoffice.org/wiki/Uno/Spec/Environment_Substitution">Uno/Spec/Environment Substitutio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electing_rows_and_columns_in_a_table">Documentation/OOoAuthors User Manual/Getting Started/Selecting rows and columns in a table</text:a></text:p>
          </table:table-cell>
          <table:table-cell office:value-type="string">
            <text:p><text:a xlink:href="http://wiki.services.openoffice.org/wiki/Documentation/OOoAuthors_User_Manual/Getting_Started/Selecting_sheets_to_print">Documentation/OOoAuthors User Manual/Getting Started/Selecting sheets to print</text:a></text:p>
          </table:table-cell>
          <table:table-cell office:value-type="string">
            <text:p><text:a xlink:href="http://wiki.services.openoffice.org/wiki/Documentation/OOoAuthors_User_Manual/Getting_Started/Selection_modes">Documentation/OOoAuthors User Manual/Getting Started/Selection modes</text:a></text:p>
          </table:table-cell>
          <table:table-cell office:value-type="string">
            <text:p><text:a xlink:href="http://wiki.services.openoffice.org/wiki/Mac_meetings_December_2006">Mac meetings December 2006</text:a></text:p>
          </table:table-cell>
          <table:table-cell office:value-type="string">
            <text:p><text:a xlink:href="http://wiki.services.openoffice.org/wiki/Mac_meetings_February_2007">Mac meetings February 2007</text:a></text:p>
          </table:table-cell>
          <table:table-cell office:value-type="string">
            <text:p><text:a xlink:href="http://wiki.services.openoffice.org/wiki/Mac_meetings_January_2007">Mac meetings January 2007</text:a></text:p>
          </table:table-cell>
          <table:table-cell office:value-type="string">
            <text:p><text:a xlink:href="http://wiki.services.openoffice.org/wiki/Uno/Spec/Implementation_Environment">Uno/Spec/Implementation Environment</text:a></text:p>
          </table:table-cell>
          <table:table-cell office:value-type="string">
            <text:p><text:a xlink:href="http://wiki.services.openoffice.org/wiki/Uno/Spec/Purpose_Bridge">Uno/Spec/Purpose Bridge</text:a></text:p>
          </table:table-cell>
          <table:table-cell office:value-type="string">
            <text:p><text:a xlink:href="http://wiki.services.openoffice.org/wiki/Uno/Spec/Purpose_Environment">Uno/Spec/Purpose 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etting_a_default_template">Documentation/OOoAuthors User Manual/Getting Started/Setting a default template</text:a></text:p>
          </table:table-cell>
          <table:table-cell office:value-type="string">
            <text:p><text:a xlink:href="http://wiki.services.openoffice.org/wiki/Documentation/OOoAuthors_User_Manual/Getting_Started/Setting_tab_stops_and_indents">Documentation/OOoAuthors User Manual/Getting Started/Setting tab stops and indents</text:a></text:p>
          </table:table-cell>
          <table:table-cell office:value-type="string">
            <text:p><text:a xlink:href="http://wiki.services.openoffice.org/wiki/Documentation/OOoAuthors_User_Manual/Getting_Started/Setting_up_OpenOffice.org">Documentation/OOoAuthors User Manual/Getting Started/Setting up OpenOffice.org</text:a></text:p>
          </table:table-cell>
          <table:table-cell office:value-type="string">
            <text:p><text:a xlink:href="http://wiki.services.openoffice.org/wiki/Mac_meetings_July_2007">Mac meetings July 2007</text:a></text:p>
          </table:table-cell>
          <table:table-cell office:value-type="string">
            <text:p><text:a xlink:href="http://wiki.services.openoffice.org/wiki/Mac_meetings_June_2007">Mac meetings June 2007</text:a></text:p>
          </table:table-cell>
          <table:table-cell office:value-type="string">
            <text:p><text:a xlink:href="http://wiki.services.openoffice.org/wiki/Mac_meetings_March_2007">Mac meetings March 2007</text:a></text:p>
          </table:table-cell>
          <table:table-cell office:value-type="string">
            <text:p><text:a xlink:href="http://wiki.services.openoffice.org/wiki/Uno/Spec/Thread_Affinity_Bridge">Uno/Spec/Thread Affinity Bridge</text:a></text:p>
          </table:table-cell>
          <table:table-cell office:value-type="string">
            <text:p><text:a xlink:href="http://wiki.services.openoffice.org/wiki/Uno/Spec/Thread_Unsafety_Bridge">Uno/Spec/Thread Unsafety Bridge</text:a></text:p>
          </table:table-cell>
          <table:table-cell office:value-type="string">
            <text:p><text:a xlink:href="http://wiki.services.openoffice.org/wiki/Uno/Spec/Threading-Architecture">Uno/Spec/Threading-Architectur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hortcut_keys_for_drawing_objects">Documentation/OOoAuthors User Manual/Getting Started/Shortcut keys for drawing objects</text:a></text:p>
          </table:table-cell>
          <table:table-cell office:value-type="string">
            <text:p><text:a xlink:href="http://wiki.services.openoffice.org/wiki/Documentation/OOoAuthors_User_Manual/Getting_Started/Shortcut_keys_in_the_Gallery">Documentation/OOoAuthors User Manual/Getting Started/Shortcut keys in the Gallery</text:a></text:p>
          </table:table-cell>
          <table:table-cell office:value-type="string">
            <text:p><text:a xlink:href="http://wiki.services.openoffice.org/wiki/Documentation/OOoAuthors_User_Manual/Getting_Started/Sometimes_the_macro_recorder_fails">Documentation/OOoAuthors User Manual/Getting Started/Sometimes the macro recorder fails</text:a></text:p>
          </table:table-cell>
          <table:table-cell office:value-type="string">
            <text:p><text:a xlink:href="http://wiki.services.openoffice.org/wiki/Mac_meetings_May_2007">Mac meetings May 2007</text:a></text:p>
          </table:table-cell>
          <table:table-cell office:value-type="string">
            <text:p><text:a xlink:href="http://wiki.services.openoffice.org/wiki/Mac_meetings_November_2006">Mac meetings November 2006</text:a></text:p>
          </table:table-cell>
          <table:table-cell office:value-type="string">
            <text:p><text:a xlink:href="http://wiki.services.openoffice.org/wiki/Mac_meetings_October_2006">Mac meetings October 2006</text:a></text:p>
          </table:table-cell>
          <table:table-cell office:value-type="string">
            <text:p><text:a xlink:href="http://wiki.services.openoffice.org/wiki/Uno/Spec/Threading-Model">Uno/Spec/Threading-Model</text:a></text:p>
          </table:table-cell>
          <table:table-cell office:value-type="string">
            <text:p><text:a xlink:href="http://wiki.services.openoffice.org/wiki/Uno/Spec/Threading_Model">Uno/Spec/Threading Model</text:a></text:p>
          </table:table-cell>
          <table:table-cell office:value-type="string">
            <text:p><text:a xlink:href="http://wiki.services.openoffice.org/wiki/Uno/Spec/Uno_Runtime_Environment">Uno/Spec/Uno Runtime 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pecial_effects">Documentation/OOoAuthors User Manual/Getting Started/Special effects</text:a></text:p>
          </table:table-cell>
          <table:table-cell office:value-type="string">
            <text:p><text:a xlink:href="http://wiki.services.openoffice.org/wiki/Documentation/OOoAuthors_User_Manual/Getting_Started/Splitting_the_window">Documentation/OOoAuthors User Manual/Getting Started/Splitting the window</text:a></text:p>
          </table:table-cell>
          <table:table-cell office:value-type="string">
            <text:p><text:a xlink:href="http://wiki.services.openoffice.org/wiki/Documentation/OOoAuthors_User_Manual/Getting_Started/Starting_OOo_from_the_system_menu">Documentation/OOoAuthors User Manual/Getting Started/Starting OOo from the system menu</text:a></text:p>
          </table:table-cell>
          <table:table-cell office:value-type="string">
            <text:p><text:a xlink:href="http://wiki.services.openoffice.org/wiki/Maddie_Leigh%27s_Art_Sales">Maddie Leigh's Art Sales</text:a></text:p>
          </table:table-cell>
          <table:table-cell office:value-type="string">
            <text:p><text:a xlink:href="http://wiki.services.openoffice.org/wiki/Magyar_Ispell_hibabejelentés">Magyar Ispell hibabejelentés</text:a></text:p>
          </table:table-cell>
          <table:table-cell office:value-type="string">
            <text:p><text:a xlink:href="http://wiki.services.openoffice.org/wiki/Magyar_Ispell_szótár">Magyar Ispell szótár</text:a></text:p>
          </table:table-cell>
          <table:table-cell office:value-type="string">
            <text:p><text:a xlink:href="http://wiki.services.openoffice.org/wiki/Uno/Specifications">Uno/Specifications</text:a></text:p>
          </table:table-cell>
          <table:table-cell office:value-type="string">
            <text:p><text:a xlink:href="http://wiki.services.openoffice.org/wiki/Uno/Specifications/IDL">Uno/Specifications/IDL</text:a></text:p>
          </table:table-cell>
          <table:table-cell office:value-type="string">
            <text:p><text:a xlink:href="http://wiki.services.openoffice.org/wiki/Uno/Specifications/Type_Names">Uno/Specifications/Type Nam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Starting_OpenOffice.org">Documentation/OOoAuthors User Manual/Getting Started/Starting OpenOffice.org</text:a></text:p>
          </table:table-cell>
          <table:table-cell office:value-type="string">
            <text:p><text:a xlink:href="http://wiki.services.openoffice.org/wiki/Documentation/OOoAuthors_User_Manual/Getting_Started/Starting_from_an_existing_document">Documentation/OOoAuthors User Manual/Getting Started/Starting from an existing document</text:a></text:p>
          </table:table-cell>
          <table:table-cell office:value-type="string">
            <text:p><text:a xlink:href="http://wiki.services.openoffice.org/wiki/Documentation/OOoAuthors_User_Manual/Getting_Started/Starting_from_the_command_line">Documentation/OOoAuthors User Manual/Getting Started/Starting from the command line</text:a></text:p>
          </table:table-cell>
          <table:table-cell office:value-type="string">
            <text:p><text:a xlink:href="http://wiki.services.openoffice.org/wiki/Mailingliste_Social-Pointer">Mailingliste Social-Pointer</text:a></text:p>
          </table:table-cell>
          <table:table-cell office:value-type="string">
            <text:p><text:a xlink:href="http://wiki.services.openoffice.org/wiki/Mailingliste_Technik-Pointer">Mailingliste Technik-Pointer</text:a></text:p>
          </table:table-cell>
          <table:table-cell office:value-type="string">
            <text:p><text:a xlink:href="http://wiki.services.openoffice.org/wiki/Main_Page">Main Page</text:a></text:p>
          </table:table-cell>
          <table:table-cell office:value-type="string">
            <text:p><text:a xlink:href="http://wiki.services.openoffice.org/wiki/Uno/Term">Uno/Term</text:a></text:p>
          </table:table-cell>
          <table:table-cell office:value-type="string">
            <text:p><text:a xlink:href="http://wiki.services.openoffice.org/wiki/Uno/Term/Effort">Uno/Term/Effort</text:a></text:p>
          </table:table-cell>
          <table:table-cell office:value-type="string">
            <text:p><text:a xlink:href="http://wiki.services.openoffice.org/wiki/Uno/Term/Environment_Integrity">Uno/Term/Environment Integrit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The_Workplace">Documentation/OOoAuthors User Manual/Getting Started/The Workplace</text:a></text:p>
          </table:table-cell>
          <table:table-cell office:value-type="string">
            <text:p><text:a xlink:href="http://wiki.services.openoffice.org/wiki/Documentation/OOoAuthors_User_Manual/Getting_Started/The_advantages_of_OpenOffice.org">Documentation/OOoAuthors User Manual/Getting Started/The advantages of OpenOffice.org</text:a></text:p>
          </table:table-cell>
          <table:table-cell office:value-type="string">
            <text:p><text:a xlink:href="http://wiki.services.openoffice.org/wiki/Documentation/OOoAuthors_User_Manual/Getting_Started/The_basic_drawing_shapes">Documentation/OOoAuthors User Manual/Getting Started/The basic drawing shapes</text:a></text:p>
          </table:table-cell>
          <table:table-cell office:value-type="string">
            <text:p><text:a xlink:href="http://wiki.services.openoffice.org/wiki/Main_Page/NL">Main Page/NL</text:a></text:p>
          </table:table-cell>
          <table:table-cell office:value-type="string">
            <text:p><text:a xlink:href="http://wiki.services.openoffice.org/wiki/Main_Page/zh-CN">Main Page/zh-CN</text:a></text:p>
          </table:table-cell>
          <table:table-cell office:value-type="string">
            <text:p><text:a xlink:href="http://wiki.services.openoffice.org/wiki/Main_page">Main page</text:a></text:p>
          </table:table-cell>
          <table:table-cell office:value-type="string">
            <text:p><text:a xlink:href="http://wiki.services.openoffice.org/wiki/Uno/Term/Object_Binary_Interface">Uno/Term/Object Binary Interface</text:a></text:p>
          </table:table-cell>
          <table:table-cell office:value-type="string">
            <text:p><text:a xlink:href="http://wiki.services.openoffice.org/wiki/Uno/Term/Purpose_Reference">Uno/Term/Purpose Reference</text:a></text:p>
          </table:table-cell>
          <table:table-cell office:value-type="string">
            <text:p><text:a xlink:href="http://wiki.services.openoffice.org/wiki/Uno/Term/Thread_Affine">Uno/Term/Thread Affin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Toolbars">Documentation/OOoAuthors User Manual/Getting Started/Toolbars</text:a></text:p>
          </table:table-cell>
          <table:table-cell office:value-type="string">
            <text:p><text:a xlink:href="http://wiki.services.openoffice.org/wiki/Documentation/OOoAuthors_User_Manual/Getting_Started/Tracking_changes_to_a_document">Documentation/OOoAuthors User Manual/Getting Started/Tracking changes to a document</text:a></text:p>
          </table:table-cell>
          <table:table-cell office:value-type="string">
            <text:p><text:a xlink:href="http://wiki.services.openoffice.org/wiki/Documentation/OOoAuthors_User_Manual/Getting_Started/Undoing_and_redoing_changes">Documentation/OOoAuthors User Manual/Getting Started/Undoing and redoing changes</text:a></text:p>
          </table:table-cell>
          <table:table-cell office:value-type="string">
            <text:p><text:a xlink:href="http://wiki.services.openoffice.org/wiki/Major_OpenOffice.org_Deployments">Major OpenOffice.org Deployments</text:a></text:p>
          </table:table-cell>
          <table:table-cell office:value-type="string">
            <text:p><text:a xlink:href="http://wiki.services.openoffice.org/wiki/Market_Share_Analysis">Market Share Analysis</text:a></text:p>
          </table:table-cell>
          <table:table-cell office:value-type="string">
            <text:p><text:a xlink:href="http://wiki.services.openoffice.org/wiki/Marketing">Marketing</text:a></text:p>
          </table:table-cell>
          <table:table-cell office:value-type="string">
            <text:p><text:a xlink:href="http://wiki.services.openoffice.org/wiki/Uno/Term/Thread_Aware">Uno/Term/Thread Aware</text:a></text:p>
          </table:table-cell>
          <table:table-cell office:value-type="string">
            <text:p><text:a xlink:href="http://wiki.services.openoffice.org/wiki/Uno/Term/Thread_Free">Uno/Term/Thread Free</text:a></text:p>
          </table:table-cell>
          <table:table-cell office:value-type="string">
            <text:p><text:a xlink:href="http://wiki.services.openoffice.org/wiki/Uno/Term/Thread_Safe">Uno/Term/Thread Saf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Using_AutoCorrect">Documentation/OOoAuthors User Manual/Getting Started/Using AutoCorrect</text:a></text:p>
          </table:table-cell>
          <table:table-cell office:value-type="string">
            <text:p><text:a xlink:href="http://wiki.services.openoffice.org/wiki/Documentation/OOoAuthors_User_Manual/Getting_Started/Using_AutoText">Documentation/OOoAuthors User Manual/Getting Started/Using AutoText</text:a></text:p>
          </table:table-cell>
          <table:table-cell office:value-type="string">
            <text:p><text:a xlink:href="http://wiki.services.openoffice.org/wiki/Documentation/OOoAuthors_User_Manual/Getting_Started/Using_Fontwork">Documentation/OOoAuthors User Manual/Getting Started/Using Fontwork</text:a></text:p>
          </table:table-cell>
          <table:table-cell office:value-type="string">
            <text:p><text:a xlink:href="http://wiki.services.openoffice.org/wiki/Marketing--Icubator">Marketing--Icubator</text:a></text:p>
          </table:table-cell>
          <table:table-cell office:value-type="string">
            <text:p><text:a xlink:href="http://wiki.services.openoffice.org/wiki/Marketing--Incubator">Marketing--Incubator</text:a></text:p>
          </table:table-cell>
          <table:table-cell office:value-type="string">
            <text:p><text:a xlink:href="http://wiki.services.openoffice.org/wiki/Marketing--ToDo">Marketing--ToDo</text:a></text:p>
          </table:table-cell>
          <table:table-cell office:value-type="string">
            <text:p><text:a xlink:href="http://wiki.services.openoffice.org/wiki/Uno/Term/Thread_Transparent">Uno/Term/Thread Transparent</text:a></text:p>
          </table:table-cell>
          <table:table-cell office:value-type="string">
            <text:p><text:a xlink:href="http://wiki.services.openoffice.org/wiki/Uno/Term/Thread_Unsafe">Uno/Term/Thread Unsafe</text:a></text:p>
          </table:table-cell>
          <table:table-cell office:value-type="string">
            <text:p><text:a xlink:href="http://wiki.services.openoffice.org/wiki/Uno/Term/Threading-Architecture">Uno/Term/Threading-Architectur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Using_a_template_to_create_a_document">Documentation/OOoAuthors User Manual/Getting Started/Using a template to create a document</text:a></text:p>
          </table:table-cell>
          <table:table-cell office:value-type="string">
            <text:p><text:a xlink:href="http://wiki.services.openoffice.org/wiki/Documentation/OOoAuthors_User_Manual/Getting_Started/Using_data_sources">Documentation/OOoAuthors User Manual/Getting Started/Using data sources</text:a></text:p>
          </table:table-cell>
          <table:table-cell office:value-type="string">
            <text:p><text:a xlink:href="http://wiki.services.openoffice.org/wiki/Documentation/OOoAuthors_User_Manual/Getting_Started/Using_dockable/floating_windows_and_toolbars">Documentation/OOoAuthors User Manual/Getting Started/Using dockable/floating windows and toolbars</text:a></text:p>
          </table:table-cell>
          <table:table-cell office:value-type="string">
            <text:p><text:a xlink:href="http://wiki.services.openoffice.org/wiki/Marketing-Material-ReplaceOutlook">Marketing-Material-ReplaceOutlook</text:a></text:p>
          </table:table-cell>
          <table:table-cell office:value-type="string">
            <text:p><text:a xlink:href="http://wiki.services.openoffice.org/wiki/Marketing-PR-OOo2.0.2">Marketing-PR-OOo2.0.2</text:a></text:p>
          </table:table-cell>
          <table:table-cell office:value-type="string">
            <text:p><text:a xlink:href="http://wiki.services.openoffice.org/wiki/Marketing-PR-OOo2.0.3">Marketing-PR-OOo2.0.3</text:a></text:p>
          </table:table-cell>
          <table:table-cell office:value-type="string">
            <text:p><text:a xlink:href="http://wiki.services.openoffice.org/wiki/Uno/Term/Threading-Model">Uno/Term/Threading-Model</text:a></text:p>
          </table:table-cell>
          <table:table-cell office:value-type="string">
            <text:p><text:a xlink:href="http://wiki.services.openoffice.org/wiki/Uno/Term/Transparent_Concurrency">Uno/Term/Transparent Concurrency</text:a></text:p>
          </table:table-cell>
          <table:table-cell office:value-type="string">
            <text:p><text:a xlink:href="http://wiki.services.openoffice.org/wiki/Uno/Terms">Uno/Term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Using_the_Navigator">Documentation/OOoAuthors User Manual/Getting Started/Using the Navigator</text:a></text:p>
          </table:table-cell>
          <table:table-cell office:value-type="string">
            <text:p><text:a xlink:href="http://wiki.services.openoffice.org/wiki/Documentation/OOoAuthors_User_Manual/Getting_Started/Using_the_Open_and_Save_As_dialogs">Documentation/OOoAuthors User Manual/Getting Started/Using the Open and Save As dialogs</text:a></text:p>
          </table:table-cell>
          <table:table-cell office:value-type="string">
            <text:p><text:a xlink:href="http://wiki.services.openoffice.org/wiki/Documentation/OOoAuthors_User_Manual/Getting_Started/Using_the_Quickstarter_under_Linux">Documentation/OOoAuthors User Manual/Getting Started/Using the Quickstarter under Linux</text:a></text:p>
          </table:table-cell>
          <table:table-cell office:value-type="string">
            <text:p><text:a xlink:href="http://wiki.services.openoffice.org/wiki/Marketing/SMP/Introduction">Marketing/SMP/Introduction</text:a></text:p>
          </table:table-cell>
          <table:table-cell office:value-type="string">
            <text:p><text:a xlink:href="http://wiki.services.openoffice.org/wiki/Marketing_Volunteers_List">Marketing Volunteers List</text:a></text:p>
          </table:table-cell>
          <table:table-cell office:value-type="string">
            <text:p><text:a xlink:href="http://wiki.services.openoffice.org/wiki/MasDialogos">MasDialogos</text:a></text:p>
          </table:table-cell>
          <table:table-cell office:value-type="string">
            <text:p><text:a xlink:href="http://wiki.services.openoffice.org/wiki/Uno/Tests">Uno/Tests</text:a></text:p>
          </table:table-cell>
          <table:table-cell office:value-type="string">
            <text:p><text:a xlink:href="http://wiki.services.openoffice.org/wiki/Uno/To-Dos">Uno/To-Dos</text:a></text:p>
          </table:table-cell>
          <table:table-cell office:value-type="string">
            <text:p><text:a xlink:href="http://wiki.services.openoffice.org/wiki/Uno/Todo">Uno/Todo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Using_the_Quickstarter_under_Windows">Documentation/OOoAuthors User Manual/Getting Started/Using the Quickstarter under Windows</text:a></text:p>
          </table:table-cell>
          <table:table-cell office:value-type="string">
            <text:p><text:a xlink:href="http://wiki.services.openoffice.org/wiki/Documentation/OOoAuthors_User_Manual/Getting_Started/Using_word_completion">Documentation/OOoAuthors User Manual/Getting Started/Using word completion</text:a></text:p>
          </table:table-cell>
          <table:table-cell office:value-type="string">
            <text:p><text:a xlink:href="http://wiki.services.openoffice.org/wiki/Documentation/OOoAuthors_User_Manual/Getting_Started/VBA_Properties_options">Documentation/OOoAuthors User Manual/Getting Started/VBA Properties options</text:a></text:p>
          </table:table-cell>
          <table:table-cell office:value-type="string">
            <text:p><text:a xlink:href="http://wiki.services.openoffice.org/wiki/Math_customizations">Math customizations</text:a></text:p>
          </table:table-cell>
          <table:table-cell office:value-type="string">
            <text:p><text:a xlink:href="http://wiki.services.openoffice.org/wiki/Matthias_Müller-Prove">Matthias Müller-Prove</text:a></text:p>
          </table:table-cell>
          <table:table-cell office:value-type="string">
            <text:p><text:a xlink:href="http://wiki.services.openoffice.org/wiki/Mbatest">Mbatest</text:a></text:p>
          </table:table-cell>
          <table:table-cell office:value-type="string">
            <text:p><text:a xlink:href="http://wiki.services.openoffice.org/wiki/Uno/Todo/Clear_Separation_between_C_and_Cpp_and_Core_Components">Uno/Todo/Clear Separation between C and Cpp and Core Components</text:a></text:p>
          </table:table-cell>
          <table:table-cell office:value-type="string">
            <text:p><text:a xlink:href="http://wiki.services.openoffice.org/wiki/Uno/Todo/Clear_Separation_of_C_and_Cpp_and_Core_Components">Uno/Todo/Clear Separation of C and Cpp and Core Components</text:a></text:p>
          </table:table-cell>
          <table:table-cell office:value-type="string">
            <text:p><text:a xlink:href="http://wiki.services.openoffice.org/wiki/Uno_Runtime_Environment">Uno Runtime Environmen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Viewing_Calc">Documentation/OOoAuthors User Manual/Getting Started/Viewing Calc</text:a></text:p>
          </table:table-cell>
          <table:table-cell office:value-type="string">
            <text:p><text:a xlink:href="http://wiki.services.openoffice.org/wiki/Documentation/OOoAuthors_User_Manual/Getting_Started/What_does_OpenOffice.org_include">Documentation/OOoAuthors User Manual/Getting Started/What does OpenOffice.org include</text:a></text:p>
          </table:table-cell>
          <table:table-cell office:value-type="string">
            <text:p><text:a xlink:href="http://wiki.services.openoffice.org/wiki/Documentation/OOoAuthors_User_Manual/Getting_Started/What_is_OpenOffice.org">Documentation/OOoAuthors User Manual/Getting Started/What is OpenOffice.org</text:a></text:p>
          </table:table-cell>
          <table:table-cell office:value-type="string">
            <text:p><text:a xlink:href="http://wiki.services.openoffice.org/wiki/Mbatest2">Mbatest2</text:a></text:p>
          </table:table-cell>
          <table:table-cell office:value-type="string">
            <text:p><text:a xlink:href="http://wiki.services.openoffice.org/wiki/MediaWiki_Configuration">MediaWiki Configuration</text:a></text:p>
          </table:table-cell>
          <table:table-cell office:value-type="string">
            <text:p><text:a xlink:href="http://wiki.services.openoffice.org/wiki/Menu_entry">Menu entry</text:a></text:p>
          </table:table-cell>
          <table:table-cell office:value-type="string">
            <text:p><text:a xlink:href="http://wiki.services.openoffice.org/wiki/Unsupported_SVG_Features">Unsupported SVG Features</text:a></text:p>
          </table:table-cell>
          <table:table-cell office:value-type="string">
            <text:p><text:a xlink:href="http://wiki.services.openoffice.org/wiki/Update_Notification_Protocol">Update Notification Protocol</text:a></text:p>
          </table:table-cell>
          <table:table-cell office:value-type="string">
            <text:p><text:a xlink:href="http://wiki.services.openoffice.org/wiki/Usability_Testing">Usability Test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What_is_open_source">Documentation/OOoAuthors User Manual/Getting Started/What is open source</text:a></text:p>
          </table:table-cell>
          <table:table-cell office:value-type="string">
            <text:p><text:a xlink:href="http://wiki.services.openoffice.org/wiki/Documentation/OOoAuthors_User_Manual/Getting_Started/Working_with_Styles">Documentation/OOoAuthors User Manual/Getting Started/Working with Styles</text:a></text:p>
          </table:table-cell>
          <table:table-cell office:value-type="string">
            <text:p><text:a xlink:href="http://wiki.services.openoffice.org/wiki/Documentation/OOoAuthors_User_Manual/Getting_Started/Working_with_Templates">Documentation/OOoAuthors User Manual/Getting Started/Working with Templates</text:a></text:p>
          </table:table-cell>
          <table:table-cell office:value-type="string">
            <text:p><text:a xlink:href="http://wiki.services.openoffice.org/wiki/Merge_Parts_Of_A_CWS_Into_Another_CWS">Merge Parts Of A CWS Into Another CWS</text:a></text:p>
          </table:table-cell>
          <table:table-cell office:value-type="string">
            <text:p><text:a xlink:href="http://wiki.services.openoffice.org/wiki/Merging">Merging</text:a></text:p>
          </table:table-cell>
          <table:table-cell office:value-type="string">
            <text:p><text:a xlink:href="http://wiki.services.openoffice.org/wiki/Meta_data">Meta data</text:a></text:p>
          </table:table-cell>
          <table:table-cell office:value-type="string">
            <text:p><text:a xlink:href="http://wiki.services.openoffice.org/wiki/User">User</text:a></text:p>
          </table:table-cell>
          <table:table-cell office:value-type="string">
            <text:p><text:a xlink:href="http://wiki.services.openoffice.org/wiki/User_Experience">User Experience</text:a></text:p>
          </table:table-cell>
          <table:table-cell office:value-type="string">
            <text:p><text:a xlink:href="http://wiki.services.openoffice.org/wiki/User_Experience_Community">User Experience Community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Working_with_sheets">Documentation/OOoAuthors User Manual/Getting Started/Working with sheets</text:a></text:p>
          </table:table-cell>
          <table:table-cell office:value-type="string">
            <text:p><text:a xlink:href="http://wiki.services.openoffice.org/wiki/Documentation/OOoAuthors_User_Manual/Getting_Started/Working_with_text">Documentation/OOoAuthors User Manual/Getting Started/Working with text</text:a></text:p>
          </table:table-cell>
          <table:table-cell office:value-type="string">
            <text:p><text:a xlink:href="http://wiki.services.openoffice.org/wiki/Documentation/OOoAuthors_User_Manual/Getting_Started/Working_with_the_Gallery">Documentation/OOoAuthors User Manual/Getting Started/Working with the Gallery</text:a></text:p>
          </table:table-cell>
          <table:table-cell office:value-type="string">
            <text:p><text:a xlink:href="http://wiki.services.openoffice.org/wiki/Metadata_Implementation_Proposal">Metadata Implementation Proposal</text:a></text:p>
          </table:table-cell>
          <table:table-cell office:value-type="string">
            <text:p><text:a xlink:href="http://wiki.services.openoffice.org/wiki/Metalink">Metalink</text:a></text:p>
          </table:table-cell>
          <table:table-cell office:value-type="string">
            <text:p><text:a xlink:href="http://wiki.services.openoffice.org/wiki/Migration_Documents">Migration Documents</text:a></text:p>
          </table:table-cell>
          <table:table-cell office:value-type="string">
            <text:p><text:a xlink:href="http://wiki.services.openoffice.org/wiki/User_Experience_ToDo_List">User Experience ToDo List</text:a></text:p>
          </table:table-cell>
          <table:table-cell office:value-type="string">
            <text:p><text:a xlink:href="http://wiki.services.openoffice.org/wiki/User_Information/Mail_configuration">User Information/Mail configuration</text:a></text:p>
          </table:table-cell>
          <table:table-cell office:value-type="string">
            <text:p><text:a xlink:href="http://wiki.services.openoffice.org/wiki/User_Interface_Guidelines">User Interface Guidelin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/Workspace">Documentation/OOoAuthors User Manual/Getting Started/Workspace</text:a></text:p>
          </table:table-cell>
          <table:table-cell office:value-type="string">
            <text:p><text:a xlink:href="http://wiki.services.openoffice.org/wiki/Documentation/OOoAuthors_User_Manual/Getting_Started/Writer_Interface">Documentation/OOoAuthors User Manual/Getting Started/Writer Interface</text:a></text:p>
          </table:table-cell>
          <table:table-cell office:value-type="string">
            <text:p><text:a xlink:href="http://wiki.services.openoffice.org/wiki/Documentation/OOoAuthors_User_Manual/Getting_Started/Writing_macros_without_the_recorder">Documentation/OOoAuthors User Manual/Getting Started/Writing macros without the recorder</text:a></text:p>
          </table:table-cell>
          <table:table-cell office:value-type="string">
            <text:p><text:a xlink:href="http://wiki.services.openoffice.org/wiki/Migration_Guide">Migration Guide</text:a></text:p>
          </table:table-cell>
          <table:table-cell office:value-type="string">
            <text:p><text:a xlink:href="http://wiki.services.openoffice.org/wiki/Mnemonics_DE">Mnemonics DE</text:a></text:p>
          </table:table-cell>
          <table:table-cell office:value-type="string">
            <text:p><text:a xlink:href="http://wiki.services.openoffice.org/wiki/Mnemonics_ES">Mnemonics ES</text:a></text:p>
          </table:table-cell>
          <table:table-cell office:value-type="string">
            <text:p><text:a xlink:href="http://wiki.services.openoffice.org/wiki/User_Manuals">User Manuals</text:a></text:p>
          </table:table-cell>
          <table:table-cell office:value-type="string">
            <text:p><text:a xlink:href="http://wiki.services.openoffice.org/wiki/User_Resources">User Resources</text:a></text:p>
          </table:table-cell>
          <table:table-cell office:value-type="string">
            <text:p><text:a xlink:href="http://wiki.services.openoffice.org/wiki/User_Templates">User Templat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Getting_Started:_Creating_queries_and_reports">Documentation/OOoAuthors User Manual/Getting Started: Creating queries and reports</text:a></text:p>
          </table:table-cell>
          <table:table-cell office:value-type="string">
            <text:p><text:a xlink:href="http://wiki.services.openoffice.org/wiki/Documentation/OOoAuthors_User_Manual/Getting_Started:_Using_data_sources">Documentation/OOoAuthors User Manual/Getting Started: Using data sources</text:a></text:p>
          </table:table-cell>
          <table:table-cell office:value-type="string">
            <text:p><text:a xlink:href="http://wiki.services.openoffice.org/wiki/Documentation/OOoAuthors_User_Manual/Impress_Guide">Documentation/OOoAuthors User Manual/Impress Guide</text:a></text:p>
          </table:table-cell>
          <table:table-cell office:value-type="string">
            <text:p><text:a xlink:href="http://wiki.services.openoffice.org/wiki/Mnemonics_FR">Mnemonics FR</text:a></text:p>
          </table:table-cell>
          <table:table-cell office:value-type="string">
            <text:p><text:a xlink:href="http://wiki.services.openoffice.org/wiki/Mnemonics_HU">Mnemonics HU</text:a></text:p>
          </table:table-cell>
          <table:table-cell office:value-type="string">
            <text:p><text:a xlink:href="http://wiki.services.openoffice.org/wiki/Mnemonics_IT">Mnemonics IT</text:a></text:p>
          </table:table-cell>
          <table:table-cell office:value-type="string">
            <text:p><text:a xlink:href="http://wiki.services.openoffice.org/wiki/User_resources">User resources</text:a></text:p>
          </table:table-cell>
          <table:table-cell office:value-type="string">
            <text:p><text:a xlink:href="http://wiki.services.openoffice.org/wiki/Using_AutoCorrect">Using AutoCorrect</text:a></text:p>
          </table:table-cell>
          <table:table-cell office:value-type="string">
            <text:p><text:a xlink:href="http://wiki.services.openoffice.org/wiki/Using_AutoText">Using AutoTex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/Migration_Guide">Documentation/OOoAuthors User Manual/Migration Guide</text:a></text:p>
          </table:table-cell>
          <table:table-cell office:value-type="string">
            <text:p><text:a xlink:href="http://wiki.services.openoffice.org/wiki/Documentation/OOoAuthors_User_Manual/Writer_Guide">Documentation/OOoAuthors User Manual/Writer Guide</text:a></text:p>
          </table:table-cell>
          <table:table-cell office:value-type="string">
            <text:p><text:a xlink:href="http://wiki.services.openoffice.org/wiki/Documentation/OOoAuthors_User_Manual/Writer_Guide/Copyright">Documentation/OOoAuthors User Manual/Writer Guide/Copyright</text:a></text:p>
          </table:table-cell>
          <table:table-cell office:value-type="string">
            <text:p><text:a xlink:href="http://wiki.services.openoffice.org/wiki/Mnemonics_Localisation">Mnemonics Localisation</text:a></text:p>
          </table:table-cell>
          <table:table-cell office:value-type="string">
            <text:p><text:a xlink:href="http://wiki.services.openoffice.org/wiki/Mnemonics_NL">Mnemonics NL</text:a></text:p>
          </table:table-cell>
          <table:table-cell office:value-type="string">
            <text:p><text:a xlink:href="http://wiki.services.openoffice.org/wiki/Mnemonics_PL">Mnemonics PL</text:a></text:p>
          </table:table-cell>
          <table:table-cell office:value-type="string">
            <text:p><text:a xlink:href="http://wiki.services.openoffice.org/wiki/Using_Cpp_with_the_OOo_SDK">Using Cpp with the OOo SDK</text:a></text:p>
          </table:table-cell>
          <table:table-cell office:value-type="string">
            <text:p><text:a xlink:href="http://wiki.services.openoffice.org/wiki/Using_Python_on_Linux">Using Python on Linux</text:a></text:p>
          </table:table-cell>
          <table:table-cell office:value-type="string">
            <text:p><text:a xlink:href="http://wiki.services.openoffice.org/wiki/Using_Python_on_Windows">Using Python on Window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OOoAuthors_User_ManualWriter_Guide/Copyright">Documentation/OOoAuthors User ManualWriter Guide/Copyright</text:a></text:p>
          </table:table-cell>
          <table:table-cell office:value-type="string">
            <text:p><text:a xlink:href="http://wiki.services.openoffice.org/wiki/Documentation/OOoCon07">Documentation/OOoCon07</text:a></text:p>
          </table:table-cell>
          <table:table-cell office:value-type="string">
            <text:p><text:a xlink:href="http://wiki.services.openoffice.org/wiki/Documentation/Project_DevGuide_To_Wiki">Documentation/Project DevGuide To Wiki</text:a></text:p>
          </table:table-cell>
          <table:table-cell office:value-type="string">
            <text:p><text:a xlink:href="http://wiki.services.openoffice.org/wiki/Mnemonics_PT">Mnemonics PT</text:a></text:p>
          </table:table-cell>
          <table:table-cell office:value-type="string">
            <text:p><text:a xlink:href="http://wiki.services.openoffice.org/wiki/Mnemonics_PTBR">Mnemonics PTBR</text:a></text:p>
          </table:table-cell>
          <table:table-cell office:value-type="string">
            <text:p><text:a xlink:href="http://wiki.services.openoffice.org/wiki/Mnemonics_RU">Mnemonics RU</text:a></text:p>
          </table:table-cell>
          <table:table-cell office:value-type="string">
            <text:p><text:a xlink:href="http://wiki.services.openoffice.org/wiki/Using_SOAP">Using SOAP</text:a></text:p>
          </table:table-cell>
          <table:table-cell office:value-type="string">
            <text:p><text:a xlink:href="http://wiki.services.openoffice.org/wiki/Using_word_completion">Using word completion</text:a></text:p>
          </table:table-cell>
          <table:table-cell office:value-type="string">
            <text:p><text:a xlink:href="http://wiki.services.openoffice.org/wiki/Util/Module/IO">Util/Module/IO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Project_DocOOo_Structure">Documentation/Project DocOOo Structure</text:a></text:p>
          </table:table-cell>
          <table:table-cell office:value-type="string">
            <text:p><text:a xlink:href="http://wiki.services.openoffice.org/wiki/Documentation/Project_Help_Online">Documentation/Project Help Online</text:a></text:p>
          </table:table-cell>
          <table:table-cell office:value-type="string">
            <text:p><text:a xlink:href="http://wiki.services.openoffice.org/wiki/Documentation/Samples%2C_Templates_and_Clipart">Documentation/Samples, Templates and Clipart</text:a></text:p>
          </table:table-cell>
          <table:table-cell office:value-type="string">
            <text:p><text:a xlink:href="http://wiki.services.openoffice.org/wiki/Mnemonics_SI">Mnemonics SI</text:a></text:p>
          </table:table-cell>
          <table:table-cell office:value-type="string">
            <text:p><text:a xlink:href="http://wiki.services.openoffice.org/wiki/Mnemonics_SV">Mnemonics SV</text:a></text:p>
          </table:table-cell>
          <table:table-cell office:value-type="string">
            <text:p><text:a xlink:href="http://wiki.services.openoffice.org/wiki/Modularization">Modularization</text:a></text:p>
          </table:table-cell>
          <table:table-cell office:value-type="string">
            <text:p><text:a xlink:href="http://wiki.services.openoffice.org/wiki/Util/Module/JUT">Util/Module/JUT</text:a></text:p>
          </table:table-cell>
          <table:table-cell office:value-type="string">
            <text:p><text:a xlink:href="http://wiki.services.openoffice.org/wiki/Util/Module/sandbox">Util/Module/sandbox</text:a></text:p>
          </table:table-cell>
          <table:table-cell office:value-type="string">
            <text:p><text:a xlink:href="http://wiki.services.openoffice.org/wiki/VBA">VBA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Setup_Guide">Documentation/Setup Guide</text:a></text:p>
          </table:table-cell>
          <table:table-cell office:value-type="string">
            <text:p><text:a xlink:href="http://wiki.services.openoffice.org/wiki/Documentation/Tutorials">Documentation/Tutorials</text:a></text:p>
          </table:table-cell>
          <table:table-cell office:value-type="string">
            <text:p><text:a xlink:href="http://wiki.services.openoffice.org/wiki/Documentation/User_Manuals">Documentation/User Manuals</text:a></text:p>
          </table:table-cell>
          <table:table-cell office:value-type="string">
            <text:p><text:a xlink:href="http://wiki.services.openoffice.org/wiki/Modules">Modules</text:a></text:p>
          </table:table-cell>
          <table:table-cell office:value-type="string">
            <text:p><text:a xlink:href="http://wiki.services.openoffice.org/wiki/Mono_Integration">Mono Integration</text:a></text:p>
          </table:table-cell>
          <table:table-cell office:value-type="string">
            <text:p><text:a xlink:href="http://wiki.services.openoffice.org/wiki/More_Infos_on_CFRunLoopSourceRef">More Infos on CFRunLoopSourceRef</text:a></text:p>
          </table:table-cell>
          <table:table-cell office:value-type="string">
            <text:p><text:a xlink:href="http://wiki.services.openoffice.org/wiki/VBA_zh">VBA zh</text:a></text:p>
          </table:table-cell>
          <table:table-cell office:value-type="string">
            <text:p><text:a xlink:href="http://wiki.services.openoffice.org/wiki/VCL">VCL</text:a></text:p>
          </table:table-cell>
          <table:table-cell office:value-type="string">
            <text:p><text:a xlink:href="http://wiki.services.openoffice.org/wiki/VCLTestToolIssues">VCLTestToolIssu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ocumentation/Wiki_Editing_Policy">Documentation/Wiki Editing Policy</text:a></text:p>
          </table:table-cell>
          <table:table-cell office:value-type="string">
            <text:p><text:a xlink:href="http://wiki.services.openoffice.org/wiki/DomainDeveloper">DomainDeveloper</text:a></text:p>
          </table:table-cell>
          <table:table-cell office:value-type="string">
            <text:p><text:a xlink:href="http://wiki.services.openoffice.org/wiki/Done_List_User_Experience">Done List User Experience</text:a></text:p>
          </table:table-cell>
          <table:table-cell office:value-type="string">
            <text:p><text:a xlink:href="http://wiki.services.openoffice.org/wiki/More_infos_on_ATSUCaret">More infos on ATSUCaret</text:a></text:p>
          </table:table-cell>
          <table:table-cell office:value-type="string">
            <text:p><text:a xlink:href="http://wiki.services.openoffice.org/wiki/Moving_paragraphs_quickly">Moving paragraphs quickly</text:a></text:p>
          </table:table-cell>
          <table:table-cell office:value-type="string">
            <text:p><text:a xlink:href="http://wiki.services.openoffice.org/wiki/Mutoo">Mutoo</text:a></text:p>
          </table:table-cell>
          <table:table-cell office:value-type="string">
            <text:p><text:a xlink:href="http://wiki.services.openoffice.org/wiki/VCL_UI_Rework">VCL UI Rework</text:a></text:p>
          </table:table-cell>
          <table:table-cell office:value-type="string">
            <text:p><text:a xlink:href="http://wiki.services.openoffice.org/wiki/VCL_testtool_MacOSX_Intel">VCL testtool MacOSX Intel</text:a></text:p>
          </table:table-cell>
          <table:table-cell office:value-type="string">
            <text:p><text:a xlink:href="http://wiki.services.openoffice.org/wiki/VCL_testtool_MacOSX_PPC">VCL testtool MacOSX PP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raft_marketing_documents_index">Draft marketing documents index</text:a></text:p>
          </table:table-cell>
          <table:table-cell office:value-type="string">
            <text:p><text:a xlink:href="http://wiki.services.openoffice.org/wiki/Draw">Draw</text:a></text:p>
          </table:table-cell>
          <table:table-cell office:value-type="string">
            <text:p><text:a xlink:href="http://wiki.services.openoffice.org/wiki/Draw_Guide">Draw Guide</text:a></text:p>
          </table:table-cell>
          <table:table-cell office:value-type="string">
            <text:p><text:a xlink:href="http://wiki.services.openoffice.org/wiki/MutuOOo">MutuOOo</text:a></text:p>
          </table:table-cell>
          <table:table-cell office:value-type="string">
            <text:p><text:a xlink:href="http://wiki.services.openoffice.org/wiki/NLC">NLC</text:a></text:p>
          </table:table-cell>
          <table:table-cell office:value-type="string">
            <text:p><text:a xlink:href="http://wiki.services.openoffice.org/wiki/NLC/Documentationclearinghouse">NLC/Documentationclearinghouse</text:a></text:p>
          </table:table-cell>
          <table:table-cell office:value-type="string">
            <text:p><text:a xlink:href="http://wiki.services.openoffice.org/wiki/Valgrind">Valgrind</text:a></text:p>
          </table:table-cell>
          <table:table-cell office:value-type="string">
            <text:p><text:a xlink:href="http://wiki.services.openoffice.org/wiki/ValgrindTasks">ValgrindTasks</text:a></text:p>
          </table:table-cell>
          <table:table-cell office:value-type="string">
            <text:p><text:a xlink:href="http://wiki.services.openoffice.org/wiki/Vcl">Vc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raw_Tables">Draw Tables</text:a></text:p>
          </table:table-cell>
          <table:table-cell office:value-type="string">
            <text:p><text:a xlink:href="http://wiki.services.openoffice.org/wiki/DrawingML">DrawingML</text:a></text:p>
          </table:table-cell>
          <table:table-cell office:value-type="string">
            <text:p><text:a xlink:href="http://wiki.services.openoffice.org/wiki/DrawingPrimitives">DrawingPrimitives</text:a></text:p>
          </table:table-cell>
          <table:table-cell office:value-type="string">
            <text:p><text:a xlink:href="http://wiki.services.openoffice.org/wiki/NLC/localizedQA">NLC/localizedQA</text:a></text:p>
          </table:table-cell>
          <table:table-cell office:value-type="string">
            <text:p><text:a xlink:href="http://wiki.services.openoffice.org/wiki/NLC:New_Translators_Start_here">NLC:New Translators Start here</text:a></text:p>
          </table:table-cell>
          <table:table-cell office:value-type="string">
            <text:p><text:a xlink:href="http://wiki.services.openoffice.org/wiki/NLC:ReleaseChecklist">NLC:ReleaseChecklist</text:a></text:p>
          </table:table-cell>
          <table:table-cell office:value-type="string">
            <text:p><text:a xlink:href="http://wiki.services.openoffice.org/wiki/Vcl/inc/salobj.hxx">Vcl/inc/salobj.hxx</text:a></text:p>
          </table:table-cell>
          <table:table-cell office:value-type="string">
            <text:p><text:a xlink:href="http://wiki.services.openoffice.org/wiki/Vcl_logical">Vcl logical</text:a></text:p>
          </table:table-cell>
          <table:table-cell office:value-type="string">
            <text:p><text:a xlink:href="http://wiki.services.openoffice.org/wiki/Vi-Thử_2.3">Vi-Thử 2.3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rawing_Framework_Examples">Drawing Framework Examples</text:a></text:p>
          </table:table-cell>
          <table:table-cell office:value-type="string">
            <text:p><text:a xlink:href="http://wiki.services.openoffice.org/wiki/Drawing_Framework_Glossary">Drawing Framework Glossary</text:a></text:p>
          </table:table-cell>
          <table:table-cell office:value-type="string">
            <text:p><text:a xlink:href="http://wiki.services.openoffice.org/wiki/Drawing_Framework_Resources">Drawing Framework Resources</text:a></text:p>
          </table:table-cell>
          <table:table-cell office:value-type="string">
            <text:p><text:a xlink:href="http://wiki.services.openoffice.org/wiki/NLC:whatshot">NLC:whatshot</text:a></text:p>
          </table:table-cell>
          <table:table-cell office:value-type="string">
            <text:p><text:a xlink:href="http://wiki.services.openoffice.org/wiki/Name_Sorting">Name Sorting</text:a></text:p>
          </table:table-cell>
          <table:table-cell office:value-type="string">
            <text:p><text:a xlink:href="http://wiki.services.openoffice.org/wiki/NativeBrOffice_TestCase">NativeBrOffice TestCase</text:a></text:p>
          </table:table-cell>
          <table:table-cell office:value-type="string">
            <text:p><text:a xlink:href="http://wiki.services.openoffice.org/wiki/Vi.openoffice.org">Vi.openoffice.org</text:a></text:p>
          </table:table-cell>
          <table:table-cell office:value-type="string">
            <text:p><text:a xlink:href="http://wiki.services.openoffice.org/wiki/View_cursor">View cursor</text:a></text:p>
          </table:table-cell>
          <table:table-cell office:value-type="string">
            <text:p><text:a xlink:href="http://wiki.services.openoffice.org/wiki/Visual_design">Visual design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rawing_framework">Drawing framework</text:a></text:p>
          </table:table-cell>
          <table:table-cell office:value-type="string">
            <text:p><text:a xlink:href="http://wiki.services.openoffice.org/wiki/Duplicates">Duplicates</text:a></text:p>
          </table:table-cell>
          <table:table-cell office:value-type="string">
            <text:p><text:a xlink:href="http://wiki.services.openoffice.org/wiki/DynamicLibrarySearchPaths">DynamicLibrarySearchPaths</text:a></text:p>
          </table:table-cell>
          <table:table-cell office:value-type="string">
            <text:p><text:a xlink:href="http://wiki.services.openoffice.org/wiki/Native_Drag_and_drop_implementation_on_Mac_OS_X">Native Drag and drop implementation on Mac OS X</text:a></text:p>
          </table:table-cell>
          <table:table-cell office:value-type="string">
            <text:p><text:a xlink:href="http://wiki.services.openoffice.org/wiki/Native_Printing_implementation_on_Mac_OS_X">Native Printing implementation on Mac OS X</text:a></text:p>
          </table:table-cell>
          <table:table-cell office:value-type="string">
            <text:p><text:a xlink:href="http://wiki.services.openoffice.org/wiki/Native_Sound_Implementation_on_Mac_OS_X">Native Sound Implementation on Mac OS X</text:a></text:p>
          </table:table-cell>
          <table:table-cell office:value-type="string">
            <text:p><text:a xlink:href="http://wiki.services.openoffice.org/wiki/Vota_la_issue">Vota la issue</text:a></text:p>
          </table:table-cell>
          <table:table-cell office:value-type="string">
            <text:p><text:a xlink:href="http://wiki.services.openoffice.org/wiki/Votes">Votes</text:a></text:p>
          </table:table-cell>
          <table:table-cell office:value-type="string">
            <text:p><text:a xlink:href="http://wiki.services.openoffice.org/wiki/VotingDataOOo22">VotingDataOOo22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Dynamic_UNOIDL_Reference_Browser">Dynamic UNOIDL Reference Browser</text:a></text:p>
          </table:table-cell>
          <table:table-cell office:value-type="string">
            <text:p><text:a xlink:href="http://wiki.services.openoffice.org/wiki/EIS">EIS</text:a></text:p>
          </table:table-cell>
          <table:table-cell office:value-type="string">
            <text:p><text:a xlink:href="http://wiki.services.openoffice.org/wiki/ES:Calc">ES:Calc</text:a></text:p>
          </table:table-cell>
          <table:table-cell office:value-type="string">
            <text:p><text:a xlink:href="http://wiki.services.openoffice.org/wiki/Nederlandse_Vertaling">Nederlandse Vertaling</text:a></text:p>
          </table:table-cell>
          <table:table-cell office:value-type="string">
            <text:p><text:a xlink:href="http://wiki.services.openoffice.org/wiki/New_Citation_XML_info_design_and_implementation">New Citation XML info design and implementation</text:a></text:p>
          </table:table-cell>
          <table:table-cell office:value-type="string">
            <text:p><text:a xlink:href="http://wiki.services.openoffice.org/wiki/New_Module">New Module</text:a></text:p>
          </table:table-cell>
          <table:table-cell office:value-type="string">
            <text:p><text:a xlink:href="http://wiki.services.openoffice.org/wiki/WUD_2006_::_HH_Status_Meeting_::_April_26%2C_2006">WUD 2006 :: HH Status Meeting :: April 26, 2006</text:a></text:p>
          </table:table-cell>
          <table:table-cell office:value-type="string">
            <text:p><text:a xlink:href="http://wiki.services.openoffice.org/wiki/Warning-free_code_status">Warning-free code status</text:a></text:p>
          </table:table-cell>
          <table:table-cell office:value-type="string">
            <text:p><text:a xlink:href="http://wiki.services.openoffice.org/wiki/Web_HTML">Web HTM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SC_minutes">ESC minutes</text:a></text:p>
          </table:table-cell>
          <table:table-cell office:value-type="string">
            <text:p><text:a xlink:href="http://wiki.services.openoffice.org/wiki/ES_Documentacion">ES Documentacion</text:a></text:p>
          </table:table-cell>
          <table:table-cell office:value-type="string">
            <text:p><text:a xlink:href="http://wiki.services.openoffice.org/wiki/ES_PyUNOServer">ES PyUNOServer</text:a></text:p>
          </table:table-cell>
          <table:table-cell office:value-type="string">
            <text:p><text:a xlink:href="http://wiki.services.openoffice.org/wiki/New_Translation_Process_%28Pootle_server%29">New Translation Process (Pootle server)</text:a></text:p>
          </table:table-cell>
          <table:table-cell office:value-type="string">
            <text:p><text:a xlink:href="http://wiki.services.openoffice.org/wiki/News_Archives">News Archives</text:a></text:p>
          </table:table-cell>
          <table:table-cell office:value-type="string">
            <text:p><text:a xlink:href="http://wiki.services.openoffice.org/wiki/Nikolai_Pretzell">Nikolai Pretzell</text:a></text:p>
          </table:table-cell>
          <table:table-cell office:value-type="string">
            <text:p><text:a xlink:href="http://wiki.services.openoffice.org/wiki/Why">Why</text:a></text:p>
          </table:table-cell>
          <table:table-cell office:value-type="string">
            <text:p><text:a xlink:href="http://wiki.services.openoffice.org/wiki/WhyEasy">WhyEasy</text:a></text:p>
          </table:table-cell>
          <table:table-cell office:value-type="string">
            <text:p><text:a xlink:href="http://wiki.services.openoffice.org/wiki/WhyEduc">WhyEduc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S_Using_Python_on_Windows">ES Using Python on Windows</text:a></text:p>
          </table:table-cell>
          <table:table-cell office:value-type="string">
            <text:p><text:a xlink:href="http://wiki.services.openoffice.org/wiki/EXtension_Development/Best_Practices">EXtension Development/Best Practices</text:a></text:p>
          </table:table-cell>
          <table:table-cell office:value-type="string">
            <text:p><text:a xlink:href="http://wiki.services.openoffice.org/wiki/Easter_Eggs">Easter Eggs</text:a></text:p>
          </table:table-cell>
          <table:table-cell office:value-type="string">
            <text:p><text:a xlink:href="http://wiki.services.openoffice.org/wiki/Nl.openoffice.org">Nl.openoffice.org</text:a></text:p>
          </table:table-cell>
          <table:table-cell office:value-type="string">
            <text:p><text:a xlink:href="http://wiki.services.openoffice.org/wiki/Nl.openoffice.org/helpfiles">Nl.openoffice.org/helpfiles</text:a></text:p>
          </table:table-cell>
          <table:table-cell office:value-type="string">
            <text:p><text:a xlink:href="http://wiki.services.openoffice.org/wiki/Non-Statistical_Data_Analysis_Tool">Non-Statistical Data Analysis Tool</text:a></text:p>
          </table:table-cell>
          <table:table-cell office:value-type="string">
            <text:p><text:a xlink:href="http://wiki.services.openoffice.org/wiki/WhyFree">WhyFree</text:a></text:p>
          </table:table-cell>
          <table:table-cell office:value-type="string">
            <text:p><text:a xlink:href="http://wiki.services.openoffice.org/wiki/WhyGov">WhyGov</text:a></text:p>
          </table:table-cell>
          <table:table-cell office:value-type="string">
            <text:p><text:a xlink:href="http://wiki.services.openoffice.org/wiki/WhyGreat">WhyGrea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clipseIntegration_ToDo">EclipseIntegration ToDo</text:a></text:p>
          </table:table-cell>
          <table:table-cell office:value-type="string">
            <text:p><text:a xlink:href="http://wiki.services.openoffice.org/wiki/Eclipse_URE_Tutorial">Eclipse URE Tutorial</text:a></text:p>
          </table:table-cell>
          <table:table-cell office:value-type="string">
            <text:p><text:a xlink:href="http://wiki.services.openoffice.org/wiki/Editor_Emacs">Editor Emacs</text:a></text:p>
          </table:table-cell>
          <table:table-cell office:value-type="string">
            <text:p><text:a xlink:href="http://wiki.services.openoffice.org/wiki/Non-code_extensions">Non-code extensions</text:a></text:p>
          </table:table-cell>
          <table:table-cell office:value-type="string">
            <text:p><text:a xlink:href="http://wiki.services.openoffice.org/wiki/Non-code_extensions_FR">Non-code extensions FR</text:a></text:p>
          </table:table-cell>
          <table:table-cell office:value-type="string">
            <text:p><text:a xlink:href="http://wiki.services.openoffice.org/wiki/Non-code_extensions_it">Non-code extensions it</text:a></text:p>
          </table:table-cell>
          <table:table-cell office:value-type="string">
            <text:p><text:a xlink:href="http://wiki.services.openoffice.org/wiki/WhyLibraries">WhyLibraries</text:a></text:p>
          </table:table-cell>
          <table:table-cell office:value-type="string">
            <text:p><text:a xlink:href="http://wiki.services.openoffice.org/wiki/WhyLinux">WhyLinux</text:a></text:p>
          </table:table-cell>
          <table:table-cell office:value-type="string">
            <text:p><text:a xlink:href="http://wiki.services.openoffice.org/wiki/WhyNFPs">WhyNFP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ditor_MSDev">Editor MSDev</text:a></text:p>
          </table:table-cell>
          <table:table-cell office:value-type="string">
            <text:p><text:a xlink:href="http://wiki.services.openoffice.org/wiki/Editor_SlickEdit">Editor SlickEdit</text:a></text:p>
          </table:table-cell>
          <table:table-cell office:value-type="string">
            <text:p><text:a xlink:href="http://wiki.services.openoffice.org/wiki/Editor_Vim">Editor Vim</text:a></text:p>
          </table:table-cell>
          <table:table-cell office:value-type="string">
            <text:p><text:a xlink:href="http://wiki.services.openoffice.org/wiki/Non_Product_Build">Non Product Build</text:a></text:p>
          </table:table-cell>
          <table:table-cell office:value-type="string">
            <text:p><text:a xlink:href="http://wiki.services.openoffice.org/wiki/Notes2">Notes2</text:a></text:p>
          </table:table-cell>
          <table:table-cell office:value-type="string">
            <text:p><text:a xlink:href="http://wiki.services.openoffice.org/wiki/November_2006">November 2006</text:a></text:p>
          </table:table-cell>
          <table:table-cell office:value-type="string">
            <text:p><text:a xlink:href="http://wiki.services.openoffice.org/wiki/WhyOEMs">WhyOEMs</text:a></text:p>
          </table:table-cell>
          <table:table-cell office:value-type="string">
            <text:p><text:a xlink:href="http://wiki.services.openoffice.org/wiki/WhySMEs">WhySMEs</text:a></text:p>
          </table:table-cell>
          <table:table-cell office:value-type="string">
            <text:p><text:a xlink:href="http://wiki.services.openoffice.org/wiki/Windows">Window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ffort">Effort</text:a></text:p>
          </table:table-cell>
          <table:table-cell office:value-type="string">
            <text:p><text:a xlink:href="http://wiki.services.openoffice.org/wiki/Effort/Clean_Up_Anachronistic_Threading_Constructs">Effort/Clean Up Anachronistic Threading Constructs</text:a></text:p>
          </table:table-cell>
          <table:table-cell office:value-type="string">
            <text:p><text:a xlink:href="http://wiki.services.openoffice.org/wiki/Effort/Encapsulate_the_Win32_thread_affinity">Effort/Encapsulate the Win32 thread affinity</text:a></text:p>
          </table:table-cell>
          <table:table-cell office:value-type="string">
            <text:p><text:a xlink:href="http://wiki.services.openoffice.org/wiki/Number_labels">Number labels</text:a></text:p>
          </table:table-cell>
          <table:table-cell office:value-type="string">
            <text:p><text:a xlink:href="http://wiki.services.openoffice.org/wiki/Number_layout">Number layout</text:a></text:p>
          </table:table-cell>
          <table:table-cell office:value-type="string">
            <text:p><text:a xlink:href="http://wiki.services.openoffice.org/wiki/Numbered_and_bulleted_lists">Numbered and bulleted lists</text:a></text:p>
          </table:table-cell>
          <table:table-cell office:value-type="string">
            <text:p><text:a xlink:href="http://wiki.services.openoffice.org/wiki/WindowsVista">WindowsVista</text:a></text:p>
          </table:table-cell>
          <table:table-cell office:value-type="string">
            <text:p><text:a xlink:href="http://wiki.services.openoffice.org/wiki/Windows_2000">Windows 2000</text:a></text:p>
          </table:table-cell>
          <table:table-cell office:value-type="string">
            <text:p><text:a xlink:href="http://wiki.services.openoffice.org/wiki/Windows_Access_Bridge_Single-User_Install">Windows Access Bridge Single-User Install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ffort/Implement_Basic_Threading-Architecture">Effort/Implement Basic Threading-Architecture</text:a></text:p>
          </table:table-cell>
          <table:table-cell office:value-type="string">
            <text:p><text:a xlink:href="http://wiki.services.openoffice.org/wiki/Effort/Make_Dialogs_Asynchronous">Effort/Make Dialogs Asynchronous</text:a></text:p>
          </table:table-cell>
          <table:table-cell office:value-type="string">
            <text:p><text:a xlink:href="http://wiki.services.openoffice.org/wiki/Effort/Make_VCL_Thread-Transparent">Effort/Make VCL Thread-Transparent</text:a></text:p>
          </table:table-cell>
          <table:table-cell office:value-type="string">
            <text:p><text:a xlink:href="http://wiki.services.openoffice.org/wiki/Numbering_pages">Numbering pages</text:a></text:p>
          </table:table-cell>
          <table:table-cell office:value-type="string">
            <text:p><text:a xlink:href="http://wiki.services.openoffice.org/wiki/O3-build">O3-build</text:a></text:p>
          </table:table-cell>
          <table:table-cell office:value-type="string">
            <text:p><text:a xlink:href="http://wiki.services.openoffice.org/wiki/OASIS">OASIS</text:a></text:p>
          </table:table-cell>
          <table:table-cell office:value-type="string">
            <text:p><text:a xlink:href="http://wiki.services.openoffice.org/wiki/Windows_Debugging">Windows Debugging</text:a></text:p>
          </table:table-cell>
          <table:table-cell office:value-type="string">
            <text:p><text:a xlink:href="http://wiki.services.openoffice.org/wiki/Windows_Installer_Hacking">Windows Installer Hacking</text:a></text:p>
          </table:table-cell>
          <table:table-cell office:value-type="string">
            <text:p><text:a xlink:href="http://wiki.services.openoffice.org/wiki/Windows_Tips">Windows Tip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ffort/Migrate_DrawingLayer">Effort/Migrate DrawingLayer</text:a></text:p>
          </table:table-cell>
          <table:table-cell office:value-type="string">
            <text:p><text:a xlink:href="http://wiki.services.openoffice.org/wiki/Effort/Migrate_Rendering_to_XCanvas">Effort/Migrate Rendering to XCanvas</text:a></text:p>
          </table:table-cell>
          <table:table-cell office:value-type="string">
            <text:p><text:a xlink:href="http://wiki.services.openoffice.org/wiki/Effort/Multi_Threading_Clean_up">Effort/Multi Threading Clean up</text:a></text:p>
          </table:table-cell>
          <table:table-cell office:value-type="string">
            <text:p><text:a xlink:href="http://wiki.services.openoffice.org/wiki/ODF_Camp">ODF Camp</text:a></text:p>
          </table:table-cell>
          <table:table-cell office:value-type="string">
            <text:p><text:a xlink:href="http://wiki.services.openoffice.org/wiki/ODF_Toolkit">ODF Toolkit</text:a></text:p>
          </table:table-cell>
          <table:table-cell office:value-type="string">
            <text:p><text:a xlink:href="http://wiki.services.openoffice.org/wiki/ODF_Toolkit/Efforts/ODTransform">ODF Toolkit/Efforts/ODTransform</text:a></text:p>
          </table:table-cell>
          <table:table-cell office:value-type="string">
            <text:p><text:a xlink:href="http://wiki.services.openoffice.org/wiki/Windows_XP">Windows XP</text:a></text:p>
          </table:table-cell>
          <table:table-cell office:value-type="string">
            <text:p><text:a xlink:href="http://wiki.services.openoffice.org/wiki/Wish_list_for_Mac_OS_X_port">Wish list for Mac OS X port</text:a></text:p>
          </table:table-cell>
          <table:table-cell office:value-type="string">
            <text:p><text:a xlink:href="http://wiki.services.openoffice.org/wiki/Working_with_Shapes">Working with Shap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ffort/Revise_OOo_Multi-Threading">Effort/Revise OOo Multi-Threading</text:a></text:p>
          </table:table-cell>
          <table:table-cell office:value-type="string">
            <text:p><text:a xlink:href="http://wiki.services.openoffice.org/wiki/Einbindung_als_Debian-Repository">Einbindung als Debian-Repository</text:a></text:p>
          </table:table-cell>
          <table:table-cell office:value-type="string">
            <text:p><text:a xlink:href="http://wiki.services.openoffice.org/wiki/Emacs_Reformatting">Emacs Reformatting</text:a></text:p>
          </table:table-cell>
          <table:table-cell office:value-type="string">
            <text:p><text:a xlink:href="http://wiki.services.openoffice.org/wiki/ODF_Toolkit/Efforts/OOo_without_URE">ODF Toolkit/Efforts/OOo without URE</text:a></text:p>
          </table:table-cell>
          <table:table-cell office:value-type="string">
            <text:p><text:a xlink:href="http://wiki.services.openoffice.org/wiki/ODF_Toolkit/Efforts/Packaging_Modularization">ODF Toolkit/Efforts/Packaging Modularization</text:a></text:p>
          </table:table-cell>
          <table:table-cell office:value-type="string">
            <text:p><text:a xlink:href="http://wiki.services.openoffice.org/wiki/ODF_Toolkit/External_Resources">ODF Toolkit/External Resources</text:a></text:p>
          </table:table-cell>
          <table:table-cell office:value-type="string">
            <text:p><text:a xlink:href="http://wiki.services.openoffice.org/wiki/Working_with_Spreadsheets">Working with Spreadsheets</text:a></text:p>
          </table:table-cell>
          <table:table-cell office:value-type="string">
            <text:p><text:a xlink:href="http://wiki.services.openoffice.org/wiki/Working_with_Text_Documents">Working with Text Documents</text:a></text:p>
          </table:table-cell>
          <table:table-cell office:value-type="string">
            <text:p><text:a xlink:href="http://wiki.services.openoffice.org/wiki/Working_with_documents">Working with docu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ntering_a_formula">Entering a formula</text:a></text:p>
          </table:table-cell>
          <table:table-cell office:value-type="string">
            <text:p><text:a xlink:href="http://wiki.services.openoffice.org/wiki/Environment_Variables">Environment Variables</text:a></text:p>
          </table:table-cell>
          <table:table-cell office:value-type="string">
            <text:p><text:a xlink:href="http://wiki.services.openoffice.org/wiki/Event_ja">Event ja</text:a></text:p>
          </table:table-cell>
          <table:table-cell office:value-type="string">
            <text:p><text:a xlink:href="http://wiki.services.openoffice.org/wiki/ODF_Toolkit/FAQ">ODF Toolkit/FAQ</text:a></text:p>
          </table:table-cell>
          <table:table-cell office:value-type="string">
            <text:p><text:a xlink:href="http://wiki.services.openoffice.org/wiki/ODF_Toolkit/Minutes/2007_04">ODF Toolkit/Minutes/2007 04</text:a></text:p>
          </table:table-cell>
          <table:table-cell office:value-type="string">
            <text:p><text:a xlink:href="http://wiki.services.openoffice.org/wiki/ODF_Toolkit/Minutes/2007_05">ODF Toolkit/Minutes/2007 05</text:a></text:p>
          </table:table-cell>
          <table:table-cell office:value-type="string">
            <text:p><text:a xlink:href="http://wiki.services.openoffice.org/wiki/Working_with_properties">Working with properties</text:a></text:p>
          </table:table-cell>
          <table:table-cell office:value-type="string">
            <text:p><text:a xlink:href="http://wiki.services.openoffice.org/wiki/Working_with_styles">Working with styles</text:a></text:p>
          </table:table-cell>
          <table:table-cell office:value-type="string">
            <text:p><text:a xlink:href="http://wiki.services.openoffice.org/wiki/World_Usability_Day_2006_-_Hamburg">World Usability Day 2006 - Hambur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vents_types_:">Events types :</text:a></text:p>
          </table:table-cell>
          <table:table-cell office:value-type="string">
            <text:p><text:a xlink:href="http://wiki.services.openoffice.org/wiki/Events_types_using_Carbon_API_%28Mac_OS_X%29_:">Events types using Carbon API (Mac OS X) :</text:a></text:p>
          </table:table-cell>
          <table:table-cell office:value-type="string">
            <text:p><text:a xlink:href="http://wiki.services.openoffice.org/wiki/Example_Base_database">Example Base database</text:a></text:p>
          </table:table-cell>
          <table:table-cell office:value-type="string">
            <text:p><text:a xlink:href="http://wiki.services.openoffice.org/wiki/ODF_Toolkit/Minutes/2007_06">ODF Toolkit/Minutes/2007 06</text:a></text:p>
          </table:table-cell>
          <table:table-cell office:value-type="string">
            <text:p><text:a xlink:href="http://wiki.services.openoffice.org/wiki/ODF_Toolkit/Requirements/Command_Line_Access">ODF Toolkit/Requirements/Command Line Access</text:a></text:p>
          </table:table-cell>
          <table:table-cell office:value-type="string">
            <text:p><text:a xlink:href="http://wiki.services.openoffice.org/wiki/ODF_phonetic">ODF phonetic</text:a></text:p>
          </table:table-cell>
          <table:table-cell office:value-type="string">
            <text:p><text:a xlink:href="http://wiki.services.openoffice.org/wiki/World_Usability_Day_2006_-_Hamburg:_Status_Meetings">World Usability Day 2006 - Hamburg: Status Meetings</text:a></text:p>
          </table:table-cell>
          <table:table-cell office:value-type="string">
            <text:p><text:a xlink:href="http://wiki.services.openoffice.org/wiki/Writer">Writer</text:a></text:p>
          </table:table-cell>
          <table:table-cell office:value-type="string">
            <text:p><text:a xlink:href="http://wiki.services.openoffice.org/wiki/Writer/Drafts/issue_66319">Writer/Drafts/issue 66319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ample_of_Service_in_Python">Example of Service in Python</text:a></text:p>
          </table:table-cell>
          <table:table-cell office:value-type="string">
            <text:p><text:a xlink:href="http://wiki.services.openoffice.org/wiki/Example_of_possible_Mnemonics_Wiki_page">Example of possible Mnemonics Wiki page</text:a></text:p>
          </table:table-cell>
          <table:table-cell office:value-type="string">
            <text:p><text:a xlink:href="http://wiki.services.openoffice.org/wiki/Executing_an_OOoBasic_macro_with_Cpp">Executing an OOoBasic macro with Cpp</text:a></text:p>
          </table:table-cell>
          <table:table-cell office:value-type="string">
            <text:p><text:a xlink:href="http://wiki.services.openoffice.org/wiki/OOOForum_posts_and_associated_databases">OOOForum posts and associated databases</text:a></text:p>
          </table:table-cell>
          <table:table-cell office:value-type="string">
            <text:p><text:a xlink:href="http://wiki.services.openoffice.org/wiki/OOTestcriptVerification">OOTestcriptVerification</text:a></text:p>
          </table:table-cell>
          <table:table-cell office:value-type="string">
            <text:p><text:a xlink:href="http://wiki.services.openoffice.org/wiki/OOTestscriptVerification">OOTestscriptVerification</text:a></text:p>
          </table:table-cell>
          <table:table-cell office:value-type="string">
            <text:p><text:a xlink:href="http://wiki.services.openoffice.org/wiki/Writer/Patches">Writer/Patches</text:a></text:p>
          </table:table-cell>
          <table:table-cell office:value-type="string">
            <text:p><text:a xlink:href="http://wiki.services.openoffice.org/wiki/Writer/ToDo">Writer/ToDo</text:a></text:p>
          </table:table-cell>
          <table:table-cell office:value-type="string">
            <text:p><text:a xlink:href="http://wiki.services.openoffice.org/wiki/Writer/ToDo/Layout">Writer/ToDo/Layou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port_Manager">Export Manager</text:a></text:p>
          </table:table-cell>
          <table:table-cell office:value-type="string">
            <text:p><text:a xlink:href="http://wiki.services.openoffice.org/wiki/Export_filter_framework">Export filter framework</text:a></text:p>
          </table:table-cell>
          <table:table-cell office:value-type="string">
            <text:p><text:a xlink:href="http://wiki.services.openoffice.org/wiki/Extended_Tip_Help">Extended Tip Help</text:a></text:p>
          </table:table-cell>
          <table:table-cell office:value-type="string">
            <text:p><text:a xlink:href="http://wiki.services.openoffice.org/wiki/OOX">OOX</text:a></text:p>
          </table:table-cell>
          <table:table-cell office:value-type="string">
            <text:p><text:a xlink:href="http://wiki.services.openoffice.org/wiki/OOXML_Issues">OOXML Issues</text:a></text:p>
          </table:table-cell>
          <table:table-cell office:value-type="string">
            <text:p><text:a xlink:href="http://wiki.services.openoffice.org/wiki/OOo">OOo</text:a></text:p>
          </table:table-cell>
          <table:table-cell office:value-type="string">
            <text:p><text:a xlink:href="http://wiki.services.openoffice.org/wiki/Writer/ToDo/Layout/View_Concepts">Writer/ToDo/Layout/View Concepts</text:a></text:p>
          </table:table-cell>
          <table:table-cell office:value-type="string">
            <text:p><text:a xlink:href="http://wiki.services.openoffice.org/wiki/Writer/ToDo/ODF_Enhancement">Writer/ToDo/ODF Enhancement</text:a></text:p>
          </table:table-cell>
          <table:table-cell office:value-type="string">
            <text:p><text:a xlink:href="http://wiki.services.openoffice.org/wiki/Writer/ToDo/Writer_Refactoring">Writer/ToDo/Writer Refactor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ble_Help">Extensible Help</text:a></text:p>
          </table:table-cell>
          <table:table-cell office:value-type="string">
            <text:p><text:a xlink:href="http://wiki.services.openoffice.org/wiki/Extension_Deployement">Extension Deployement</text:a></text:p>
          </table:table-cell>
          <table:table-cell office:value-type="string">
            <text:p><text:a xlink:href="http://wiki.services.openoffice.org/wiki/Extension_Deployement_fr">Extension Deployement fr</text:a></text:p>
          </table:table-cell>
          <table:table-cell office:value-type="string">
            <text:p><text:a xlink:href="http://wiki.services.openoffice.org/wiki/OOo-MSO_Compatibility">OOo-MSO Compatibility</text:a></text:p>
          </table:table-cell>
          <table:table-cell office:value-type="string">
            <text:p><text:a xlink:href="http://wiki.services.openoffice.org/wiki/OOo2.3.0ja_QA_and_release_project">OOo2.3.0ja QA and release project</text:a></text:p>
          </table:table-cell>
          <table:table-cell office:value-type="string">
            <text:p><text:a xlink:href="http://wiki.services.openoffice.org/wiki/OOoArt--List_of_Artwork%28IZ%29">OOoArt--List of Artwork(IZ)</text:a></text:p>
          </table:table-cell>
          <table:table-cell office:value-type="string">
            <text:p><text:a xlink:href="http://wiki.services.openoffice.org/wiki/Writer/ToDo/Writer_Refactoring/Automatic_Styles">Writer/ToDo/Writer Refactoring/Automatic Styles</text:a></text:p>
          </table:table-cell>
          <table:table-cell office:value-type="string">
            <text:p><text:a xlink:href="http://wiki.services.openoffice.org/wiki/Writer/ToDo/Writer_Refactoring/Writer_Refactoring">Writer/ToDo/Writer Refactoring/Writer Refactoring</text:a></text:p>
          </table:table-cell>
          <table:table-cell office:value-type="string">
            <text:p><text:a xlink:href="http://wiki.services.openoffice.org/wiki/Writer/View_Concepts">Writer/View Concep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_Development/Best_Practices">Extension Development/Best Practices</text:a></text:p>
          </table:table-cell>
          <table:table-cell office:value-type="string">
            <text:p><text:a xlink:href="http://wiki.services.openoffice.org/wiki/Extension_Development_with_IntelliJ_IDEA">Extension Development with IntelliJ IDEA</text:a></text:p>
          </table:table-cell>
          <table:table-cell office:value-type="string">
            <text:p><text:a xlink:href="http://wiki.services.openoffice.org/wiki/Extension_Download">Extension Download</text:a></text:p>
          </table:table-cell>
          <table:table-cell office:value-type="string">
            <text:p><text:a xlink:href="http://wiki.services.openoffice.org/wiki/OOoArt--OOo_logo_license">OOoArt--OOo logo license</text:a></text:p>
          </table:table-cell>
          <table:table-cell office:value-type="string">
            <text:p><text:a xlink:href="http://wiki.services.openoffice.org/wiki/OOoArt--Project_activities_planning">OOoArt--Project activities planning</text:a></text:p>
          </table:table-cell>
          <table:table-cell office:value-type="string">
            <text:p><text:a xlink:href="http://wiki.services.openoffice.org/wiki/OOoBean">OOoBean</text:a></text:p>
          </table:table-cell>
          <table:table-cell office:value-type="string">
            <text:p><text:a xlink:href="http://wiki.services.openoffice.org/wiki/Writer/Writer_Refactoring">Writer/Writer Refactoring</text:a></text:p>
          </table:table-cell>
          <table:table-cell office:value-type="string">
            <text:p><text:a xlink:href="http://wiki.services.openoffice.org/wiki/Writer/page_styles">Writer/page styles</text:a></text:p>
          </table:table-cell>
          <table:table-cell office:value-type="string">
            <text:p><text:a xlink:href="http://wiki.services.openoffice.org/wiki/Writer/views">Writer/view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_development/Best_practices">Extension development/Best practices</text:a></text:p>
          </table:table-cell>
          <table:table-cell office:value-type="string">
            <text:p><text:a xlink:href="http://wiki.services.openoffice.org/wiki/Extensions">Extensions</text:a></text:p>
          </table:table-cell>
          <table:table-cell office:value-type="string">
            <text:p><text:a xlink:href="http://wiki.services.openoffice.org/wiki/Extensions/Deployement">Extensions/Deployement</text:a></text:p>
          </table:table-cell>
          <table:table-cell office:value-type="string">
            <text:p><text:a xlink:href="http://wiki.services.openoffice.org/wiki/OOoBib_Functional_Requirements">OOoBib Functional Requirements</text:a></text:p>
          </table:table-cell>
          <table:table-cell office:value-type="string">
            <text:p><text:a xlink:href="http://wiki.services.openoffice.org/wiki/OOoCon2007_Specials">OOoCon2007 Specials</text:a></text:p>
          </table:table-cell>
          <table:table-cell office:value-type="string">
            <text:p><text:a xlink:href="http://wiki.services.openoffice.org/wiki/OOoCon_2006_Call_for_Location">OOoCon 2006 Call for Location</text:a></text:p>
          </table:table-cell>
          <table:table-cell office:value-type="string">
            <text:p><text:a xlink:href="http://wiki.services.openoffice.org/wiki/WriterContextMenu">WriterContextMenu</text:a></text:p>
          </table:table-cell>
          <table:table-cell office:value-type="string">
            <text:p><text:a xlink:href="http://wiki.services.openoffice.org/wiki/WriterFilter">WriterFilter</text:a></text:p>
          </table:table-cell>
          <table:table-cell office:value-type="string">
            <text:p><text:a xlink:href="http://wiki.services.openoffice.org/wiki/Writer_Core_And_Layout">Writer Core And Layou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/website">Extensions/website</text:a></text:p>
          </table:table-cell>
          <table:table-cell office:value-type="string">
            <text:p><text:a xlink:href="http://wiki.services.openoffice.org/wiki/Extensions/website-db">Extensions/website-db</text:a></text:p>
          </table:table-cell>
          <table:table-cell office:value-type="string">
            <text:p><text:a xlink:href="http://wiki.services.openoffice.org/wiki/Extensions/website-todo">Extensions/website-todo</text:a></text:p>
          </table:table-cell>
          <table:table-cell office:value-type="string">
            <text:p><text:a xlink:href="http://wiki.services.openoffice.org/wiki/OOoCon_2007">OOoCon 2007</text:a></text:p>
          </table:table-cell>
          <table:table-cell office:value-type="string">
            <text:p><text:a xlink:href="http://wiki.services.openoffice.org/wiki/OOoCon_2007_Minutes_140307">OOoCon 2007 Minutes 140307</text:a></text:p>
          </table:table-cell>
          <table:table-cell office:value-type="string">
            <text:p><text:a xlink:href="http://wiki.services.openoffice.org/wiki/OOoCon_2007_Organization">OOoCon 2007 Organization</text:a></text:p>
          </table:table-cell>
          <table:table-cell office:value-type="string">
            <text:p><text:a xlink:href="http://wiki.services.openoffice.org/wiki/Writer_Guide">Writer Guide</text:a></text:p>
          </table:table-cell>
          <table:table-cell office:value-type="string">
            <text:p><text:a xlink:href="http://wiki.services.openoffice.org/wiki/Writer_Guide/Copyright">Writer Guide/Copyright</text:a></text:p>
          </table:table-cell>
          <table:table-cell office:value-type="string">
            <text:p><text:a xlink:href="http://wiki.services.openoffice.org/wiki/Writer_Guide/Creating_Tables_of_Contents%2C_Indexes%2C_and_Bibliographies">Writer Guide/Creating Tables of Contents, Indexes, and Bibliographi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/website/Minutes/2007-06">Extensions/website/Minutes/2007-06</text:a></text:p>
          </table:table-cell>
          <table:table-cell office:value-type="string">
            <text:p><text:a xlink:href="http://wiki.services.openoffice.org/wiki/Extensions/website/Minutes/2007-07">Extensions/website/Minutes/2007-07</text:a></text:p>
          </table:table-cell>
          <table:table-cell office:value-type="string">
            <text:p><text:a xlink:href="http://wiki.services.openoffice.org/wiki/Extensions/website/Minutes/2007-08">Extensions/website/Minutes/2007-08</text:a></text:p>
          </table:table-cell>
          <table:table-cell office:value-type="string">
            <text:p><text:a xlink:href="http://wiki.services.openoffice.org/wiki/OOoCon_2007_Organization_Reception_Desk_Schedule">OOoCon 2007 Organization Reception Desk Schedule</text:a></text:p>
          </table:table-cell>
          <table:table-cell office:value-type="string">
            <text:p><text:a xlink:href="http://wiki.services.openoffice.org/wiki/OOoCon_2007_SponsorDetails">OOoCon 2007 SponsorDetails</text:a></text:p>
          </table:table-cell>
          <table:table-cell office:value-type="string">
            <text:p><text:a xlink:href="http://wiki.services.openoffice.org/wiki/OOoCon_2007_Tour_Recommendations">OOoCon 2007 Tour Recommendations</text:a></text:p>
          </table:table-cell>
          <table:table-cell office:value-type="string">
            <text:p><text:a xlink:href="http://wiki.services.openoffice.org/wiki/Writer_Guide/Formatting_Pages">Writer Guide/Formatting Pages</text:a></text:p>
          </table:table-cell>
          <table:table-cell office:value-type="string">
            <text:p><text:a xlink:href="http://wiki.services.openoffice.org/wiki/Writer_Guide/Introducing_Writer">Writer Guide/Introducing Writer</text:a></text:p>
          </table:table-cell>
          <table:table-cell office:value-type="string">
            <text:p><text:a xlink:href="http://wiki.services.openoffice.org/wiki/Writer_Guide/Introduction_to_Styles">Writer Guide/Introduction to Sty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/website/setup">Extensions/website/setup</text:a></text:p>
          </table:table-cell>
          <table:table-cell office:value-type="string">
            <text:p><text:a xlink:href="http://wiki.services.openoffice.org/wiki/Extensions_FR">Extensions FR</text:a></text:p>
          </table:table-cell>
          <table:table-cell office:value-type="string">
            <text:p><text:a xlink:href="http://wiki.services.openoffice.org/wiki/Extensions_Integration_into_Installation_Set">Extensions Integration into Installation Set</text:a></text:p>
          </table:table-cell>
          <table:table-cell office:value-type="string">
            <text:p><text:a xlink:href="http://wiki.services.openoffice.org/wiki/OOoCon_Call_For_Papers">OOoCon Call For Papers</text:a></text:p>
          </table:table-cell>
          <table:table-cell office:value-type="string">
            <text:p><text:a xlink:href="http://wiki.services.openoffice.org/wiki/OOoCon_Chart_Speech">OOoCon Chart Speech</text:a></text:p>
          </table:table-cell>
          <table:table-cell office:value-type="string">
            <text:p><text:a xlink:href="http://wiki.services.openoffice.org/wiki/OOoConf_2007_Call_for_Location">OOoConf 2007 Call for Location</text:a></text:p>
          </table:table-cell>
          <table:table-cell office:value-type="string">
            <text:p><text:a xlink:href="http://wiki.services.openoffice.org/wiki/Writer_Guide/Keyboard_Shortcuts">Writer Guide/Keyboard Shortcuts</text:a></text:p>
          </table:table-cell>
          <table:table-cell office:value-type="string">
            <text:p><text:a xlink:href="http://wiki.services.openoffice.org/wiki/Writer_Guide/Math_Objects">Writer Guide/Math Objects</text:a></text:p>
          </table:table-cell>
          <table:table-cell office:value-type="string">
            <text:p><text:a xlink:href="http://wiki.services.openoffice.org/wiki/Writer_Guide/Printing%2C_Faxing%2C_Exporting%2C_and_Emailing">Writer Guide/Printing, Faxing, Exporting, and Emailin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Packager">Extensions Packager</text:a></text:p>
          </table:table-cell>
          <table:table-cell office:value-type="string">
            <text:p><text:a xlink:href="http://wiki.services.openoffice.org/wiki/Extensions_best_practices">Extensions best practices</text:a></text:p>
          </table:table-cell>
          <table:table-cell office:value-type="string">
            <text:p><text:a xlink:href="http://wiki.services.openoffice.org/wiki/Extensions_charter">Extensions charter</text:a></text:p>
          </table:table-cell>
          <table:table-cell office:value-type="string">
            <text:p><text:a xlink:href="http://wiki.services.openoffice.org/wiki/OOoES">OOoES</text:a></text:p>
          </table:table-cell>
          <table:table-cell office:value-type="string">
            <text:p><text:a xlink:href="http://wiki.services.openoffice.org/wiki/OOoHelpOutline">OOoHelpOutline</text:a></text:p>
          </table:table-cell>
          <table:table-cell office:value-type="string">
            <text:p><text:a xlink:href="http://wiki.services.openoffice.org/wiki/OOoJava">OOoJava</text:a></text:p>
          </table:table-cell>
          <table:table-cell office:value-type="string">
            <text:p><text:a xlink:href="http://wiki.services.openoffice.org/wiki/Writer_Guide/Setting_up_Writer">Writer Guide/Setting up Writer</text:a></text:p>
          </table:table-cell>
          <table:table-cell office:value-type="string">
            <text:p><text:a xlink:href="http://wiki.services.openoffice.org/wiki/Writer_Guide/The_Writer_workspace">Writer Guide/The Writer workspace</text:a></text:p>
          </table:table-cell>
          <table:table-cell office:value-type="string">
            <text:p><text:a xlink:href="http://wiki.services.openoffice.org/wiki/Writer_Guide/Using_Forms_in_Writer">Writer Guide/Using Forms in Writer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de">Extensions de</text:a></text:p>
          </table:table-cell>
          <table:table-cell office:value-type="string">
            <text:p><text:a xlink:href="http://wiki.services.openoffice.org/wiki/Extensions_develop">Extensions develop</text:a></text:p>
          </table:table-cell>
          <table:table-cell office:value-type="string">
            <text:p><text:a xlink:href="http://wiki.services.openoffice.org/wiki/Extensions_development">Extensions development</text:a></text:p>
          </table:table-cell>
          <table:table-cell office:value-type="string">
            <text:p><text:a xlink:href="http://wiki.services.openoffice.org/wiki/OOoRISExport.py">OOoRISExport.py</text:a></text:p>
          </table:table-cell>
          <table:table-cell office:value-type="string">
            <text:p><text:a xlink:href="http://wiki.services.openoffice.org/wiki/OOoRSIExport.py">OOoRSIExport.py</text:a></text:p>
          </table:table-cell>
          <table:table-cell office:value-type="string">
            <text:p><text:a xlink:href="http://wiki.services.openoffice.org/wiki/OOoRelease1AutomationTestMatrix">OOoRelease1AutomationTestMatrix</text:a></text:p>
          </table:table-cell>
          <table:table-cell office:value-type="string">
            <text:p><text:a xlink:href="http://wiki.services.openoffice.org/wiki/Writer_Guide/Using_Mail_Merge">Writer Guide/Using Mail Merge</text:a></text:p>
          </table:table-cell>
          <table:table-cell office:value-type="string">
            <text:p><text:a xlink:href="http://wiki.services.openoffice.org/wiki/Writer_Guide/Working_with_Fields">Writer Guide/Working with Fields</text:a></text:p>
          </table:table-cell>
          <table:table-cell office:value-type="string">
            <text:p><text:a xlink:href="http://wiki.services.openoffice.org/wiki/Writer_Guide/Working_with_Graphics">Writer Guide/Working with Graphic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development/Best_practices">Extensions development/Best practices</text:a></text:p>
          </table:table-cell>
          <table:table-cell office:value-type="string">
            <text:p><text:a xlink:href="http://wiki.services.openoffice.org/wiki/Extensions_development/Proposal_for_improvements">Extensions development/Proposal for improvements</text:a></text:p>
          </table:table-cell>
          <table:table-cell office:value-type="string">
            <text:p><text:a xlink:href="http://wiki.services.openoffice.org/wiki/Extensions_development_basic">Extensions development basic</text:a></text:p>
          </table:table-cell>
          <table:table-cell office:value-type="string">
            <text:p><text:a xlink:href="http://wiki.services.openoffice.org/wiki/OOoRelease201">OOoRelease201</text:a></text:p>
          </table:table-cell>
          <table:table-cell office:value-type="string">
            <text:p><text:a xlink:href="http://wiki.services.openoffice.org/wiki/OOoRelease202">OOoRelease202</text:a></text:p>
          </table:table-cell>
          <table:table-cell office:value-type="string">
            <text:p><text:a xlink:href="http://wiki.services.openoffice.org/wiki/OOoRelease203">OOoRelease203</text:a></text:p>
          </table:table-cell>
          <table:table-cell office:value-type="string">
            <text:p><text:a xlink:href="http://wiki.services.openoffice.org/wiki/Writer_Guide/Working_with_Master_Documents">Writer Guide/Working with Master Documents</text:a></text:p>
          </table:table-cell>
          <table:table-cell office:value-type="string">
            <text:p><text:a xlink:href="http://wiki.services.openoffice.org/wiki/Writer_Guide/Working_with_Styles">Writer Guide/Working with Styles</text:a></text:p>
          </table:table-cell>
          <table:table-cell office:value-type="string">
            <text:p><text:a xlink:href="http://wiki.services.openoffice.org/wiki/Writer_Guide/Working_with_Tables">Writer Guide/Working with Tab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development_basic_fr">Extensions development basic fr</text:a></text:p>
          </table:table-cell>
          <table:table-cell office:value-type="string">
            <text:p><text:a xlink:href="http://wiki.services.openoffice.org/wiki/Extensions_development_es">Extensions development es</text:a></text:p>
          </table:table-cell>
          <table:table-cell office:value-type="string">
            <text:p><text:a xlink:href="http://wiki.services.openoffice.org/wiki/Extensions_development_it">Extensions development it</text:a></text:p>
          </table:table-cell>
          <table:table-cell office:value-type="string">
            <text:p><text:a xlink:href="http://wiki.services.openoffice.org/wiki/OOoRelease204">OOoRelease204</text:a></text:p>
          </table:table-cell>
          <table:table-cell office:value-type="string">
            <text:p><text:a xlink:href="http://wiki.services.openoffice.org/wiki/OOoRelease205">OOoRelease205</text:a></text:p>
          </table:table-cell>
          <table:table-cell office:value-type="string">
            <text:p><text:a xlink:href="http://wiki.services.openoffice.org/wiki/OOoRelease21">OOoRelease21</text:a></text:p>
          </table:table-cell>
          <table:table-cell office:value-type="string">
            <text:p><text:a xlink:href="http://wiki.services.openoffice.org/wiki/Writer_Guide/Working_with_Templates">Writer Guide/Working with Templates</text:a></text:p>
          </table:table-cell>
          <table:table-cell office:value-type="string">
            <text:p><text:a xlink:href="http://wiki.services.openoffice.org/wiki/Writer_Guide/Working_with_Text">Writer Guide/Working with Text</text:a></text:p>
          </table:table-cell>
          <table:table-cell office:value-type="string">
            <text:p><text:a xlink:href="http://wiki.services.openoffice.org/wiki/Writer_Guide/Writer_documents">Writer Guide/Writer docu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development_java">Extensions development java</text:a></text:p>
          </table:table-cell>
          <table:table-cell office:value-type="string">
            <text:p><text:a xlink:href="http://wiki.services.openoffice.org/wiki/Extensions_development_python">Extensions development python</text:a></text:p>
          </table:table-cell>
          <table:table-cell office:value-type="string">
            <text:p><text:a xlink:href="http://wiki.services.openoffice.org/wiki/Extensions_development_translation">Extensions development translation</text:a></text:p>
          </table:table-cell>
          <table:table-cell office:value-type="string">
            <text:p><text:a xlink:href="http://wiki.services.openoffice.org/wiki/OOoRelease22">OOoRelease22</text:a></text:p>
          </table:table-cell>
          <table:table-cell office:value-type="string">
            <text:p><text:a xlink:href="http://wiki.services.openoffice.org/wiki/OOoRelease221">OOoRelease221</text:a></text:p>
          </table:table-cell>
          <table:table-cell office:value-type="string">
            <text:p><text:a xlink:href="http://wiki.services.openoffice.org/wiki/OOoRelease22AutomationTestMatrix">OOoRelease22AutomationTestMatrix</text:a></text:p>
          </table:table-cell>
          <table:table-cell office:value-type="string">
            <text:p><text:a xlink:href="http://wiki.services.openoffice.org/wiki/Writer_Guide:_Copyright">Writer Guide: Copyright</text:a></text:p>
          </table:table-cell>
          <table:table-cell office:value-type="string">
            <text:p><text:a xlink:href="http://wiki.services.openoffice.org/wiki/Writer_Guide:_Creating_Tables_of_Contents%2C_Indexes%2C_and_Bibliographies">Writer Guide: Creating Tables of Contents, Indexes, and Bibliographies</text:a></text:p>
          </table:table-cell>
          <table:table-cell office:value-type="string">
            <text:p><text:a xlink:href="http://wiki.services.openoffice.org/wiki/Writer_Guide:_Formatting_Pages">Writer Guide: Formatting Pag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developpement_fr">Extensions developpement fr</text:a></text:p>
          </table:table-cell>
          <table:table-cell office:value-type="string">
            <text:p><text:a xlink:href="http://wiki.services.openoffice.org/wiki/Extensions_es">Extensions es</text:a></text:p>
          </table:table-cell>
          <table:table-cell office:value-type="string">
            <text:p><text:a xlink:href="http://wiki.services.openoffice.org/wiki/Extensions_feature_ideas">Extensions feature ideas</text:a></text:p>
          </table:table-cell>
          <table:table-cell office:value-type="string">
            <text:p><text:a xlink:href="http://wiki.services.openoffice.org/wiki/OOoRelease23">OOoRelease23</text:a></text:p>
          </table:table-cell>
          <table:table-cell office:value-type="string">
            <text:p><text:a xlink:href="http://wiki.services.openoffice.org/wiki/OOoRelease231">OOoRelease231</text:a></text:p>
          </table:table-cell>
          <table:table-cell office:value-type="string">
            <text:p><text:a xlink:href="http://wiki.services.openoffice.org/wiki/OOoRelease23AutomationTestMatrix">OOoRelease23AutomationTestMatrix</text:a></text:p>
          </table:table-cell>
          <table:table-cell office:value-type="string">
            <text:p><text:a xlink:href="http://wiki.services.openoffice.org/wiki/Writer_Guide:_Introducing_Writer">Writer Guide: Introducing Writer</text:a></text:p>
          </table:table-cell>
          <table:table-cell office:value-type="string">
            <text:p><text:a xlink:href="http://wiki.services.openoffice.org/wiki/Writer_Guide:_Introduction_to_Styles">Writer Guide: Introduction to Styles</text:a></text:p>
          </table:table-cell>
          <table:table-cell office:value-type="string">
            <text:p><text:a xlink:href="http://wiki.services.openoffice.org/wiki/Writer_Guide:_Keyboard_Shortcuts">Writer Guide: Keyboard Shortcu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fr">Extensions fr</text:a></text:p>
          </table:table-cell>
          <table:table-cell office:value-type="string">
            <text:p><text:a xlink:href="http://wiki.services.openoffice.org/wiki/Extensions_improvements_plan_and_status">Extensions improvements plan and status</text:a></text:p>
          </table:table-cell>
          <table:table-cell office:value-type="string">
            <text:p><text:a xlink:href="http://wiki.services.openoffice.org/wiki/Extensions_improvements_proposal">Extensions improvements proposal</text:a></text:p>
          </table:table-cell>
          <table:table-cell office:value-type="string">
            <text:p><text:a xlink:href="http://wiki.services.openoffice.org/wiki/OOoRelease24">OOoRelease24</text:a></text:p>
          </table:table-cell>
          <table:table-cell office:value-type="string">
            <text:p><text:a xlink:href="http://wiki.services.openoffice.org/wiki/OOoRelease241">OOoRelease241</text:a></text:p>
          </table:table-cell>
          <table:table-cell office:value-type="string">
            <text:p><text:a xlink:href="http://wiki.services.openoffice.org/wiki/OOoRelease30">OOoRelease30</text:a></text:p>
          </table:table-cell>
          <table:table-cell office:value-type="string">
            <text:p><text:a xlink:href="http://wiki.services.openoffice.org/wiki/Writer_Guide:_Math_Objects">Writer Guide: Math Objects</text:a></text:p>
          </table:table-cell>
          <table:table-cell office:value-type="string">
            <text:p><text:a xlink:href="http://wiki.services.openoffice.org/wiki/Writer_Guide:_Printing%2C_Faxing%2C_Exporting%2C_and_Emailing">Writer Guide: Printing, Faxing, Exporting, and Emailing</text:a></text:p>
          </table:table-cell>
          <table:table-cell office:value-type="string">
            <text:p><text:a xlink:href="http://wiki.services.openoffice.org/wiki/Writer_Guide:_Setting_up_Writer">Writer Guide: Setting up Writer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Extensions_introspection">Extensions introspection</text:a></text:p>
          </table:table-cell>
          <table:table-cell office:value-type="string">
            <text:p><text:a xlink:href="http://wiki.services.openoffice.org/wiki/Extensions_it">Extensions it</text:a></text:p>
          </table:table-cell>
          <table:table-cell office:value-type="string">
            <text:p><text:a xlink:href="http://wiki.services.openoffice.org/wiki/Extensions_packaging">Extensions packaging</text:a></text:p>
          </table:table-cell>
          <table:table-cell office:value-type="string">
            <text:p><text:a xlink:href="http://wiki.services.openoffice.org/wiki/OOoWriterDesignProblems">OOoWriterDesignProblems</text:a></text:p>
          </table:table-cell>
          <table:table-cell office:value-type="string">
            <text:p><text:a xlink:href="http://wiki.services.openoffice.org/wiki/OOo_2.0.4_LangPacks">OOo 2.0.4 LangPacks</text:a></text:p>
          </table:table-cell>
          <table:table-cell office:value-type="string">
            <text:p><text:a xlink:href="http://wiki.services.openoffice.org/wiki/OOo_2.2.1の日本語版QA%28Fedora_Core_6%29">OOo 2.2.1の日本語版QA(Fedora Core 6)</text:a></text:p>
          </table:table-cell>
          <table:table-cell office:value-type="string">
            <text:p><text:a xlink:href="http://wiki.services.openoffice.org/wiki/Writer_Guide:_The_Writer_workspace">Writer Guide: The Writer workspace</text:a></text:p>
          </table:table-cell>
          <table:table-cell office:value-type="string">
            <text:p><text:a xlink:href="http://wiki.services.openoffice.org/wiki/Writer_Guide:_Using_Forms_in_Writer">Writer Guide: Using Forms in Writer</text:a></text:p>
          </table:table-cell>
          <table:table-cell office:value-type="string">
            <text:p><text:a xlink:href="http://wiki.services.openoffice.org/wiki/Writer_Guide:_Using_Mail_Merge">Writer Guide: Using Mail Merge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Extensions_repository">Extensions repository</text:a></text:p>
          </table:table-cell>
          <table:table-cell office:value-type="string">
            <text:p><text:a xlink:href="http://wiki.services.openoffice.org/wiki/Extensions_repository/Creative_Commons">Extensions repository/Creative Commons</text:a></text:p>
          </table:table-cell>
          <table:table-cell office:value-type="string">
            <text:p><text:a xlink:href="http://wiki.services.openoffice.org/wiki/Extensions_repository/Creative_Commons/CVS">Extensions repository/Creative Commons/CVS</text:a></text:p>
          </table:table-cell>
          <table:table-cell office:value-type="string">
            <text:p><text:a xlink:href="http://wiki.services.openoffice.org/wiki/OOo_2.2.1の日本語版QAとリリース">OOo 2.2.1の日本語版QAとリリース</text:a></text:p>
          </table:table-cell>
          <table:table-cell office:value-type="string">
            <text:p><text:a xlink:href="http://wiki.services.openoffice.org/wiki/OOo_Ergonomics">OOo Ergonomics</text:a></text:p>
          </table:table-cell>
          <table:table-cell office:value-type="string">
            <text:p><text:a xlink:href="http://wiki.services.openoffice.org/wiki/OOo_Indic">OOo Indic</text:a></text:p>
          </table:table-cell>
          <table:table-cell office:value-type="string">
            <text:p><text:a xlink:href="http://wiki.services.openoffice.org/wiki/Writer_Guide:_Working_with_Fields">Writer Guide: Working with Fields</text:a></text:p>
          </table:table-cell>
          <table:table-cell office:value-type="string">
            <text:p><text:a xlink:href="http://wiki.services.openoffice.org/wiki/Writer_Guide:_Working_with_Graphics">Writer Guide: Working with Graphics</text:a></text:p>
          </table:table-cell>
          <table:table-cell office:value-type="string">
            <text:p><text:a xlink:href="http://wiki.services.openoffice.org/wiki/Writer_Guide:_Working_with_Master_Documents">Writer Guide: Working with Master Documen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repository/Creative_Commons/Contribute">Extensions repository/Creative Commons/Contribute</text:a></text:p>
          </table:table-cell>
          <table:table-cell office:value-type="string">
            <text:p><text:a xlink:href="http://wiki.services.openoffice.org/wiki/Extensions_repository/Creative_Commons/DevLinks">Extensions repository/Creative Commons/DevLinks</text:a></text:p>
          </table:table-cell>
          <table:table-cell office:value-type="string">
            <text:p><text:a xlink:href="http://wiki.services.openoffice.org/wiki/Extensions_repository/Creative_Commons/Log">Extensions repository/Creative Commons/Log</text:a></text:p>
          </table:table-cell>
          <table:table-cell office:value-type="string">
            <text:p><text:a xlink:href="http://wiki.services.openoffice.org/wiki/OOo_OnlineHelp">OOo OnlineHelp</text:a></text:p>
          </table:table-cell>
          <table:table-cell office:value-type="string">
            <text:p><text:a xlink:href="http://wiki.services.openoffice.org/wiki/OOo_Writer_Refactoring">OOo Writer Refactoring</text:a></text:p>
          </table:table-cell>
          <table:table-cell office:value-type="string">
            <text:p><text:a xlink:href="http://wiki.services.openoffice.org/wiki/OOo_logo_license">OOo logo license</text:a></text:p>
          </table:table-cell>
          <table:table-cell office:value-type="string">
            <text:p><text:a xlink:href="http://wiki.services.openoffice.org/wiki/Writer_Guide:_Working_with_Styles">Writer Guide: Working with Styles</text:a></text:p>
          </table:table-cell>
          <table:table-cell office:value-type="string">
            <text:p><text:a xlink:href="http://wiki.services.openoffice.org/wiki/Writer_Guide:_Working_with_Tables">Writer Guide: Working with Tables</text:a></text:p>
          </table:table-cell>
          <table:table-cell office:value-type="string">
            <text:p><text:a xlink:href="http://wiki.services.openoffice.org/wiki/Writer_Guide:_Working_with_Templates">Writer Guide: Working with Templat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repository/Creative_Commons/Mailing_list">Extensions repository/Creative Commons/Mailing list</text:a></text:p>
          </table:table-cell>
          <table:table-cell office:value-type="string">
            <text:p><text:a xlink:href="http://wiki.services.openoffice.org/wiki/Extensions_repository/Creative_Commons/Specification">Extensions repository/Creative Commons/Specification</text:a></text:p>
          </table:table-cell>
          <table:table-cell office:value-type="string">
            <text:p><text:a xlink:href="http://wiki.services.openoffice.org/wiki/Extensions_repository/Creative_Commons/TODO">Extensions repository/Creative Commons/TODO</text:a></text:p>
          </table:table-cell>
          <table:table-cell office:value-type="string">
            <text:p><text:a xlink:href="http://wiki.services.openoffice.org/wiki/OOo_y_Distros_Linux">OOo y Distros Linux</text:a></text:p>
          </table:table-cell>
          <table:table-cell office:value-type="string">
            <text:p><text:a xlink:href="http://wiki.services.openoffice.org/wiki/OOonX11crashLog">OOonX11crashLog</text:a></text:p>
          </table:table-cell>
          <table:table-cell office:value-type="string">
            <text:p><text:a xlink:href="http://wiki.services.openoffice.org/wiki/Object_Inspector">Object Inspector</text:a></text:p>
          </table:table-cell>
          <table:table-cell office:value-type="string">
            <text:p><text:a xlink:href="http://wiki.services.openoffice.org/wiki/Writer_Guide:_Working_with_Text">Writer Guide: Working with Text</text:a></text:p>
          </table:table-cell>
          <table:table-cell office:value-type="string">
            <text:p><text:a xlink:href="http://wiki.services.openoffice.org/wiki/Writer_Guide:_Writer_documents">Writer Guide: Writer documents</text:a></text:p>
          </table:table-cell>
          <table:table-cell office:value-type="string">
            <text:p><text:a xlink:href="http://wiki.services.openoffice.org/wiki/Writer_New_Tables">Writer New Table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repository/Creative_Commons/Team">Extensions repository/Creative Commons/Team</text:a></text:p>
          </table:table-cell>
          <table:table-cell office:value-type="string">
            <text:p><text:a xlink:href="http://wiki.services.openoffice.org/wiki/Extensions_repository/Design">Extensions repository/Design</text:a></text:p>
          </table:table-cell>
          <table:table-cell office:value-type="string">
            <text:p><text:a xlink:href="http://wiki.services.openoffice.org/wiki/Extensions_repository/Website">Extensions repository/Website</text:a></text:p>
          </table:table-cell>
          <table:table-cell office:value-type="string">
            <text:p><text:a xlink:href="http://wiki.services.openoffice.org/wiki/Odf4j">Odf4j</text:a></text:p>
          </table:table-cell>
          <table:table-cell office:value-type="string">
            <text:p><text:a xlink:href="http://wiki.services.openoffice.org/wiki/Odt2Wiki">Odt2Wiki</text:a></text:p>
          </table:table-cell>
          <table:table-cell office:value-type="string">
            <text:p><text:a xlink:href="http://wiki.services.openoffice.org/wiki/Odt2Wiki/Features">Odt2Wiki/Features</text:a></text:p>
          </table:table-cell>
          <table:table-cell office:value-type="string">
            <text:p><text:a xlink:href="http://wiki.services.openoffice.org/wiki/Writer_Numbering">Writer Numbering</text:a></text:p>
          </table:table-cell>
          <table:table-cell office:value-type="string">
            <text:p><text:a xlink:href="http://wiki.services.openoffice.org/wiki/Writer_Performance">Writer Performance</text:a></text:p>
          </table:table-cell>
          <table:table-cell office:value-type="string">
            <text:p><text:a xlink:href="http://wiki.services.openoffice.org/wiki/Writer_Planned_Work">Writer Planned Work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repository_es">Extensions repository es</text:a></text:p>
          </table:table-cell>
          <table:table-cell office:value-type="string">
            <text:p><text:a xlink:href="http://wiki.services.openoffice.org/wiki/Extensions_repository_fr">Extensions repository fr</text:a></text:p>
          </table:table-cell>
          <table:table-cell office:value-type="string">
            <text:p><text:a xlink:href="http://wiki.services.openoffice.org/wiki/Extensions_trouble_shooting">Extensions trouble shooting</text:a></text:p>
          </table:table-cell>
          <table:table-cell office:value-type="string">
            <text:p><text:a xlink:href="http://wiki.services.openoffice.org/wiki/Odt2txt.py">Odt2txt.py</text:a></text:p>
          </table:table-cell>
          <table:table-cell office:value-type="string">
            <text:p><text:a xlink:href="http://wiki.services.openoffice.org/wiki/Office_Open_XML">Office Open XML</text:a></text:p>
          </table:table-cell>
          <table:table-cell office:value-type="string">
            <text:p><text:a xlink:href="http://wiki.services.openoffice.org/wiki/Oj14">Oj14</text:a></text:p>
          </table:table-cell>
          <table:table-cell office:value-type="string">
            <text:p><text:a xlink:href="http://wiki.services.openoffice.org/wiki/Writer_Stuff_Under_Evaluation">Writer Stuff Under Evaluation</text:a></text:p>
          </table:table-cell>
          <table:table-cell office:value-type="string">
            <text:p><text:a xlink:href="http://wiki.services.openoffice.org/wiki/Writer_ToDo">Writer ToDo</text:a></text:p>
          </table:table-cell>
          <table:table-cell office:value-type="string">
            <text:p><text:a xlink:href="http://wiki.services.openoffice.org/wiki/Writer_Views">Writer View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nsions_zh">Extensions zh</text:a></text:p>
          </table:table-cell>
          <table:table-cell office:value-type="string">
            <text:p><text:a xlink:href="http://wiki.services.openoffice.org/wiki/External/Module/stlport">External/Module/stlport</text:a></text:p>
          </table:table-cell>
          <table:table-cell office:value-type="string">
            <text:p><text:a xlink:href="http://wiki.services.openoffice.org/wiki/External/Modules">External/Modules</text:a></text:p>
          </table:table-cell>
          <table:table-cell office:value-type="string">
            <text:p><text:a xlink:href="http://wiki.services.openoffice.org/wiki/Old_Bibliographic_Project_News">Old Bibliographic Project News</text:a></text:p>
          </table:table-cell>
          <table:table-cell office:value-type="string">
            <text:p><text:a xlink:href="http://wiki.services.openoffice.org/wiki/On_Media_ja">On Media ja</text:a></text:p>
          </table:table-cell>
          <table:table-cell office:value-type="string">
            <text:p><text:a xlink:href="http://wiki.services.openoffice.org/wiki/OnlineHelp">OnlineHelp</text:a></text:p>
          </table:table-cell>
          <table:table-cell office:value-type="string">
            <text:p><text:a xlink:href="http://wiki.services.openoffice.org/wiki/Writer_Work_In_Progress">Writer Work In Progress</text:a></text:p>
          </table:table-cell>
          <table:table-cell office:value-type="string">
            <text:p><text:a xlink:href="http://wiki.services.openoffice.org/wiki/Writer_compatability_tab_page_enhancement">Writer compatability tab page enhancement</text:a></text:p>
          </table:table-cell>
          <table:table-cell office:value-type="string">
            <text:p><text:a xlink:href="http://wiki.services.openoffice.org/wiki/Writer_enhancements_for_OOBib">Writer enhancements for OOBib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ernal/Modules/freetype">External/Modules/freetype</text:a></text:p>
          </table:table-cell>
          <table:table-cell office:value-type="string">
            <text:p><text:a xlink:href="http://wiki.services.openoffice.org/wiki/External/Modules/portaudio">External/Modules/portaudio</text:a></text:p>
          </table:table-cell>
          <table:table-cell office:value-type="string">
            <text:p><text:a xlink:href="http://wiki.services.openoffice.org/wiki/External/Modules/stlport">External/Modules/stlport</text:a></text:p>
          </table:table-cell>
          <table:table-cell office:value-type="string">
            <text:p><text:a xlink:href="http://wiki.services.openoffice.org/wiki/Ooo-build">Ooo-build</text:a></text:p>
          </table:table-cell>
          <table:table-cell office:value-type="string">
            <text:p><text:a xlink:href="http://wiki.services.openoffice.org/wiki/Ooo-build/bin">Ooo-build/bin</text:a></text:p>
          </table:table-cell>
          <table:table-cell office:value-type="string">
            <text:p><text:a xlink:href="http://wiki.services.openoffice.org/wiki/Ooo-build/releasing">Ooo-build/releasing</text:a></text:p>
          </table:table-cell>
          <table:table-cell office:value-type="string">
            <text:p><text:a xlink:href="http://wiki.services.openoffice.org/wiki/Writer_swautomatic01">Writer swautomatic01</text:a></text:p>
          </table:table-cell>
          <table:table-cell office:value-type="string">
            <text:p><text:a xlink:href="http://wiki.services.openoffice.org/wiki/Writing_correct_Cplusplus">Writing correct Cplusplus</text:a></text:p>
          </table:table-cell>
          <table:table-cell office:value-type="string">
            <text:p><text:a xlink:href="http://wiki.services.openoffice.org/wiki/Writing_warning-free_code">Writing warning-free cod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Extra_Software">Extra Software</text:a></text:p>
          </table:table-cell>
          <table:table-cell office:value-type="string">
            <text:p><text:a xlink:href="http://wiki.services.openoffice.org/wiki/FAQ">FAQ</text:a></text:p>
          </table:table-cell>
          <table:table-cell office:value-type="string">
            <text:p><text:a xlink:href="http://wiki.services.openoffice.org/wiki/FAQ-General">FAQ-General</text:a></text:p>
          </table:table-cell>
          <table:table-cell office:value-type="string">
            <text:p><text:a xlink:href="http://wiki.services.openoffice.org/wiki/Oovbaapi">Oovbaapi</text:a></text:p>
          </table:table-cell>
          <table:table-cell office:value-type="string">
            <text:p><text:a xlink:href="http://wiki.services.openoffice.org/wiki/Oox">Oox</text:a></text:p>
          </table:table-cell>
          <table:table-cell office:value-type="string">
            <text:p><text:a xlink:href="http://wiki.services.openoffice.org/wiki/OpenDocument">OpenDocument</text:a></text:p>
          </table:table-cell>
          <table:table-cell office:value-type="string">
            <text:p><text:a xlink:href="http://wiki.services.openoffice.org/wiki/X11Keymaps">X11Keymaps</text:a></text:p>
          </table:table-cell>
          <table:table-cell office:value-type="string">
            <text:p><text:a xlink:href="http://wiki.services.openoffice.org/wiki/X11Keymaps_vi">X11Keymaps vi</text:a></text:p>
          </table:table-cell>
          <table:table-cell office:value-type="string">
            <text:p><text:a xlink:href="http://wiki.services.openoffice.org/wiki/XFastAttributeList">XFastAttributeList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AQ_%28Base%29">FAQ (Base)</text:a></text:p>
          </table:table-cell>
          <table:table-cell office:value-type="string">
            <text:p><text:a xlink:href="http://wiki.services.openoffice.org/wiki/FAQ_Openoffice.org_and_NeoOffice">FAQ Openoffice.org and NeoOffice</text:a></text:p>
          </table:table-cell>
          <table:table-cell office:value-type="string">
            <text:p><text:a xlink:href="http://wiki.services.openoffice.org/wiki/FAQ_about_Chart_API_Compatibility">FAQ about Chart API Compatibility</text:a></text:p>
          </table:table-cell>
          <table:table-cell office:value-type="string">
            <text:p><text:a xlink:href="http://wiki.services.openoffice.org/wiki/OpenOffice">OpenOffice</text:a></text:p>
          </table:table-cell>
          <table:table-cell office:value-type="string">
            <text:p><text:a xlink:href="http://wiki.services.openoffice.org/wiki/OpenOffice.org">OpenOffice.org</text:a></text:p>
          </table:table-cell>
          <table:table-cell office:value-type="string">
            <text:p><text:a xlink:href="http://wiki.services.openoffice.org/wiki/OpenOffice.org_2.0.4_MD5sum_given">OpenOffice.org 2.0.4 MD5sum given</text:a></text:p>
          </table:table-cell>
          <table:table-cell office:value-type="string">
            <text:p><text:a xlink:href="http://wiki.services.openoffice.org/wiki/XFastContextHandler">XFastContextHandler</text:a></text:p>
          </table:table-cell>
          <table:table-cell office:value-type="string">
            <text:p><text:a xlink:href="http://wiki.services.openoffice.org/wiki/XFastDocumentHandler">XFastDocumentHandler</text:a></text:p>
          </table:table-cell>
          <table:table-cell office:value-type="string">
            <text:p><text:a xlink:href="http://wiki.services.openoffice.org/wiki/XFastParser">XFastParser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AQ_about_NeoOffice_and_Openoffice.org">FAQ about NeoOffice and Openoffice.org</text:a></text:p>
          </table:table-cell>
          <table:table-cell office:value-type="string">
            <text:p><text:a xlink:href="http://wiki.services.openoffice.org/wiki/FAQs">FAQs</text:a></text:p>
          </table:table-cell>
          <table:table-cell office:value-type="string">
            <text:p><text:a xlink:href="http://wiki.services.openoffice.org/wiki/Fa.openoffice.org">Fa.openoffice.org</text:a></text:p>
          </table:table-cell>
          <table:table-cell office:value-type="string">
            <text:p><text:a xlink:href="http://wiki.services.openoffice.org/wiki/OpenOffice.org_Art_Project">OpenOffice.org Art Project</text:a></text:p>
          </table:table-cell>
          <table:table-cell office:value-type="string">
            <text:p><text:a xlink:href="http://wiki.services.openoffice.org/wiki/OpenOffice.org_Base">OpenOffice.org Base</text:a></text:p>
          </table:table-cell>
          <table:table-cell office:value-type="string">
            <text:p><text:a xlink:href="http://wiki.services.openoffice.org/wiki/OpenOffice.org_Basic基本構文">OpenOffice.org Basic基本構文</text:a></text:p>
          </table:table-cell>
          <table:table-cell office:value-type="string">
            <text:p><text:a xlink:href="http://wiki.services.openoffice.org/wiki/XFastTokenHandler">XFastTokenHandler</text:a></text:p>
          </table:table-cell>
          <table:table-cell office:value-type="string">
            <text:p><text:a xlink:href="http://wiki.services.openoffice.org/wiki/XIDLReflection_Interface">XIDLReflection Interface</text:a></text:p>
          </table:table-cell>
          <table:table-cell office:value-type="string">
            <text:p><text:a xlink:href="http://wiki.services.openoffice.org/wiki/XIDLReflexion_Inteerface">XIDLReflexion Inteerface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astParser">FastParser</text:a></text:p>
          </table:table-cell>
          <table:table-cell office:value-type="string">
            <text:p><text:a xlink:href="http://wiki.services.openoffice.org/wiki/Feature:Requests">Feature:Requests</text:a></text:p>
          </table:table-cell>
          <table:table-cell office:value-type="string">
            <text:p><text:a xlink:href="http://wiki.services.openoffice.org/wiki/FeatureSuggestions">FeatureSuggestions</text:a></text:p>
          </table:table-cell>
          <table:table-cell office:value-type="string">
            <text:p><text:a xlink:href="http://wiki.services.openoffice.org/wiki/OpenOffice.org_Developer_Article_Contest">OpenOffice.org Developer Article Contest</text:a></text:p>
          </table:table-cell>
          <table:table-cell office:value-type="string">
            <text:p><text:a xlink:href="http://wiki.services.openoffice.org/wiki/OpenOffice.org_Guidelines">OpenOffice.org Guidelines</text:a></text:p>
          </table:table-cell>
          <table:table-cell office:value-type="string">
            <text:p><text:a xlink:href="http://wiki.services.openoffice.org/wiki/OpenOffice.org_Internship">OpenOffice.org Internship</text:a></text:p>
          </table:table-cell>
          <table:table-cell office:value-type="string">
            <text:p><text:a xlink:href="http://wiki.services.openoffice.org/wiki/XIDLReflexion_Interface">XIDLReflexion Interface</text:a></text:p>
          </table:table-cell>
          <table:table-cell office:value-type="string">
            <text:p><text:a xlink:href="http://wiki.services.openoffice.org/wiki/XIntrospection_Interface">XIntrospection Interface</text:a></text:p>
          </table:table-cell>
          <table:table-cell office:value-type="string">
            <text:p><text:a xlink:href="http://wiki.services.openoffice.org/wiki/XLSX">XLSX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eature_-_Templates">Feature - Templates</text:a></text:p>
          </table:table-cell>
          <table:table-cell office:value-type="string">
            <text:p><text:a xlink:href="http://wiki.services.openoffice.org/wiki/Feature_Freeze_Testing_2.3">Feature Freeze Testing 2.3</text:a></text:p>
          </table:table-cell>
          <table:table-cell office:value-type="string">
            <text:p><text:a xlink:href="http://wiki.services.openoffice.org/wiki/Feature_Freeze_Testing_204">Feature Freeze Testing 204</text:a></text:p>
          </table:table-cell>
          <table:table-cell office:value-type="string">
            <text:p><text:a xlink:href="http://wiki.services.openoffice.org/wiki/OpenOffice.org_Solutions">OpenOffice.org Solutions</text:a></text:p>
          </table:table-cell>
          <table:table-cell office:value-type="string">
            <text:p><text:a xlink:href="http://wiki.services.openoffice.org/wiki/OpenOffice.org_User_Experience_Community">OpenOffice.org User Experience Community</text:a></text:p>
          </table:table-cell>
          <table:table-cell office:value-type="string">
            <text:p><text:a xlink:href="http://wiki.services.openoffice.org/wiki/OpenOffice.org_for_Mac_OS_X_Development_pages">OpenOffice.org for Mac OS X Development pages</text:a></text:p>
          </table:table-cell>
          <table:table-cell office:value-type="string">
            <text:p><text:a xlink:href="http://wiki.services.openoffice.org/wiki/XML_Load">XML Load</text:a></text:p>
          </table:table-cell>
          <table:table-cell office:value-type="string">
            <text:p><text:a xlink:href="http://wiki.services.openoffice.org/wiki/XML_and_Filter">XML and Filter</text:a></text:p>
          </table:table-cell>
          <table:table-cell office:value-type="string">
            <text:p><text:a xlink:href="http://wiki.services.openoffice.org/wiki/XML_export">XML export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eature_Freeze_Testing_21">Feature Freeze Testing 21</text:a></text:p>
          </table:table-cell>
          <table:table-cell office:value-type="string">
            <text:p><text:a xlink:href="http://wiki.services.openoffice.org/wiki/Feature_Freeze_Testing_2_2_0">Feature Freeze Testing 2 2 0</text:a></text:p>
          </table:table-cell>
          <table:table-cell office:value-type="string">
            <text:p><text:a xlink:href="http://wiki.services.openoffice.org/wiki/Feature_Freeze_Testing_2_2_0_ja">Feature Freeze Testing 2 2 0 ja</text:a></text:p>
          </table:table-cell>
          <table:table-cell office:value-type="string">
            <text:p><text:a xlink:href="http://wiki.services.openoffice.org/wiki/OpenOffice.org日本ユーザー会">OpenOffice.org日本ユーザー会</text:a></text:p>
          </table:table-cell>
          <table:table-cell office:value-type="string">
            <text:p><text:a xlink:href="http://wiki.services.openoffice.org/wiki/OpenOffice.org日本語版2.0.4のQAまとめ">OpenOffice.org日本語版2.0.4のQAまとめ</text:a></text:p>
          </table:table-cell>
          <table:table-cell office:value-type="string">
            <text:p><text:a xlink:href="http://wiki.services.openoffice.org/wiki/OpenOffice.org日本語版2.0.4のリリースまとめ">OpenOffice.org日本語版2.0.4のリリースまとめ</text:a></text:p>
          </table:table-cell>
          <table:table-cell office:value-type="string">
            <text:p><text:a xlink:href="http://wiki.services.openoffice.org/wiki/XML_files">XML files</text:a></text:p>
          </table:table-cell>
          <table:table-cell office:value-type="string">
            <text:p><text:a xlink:href="http://wiki.services.openoffice.org/wiki/XSLTDoc">XSLTDoc</text:a></text:p>
          </table:table-cell>
          <table:table-cell office:value-type="string">
            <text:p><text:a xlink:href="http://wiki.services.openoffice.org/wiki/Xml">Xml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eature_announcement">Feature announcement</text:a></text:p>
          </table:table-cell>
          <table:table-cell office:value-type="string">
            <text:p><text:a xlink:href="http://wiki.services.openoffice.org/wiki/Feature_freeze">Feature freeze</text:a></text:p>
          </table:table-cell>
          <table:table-cell office:value-type="string">
            <text:p><text:a xlink:href="http://wiki.services.openoffice.org/wiki/Features">Features</text:a></text:p>
          </table:table-cell>
          <table:table-cell office:value-type="string">
            <text:p><text:a xlink:href="http://wiki.services.openoffice.org/wiki/OpenOffice.org日本語版2.1.0_TCMテスト">OpenOffice.org日本語版2.1.0 TCMテスト</text:a></text:p>
          </table:table-cell>
          <table:table-cell office:value-type="string">
            <text:p><text:a xlink:href="http://wiki.services.openoffice.org/wiki/OpenOffice.org日本語版2.2.0_TCMテスト">OpenOffice.org日本語版2.2.0 TCMテスト</text:a></text:p>
          </table:table-cell>
          <table:table-cell office:value-type="string">
            <text:p><text:a xlink:href="http://wiki.services.openoffice.org/wiki/OpenOffice.org繁簡體轉換表">OpenOffice.org繁簡體轉換表</text:a></text:p>
          </table:table-cell>
          <table:table-cell office:value-type="string">
            <text:p><text:a xlink:href="http://wiki.services.openoffice.org/wiki/Xml/ArticlesAndBooks">Xml/ArticlesAndBooks</text:a></text:p>
          </table:table-cell>
          <table:table-cell office:value-type="string">
            <text:p><text:a xlink:href="http://wiki.services.openoffice.org/wiki/Xml/ContributionAreas">Xml/ContributionAreas</text:a></text:p>
          </table:table-cell>
          <table:table-cell office:value-type="string">
            <text:p><text:a xlink:href="http://wiki.services.openoffice.org/wiki/Xml/Efforts">Xml/Efforts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eatures/zh-CN">Features/zh-CN</text:a></text:p>
          </table:table-cell>
          <table:table-cell office:value-type="string">
            <text:p><text:a xlink:href="http://wiki.services.openoffice.org/wiki/February_2007">February 2007</text:a></text:p>
          </table:table-cell>
          <table:table-cell office:value-type="string">
            <text:p><text:a xlink:href="http://wiki.services.openoffice.org/wiki/File_Associations">File Associations</text:a></text:p>
          </table:table-cell>
          <table:table-cell office:value-type="string">
            <text:p><text:a xlink:href="http://wiki.services.openoffice.org/wiki/OpenOffice_Add-On_Project_Type">OpenOffice Add-On Project Type</text:a></text:p>
          </table:table-cell>
          <table:table-cell office:value-type="string">
            <text:p><text:a xlink:href="http://wiki.services.openoffice.org/wiki/OpenOffice_Calc">OpenOffice Calc</text:a></text:p>
          </table:table-cell>
          <table:table-cell office:value-type="string">
            <text:p><text:a xlink:href="http://wiki.services.openoffice.org/wiki/OpenOffice_Calc_Add-In_Project_Type">OpenOffice Calc Add-In Project Type</text:a></text:p>
          </table:table-cell>
          <table:table-cell office:value-type="string">
            <text:p><text:a xlink:href="http://wiki.services.openoffice.org/wiki/Xml/Filters">Xml/Filters</text:a></text:p>
          </table:table-cell>
          <table:table-cell office:value-type="string">
            <text:p><text:a xlink:href="http://wiki.services.openoffice.org/wiki/Xml/Modules">Xml/Modules</text:a></text:p>
          </table:table-cell>
          <table:table-cell office:value-type="string">
            <text:p><text:a xlink:href="http://wiki.services.openoffice.org/wiki/Xml/Research">Xml/Research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ile_Chooser_Type_Handling_Specification">File Chooser Type Handling Specification</text:a></text:p>
          </table:table-cell>
          <table:table-cell office:value-type="string">
            <text:p><text:a xlink:href="http://wiki.services.openoffice.org/wiki/File_Format_Table">File Format Table</text:a></text:p>
          </table:table-cell>
          <table:table-cell office:value-type="string">
            <text:p><text:a xlink:href="http://wiki.services.openoffice.org/wiki/File_Open_Specification">File Open Specification</text:a></text:p>
          </table:table-cell>
          <table:table-cell office:value-type="string">
            <text:p><text:a xlink:href="http://wiki.services.openoffice.org/wiki/OpenOffice_Eclipse_Integration">OpenOffice Eclipse Integration</text:a></text:p>
          </table:table-cell>
          <table:table-cell office:value-type="string">
            <text:p><text:a xlink:href="http://wiki.services.openoffice.org/wiki/OpenOffice_NetBeans_Integration">OpenOffice NetBeans Integration</text:a></text:p>
          </table:table-cell>
          <table:table-cell office:value-type="string">
            <text:p><text:a xlink:href="http://wiki.services.openoffice.org/wiki/OpenOffice_NetBeans_Integration/Releases/Release_1.1">OpenOffice NetBeans Integration/Releases/Release 1.1</text:a></text:p>
          </table:table-cell>
          <table:table-cell office:value-type="string">
            <text:p><text:a xlink:href="http://wiki.services.openoffice.org/wiki/Xml/Tools">Xml/Tools</text:a></text:p>
          </table:table-cell>
          <table:table-cell office:value-type="string">
            <text:p><text:a xlink:href="http://wiki.services.openoffice.org/wiki/Xslt">Xslt</text:a></text:p>
          </table:table-cell>
          <table:table-cell office:value-type="string">
            <text:p><text:a xlink:href="http://wiki.services.openoffice.org/wiki/Xây_dựng_nó">Xây dựng nó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ile_Save_Dialog_AutoExtensionHandling">File Save Dialog AutoExtensionHandling</text:a></text:p>
          </table:table-cell>
          <table:table-cell office:value-type="string">
            <text:p><text:a xlink:href="http://wiki.services.openoffice.org/wiki/Find_a_QA_representative">Find a QA representative</text:a></text:p>
          </table:table-cell>
          <table:table-cell office:value-type="string">
            <text:p><text:a xlink:href="http://wiki.services.openoffice.org/wiki/Finding_and_replacing_text_and_formatting">Finding and replacing text and formatting</text:a></text:p>
          </table:table-cell>
          <table:table-cell office:value-type="string">
            <text:p><text:a xlink:href="http://wiki.services.openoffice.org/wiki/OpenOffice_NetBeans_Integration/To-Dos">OpenOffice NetBeans Integration/To-Dos</text:a></text:p>
          </table:table-cell>
          <table:table-cell office:value-type="string">
            <text:p><text:a xlink:href="http://wiki.services.openoffice.org/wiki/OpenOffice_NetBeans_Integration_QA">OpenOffice NetBeans Integration QA</text:a></text:p>
          </table:table-cell>
          <table:table-cell office:value-type="string">
            <text:p><text:a xlink:href="http://wiki.services.openoffice.org/wiki/OpenOffice_Simple_UNO_Client_Application_Project_Type">OpenOffice Simple UNO Client Application Project Type</text:a></text:p>
          </table:table-cell>
          <table:table-cell office:value-type="string">
            <text:p><text:a xlink:href="http://wiki.services.openoffice.org/wiki/Zh">Zh</text:a></text:p>
          </table:table-cell>
          <table:table-cell office:value-type="string">
            <text:p><text:a xlink:href="http://wiki.services.openoffice.org/wiki/Zh-cn">Zh-cn</text:a></text:p>
          </table:table-cell>
          <table:table-cell office:value-type="string">
            <text:p><text:a xlink:href="http://wiki.services.openoffice.org/wiki/Zh.openoffice.org">Zh.openoffice.org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irefly%27s_OOo_CJK_Patches">Firefly's OOo CJK Patches</text:a></text:p>
          </table:table-cell>
          <table:table-cell office:value-type="string">
            <text:p><text:a xlink:href="http://wiki.services.openoffice.org/wiki/Firefox_ODFReader_extension">Firefox ODFReader extension</text:a></text:p>
          </table:table-cell>
          <table:table-cell office:value-type="string">
            <text:p><text:a xlink:href="http://wiki.services.openoffice.org/wiki/Firefox_OpenOffice.org_extension">Firefox OpenOffice.org extension</text:a></text:p>
          </table:table-cell>
          <table:table-cell office:value-type="string">
            <text:p><text:a xlink:href="http://wiki.services.openoffice.org/wiki/OpenSUSEBuildInstructions">OpenSUSEBuildInstructions</text:a></text:p>
          </table:table-cell>
          <table:table-cell office:value-type="string">
            <text:p><text:a xlink:href="http://wiki.services.openoffice.org/wiki/OpenSUSE_Build_Instructions">OpenSUSE Build Instructions</text:a></text:p>
          </table:table-cell>
          <table:table-cell office:value-type="string">
            <text:p><text:a xlink:href="http://wiki.services.openoffice.org/wiki/OpenXML">OpenXML</text:a></text:p>
          </table:table-cell>
          <table:table-cell office:value-type="string">
            <text:p><text:a xlink:href="http://wiki.services.openoffice.org/wiki/_default_WebLeftBar">default WebLeftBar</text:a></text:p>
          </table:table-cell>
          <table:table-cell office:value-type="string">
            <text:p><text:a xlink:href="http://wiki.services.openoffice.org/wiki/_default_WebRss">default WebRss</text:a></text:p>
          </table:table-cell>
          <table:table-cell office:value-type="string">
            <text:p><text:a xlink:href="http://wiki.services.openoffice.org/wiki/Главная_страница">Главная страница</text:a></text:p>
          </table:table-cell>
          <table:table-cell/>
        </table:table-row>
        <table:table-row table:style-name="ro1">
          <table:table-cell office:value-type="string">
            <text:p><text:a xlink:href="http://wiki.services.openoffice.org/wiki/First_Dialog">First Dialog</text:a></text:p>
          </table:table-cell>
          <table:table-cell office:value-type="string">
            <text:p><text:a xlink:href="http://wiki.services.openoffice.org/wiki/Fix_Help_Issues">Fix Help Issues</text:a></text:p>
          </table:table-cell>
          <table:table-cell office:value-type="string">
            <text:p><text:a xlink:href="http://wiki.services.openoffice.org/wiki/Fix_issues">Fix issues</text:a></text:p>
          </table:table-cell>
          <table:table-cell office:value-type="string">
            <text:p><text:a xlink:href="http://wiki.services.openoffice.org/wiki/Open_Letter_Re:_OOo_PIM">Open Letter Re: OOo PIM</text:a></text:p>
          </table:table-cell>
          <table:table-cell office:value-type="string">
            <text:p><text:a xlink:href="http://wiki.services.openoffice.org/wiki/Opening_a_document">Opening a document</text:a></text:p>
          </table:table-cell>
          <table:table-cell office:value-type="string">
            <text:p><text:a xlink:href="http://wiki.services.openoffice.org/wiki/Openoffice_Bibliographic_Project_Announces_Innovative_Plans">Openoffice Bibliographic Project Announces Innovative Plans</text:a></text:p>
          </table:table-cell>
          <table:table-cell office:value-type="string">
            <text:p><text:a xlink:href="http://wiki.services.openoffice.org/wiki/Контроль_качества_локализированных_версий">Контроль качества локализированных версий</text:a></text:p>
          </table:table-cell>
          <table:table-cell office:value-type="string">
            <text:p><text:a xlink:href="http://wiki.services.openoffice.org/wiki/Пример_тестов_TCM">Пример тестов TCM</text:a></text:p>
          </table:table-cell>
          <table:table-cell office:value-type="string">
            <text:p><text:a xlink:href="http://wiki.services.openoffice.org/wiki/Часто_задаваемые_вопросы">Часто задаваемые вопросы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ont-FAQ">Font-FAQ</text:a></text:p>
          </table:table-cell>
          <table:table-cell office:value-type="string">
            <text:p><text:a xlink:href="http://wiki.services.openoffice.org/wiki/Fonts_starting_point_and_documentation">Fonts starting point and documentation</text:a></text:p>
          </table:table-cell>
          <table:table-cell office:value-type="string">
            <text:p><text:a xlink:href="http://wiki.services.openoffice.org/wiki/Forced_shell_calls">Forced shell calls</text:a></text:p>
          </table:table-cell>
          <table:table-cell office:value-type="string">
            <text:p><text:a xlink:href="http://wiki.services.openoffice.org/wiki/Openoffice_Bibliographic_Project_Announces_Inovative_Plans">Openoffice Bibliographic Project Announces Inovative Plans</text:a></text:p>
          </table:table-cell>
          <table:table-cell office:value-type="string">
            <text:p><text:a xlink:href="http://wiki.services.openoffice.org/wiki/Optimization_Solver">Optimization Solver</text:a></text:p>
          </table:table-cell>
          <table:table-cell office:value-type="string">
            <text:p><text:a xlink:href="http://wiki.services.openoffice.org/wiki/Other_Tools">Other Tools</text:a></text:p>
          </table:table-cell>
          <table:table-cell office:value-type="string">
            <text:p><text:a xlink:href="http://wiki.services.openoffice.org/wiki/نیازها">نیازها</text:a></text:p>
          </table:table-cell>
          <table:table-cell office:value-type="string">
            <text:p><text:a xlink:href="http://wiki.services.openoffice.org/wiki/გასაკეთებელია">გასაკეთებელია</text:a></text:p>
          </table:table-cell>
          <table:table-cell office:value-type="string">
            <text:p><text:a xlink:href="http://wiki.services.openoffice.org/wiki/მთავარი_გვერდი">მთავარი გვერდი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ormatting_characters">Formatting characters</text:a></text:p>
          </table:table-cell>
          <table:table-cell office:value-type="string">
            <text:p><text:a xlink:href="http://wiki.services.openoffice.org/wiki/Formatting_paragraphs">Formatting paragraphs</text:a></text:p>
          </table:table-cell>
          <table:table-cell office:value-type="string">
            <text:p><text:a xlink:href="http://wiki.services.openoffice.org/wiki/Formula_layout">Formula layout</text:a></text:p>
          </table:table-cell>
          <table:table-cell office:value-type="string">
            <text:p><text:a xlink:href="http://wiki.services.openoffice.org/wiki/Our_Visions">Our Visions</text:a></text:p>
          </table:table-cell>
          <table:table-cell office:value-type="string">
            <text:p><text:a xlink:href="http://wiki.services.openoffice.org/wiki/PDF_Import">PDF Import</text:a></text:p>
          </table:table-cell>
          <table:table-cell office:value-type="string">
            <text:p><text:a xlink:href="http://wiki.services.openoffice.org/wiki/PL.openoffice.org/FAQ">PL.openoffice.org/FAQ</text:a></text:p>
          </table:table-cell>
          <table:table-cell office:value-type="string">
            <text:p><text:a xlink:href="http://wiki.services.openoffice.org/wiki/მთვარი_გვერდი">მთვარი გვერდი</text:a></text:p>
          </table:table-cell>
          <table:table-cell office:value-type="string">
            <text:p><text:a xlink:href="http://wiki.services.openoffice.org/wiki/アクセシビリティ">アクセシビリティ</text:a></text:p>
          </table:table-cell>
          <table:table-cell office:value-type="string">
            <text:p><text:a xlink:href="http://wiki.services.openoffice.org/wiki/メインページ">メインページ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r.FAQ">Fr.FAQ</text:a></text:p>
          </table:table-cell>
          <table:table-cell office:value-type="string">
            <text:p><text:a xlink:href="http://wiki.services.openoffice.org/wiki/Fr.FAQ.Math">Fr.FAQ.Math</text:a></text:p>
          </table:table-cell>
          <table:table-cell office:value-type="string">
            <text:p><text:a xlink:href="http://wiki.services.openoffice.org/wiki/Fr.FAQ.Math.001">Fr.FAQ.Math.001</text:a></text:p>
          </table:table-cell>
          <table:table-cell office:value-type="string">
            <text:p><text:a xlink:href="http://wiki.services.openoffice.org/wiki/PL.openoffice.org/TCM">PL.openoffice.org/TCM</text:a></text:p>
          </table:table-cell>
          <table:table-cell office:value-type="string">
            <text:p><text:a xlink:href="http://wiki.services.openoffice.org/wiki/PL:Baza_wiedzy_użytkownika">PL:Baza wiedzy użytkownika</text:a></text:p>
          </table:table-cell>
          <table:table-cell office:value-type="string">
            <text:p><text:a xlink:href="http://wiki.services.openoffice.org/wiki/PL:Formatowanie_strony">PL:Formatowanie strony</text:a></text:p>
          </table:table-cell>
          <table:table-cell office:value-type="string">
            <text:p><text:a xlink:href="http://wiki.services.openoffice.org/wiki/中文大陆简体首页">中文大陆简体首页</text:a></text:p>
          </table:table-cell>
          <table:table-cell office:value-type="string">
            <text:p><text:a xlink:href="http://wiki.services.openoffice.org/wiki/中文說明%28繁%29">中文說明(繁)</text:a></text:p>
          </table:table-cell>
          <table:table-cell office:value-type="string">
            <text:p><text:a xlink:href="http://wiki.services.openoffice.org/wiki/中文說明文件首頁">中文說明文件首頁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r.TestTool">Fr.TestTool</text:a></text:p>
          </table:table-cell>
          <table:table-cell office:value-type="string">
            <text:p><text:a xlink:href="http://wiki.services.openoffice.org/wiki/Fr.openoffice.org">Fr.openoffice.org</text:a></text:p>
          </table:table-cell>
          <table:table-cell office:value-type="string">
            <text:p><text:a xlink:href="http://wiki.services.openoffice.org/wiki/Fr.openoffice.org/FAQ">Fr.openoffice.org/FAQ</text:a></text:p>
          </table:table-cell>
          <table:table-cell office:value-type="string">
            <text:p><text:a xlink:href="http://wiki.services.openoffice.org/wiki/PL:Instalowanie_i_konfigurowanie_pakietu">PL:Instalowanie i konfigurowanie pakietu</text:a></text:p>
          </table:table-cell>
          <table:table-cell office:value-type="string">
            <text:p><text:a xlink:href="http://wiki.services.openoffice.org/wiki/PL:Klawisze_Writera">PL:Klawisze Writera</text:a></text:p>
          </table:table-cell>
          <table:table-cell office:value-type="string">
            <text:p><text:a xlink:href="http://wiki.services.openoffice.org/wiki/PL:Kompatybilność_czcionek">PL:Kompatybilność czcionek</text:a></text:p>
          </table:table-cell>
          <table:table-cell office:value-type="string">
            <text:p><text:a xlink:href="http://wiki.services.openoffice.org/wiki/中文說明首頁">中文說明首頁</text:a></text:p>
          </table:table-cell>
          <table:table-cell office:value-type="string">
            <text:p><text:a xlink:href="http://wiki.services.openoffice.org/wiki/中文说明%28简%29">中文说明(简)</text:a></text:p>
          </table:table-cell>
          <table:table-cell office:value-type="string">
            <text:p><text:a xlink:href="http://wiki.services.openoffice.org/wiki/正:安裝">正:安裝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r.openoffice.org/FAQ/Base">Fr.openoffice.org/FAQ/Base</text:a></text:p>
          </table:table-cell>
          <table:table-cell office:value-type="string">
            <text:p><text:a xlink:href="http://wiki.services.openoffice.org/wiki/Fr.openoffice.org/FAQ/Base/001">Fr.openoffice.org/FAQ/Base/001</text:a></text:p>
          </table:table-cell>
          <table:table-cell office:value-type="string">
            <text:p><text:a xlink:href="http://wiki.services.openoffice.org/wiki/Fr.openoffice.org/FAQ/Base/0018">Fr.openoffice.org/FAQ/Base/0018</text:a></text:p>
          </table:table-cell>
          <table:table-cell office:value-type="string">
            <text:p><text:a xlink:href="http://wiki.services.openoffice.org/wiki/PL:Marketing">PL:Marketing</text:a></text:p>
          </table:table-cell>
          <table:table-cell office:value-type="string">
            <text:p><text:a xlink:href="http://wiki.services.openoffice.org/wiki/PL:Materiały_marketingowe">PL:Materiały marketingowe</text:a></text:p>
          </table:table-cell>
          <table:table-cell office:value-type="string">
            <text:p><text:a xlink:href="http://wiki.services.openoffice.org/wiki/PL:NLC">PL:NLC</text:a></text:p>
          </table:table-cell>
          <table:table-cell office:value-type="string">
            <text:p><text:a xlink:href="http://wiki.services.openoffice.org/wiki/简体中文版测试人员列表">简体中文版测试人员列表</text:a></text:p>
          </table:table-cell>
          <table:table-cell office:value-type="string">
            <text:p><text:a xlink:href="http://wiki.services.openoffice.org/wiki/简体中文说明">简体中文说明</text:a></text:p>
          </table:table-cell>
          <table:table-cell office:value-type="string">
            <text:p><text:a xlink:href="http://wiki.services.openoffice.org/wiki/简体中文说明文件">简体中文说明文件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r.openoffice.org/FAQ/Base/002">Fr.openoffice.org/FAQ/Base/002</text:a></text:p>
          </table:table-cell>
          <table:table-cell office:value-type="string">
            <text:p><text:a xlink:href="http://wiki.services.openoffice.org/wiki/Fr.openoffice.org/FAQ/Base/003">Fr.openoffice.org/FAQ/Base/003</text:a></text:p>
          </table:table-cell>
          <table:table-cell office:value-type="string">
            <text:p><text:a xlink:href="http://wiki.services.openoffice.org/wiki/Fr.openoffice.org/FAQ/Base/004">Fr.openoffice.org/FAQ/Base/004</text:a></text:p>
          </table:table-cell>
          <table:table-cell office:value-type="string">
            <text:p><text:a xlink:href="http://wiki.services.openoffice.org/wiki/PL:OpenOffice.org_Enterprise">PL:OpenOffice.org Enterprise</text:a></text:p>
          </table:table-cell>
          <table:table-cell office:value-type="string">
            <text:p><text:a xlink:href="http://wiki.services.openoffice.org/wiki/PL:Otwieranie_istniejącego_dokumentu_tekstowego">PL:Otwieranie istniejącego dokumentu tekstowego</text:a></text:p>
          </table:table-cell>
          <table:table-cell office:value-type="string">
            <text:p><text:a xlink:href="http://wiki.services.openoffice.org/wiki/PL:Pliki">PL:Pliki</text:a></text:p>
          </table:table-cell>
          <table:table-cell office:value-type="string">
            <text:p><text:a xlink:href="http://wiki.services.openoffice.org/wiki/繁體中文版測試人員列表">繁體中文版測試人員列表</text:a></text:p>
          </table:table-cell>
          <table:table-cell office:value-type="string">
            <text:p><text:a xlink:href="http://wiki.services.openoffice.org/wiki/繁體中文說明文件">繁體中文說明文件</text:a></text:p>
          </table:table-cell>
          <table:table-cell office:value-type="string">
            <text:p><text:a xlink:href="http://wiki.services.openoffice.org/wiki/释出公告%28简%29">释出公告(简)</text:a></text:p>
          </table:table-cell>
          <table:table-cell/>
        </table:table-row>
        <table:table-row table:style-name="ro2">
          <table:table-cell office:value-type="string">
            <text:p><text:a xlink:href="http://wiki.services.openoffice.org/wiki/Fr.openoffice.org/FAQ/Base/005">Fr.openoffice.org/FAQ/Base/005</text:a></text:p>
          </table:table-cell>
          <table:table-cell office:value-type="string">
            <text:p><text:a xlink:href="http://wiki.services.openoffice.org/wiki/Fr.openoffice.org/FAQ/Base/006">Fr.openoffice.org/FAQ/Base/006</text:a></text:p>
          </table:table-cell>
          <table:table-cell office:value-type="string">
            <text:p><text:a xlink:href="http://wiki.services.openoffice.org/wiki/Fr.openoffice.org/FAQ/Base/007">Fr.openoffice.org/FAQ/Base/007</text:a></text:p>
          </table:table-cell>
          <table:table-cell office:value-type="string">
            <text:p><text:a xlink:href="http://wiki.services.openoffice.org/wiki/PL:Pobieranie_najnowszej_wersji_źródeł">PL:Pobieranie najnowszej wersji źródeł</text:a></text:p>
          </table:table-cell>
          <table:table-cell office:value-type="string">
            <text:p><text:a xlink:href="http://wiki.services.openoffice.org/wiki/PL:Przygotuj_miejsce_pracy">PL:Przygotuj miejsce pracy</text:a></text:p>
          </table:table-cell>
          <table:table-cell office:value-type="string">
            <text:p><text:a xlink:href="http://wiki.services.openoffice.org/wiki/PL:Rozwiązywanie_problemów">PL:Rozwiązywanie problemów</text:a></text:p>
          </table:table-cell>
          <table:table-cell office:value-type="string">
            <text:p><text:a xlink:href="http://wiki.services.openoffice.org/wiki/釋出公告%28繁%29">釋出公告(繁)</text:a></text:p>
          </table:table-cell>
          <table:table-cell office:value-type="string">
            <text:p><text:a xlink:href="http://wiki.services.openoffice.org/wiki/釋出情報%28繁%29">釋出情報(繁)</text:a>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a xlink:href="http://wiki.services.openoffice.org/wiki/Fr.openoffice.org/FAQ/Base/008">Fr.openoffice.org/FAQ/Base/008</text:a></text:p>
          </table:table-cell>
          <table:table-cell office:value-type="string">
            <text:p><text:a xlink:href="http://wiki.services.openoffice.org/wiki/Fr.openoffice.org/FAQ/Base/009">Fr.openoffice.org/FAQ/Base/009</text:a></text:p>
          </table:table-cell>
          <table:table-cell office:value-type="string">
            <text:p><text:a xlink:href="http://wiki.services.openoffice.org/wiki/Fr.openoffice.org/FAQ/Base/010">Fr.openoffice.org/FAQ/Base/010</text:a></text:p>
          </table:table-cell>
          <table:table-cell office:value-type="string">
            <text:p><text:a xlink:href="http://wiki.services.openoffice.org/wiki/PL:Strona_WWW">PL:Strona WWW</text:a></text:p>
          </table:table-cell>
          <table:table-cell office:value-type="string">
            <text:p><text:a xlink:href="http://wiki.services.openoffice.org/wiki/PL:StronyPromocyjne">PL:StronyPromocyjne</text:a></text:p>
          </table:table-cell>
          <table:table-cell office:value-type="string">
            <text:p><text:a xlink:href="http://wiki.services.openoffice.org/wiki/PL:Tworzenie_nowego_dokumentu_tekstowego">PL:Tworzenie nowego dokumentu tekstowego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wiki.services.openoffice.org/wiki/Fr.openoffice.org/FAQ/Base/011">Fr.openoffice.org/FAQ/Base/011</text:a></text:p>
          </table:table-cell>
          <table:table-cell office:value-type="string">
            <text:p><text:a xlink:href="http://wiki.services.openoffice.org/wiki/Fr.openoffice.org/FAQ/Base/012">Fr.openoffice.org/FAQ/Base/012</text:a></text:p>
          </table:table-cell>
          <table:table-cell office:value-type="string">
            <text:p><text:a xlink:href="http://wiki.services.openoffice.org/wiki/Fr.openoffice.org/FAQ/Base/013">Fr.openoffice.org/FAQ/Base/013</text:a></text:p>
          </table:table-cell>
          <table:table-cell office:value-type="string">
            <text:p><text:a xlink:href="http://wiki.services.openoffice.org/wiki/PL:Tworzenie_zasobów">PL:Tworzenie zasobów</text:a></text:p>
          </table:table-cell>
          <table:table-cell office:value-type="string">
            <text:p><text:a xlink:href="http://wiki.services.openoffice.org/wiki/PL:WhyTwojWybor">PL:WhyTwojWybor</text:a></text:p>
          </table:table-cell>
          <table:table-cell office:value-type="string">
            <text:p><text:a xlink:href="http://wiki.services.openoffice.org/wiki/PL:Writer">PL:Writer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wiki.services.openoffice.org/wiki/Fr.openoffice.org/FAQ/Base/014">Fr.openoffice.org/FAQ/Base/014</text:a></text:p>
          </table:table-cell>
          <table:table-cell office:value-type="string">
            <text:p><text:a xlink:href="http://wiki.services.openoffice.org/wiki/Fr.openoffice.org/FAQ/Base/015">Fr.openoffice.org/FAQ/Base/015</text:a></text:p>
          </table:table-cell>
          <table:table-cell office:value-type="string">
            <text:p><text:a xlink:href="http://wiki.services.openoffice.org/wiki/Fr.openoffice.org/FAQ/Base/016">Fr.openoffice.org/FAQ/Base/016</text:a></text:p>
          </table:table-cell>
          <table:table-cell office:value-type="string">
            <text:p><text:a xlink:href="http://wiki.services.openoffice.org/wiki/PL:ooo-build">PL:ooo-build</text:a></text:p>
          </table:table-cell>
          <table:table-cell office:value-type="string">
            <text:p><text:a xlink:href="http://wiki.services.openoffice.org/wiki/PL:spistresci">PL:spistresci</text:a></text:p>
          </table:table-cell>
          <table:table-cell office:value-type="string">
            <text:p><text:a xlink:href="http://wiki.services.openoffice.org/wiki/PPTX">PPTX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wiki.services.openoffice.org/wiki/Fr.openoffice.org/FAQ/Base/017">Fr.openoffice.org/FAQ/Base/017</text:a></text:p>
          </table:table-cell>
          <table:table-cell office:value-type="string">
            <text:p><text:a xlink:href="http://wiki.services.openoffice.org/wiki/Fr.openoffice.org/FAQ/Base/018">Fr.openoffice.org/FAQ/Base/018</text:a></text:p>
          </table:table-cell>
          <table:table-cell office:value-type="string">
            <text:p><text:a xlink:href="http://wiki.services.openoffice.org/wiki/Fr.openoffice.org/FAQ/Base/019">Fr.openoffice.org/FAQ/Base/019</text:a></text:p>
          </table:table-cell>
          <table:table-cell office:value-type="string">
            <text:p><text:a xlink:href="http://wiki.services.openoffice.org/wiki/Pa.openoffice.org">Pa.openoffice.org</text:a></text:p>
          </table:table-cell>
          <table:table-cell office:value-type="string">
            <text:p><text:a xlink:href="http://wiki.services.openoffice.org/wiki/Package_Formats">Package Formats</text:a></text:p>
          </table:table-cell>
          <table:table-cell office:value-type="string">
            <text:p><text:a xlink:href="http://wiki.services.openoffice.org/wiki/Page_principale">Page principale</text:a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9"/>
          <table:table-cell table:formula="oooc:=320*9-13" office:value-type="float" office:value="2867">
            <text:p>2867</text:p>
          </table:table-cell>
        </table:table-row>
      </table:table>
      <table:table table:name="172 categories" table:style-name="ta1" table:print="false">
        <office:forms form:automatic-focus="false" form:apply-design-mode="false"/>
        <table:table-column table:style-name="co3" table:default-cell-style-name="ce5"/>
        <table:table-column table:style-name="co4" table:default-cell-style-name="ce6"/>
        <table:table-column table:style-name="co2" table:number-columns-repeated="254" table:default-cell-style-name="ce6"/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/>
          <table:table-cell>
            <draw:frame table:end-cell-address="'172 categories'.M199" table:end-x="1.103cm" table:end-y="0.3cm" draw:z-index="0" draw:style-name="gr1" svg:width="23.648cm" svg:height="89.218cm" svg:x="0.036cm" svg:y="0.13cm">
              <draw:object draw:notify-on-update-of-ranges="'172 categories'.A6:'172 categories'.A193 '172 categories'.B6:'172 categories'.B19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2">
          <table:table-cell table:style-name="ce3" office:value-type="string">
            <text:p><text:a xlink:href="http://wiki.services.openoffice.org/mwiki/index.php?title=Special:Categories&amp;limit=500&amp;offset=0">ooo wiki categories</text:a></text:p>
          </table:table-cell>
          <table:table-cell table:style-name="ce7" office:value-type="string">
            <text:p>pages</text:p>
          </table:table-cell>
          <table:table-cell table:number-columns-repeated="254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 office:value-type="string">
            <text:p><text:a xlink:href="http://wiki.services.openoffice.org/wiki/Category:Documentation">Documentation</text:a> (258 links)</text:p>
          </table:table-cell>
          <table:table-cell table:formula="oooc:=VALUE(MID([.A6];FIND(&quot;(&quot;;[.A6])+1;FIND(&quot; &quot;;[.A6];FIND(&quot;(&quot;;[.A6]))-FIND(&quot;(&quot;;[.A6])))" office:value-type="float" office:value="258">
            <text:p>25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">Uno</text:a> (199 links)</text:p>
          </table:table-cell>
          <table:table-cell table:formula="oooc:=VALUE(MID([.A7];FIND(&quot;(&quot;;[.A7])+1;FIND(&quot; &quot;;[.A7];FIND(&quot;(&quot;;[.A7]))-FIND(&quot;(&quot;;[.A7])))" office:value-type="float" office:value="199">
            <text:p>19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evelopment">Development</text:a> (171 links)</text:p>
          </table:table-cell>
          <table:table-cell table:formula="oooc:=VALUE(MID([.A8];FIND(&quot;(&quot;;[.A8])+1;FIND(&quot; &quot;;[.A8];FIND(&quot;(&quot;;[.A8]))-FIND(&quot;(&quot;;[.A8])))" office:value-type="float" office:value="171">
            <text:p>17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Quality_Assurance">Quality Assurance</text:a> (95 links)</text:p>
          </table:table-cell>
          <table:table-cell table:formula="oooc:=VALUE(MID([.A9];FIND(&quot;(&quot;;[.A9])+1;FIND(&quot; &quot;;[.A9];FIND(&quot;(&quot;;[.A9]))-FIND(&quot;(&quot;;[.A9])))" office:value-type="float" office:value="95">
            <text:p>9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NLC">NLC</text:a> (83 links)</text:p>
          </table:table-cell>
          <table:table-cell table:formula="oooc:=VALUE(MID([.A10];FIND(&quot;(&quot;;[.A10])+1;FIND(&quot; &quot;;[.A10];FIND(&quot;(&quot;;[.A10]))-FIND(&quot;(&quot;;[.A10])))" office:value-type="float" office:value="83">
            <text:p>8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acOSX">MacOSX</text:a> (75 links)</text:p>
          </table:table-cell>
          <table:table-cell table:formula="oooc:=VALUE(MID([.A11];FIND(&quot;(&quot;;[.A11])+1;FIND(&quot; &quot;;[.A11];FIND(&quot;(&quot;;[.A11]))-FIND(&quot;(&quot;;[.A11])))" office:value-type="float" office:value="75">
            <text:p>7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Porting">Porting</text:a> (73 links)</text:p>
          </table:table-cell>
          <table:table-cell table:formula="oooc:=VALUE(MID([.A12];FIND(&quot;(&quot;;[.A12])+1;FIND(&quot; &quot;;[.A12];FIND(&quot;(&quot;;[.A12]))-FIND(&quot;(&quot;;[.A12])))" office:value-type="float" office:value="73">
            <text:p>7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qua">Aqua</text:a> (67 links)</text:p>
          </table:table-cell>
          <table:table-cell table:formula="oooc:=VALUE(MID([.A13];FIND(&quot;(&quot;;[.A13])+1;FIND(&quot; &quot;;[.A13];FIND(&quot;(&quot;;[.A13]))-FIND(&quot;(&quot;;[.A13])))" office:value-type="float" office:value="67">
            <text:p>6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Binary">Uno:Binary</text:a> (57 links)</text:p>
          </table:table-cell>
          <table:table-cell table:formula="oooc:=VALUE(MID([.A14];FIND(&quot;(&quot;;[.A14])+1;FIND(&quot; &quot;;[.A14];FIND(&quot;(&quot;;[.A14]))-FIND(&quot;(&quot;;[.A14])))" office:value-type="float" office:value="57">
            <text:p>5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arketing">Marketing</text:a> (55 links)</text:p>
          </table:table-cell>
          <table:table-cell table:formula="oooc:=VALUE(MID([.A15];FIND(&quot;(&quot;;[.A15])+1;FIND(&quot; &quot;;[.A15];FIND(&quot;(&quot;;[.A15]))-FIND(&quot;(&quot;;[.A15])))" office:value-type="float" office:value="55">
            <text:p>5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pp">Cpp</text:a> (52 links)</text:p>
          </table:table-cell>
          <table:table-cell table:formula="oooc:=VALUE(MID([.A16];FIND(&quot;(&quot;;[.A16])+1;FIND(&quot; &quot;;[.A16];FIND(&quot;(&quot;;[.A16]))-FIND(&quot;(&quot;;[.A16])))" office:value-type="float" office:value="52">
            <text:p>5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Extensions">Extensions</text:a> (52 links)</text:p>
          </table:table-cell>
          <table:table-cell table:formula="oooc:=VALUE(MID([.A17];FIND(&quot;(&quot;;[.A17])+1;FIND(&quot; &quot;;[.A17];FIND(&quot;(&quot;;[.A17]))-FIND(&quot;(&quot;;[.A17])))" office:value-type="float" office:value="52">
            <text:p>5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alc">Calc</text:a> (46 links)</text:p>
          </table:table-cell>
          <table:table-cell table:formula="oooc:=VALUE(MID([.A18];FIND(&quot;(&quot;;[.A18])+1;FIND(&quot; &quot;;[.A18];FIND(&quot;(&quot;;[.A18]))-FIND(&quot;(&quot;;[.A18])))" office:value-type="float" office:value="46">
            <text:p>4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pec&amp;action=edit">Spec</text:a> (46 links)</text:p>
          </table:table-cell>
          <table:table-cell table:formula="oooc:=VALUE(MID([.A19];FIND(&quot;(&quot;;[.A19])+1;FIND(&quot; &quot;;[.A19];FIND(&quot;(&quot;;[.A19]))-FIND(&quot;(&quot;;[.A19])))" office:value-type="float" office:value="46">
            <text:p>4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Cpp">Uno:Cpp</text:a> (43 links)</text:p>
          </table:table-cell>
          <table:table-cell table:formula="oooc:=VALUE(MID([.A20];FIND(&quot;(&quot;;[.A20])+1;FIND(&quot; &quot;;[.A20];FIND(&quot;(&quot;;[.A20]))-FIND(&quot;(&quot;;[.A20])))" office:value-type="float" office:value="43">
            <text:p>4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PI">API</text:a> (41 links)</text:p>
          </table:table-cell>
          <table:table-cell table:formula="oooc:=VALUE(MID([.A21];FIND(&quot;(&quot;;[.A21])+1;FIND(&quot; &quot;;[.A21];FIND(&quot;(&quot;;[.A21]))-FIND(&quot;(&quot;;[.A21])))" office:value-type="float" office:value="41">
            <text:p>4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ulti-Threading">Multi-Threading</text:a> (41 links)</text:p>
          </table:table-cell>
          <table:table-cell table:formula="oooc:=VALUE(MID([.A22];FIND(&quot;(&quot;;[.A22])+1;FIND(&quot; &quot;;[.A22];FIND(&quot;(&quot;;[.A22]))-FIND(&quot;(&quot;;[.A22])))" office:value-type="float" office:value="41">
            <text:p>4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ource_directories">Source directories</text:a> (40 links)</text:p>
          </table:table-cell>
          <table:table-cell table:formula="oooc:=VALUE(MID([.A23];FIND(&quot;(&quot;;[.A23])+1;FIND(&quot; &quot;;[.A23];FIND(&quot;(&quot;;[.A23]))-FIND(&quot;(&quot;;[.A23])))" office:value-type="float" office:value="40">
            <text:p>40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Tutorial">Tutorial</text:a> (40 links)</text:p>
          </table:table-cell>
          <table:table-cell table:formula="oooc:=VALUE(MID([.A24];FIND(&quot;(&quot;;[.A24])+1;FIND(&quot; &quot;;[.A24];FIND(&quot;(&quot;;[.A24]))-FIND(&quot;(&quot;;[.A24])))" office:value-type="float" office:value="40">
            <text:p>40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e.openoffice.org">De.openoffice.org</text:a> (38 links)</text:p>
          </table:table-cell>
          <table:table-cell table:formula="oooc:=VALUE(MID([.A25];FIND(&quot;(&quot;;[.A25])+1;FIND(&quot; &quot;;[.A25];FIND(&quot;(&quot;;[.A25]))-FIND(&quot;(&quot;;[.A25])))" office:value-type="float" office:value="38">
            <text:p>3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To-Do">To-Do</text:a> (33 links)</text:p>
          </table:table-cell>
          <table:table-cell table:formula="oooc:=VALUE(MID([.A26];FIND(&quot;(&quot;;[.A26])+1;FIND(&quot; &quot;;[.A26];FIND(&quot;(&quot;;[.A26]))-FIND(&quot;(&quot;;[.A26])))" office:value-type="float" office:value="33">
            <text:p>3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oding_Standards">Coding Standards</text:a> (29 links)</text:p>
          </table:table-cell>
          <table:table-cell table:formula="oooc:=VALUE(MID([.A27];FIND(&quot;(&quot;;[.A27])+1;FIND(&quot; &quot;;[.A27];FIND(&quot;(&quot;;[.A27]))-FIND(&quot;(&quot;;[.A27])))" office:value-type="float" office:value="29">
            <text:p>2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raft">Draft</text:a> (29 links)</text:p>
          </table:table-cell>
          <table:table-cell table:formula="oooc:=VALUE(MID([.A28];FIND(&quot;(&quot;;[.A28])+1;FIND(&quot; &quot;;[.A28];FIND(&quot;(&quot;;[.A28]))-FIND(&quot;(&quot;;[.A28])))" office:value-type="float" office:value="29">
            <text:p>2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odule:CPPU">Module:CPPU</text:a> (28 links)</text:p>
          </table:table-cell>
          <table:table-cell table:formula="oooc:=VALUE(MID([.A29];FIND(&quot;(&quot;;[.A29])+1;FIND(&quot; &quot;;[.A29];FIND(&quot;(&quot;;[.A29]))-FIND(&quot;(&quot;;[.A29])))" office:value-type="float" office:value="28">
            <text:p>2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ser_Experience">User Experience</text:a> (27 links)</text:p>
          </table:table-cell>
          <table:table-cell table:formula="oooc:=VALUE(MID([.A30];FIND(&quot;(&quot;;[.A30])+1;FIND(&quot; &quot;;[.A30];FIND(&quot;(&quot;;[.A30]))-FIND(&quot;(&quot;;[.A30])))" office:value-type="float" office:value="27">
            <text:p>2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Japanese_Native_Language_Project">Japanese Native Language Project</text:a> (27 links)</text:p>
          </table:table-cell>
          <table:table-cell table:formula="oooc:=VALUE(MID([.A31];FIND(&quot;(&quot;;[.A31])+1;FIND(&quot; &quot;;[.A31];FIND(&quot;(&quot;;[.A31]))-FIND(&quot;(&quot;;[.A31])))" office:value-type="float" office:value="27">
            <text:p>2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odule">Module</text:a> (26 links)</text:p>
          </table:table-cell>
          <table:table-cell table:formula="oooc:=VALUE(MID([.A32];FIND(&quot;(&quot;;[.A32])+1;FIND(&quot; &quot;;[.A32];FIND(&quot;(&quot;;[.A32]))-FIND(&quot;(&quot;;[.A32])))" office:value-type="float" office:value="26">
            <text:p>2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Fr.openoffice.org&amp;action=edit">Fr.openoffice.org</text:a> (24 links)</text:p>
          </table:table-cell>
          <table:table-cell table:formula="oooc:=VALUE(MID([.A33];FIND(&quot;(&quot;;[.A33])+1;FIND(&quot; &quot;;[.A33];FIND(&quot;(&quot;;[.A33]))-FIND(&quot;(&quot;;[.A33])))" office:value-type="float" office:value="24">
            <text:p>2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ummer_of_Code_2007&amp;action=edit">Summer of Code 2007</text:a> (24 links)</text:p>
          </table:table-cell>
          <table:table-cell table:formula="oooc:=VALUE(MID([.A34];FIND(&quot;(&quot;;[.A34])+1;FIND(&quot; &quot;;[.A34];FIND(&quot;(&quot;;[.A34]))-FIND(&quot;(&quot;;[.A34])))" office:value-type="float" office:value="24">
            <text:p>2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atabase">Database</text:a> (24 links)</text:p>
          </table:table-cell>
          <table:table-cell table:formula="oooc:=VALUE(MID([.A35];FIND(&quot;(&quot;;[.A35])+1;FIND(&quot; &quot;;[.A35];FIND(&quot;(&quot;;[.A35]))-FIND(&quot;(&quot;;[.A35])))" office:value-type="float" office:value="24">
            <text:p>2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Impl&amp;action=edit">Impl</text:a> (23 links)</text:p>
          </table:table-cell>
          <table:table-cell table:formula="oooc:=VALUE(MID([.A36];FIND(&quot;(&quot;;[.A36])+1;FIND(&quot; &quot;;[.A36];FIND(&quot;(&quot;;[.A36]))-FIND(&quot;(&quot;;[.A36])))" office:value-type="float" office:value="23">
            <text:p>2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V">SV</text:a> (22 links)</text:p>
          </table:table-cell>
          <table:table-cell table:formula="oooc:=VALUE(MID([.A37];FIND(&quot;(&quot;;[.A37])+1;FIND(&quot; &quot;;[.A37];FIND(&quot;(&quot;;[.A37]))-FIND(&quot;(&quot;;[.A37])))" office:value-type="float" office:value="22">
            <text:p>2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Effort">Effort</text:a> (22 links)</text:p>
          </table:table-cell>
          <table:table-cell table:formula="oooc:=VALUE(MID([.A38];FIND(&quot;(&quot;;[.A38])+1;FIND(&quot; &quot;;[.A38];FIND(&quot;(&quot;;[.A38]))-FIND(&quot;(&quot;;[.A38])))" office:value-type="float" office:value="22">
            <text:p>2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ODL">AODL</text:a> (22 links)</text:p>
          </table:table-cell>
          <table:table-cell table:formula="oooc:=VALUE(MID([.A39];FIND(&quot;(&quot;;[.A39])+1;FIND(&quot; &quot;;[.A39];FIND(&quot;(&quot;;[.A39]))-FIND(&quot;(&quot;;[.A39])))" office:value-type="float" office:value="22">
            <text:p>2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asic:Tutorials">Basic:Tutorials</text:a> (22 links)</text:p>
          </table:table-cell>
          <table:table-cell table:formula="oooc:=VALUE(MID([.A40];FIND(&quot;(&quot;;[.A40])+1;FIND(&quot; &quot;;[.A40];FIND(&quot;(&quot;;[.A40]))-FIND(&quot;(&quot;;[.A40])))" office:value-type="float" office:value="22">
            <text:p>2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ibliographic">Bibliographic</text:a> (22 links)</text:p>
          </table:table-cell>
          <table:table-cell table:formula="oooc:=VALUE(MID([.A41];FIND(&quot;(&quot;;[.A41])+1;FIND(&quot; &quot;;[.A41];FIND(&quot;(&quot;;[.A41]))-FIND(&quot;(&quot;;[.A41])))" office:value-type="float" office:value="22">
            <text:p>2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Français">Français</text:a> (21 links)</text:p>
          </table:table-cell>
          <table:table-cell table:formula="oooc:=VALUE(MID([.A42];FIND(&quot;(&quot;;[.A42])+1;FIND(&quot; &quot;;[.A42];FIND(&quot;(&quot;;[.A42]))-FIND(&quot;(&quot;;[.A42])))" office:value-type="float" office:value="21">
            <text:p>2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Документация">Документация</text:a> (20 links)</text:p>
          </table:table-cell>
          <table:table-cell table:formula="oooc:=VALUE(MID([.A43];FIND(&quot;(&quot;;[.A43])+1;FIND(&quot; &quot;;[.A43];FIND(&quot;(&quot;;[.A43]))-FIND(&quot;(&quot;;[.A43])))" office:value-type="float" office:value="20">
            <text:p>20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Releases">Releases</text:a> (18 links)</text:p>
          </table:table-cell>
          <table:table-cell table:formula="oooc:=VALUE(MID([.A44];FIND(&quot;(&quot;;[.A44])+1;FIND(&quot; &quot;;[.A44];FIND(&quot;(&quot;;[.A44]))-FIND(&quot;(&quot;;[.A44])))" office:value-type="float" office:value="18">
            <text:p>1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Test">Test</text:a> (18 links)</text:p>
          </table:table-cell>
          <table:table-cell table:formula="oooc:=VALUE(MID([.A45];FIND(&quot;(&quot;;[.A45])+1;FIND(&quot; &quot;;[.A45];FIND(&quot;(&quot;;[.A45]))-FIND(&quot;(&quot;;[.A45])))" office:value-type="float" office:value="18">
            <text:p>1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Localisation">Localisation</text:a> (18 links)</text:p>
          </table:table-cell>
          <table:table-cell table:formula="oooc:=VALUE(MID([.A46];FIND(&quot;(&quot;;[.A46])+1;FIND(&quot; &quot;;[.A46];FIND(&quot;(&quot;;[.A46]))-FIND(&quot;(&quot;;[.A46])))" office:value-type="float" office:value="18">
            <text:p>1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DK_Cplusplus&amp;action=edit">SDK Cplusplus</text:a> (17 links)</text:p>
          </table:table-cell>
          <table:table-cell table:formula="oooc:=VALUE(MID([.A47];FIND(&quot;(&quot;;[.A47])+1;FIND(&quot; &quot;;[.A47];FIND(&quot;(&quot;;[.A47]))-FIND(&quot;(&quot;;[.A47])))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Project">Project</text:a> (17 links)</text:p>
          </table:table-cell>
          <table:table-cell table:formula="oooc:=VALUE(MID([.A48];FIND(&quot;(&quot;;[.A48])+1;FIND(&quot; &quot;;[.A48];FIND(&quot;(&quot;;[.A48]))-FIND(&quot;(&quot;;[.A48])))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Website">Website</text:a> (17 links)</text:p>
          </table:table-cell>
          <table:table-cell table:formula="oooc:=VALUE(MID([.A49];FIND(&quot;(&quot;;[.A49])+1;FIND(&quot; &quot;;[.A49];FIND(&quot;(&quot;;[.A49]))-FIND(&quot;(&quot;;[.A49])))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OnlineHelp">OnlineHelp</text:a> (17 links)</text:p>
          </table:table-cell>
          <table:table-cell table:formula="oooc:=VALUE(MID([.A50];FIND(&quot;(&quot;;[.A50])+1;FIND(&quot; &quot;;[.A50];FIND(&quot;(&quot;;[.A50]))-FIND(&quot;(&quot;;[.A50])))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rchitecture">Architecture</text:a> (17 links)</text:p>
          </table:table-cell>
          <table:table-cell table:formula="oooc:=VALUE(MID([.A51];FIND(&quot;(&quot;;[.A51])+1;FIND(&quot; &quot;;[.A51];FIND(&quot;(&quot;;[.A51]))-FIND(&quot;(&quot;;[.A51])))" office:value-type="float" office:value="17">
            <text:p>1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JK_issues">CJK issues</text:a> (16 links)</text:p>
          </table:table-cell>
          <table:table-cell table:formula="oooc:=VALUE(MID([.A52];FIND(&quot;(&quot;;[.A52])+1;FIND(&quot; &quot;;[.A52];FIND(&quot;(&quot;;[.A52]))-FIND(&quot;(&quot;;[.A52])))" office:value-type="float" office:value="16">
            <text:p>1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ser_Experience_Community">User Experience Community</text:a> (16 links)</text:p>
          </table:table-cell>
          <table:table-cell table:formula="oooc:=VALUE(MID([.A53];FIND(&quot;(&quot;;[.A53])+1;FIND(&quot; &quot;;[.A53];FIND(&quot;(&quot;;[.A53]))-FIND(&quot;(&quot;;[.A53])))" office:value-type="float" office:value="16">
            <text:p>1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andidates_for_speedy_deletion">Candidates for speedy deletion</text:a> (16 links)</text:p>
          </table:table-cell>
          <table:table-cell table:formula="oooc:=VALUE(MID([.A54];FIND(&quot;(&quot;;[.A54])+1;FIND(&quot; &quot;;[.A54];FIND(&quot;(&quot;;[.A54]))-FIND(&quot;(&quot;;[.A54])))" office:value-type="float" office:value="16">
            <text:p>1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rticle">Article</text:a> (15 links)</text:p>
          </table:table-cell>
          <table:table-cell table:formula="oooc:=VALUE(MID([.A55];FIND(&quot;(&quot;;[.A55])+1;FIND(&quot; &quot;;[.A55];FIND(&quot;(&quot;;[.A55]))-FIND(&quot;(&quot;;[.A55])))" office:value-type="float" office:value="15">
            <text:p>1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pecification">Specification</text:a> (14 links)</text:p>
          </table:table-cell>
          <table:table-cell table:formula="oooc:=VALUE(MID([.A56];FIND(&quot;(&quot;;[.A56])+1;FIND(&quot; &quot;;[.A56];FIND(&quot;(&quot;;[.A56]))-FIND(&quot;(&quot;;[.A56])))" office:value-type="float" office:value="14">
            <text:p>1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ocumentation/Dashboard">Documentation/Dashboard</text:a> (14 links)</text:p>
          </table:table-cell>
          <table:table-cell table:formula="oooc:=VALUE(MID([.A57];FIND(&quot;(&quot;;[.A57])+1;FIND(&quot; &quot;;[.A57];FIND(&quot;(&quot;;[.A57]))-FIND(&quot;(&quot;;[.A57])))" office:value-type="float" office:value="14">
            <text:p>1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Term&amp;action=edit">Term</text:a> (13 links)</text:p>
          </table:table-cell>
          <table:table-cell table:formula="oooc:=VALUE(MID([.A58];FIND(&quot;(&quot;;[.A58])+1;FIND(&quot; &quot;;[.A58];FIND(&quot;(&quot;;[.A58]))-FIND(&quot;(&quot;;[.A58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Spec">Uno:Spec</text:a> (13 links)</text:p>
          </table:table-cell>
          <table:table-cell table:formula="oooc:=VALUE(MID([.A59];FIND(&quot;(&quot;;[.A59])+1;FIND(&quot; &quot;;[.A59];FIND(&quot;(&quot;;[.A59]))-FIND(&quot;(&quot;;[.A59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raft_marketing_ideas_and_materials">Draft marketing ideas and materials</text:a> (13 links)</text:p>
          </table:table-cell>
          <table:table-cell table:formula="oooc:=VALUE(MID([.A60];FIND(&quot;(&quot;;[.A60])+1;FIND(&quot; &quot;;[.A60];FIND(&quot;(&quot;;[.A60]))-FIND(&quot;(&quot;;[.A60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Java">Java</text:a> (13 links)</text:p>
          </table:table-cell>
          <table:table-cell table:formula="oooc:=VALUE(MID([.A61];FIND(&quot;(&quot;;[.A61])+1;FIND(&quot; &quot;;[.A61];FIND(&quot;(&quot;;[.A61]))-FIND(&quot;(&quot;;[.A61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eveloper_Tools">Developer Tools</text:a> (13 links)</text:p>
          </table:table-cell>
          <table:table-cell table:formula="oooc:=VALUE(MID([.A62];FIND(&quot;(&quot;;[.A62])+1;FIND(&quot; &quot;;[.A62];FIND(&quot;(&quot;;[.A62]))-FIND(&quot;(&quot;;[.A62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Python&amp;action=edit">Python</text:a> (13 links)</text:p>
          </table:table-cell>
          <table:table-cell table:formula="oooc:=VALUE(MID([.A63];FIND(&quot;(&quot;;[.A63])+1;FIND(&quot; &quot;;[.A63];FIND(&quot;(&quot;;[.A63]))-FIND(&quot;(&quot;;[.A63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PrOOo-Box">PrOOo-Box</text:a> (13 links)</text:p>
          </table:table-cell>
          <table:table-cell table:formula="oooc:=VALUE(MID([.A64];FIND(&quot;(&quot;;[.A64])+1;FIND(&quot; &quot;;[.A64];FIND(&quot;(&quot;;[.A64]))-FIND(&quot;(&quot;;[.A64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Framework">Framework</text:a> (13 links)</text:p>
          </table:table-cell>
          <table:table-cell table:formula="oooc:=VALUE(MID([.A65];FIND(&quot;(&quot;;[.A65])+1;FIND(&quot; &quot;;[.A65];FIND(&quot;(&quot;;[.A65]))-FIND(&quot;(&quot;;[.A65]))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Writer">Writer</text:a> (12 links)</text:p>
          </table:table-cell>
          <table:table-cell table:formula="oooc:=VALUE(MID([.A66];FIND(&quot;(&quot;;[.A66])+1;FIND(&quot; &quot;;[.A66];FIND(&quot;(&quot;;[.A66]))-FIND(&quot;(&quot;;[.A66])))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nippet&amp;action=edit">Snippet</text:a> (12 links)</text:p>
          </table:table-cell>
          <table:table-cell table:formula="oooc:=VALUE(MID([.A67];FIND(&quot;(&quot;;[.A67])+1;FIND(&quot; &quot;;[.A67];FIND(&quot;(&quot;;[.A67]))-FIND(&quot;(&quot;;[.A67])))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It.openoffice.org">It.openoffice.org</text:a> (12 links)</text:p>
          </table:table-cell>
          <table:table-cell table:formula="oooc:=VALUE(MID([.A68];FIND(&quot;(&quot;;[.A68])+1;FIND(&quot; &quot;;[.A68];FIND(&quot;(&quot;;[.A68]))-FIND(&quot;(&quot;;[.A68])))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ser_FAQ">User FAQ</text:a> (12 links)</text:p>
          </table:table-cell>
          <table:table-cell table:formula="oooc:=VALUE(MID([.A69];FIND(&quot;(&quot;;[.A69])+1;FIND(&quot; &quot;;[.A69];FIND(&quot;(&quot;;[.A69]))-FIND(&quot;(&quot;;[.A69])))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oduleTest">ModuleTest</text:a> (12 links)</text:p>
          </table:table-cell>
          <table:table-cell table:formula="oooc:=VALUE(MID([.A70];FIND(&quot;(&quot;;[.A70])+1;FIND(&quot; &quot;;[.A70];FIND(&quot;(&quot;;[.A70]))-FIND(&quot;(&quot;;[.A70])))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uild_System">Build System</text:a> (11 links)</text:p>
          </table:table-cell>
          <table:table-cell table:formula="oooc:=VALUE(MID([.A71];FIND(&quot;(&quot;;[.A71])+1;FIND(&quot; &quot;;[.A71];FIND(&quot;(&quot;;[.A71]))-FIND(&quot;(&quot;;[.A71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Framework:Article">Framework:Article</text:a> (11 links)</text:p>
          </table:table-cell>
          <table:table-cell table:formula="oooc:=VALUE(MID([.A72];FIND(&quot;(&quot;;[.A72])+1;FIND(&quot; &quot;;[.A72];FIND(&quot;(&quot;;[.A72]))-FIND(&quot;(&quot;;[.A72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Features">Features</text:a> (11 links)</text:p>
          </table:table-cell>
          <table:table-cell table:formula="oooc:=VALUE(MID([.A73];FIND(&quot;(&quot;;[.A73])+1;FIND(&quot; &quot;;[.A73];FIND(&quot;(&quot;;[.A73]))-FIND(&quot;(&quot;;[.A73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How_to">How to</text:a> (11 links)</text:p>
          </table:table-cell>
          <table:table-cell table:formula="oooc:=VALUE(MID([.A74];FIND(&quot;(&quot;;[.A74])+1;FIND(&quot; &quot;;[.A74];FIND(&quot;(&quot;;[.A74]))-FIND(&quot;(&quot;;[.A74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ainIndex">MainIndex</text:a> (11 links)</text:p>
          </table:table-cell>
          <table:table-cell table:formula="oooc:=VALUE(MID([.A75];FIND(&quot;(&quot;;[.A75])+1;FIND(&quot; &quot;;[.A75];FIND(&quot;(&quot;;[.A75]))-FIND(&quot;(&quot;;[.A75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E-Marketing">DE-Marketing</text:a> (11 links)</text:p>
          </table:table-cell>
          <table:table-cell table:formula="oooc:=VALUE(MID([.A76];FIND(&quot;(&quot;;[.A76])+1;FIND(&quot; &quot;;[.A76];FIND(&quot;(&quot;;[.A76]))-FIND(&quot;(&quot;;[.A76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ase_Example">Base Example</text:a> (11 links)</text:p>
          </table:table-cell>
          <table:table-cell table:formula="oooc:=VALUE(MID([.A77];FIND(&quot;(&quot;;[.A77])+1;FIND(&quot; &quot;;[.A77];FIND(&quot;(&quot;;[.A77]))-FIND(&quot;(&quot;;[.A77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Java">Uno:Java</text:a> (11 links)</text:p>
          </table:table-cell>
          <table:table-cell table:formula="oooc:=VALUE(MID([.A78];FIND(&quot;(&quot;;[.A78])+1;FIND(&quot; &quot;;[.A78];FIND(&quot;(&quot;;[.A78]))-FIND(&quot;(&quot;;[.A78]))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ReviewUI">ReviewUI</text:a> (10 links)</text:p>
          </table:table-cell>
          <table:table-cell table:formula="oooc:=VALUE(MID([.A79];FIND(&quot;(&quot;;[.A79])+1;FIND(&quot; &quot;;[.A79];FIND(&quot;(&quot;;[.A79]))-FIND(&quot;(&quot;;[.A79])))" office:value-type="float" office:value="10">
            <text:p>10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WS">CWS</text:a> (10 links)</text:p>
          </table:table-cell>
          <table:table-cell table:formula="oooc:=VALUE(MID([.A80];FIND(&quot;(&quot;;[.A80])+1;FIND(&quot; &quot;;[.A80];FIND(&quot;(&quot;;[.A80]))-FIND(&quot;(&quot;;[.A80])))" office:value-type="float" office:value="10">
            <text:p>10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CV&amp;action=edit">UCV</text:a> (10 links)</text:p>
          </table:table-cell>
          <table:table-cell table:formula="oooc:=VALUE(MID([.A81];FIND(&quot;(&quot;;[.A81])+1;FIND(&quot; &quot;;[.A81];FIND(&quot;(&quot;;[.A81]))-FIND(&quot;(&quot;;[.A81])))" office:value-type="float" office:value="10">
            <text:p>10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OOoCon">OOoCon</text:a> (9 links)</text:p>
          </table:table-cell>
          <table:table-cell table:formula="oooc:=VALUE(MID([.A82];FIND(&quot;(&quot;;[.A82])+1;FIND(&quot; &quot;;[.A82];FIND(&quot;(&quot;;[.A82]))-FIND(&quot;(&quot;;[.A82])))" office:value-type="float" office:value="9">
            <text:p>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Remote">Uno:Remote</text:a> (9 links)</text:p>
          </table:table-cell>
          <table:table-cell table:formula="oooc:=VALUE(MID([.A83];FIND(&quot;(&quot;;[.A83])+1;FIND(&quot; &quot;;[.A83];FIND(&quot;(&quot;;[.A83]))-FIND(&quot;(&quot;;[.A83])))" office:value-type="float" office:value="9">
            <text:p>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amples&amp;action=edit">Samples</text:a> (9 links)</text:p>
          </table:table-cell>
          <table:table-cell table:formula="oooc:=VALUE(MID([.A84];FIND(&quot;(&quot;;[.A84])+1;FIND(&quot; &quot;;[.A84];FIND(&quot;(&quot;;[.A84]))-FIND(&quot;(&quot;;[.A84])))" office:value-type="float" office:value="9">
            <text:p>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ODFToolkit">ODFToolkit</text:a> (9 links)</text:p>
          </table:table-cell>
          <table:table-cell table:formula="oooc:=VALUE(MID([.A85];FIND(&quot;(&quot;;[.A85])+1;FIND(&quot; &quot;;[.A85];FIND(&quot;(&quot;;[.A85]))-FIND(&quot;(&quot;;[.A85])))" office:value-type="float" office:value="9">
            <text:p>9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Office_Open_XML">Office Open XML</text:a> (8 links)</text:p>
          </table:table-cell>
          <table:table-cell table:formula="oooc:=VALUE(MID([.A86];FIND(&quot;(&quot;;[.A86])+1;FIND(&quot; &quot;;[.A86];FIND(&quot;(&quot;;[.A86]))-FIND(&quot;(&quot;;[.A86])))" office:value-type="float" office:value="8">
            <text:p>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Performance">Performance</text:a> (8 links)</text:p>
          </table:table-cell>
          <table:table-cell table:formula="oooc:=VALUE(MID([.A87];FIND(&quot;(&quot;;[.A87])+1;FIND(&quot; &quot;;[.A87];FIND(&quot;(&quot;;[.A87]))-FIND(&quot;(&quot;;[.A87])))" office:value-type="float" office:value="8">
            <text:p>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ase_Documentation">Base Documentation</text:a> (8 links)</text:p>
          </table:table-cell>
          <table:table-cell table:formula="oooc:=VALUE(MID([.A88];FIND(&quot;(&quot;;[.A88])+1;FIND(&quot; &quot;;[.A88];FIND(&quot;(&quot;;[.A88]))-FIND(&quot;(&quot;;[.A88])))" office:value-type="float" office:value="8">
            <text:p>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Impress">Impress</text:a> (8 links)</text:p>
          </table:table-cell>
          <table:table-cell table:formula="oooc:=VALUE(MID([.A89];FIND(&quot;(&quot;;[.A89])+1;FIND(&quot; &quot;;[.A89];FIND(&quot;(&quot;;[.A89]))-FIND(&quot;(&quot;;[.A89])))" office:value-type="float" office:value="8">
            <text:p>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dd-Ins">Add-Ins</text:a> (8 links)</text:p>
          </table:table-cell>
          <table:table-cell table:formula="oooc:=VALUE(MID([.A90];FIND(&quot;(&quot;;[.A90])+1;FIND(&quot; &quot;;[.A90];FIND(&quot;(&quot;;[.A90]))-FIND(&quot;(&quot;;[.A90])))" office:value-type="float" office:value="8">
            <text:p>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Impl">Uno:Impl</text:a> (8 links)</text:p>
          </table:table-cell>
          <table:table-cell table:formula="oooc:=VALUE(MID([.A91];FIND(&quot;(&quot;;[.A91])+1;FIND(&quot; &quot;;[.A91];FIND(&quot;(&quot;;[.A91]))-FIND(&quot;(&quot;;[.A91])))" office:value-type="float" office:value="8">
            <text:p>8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Minutes&amp;action=edit">Minutes</text:a> (7 links)</text:p>
          </table:table-cell>
          <table:table-cell table:formula="oooc:=VALUE(MID([.A92];FIND(&quot;(&quot;;[.A92])+1;FIND(&quot; &quot;;[.A92];FIND(&quot;(&quot;;[.A92]))-FIND(&quot;(&quot;;[.A92])))" office:value-type="float" office:value="7">
            <text:p>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Evolving&amp;action=edit">Evolving</text:a> (7 links)</text:p>
          </table:table-cell>
          <table:table-cell table:formula="oooc:=VALUE(MID([.A93];FIND(&quot;(&quot;;[.A93])+1;FIND(&quot; &quot;;[.A93];FIND(&quot;(&quot;;[.A93]))-FIND(&quot;(&quot;;[.A93])))" office:value-type="float" office:value="7">
            <text:p>7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Policy">Policy</text:a> (6 links)</text:p>
          </table:table-cell>
          <table:table-cell table:formula="oooc:=VALUE(MID([.A94];FIND(&quot;(&quot;;[.A94])+1;FIND(&quot; &quot;;[.A94];FIND(&quot;(&quot;;[.A94]))-FIND(&quot;(&quot;;[.A94])))" office:value-type="float" office:value="6">
            <text:p>6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<text:a xlink:href="http://wiki.services.openoffice.org/wiki/Category:中文">中文</text:a> (6 links)</text:p>
          </table:table-cell>
          <table:table-cell table:formula="oooc:=VALUE(MID([.A95];FIND(&quot;(&quot;;[.A95])+1;FIND(&quot; &quot;;[.A95];FIND(&quot;(&quot;;[.A95]))-FIND(&quot;(&quot;;[.A95]))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atabase_Scenarios">Database Scenarios</text:a> (6 links)</text:p>
          </table:table-cell>
          <table:table-cell table:formula="oooc:=VALUE(MID([.A96];FIND(&quot;(&quot;;[.A96])+1;FIND(&quot; &quot;;[.A96];FIND(&quot;(&quot;;[.A96]))-FIND(&quot;(&quot;;[.A96]))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FAQ&amp;action=edit">FAQ</text:a> (6 links)</text:p>
          </table:table-cell>
          <table:table-cell table:formula="oooc:=VALUE(MID([.A97];FIND(&quot;(&quot;;[.A97])+1;FIND(&quot; &quot;;[.A97];FIND(&quot;(&quot;;[.A97]))-FIND(&quot;(&quot;;[.A97]))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ediaWiki_Extension">MediaWiki Extension</text:a> (6 links)</text:p>
          </table:table-cell>
          <table:table-cell table:formula="oooc:=VALUE(MID([.A98];FIND(&quot;(&quot;;[.A98])+1;FIND(&quot; &quot;;[.A98];FIND(&quot;(&quot;;[.A98]))-FIND(&quot;(&quot;;[.A98]))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rt">Art</text:a> (6 links)</text:p>
          </table:table-cell>
          <table:table-cell table:formula="oooc:=VALUE(MID([.A99];FIND(&quot;(&quot;;[.A99])+1;FIND(&quot; &quot;;[.A99];FIND(&quot;(&quot;;[.A99]))-FIND(&quot;(&quot;;[.A99]))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Tutorials">Tutorials</text:a> (5 links)</text:p>
          </table:table-cell>
          <table:table-cell table:formula="oooc:=VALUE(MID([.A100];FIND(&quot;(&quot;;[.A100])+1;FIND(&quot; &quot;;[.A100];FIND(&quot;(&quot;;[.A100]))-FIND(&quot;(&quot;;[.A100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ZHNL">ZHNL</text:a> (5 links)</text:p>
          </table:table-cell>
          <table:table-cell table:formula="oooc:=VALUE(MID([.A101];FIND(&quot;(&quot;;[.A101])+1;FIND(&quot; &quot;;[.A101];FIND(&quot;(&quot;;[.A101]))-FIND(&quot;(&quot;;[.A101])))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<text:a xlink:href="http://wiki.services.openoffice.org/wiki/Category:品質管理">品質管理</text:a> (5 links)</text:p>
          </table:table-cell>
          <table:table-cell table:formula="oooc:=VALUE(MID([.A102];FIND(&quot;(&quot;;[.A102])+1;FIND(&quot; &quot;;[.A102];FIND(&quot;(&quot;;[.A102]))-FIND(&quot;(&quot;;[.A102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nalysis">Analysis</text:a> (5 links)</text:p>
          </table:table-cell>
          <table:table-cell table:formula="oooc:=VALUE(MID([.A103];FIND(&quot;(&quot;;[.A103])+1;FIND(&quot; &quot;;[.A103];FIND(&quot;(&quot;;[.A103]))-FIND(&quot;(&quot;;[.A103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VCL&amp;action=edit">VCL</text:a> (5 links)</text:p>
          </table:table-cell>
          <table:table-cell table:formula="oooc:=VALUE(MID([.A104];FIND(&quot;(&quot;;[.A104])+1;FIND(&quot; &quot;;[.A104];FIND(&quot;(&quot;;[.A104]))-FIND(&quot;(&quot;;[.A104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Remote&amp;action=edit">Remote</text:a> (5 links)</text:p>
          </table:table-cell>
          <table:table-cell table:formula="oooc:=VALUE(MID([.A105];FIND(&quot;(&quot;;[.A105])+1;FIND(&quot; &quot;;[.A105];FIND(&quot;(&quot;;[.A105]))-FIND(&quot;(&quot;;[.A105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Information_Sharing">Information Sharing</text:a> (5 links)</text:p>
          </table:table-cell>
          <table:table-cell table:formula="oooc:=VALUE(MID([.A106];FIND(&quot;(&quot;;[.A106])+1;FIND(&quot; &quot;;[.A106];FIND(&quot;(&quot;;[.A106]))-FIND(&quot;(&quot;;[.A106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HSQLDB">HSQLDB</text:a> (5 links)</text:p>
          </table:table-cell>
          <table:table-cell table:formula="oooc:=VALUE(MID([.A107];FIND(&quot;(&quot;;[.A107])+1;FIND(&quot; &quot;;[.A107];FIND(&quot;(&quot;;[.A107]))-FIND(&quot;(&quot;;[.A107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Guidelines">Guidelines</text:a> (5 links)</text:p>
          </table:table-cell>
          <table:table-cell table:formula="oooc:=VALUE(MID([.A108];FIND(&quot;(&quot;;[.A108])+1;FIND(&quot; &quot;;[.A108];FIND(&quot;(&quot;;[.A108]))-FIND(&quot;(&quot;;[.A108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eveloper_Documentation">Developer Documentation</text:a> (5 links)</text:p>
          </table:table-cell>
          <table:table-cell table:formula="oooc:=VALUE(MID([.A109];FIND(&quot;(&quot;;[.A109])+1;FIND(&quot; &quot;;[.A109];FIND(&quot;(&quot;;[.A109]))-FIND(&quot;(&quot;;[.A109])))" office:value-type="float" office:value="5">
            <text:p>5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Ru.openoffice.org">Ru.openoffice.org</text:a> (4 links)</text:p>
          </table:table-cell>
          <table:table-cell table:formula="oooc:=VALUE(MID([.A110];FIND(&quot;(&quot;;[.A110])+1;FIND(&quot; &quot;;[.A110];FIND(&quot;(&quot;;[.A110]))-FIND(&quot;(&quot;;[.A110])))" office:value-type="float" office:value="4">
            <text:p>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Impress_issues">Impress issues</text:a> (4 links)</text:p>
          </table:table-cell>
          <table:table-cell table:formula="oooc:=VALUE(MID([.A111];FIND(&quot;(&quot;;[.A111])+1;FIND(&quot; &quot;;[.A111];FIND(&quot;(&quot;;[.A111]))-FIND(&quot;(&quot;;[.A111])))" office:value-type="float" office:value="4">
            <text:p>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l.openoffice.org">Sl.openoffice.org</text:a> (4 links)</text:p>
          </table:table-cell>
          <table:table-cell table:formula="oooc:=VALUE(MID([.A112];FIND(&quot;(&quot;;[.A112])+1;FIND(&quot; &quot;;[.A112];FIND(&quot;(&quot;;[.A112]))-FIND(&quot;(&quot;;[.A112])))" office:value-type="float" office:value="4">
            <text:p>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External&amp;action=edit">External</text:a> (4 links)</text:p>
          </table:table-cell>
          <table:table-cell table:formula="oooc:=VALUE(MID([.A113];FIND(&quot;(&quot;;[.A113])+1;FIND(&quot; &quot;;[.A113];FIND(&quot;(&quot;;[.A113]))-FIND(&quot;(&quot;;[.A113])))" office:value-type="float" office:value="4">
            <text:p>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dd-Ons">Add-Ons</text:a> (4 links)</text:p>
          </table:table-cell>
          <table:table-cell table:formula="oooc:=VALUE(MID([.A114];FIND(&quot;(&quot;;[.A114])+1;FIND(&quot; &quot;;[.A114];FIND(&quot;(&quot;;[.A114]))-FIND(&quot;(&quot;;[.A114])))" office:value-type="float" office:value="4">
            <text:p>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Chart2">Chart2</text:a> (4 links)</text:p>
          </table:table-cell>
          <table:table-cell table:formula="oooc:=VALUE(MID([.A115];FIND(&quot;(&quot;;[.A115])+1;FIND(&quot; &quot;;[.A115];FIND(&quot;(&quot;;[.A115]))-FIND(&quot;(&quot;;[.A115])))" office:value-type="float" office:value="4">
            <text:p>4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Feature">Feature</text:a> (3 links)</text:p>
          </table:table-cell>
          <table:table-cell table:formula="oooc:=VALUE(MID([.A116];FIND(&quot;(&quot;;[.A116])+1;FIND(&quot; &quot;;[.A116];FIND(&quot;(&quot;;[.A116]))-FIND(&quot;(&quot;;[.A116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agyar">Magyar</text:a> (3 links)</text:p>
          </table:table-cell>
          <table:table-cell table:formula="oooc:=VALUE(MID([.A117];FIND(&quot;(&quot;;[.A117])+1;FIND(&quot; &quot;;[.A117];FIND(&quot;(&quot;;[.A117]))-FIND(&quot;(&quot;;[.A117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Cpp:Snippet">Uno:Cpp:Snippet</text:a> (3 links)</text:p>
          </table:table-cell>
          <table:table-cell table:formula="oooc:=VALUE(MID([.A118];FIND(&quot;(&quot;;[.A118])+1;FIND(&quot; &quot;;[.A118];FIND(&quot;(&quot;;[.A118]))-FIND(&quot;(&quot;;[.A118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acros">Macros</text:a> (3 links)</text:p>
          </table:table-cell>
          <table:table-cell table:formula="oooc:=VALUE(MID([.A119];FIND(&quot;(&quot;;[.A119])+1;FIND(&quot; &quot;;[.A119];FIND(&quot;(&quot;;[.A119]))-FIND(&quot;(&quot;;[.A119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ecurity&amp;action=edit">Security</text:a> (3 links)</text:p>
          </table:table-cell>
          <table:table-cell table:formula="oooc:=VALUE(MID([.A120];FIND(&quot;(&quot;;[.A120])+1;FIND(&quot; &quot;;[.A120];FIND(&quot;(&quot;;[.A120]))-FIND(&quot;(&quot;;[.A120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Framework:Article:Filter&amp;action=edit">Framework:Article:Filter</text:a> (3 links)</text:p>
          </table:table-cell>
          <table:table-cell table:formula="oooc:=VALUE(MID([.A121];FIND(&quot;(&quot;;[.A121])+1;FIND(&quot; &quot;;[.A121];FIND(&quot;(&quot;;[.A121]))-FIND(&quot;(&quot;;[.A121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tarBasic&amp;action=edit">StarBasic</text:a> (3 links)</text:p>
          </table:table-cell>
          <table:table-cell table:formula="oooc:=VALUE(MID([.A122];FIND(&quot;(&quot;;[.A122])+1;FIND(&quot; &quot;;[.A122];FIND(&quot;(&quot;;[.A122]))-FIND(&quot;(&quot;;[.A122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GUI&amp;action=edit">GUI</text:a> (3 links)</text:p>
          </table:table-cell>
          <table:table-cell table:formula="oooc:=VALUE(MID([.A123];FIND(&quot;(&quot;;[.A123])+1;FIND(&quot; &quot;;[.A123];FIND(&quot;(&quot;;[.A123]))-FIND(&quot;(&quot;;[.A123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Tinderbox">Tinderbox</text:a> (3 links)</text:p>
          </table:table-cell>
          <table:table-cell table:formula="oooc:=VALUE(MID([.A124];FIND(&quot;(&quot;;[.A124])+1;FIND(&quot; &quot;;[.A124];FIND(&quot;(&quot;;[.A124]))-FIND(&quot;(&quot;;[.A124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Eclipse&amp;action=edit">Eclipse</text:a> (3 links)</text:p>
          </table:table-cell>
          <table:table-cell table:formula="oooc:=VALUE(MID([.A125];FIND(&quot;(&quot;;[.A125])+1;FIND(&quot; &quot;;[.A125];FIND(&quot;(&quot;;[.A125]))-FIND(&quot;(&quot;;[.A125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tate:Finished&amp;action=edit">State:Finished</text:a> (3 links)</text:p>
          </table:table-cell>
          <table:table-cell table:formula="oooc:=VALUE(MID([.A126];FIND(&quot;(&quot;;[.A126])+1;FIND(&quot; &quot;;[.A126];FIND(&quot;(&quot;;[.A126]))-FIND(&quot;(&quot;;[.A126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tatistics_Tool">Statistics Tool</text:a> (3 links)</text:p>
          </table:table-cell>
          <table:table-cell table:formula="oooc:=VALUE(MID([.A127];FIND(&quot;(&quot;;[.A127])+1;FIND(&quot; &quot;;[.A127];FIND(&quot;(&quot;;[.A127]))-FIND(&quot;(&quot;;[.A127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til&amp;action=edit">Util</text:a> (3 links)</text:p>
          </table:table-cell>
          <table:table-cell table:formula="oooc:=VALUE(MID([.A128];FIND(&quot;(&quot;;[.A128])+1;FIND(&quot; &quot;;[.A128];FIND(&quot;(&quot;;[.A128]))-FIND(&quot;(&quot;;[.A128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ZHNLS">ZHNLS</text:a> (3 links)</text:p>
          </table:table-cell>
          <table:table-cell table:formula="oooc:=VALUE(MID([.A129];FIND(&quot;(&quot;;[.A129])+1;FIND(&quot; &quot;;[.A129];FIND(&quot;(&quot;;[.A129]))-FIND(&quot;(&quot;;[.A129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ZHNLT">ZHNLT</text:a> (3 links)</text:p>
          </table:table-cell>
          <table:table-cell table:formula="oooc:=VALUE(MID([.A130];FIND(&quot;(&quot;;[.A130])+1;FIND(&quot; &quot;;[.A130];FIND(&quot;(&quot;;[.A130]))-FIND(&quot;(&quot;;[.A130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istribution-Specific_Build_Instructions">Distribution-Specific Build Instructions</text:a> (3 links)</text:p>
          </table:table-cell>
          <table:table-cell table:formula="oooc:=VALUE(MID([.A131];FIND(&quot;(&quot;;[.A131])+1;FIND(&quot; &quot;;[.A131];FIND(&quot;(&quot;;[.A131]))-FIND(&quot;(&quot;;[.A131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odule:CPPUhelper">Module:CPPUhelper</text:a> (3 links)</text:p>
          </table:table-cell>
          <table:table-cell table:formula="oooc:=VALUE(MID([.A132];FIND(&quot;(&quot;;[.A132])+1;FIND(&quot; &quot;;[.A132];FIND(&quot;(&quot;;[.A132]))-FIND(&quot;(&quot;;[.A132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R_and_Calc">R and Calc</text:a> (3 links)</text:p>
          </table:table-cell>
          <table:table-cell table:formula="oooc:=VALUE(MID([.A133];FIND(&quot;(&quot;;[.A133])+1;FIND(&quot; &quot;;[.A133];FIND(&quot;(&quot;;[.A133]))-FIND(&quot;(&quot;;[.A133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NetBeans">NetBeans</text:a> (3 links)</text:p>
          </table:table-cell>
          <table:table-cell table:formula="oooc:=VALUE(MID([.A134];FIND(&quot;(&quot;;[.A134])+1;FIND(&quot; &quot;;[.A134];FIND(&quot;(&quot;;[.A134]))-FIND(&quot;(&quot;;[.A134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E:Base_Beispiel">DE:Base Beispiel</text:a> (3 links)</text:p>
          </table:table-cell>
          <table:table-cell table:formula="oooc:=VALUE(MID([.A135];FIND(&quot;(&quot;;[.A135])+1;FIND(&quot; &quot;;[.A135];FIND(&quot;(&quot;;[.A135]))-FIND(&quot;(&quot;;[.A135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Proposal&amp;action=edit">Proposal</text:a> (3 links)</text:p>
          </table:table-cell>
          <table:table-cell table:formula="oooc:=VALUE(MID([.A136];FIND(&quot;(&quot;;[.A136])+1;FIND(&quot; &quot;;[.A136];FIND(&quot;(&quot;;[.A136]))-FIND(&quot;(&quot;;[.A136])))"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Writer_issues">Writer issues</text:a> (2 links)</text:p>
          </table:table-cell>
          <table:table-cell table:formula="oooc:=VALUE(MID([.A137];FIND(&quot;(&quot;;[.A137])+1;FIND(&quot; &quot;;[.A137];FIND(&quot;(&quot;;[.A137]))-FIND(&quot;(&quot;;[.A137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sooo&amp;action=edit">Usooo</text:a> (2 links)</text:p>
          </table:table-cell>
          <table:table-cell table:formula="oooc:=VALUE(MID([.A138];FIND(&quot;(&quot;;[.A138])+1;FIND(&quot; &quot;;[.A138];FIND(&quot;(&quot;;[.A138]))-FIND(&quot;(&quot;;[.A138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Draw">Draw</text:a> (2 links)</text:p>
          </table:table-cell>
          <table:table-cell table:formula="oooc:=VALUE(MID([.A139];FIND(&quot;(&quot;;[.A139])+1;FIND(&quot; &quot;;[.A139];FIND(&quot;(&quot;;[.A139]))-FIND(&quot;(&quot;;[.A139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Framework:Tutorial&amp;action=edit">Framework:Tutorial</text:a> (2 links)</text:p>
          </table:table-cell>
          <table:table-cell table:formula="oooc:=VALUE(MID([.A140];FIND(&quot;(&quot;;[.A140])+1;FIND(&quot; &quot;;[.A140];FIND(&quot;(&quot;;[.A140]))-FIND(&quot;(&quot;;[.A140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OOoDraw&amp;action=edit">OOoDraw</text:a> (2 links)</text:p>
          </table:table-cell>
          <table:table-cell table:formula="oooc:=VALUE(MID([.A141];FIND(&quot;(&quot;;[.A141])+1;FIND(&quot; &quot;;[.A141];FIND(&quot;(&quot;;[.A141]))-FIND(&quot;(&quot;;[.A141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Office&amp;action=edit">Office</text:a> (2 links)</text:p>
          </table:table-cell>
          <table:table-cell table:formula="oooc:=VALUE(MID([.A142];FIND(&quot;(&quot;;[.A142])+1;FIND(&quot; &quot;;[.A142];FIND(&quot;(&quot;;[.A142]))-FIND(&quot;(&quot;;[.A142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Alpha_Centauri">Alpha Centauri</text:a> (2 links)</text:p>
          </table:table-cell>
          <table:table-cell table:formula="oooc:=VALUE(MID([.A143];FIND(&quot;(&quot;;[.A143])+1;FIND(&quot; &quot;;[.A143];FIND(&quot;(&quot;;[.A143]))-FIND(&quot;(&quot;;[.A143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Контроль_качества">Контроль качества</text:a> (2 links)</text:p>
          </table:table-cell>
          <table:table-cell table:formula="oooc:=VALUE(MID([.A144];FIND(&quot;(&quot;;[.A144])+1;FIND(&quot; &quot;;[.A144];FIND(&quot;(&quot;;[.A144]))-FIND(&quot;(&quot;;[.A144])))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<text:a xlink:href="http://wiki.services.openoffice.org/wiki/Category:リリース">リリース</text:a> (2 links)</text:p>
          </table:table-cell>
          <table:table-cell table:formula="oooc:=VALUE(MID([.A145];FIND(&quot;(&quot;;[.A145])+1;FIND(&quot; &quot;;[.A145];FIND(&quot;(&quot;;[.A145]))-FIND(&quot;(&quot;;[.A145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ase_Tutorials">Base Tutorials</text:a> (2 links)</text:p>
          </table:table-cell>
          <table:table-cell table:formula="oooc:=VALUE(MID([.A146];FIND(&quot;(&quot;;[.A146])+1;FIND(&quot; &quot;;[.A146];FIND(&quot;(&quot;;[.A146]))-FIND(&quot;(&quot;;[.A146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Internet_Protocol&amp;action=edit">Internet Protocol</text:a> (2 links)</text:p>
          </table:table-cell>
          <table:table-cell table:formula="oooc:=VALUE(MID([.A147];FIND(&quot;(&quot;;[.A147])+1;FIND(&quot; &quot;;[.A147];FIND(&quot;(&quot;;[.A147]))-FIND(&quot;(&quot;;[.A147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panish">Spanish</text:a> (2 links)</text:p>
          </table:table-cell>
          <table:table-cell table:formula="oooc:=VALUE(MID([.A148];FIND(&quot;(&quot;;[.A148])+1;FIND(&quot; &quot;;[.A148];FIND(&quot;(&quot;;[.A148]))-FIND(&quot;(&quot;;[.A148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amples_and_Templates">Samples and Templates</text:a> (2 links)</text:p>
          </table:table-cell>
          <table:table-cell table:formula="oooc:=VALUE(MID([.A149];FIND(&quot;(&quot;;[.A149])+1;FIND(&quot; &quot;;[.A149];FIND(&quot;(&quot;;[.A149]))-FIND(&quot;(&quot;;[.A149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Meta&amp;action=edit">Meta</text:a> (2 links)</text:p>
          </table:table-cell>
          <table:table-cell table:formula="oooc:=VALUE(MID([.A150];FIND(&quot;(&quot;;[.A150])+1;FIND(&quot; &quot;;[.A150];FIND(&quot;(&quot;;[.A150]))-FIND(&quot;(&quot;;[.A150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uite_component&amp;action=edit">Suite component</text:a> (2 links)</text:p>
          </table:table-cell>
          <table:table-cell table:formula="oooc:=VALUE(MID([.A151];FIND(&quot;(&quot;;[.A151])+1;FIND(&quot; &quot;;[.A151];FIND(&quot;(&quot;;[.A151]))-FIND(&quot;(&quot;;[.A151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Stub">Stub</text:a> (2 links)</text:p>
          </table:table-cell>
          <table:table-cell table:formula="oooc:=VALUE(MID([.A152];FIND(&quot;(&quot;;[.A152])+1;FIND(&quot; &quot;;[.A152];FIND(&quot;(&quot;;[.A152]))-FIND(&quot;(&quot;;[.A152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Module:CPPUtools">Module:CPPUtools</text:a> (2 links)</text:p>
          </table:table-cell>
          <table:table-cell table:formula="oooc:=VALUE(MID([.A153];FIND(&quot;(&quot;;[.A153])+1;FIND(&quot; &quot;;[.A153];FIND(&quot;(&quot;;[.A153]))-FIND(&quot;(&quot;;[.A153])))"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Code&amp;action=edit">Code</text:a> (1 links)</text:p>
          </table:table-cell>
          <table:table-cell table:formula="oooc:=VALUE(MID([.A154];FIND(&quot;(&quot;;[.A154])+1;FIND(&quot; &quot;;[.A154];FIND(&quot;(&quot;;[.A154]))-FIND(&quot;(&quot;;[.A154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Việt_hoá&amp;action=edit">Việt hoá</text:a> (1 links)</text:p>
          </table:table-cell>
          <table:table-cell table:formula="oooc:=VALUE(MID([.A155];FIND(&quot;(&quot;;[.A155])+1;FIND(&quot; &quot;;[.A155];FIND(&quot;(&quot;;[.A155]))-FIND(&quot;(&quot;;[.A155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no:Remote:Tutorial&amp;action=edit">Uno:Remote:Tutorial</text:a> (1 links)</text:p>
          </table:table-cell>
          <table:table-cell table:formula="oooc:=VALUE(MID([.A156];FIND(&quot;(&quot;;[.A156])+1;FIND(&quot; &quot;;[.A156];FIND(&quot;(&quot;;[.A156]))-FIND(&quot;(&quot;;[.A156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Cpp:Spec">Uno:Cpp:Spec</text:a> (1 links)</text:p>
          </table:table-cell>
          <table:table-cell table:formula="oooc:=VALUE(MID([.A157];FIND(&quot;(&quot;;[.A157])+1;FIND(&quot; &quot;;[.A157];FIND(&quot;(&quot;;[.A157]))-FIND(&quot;(&quot;;[.A157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Filter&amp;action=edit">Filter</text:a> (1 links)</text:p>
          </table:table-cell>
          <table:table-cell table:formula="oooc:=VALUE(MID([.A158];FIND(&quot;(&quot;;[.A158])+1;FIND(&quot; &quot;;[.A158];FIND(&quot;(&quot;;[.A158]))-FIND(&quot;(&quot;;[.A158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Felül&amp;action=edit">Felül</text:a> (1 links)</text:p>
          </table:table-cell>
          <table:table-cell table:formula="oooc:=VALUE(MID([.A159];FIND(&quot;(&quot;;[.A159])+1;FIND(&quot; &quot;;[.A159];FIND(&quot;(&quot;;[.A159]))-FIND(&quot;(&quot;;[.A159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Vision&amp;action=edit">Vision</text:a> (1 links)</text:p>
          </table:table-cell>
          <table:table-cell table:formula="oooc:=VALUE(MID([.A160];FIND(&quot;(&quot;;[.A160])+1;FIND(&quot; &quot;;[.A160];FIND(&quot;(&quot;;[.A160]))-FIND(&quot;(&quot;;[.A160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Draw_issues&amp;action=edit">Draw issues</text:a> (1 links)</text:p>
          </table:table-cell>
          <table:table-cell table:formula="oooc:=VALUE(MID([.A161];FIND(&quot;(&quot;;[.A161])+1;FIND(&quot; &quot;;[.A161];FIND(&quot;(&quot;;[.A161]))-FIND(&quot;(&quot;;[.A161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Writer_draft&amp;action=edit">Writer draft</text:a> (1 links)</text:p>
          </table:table-cell>
          <table:table-cell table:formula="oooc:=VALUE(MID([.A162];FIND(&quot;(&quot;;[.A162])+1;FIND(&quot; &quot;;[.A162];FIND(&quot;(&quot;;[.A162]))-FIND(&quot;(&quot;;[.A162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Contributions&amp;action=edit">Contributions</text:a> (1 links)</text:p>
          </table:table-cell>
          <table:table-cell table:formula="oooc:=VALUE(MID([.A163];FIND(&quot;(&quot;;[.A163])+1;FIND(&quot; &quot;;[.A163];FIND(&quot;(&quot;;[.A163]))-FIND(&quot;(&quot;;[.A163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CLI&amp;action=edit">CLI</text:a> (1 links)</text:p>
          </table:table-cell>
          <table:table-cell table:formula="oooc:=VALUE(MID([.A164];FIND(&quot;(&quot;;[.A164])+1;FIND(&quot; &quot;;[.A164];FIND(&quot;(&quot;;[.A164]))-FIND(&quot;(&quot;;[.A164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Writer_Numbering&amp;action=edit">Writer Numbering</text:a> (1 links)</text:p>
          </table:table-cell>
          <table:table-cell table:formula="oooc:=VALUE(MID([.A165];FIND(&quot;(&quot;;[.A165])+1;FIND(&quot; &quot;;[.A165];FIND(&quot;(&quot;;[.A165]))-FIND(&quot;(&quot;;[.A165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Marketing-ToDo&amp;action=edit">Marketing-ToDo</text:a> (1 links)</text:p>
          </table:table-cell>
          <table:table-cell table:formula="oooc:=VALUE(MID([.A166];FIND(&quot;(&quot;;[.A166])+1;FIND(&quot; &quot;;[.A166];FIND(&quot;(&quot;;[.A166]))-FIND(&quot;(&quot;;[.A166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Quality&amp;action=edit">Quality</text:a> (1 links)</text:p>
          </table:table-cell>
          <table:table-cell table:formula="oooc:=VALUE(MID([.A167];FIND(&quot;(&quot;;[.A167])+1;FIND(&quot; &quot;;[.A167];FIND(&quot;(&quot;;[.A167]))-FIND(&quot;(&quot;;[.A167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Module:bridges&amp;action=edit">Module:bridges</text:a> (1 links)</text:p>
          </table:table-cell>
          <table:table-cell table:formula="oooc:=VALUE(MID([.A168];FIND(&quot;(&quot;;[.A168])+1;FIND(&quot; &quot;;[.A168];FIND(&quot;(&quot;;[.A168]))-FIND(&quot;(&quot;;[.A168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Profile&amp;action=edit">Profile</text:a> (1 links)</text:p>
          </table:table-cell>
          <table:table-cell table:formula="oooc:=VALUE(MID([.A169];FIND(&quot;(&quot;;[.A169])+1;FIND(&quot; &quot;;[.A169];FIND(&quot;(&quot;;[.A169]))-FIND(&quot;(&quot;;[.A169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Maven&amp;action=edit">Maven</text:a> (1 links)</text:p>
          </table:table-cell>
          <table:table-cell table:formula="oooc:=VALUE(MID([.A170];FIND(&quot;(&quot;;[.A170])+1;FIND(&quot; &quot;;[.A170];FIND(&quot;(&quot;;[.A170]))-FIND(&quot;(&quot;;[.A170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Release_Meeting&amp;action=edit">Release Meeting</text:a> (1 links)</text:p>
          </table:table-cell>
          <table:table-cell table:formula="oooc:=VALUE(MID([.A171];FIND(&quot;(&quot;;[.A171])+1;FIND(&quot; &quot;;[.A171];FIND(&quot;(&quot;;[.A171]))-FIND(&quot;(&quot;;[.A171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Release&amp;action=edit">Release</text:a> (1 links)</text:p>
          </table:table-cell>
          <table:table-cell table:formula="oooc:=VALUE(MID([.A172];FIND(&quot;(&quot;;[.A172])+1;FIND(&quot; &quot;;[.A172];FIND(&quot;(&quot;;[.A172]))-FIND(&quot;(&quot;;[.A172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Base%27s_Bleeding_Edge">Base's Bleeding Edge</text:a> (1 links)</text:p>
          </table:table-cell>
          <table:table-cell table:formula="oooc:=VALUE(MID([.A173];FIND(&quot;(&quot;;[.A173])+1;FIND(&quot; &quot;;[.A173];FIND(&quot;(&quot;;[.A173]))-FIND(&quot;(&quot;;[.A173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PDF&amp;action=edit">PDF</text:a> (1 links)</text:p>
          </table:table-cell>
          <table:table-cell table:formula="oooc:=VALUE(MID([.A174];FIND(&quot;(&quot;;[.A174])+1;FIND(&quot; &quot;;[.A174];FIND(&quot;(&quot;;[.A174]))-FIND(&quot;(&quot;;[.A174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OOoBasic&amp;action=edit">OOoBasic</text:a> (1 links)</text:p>
          </table:table-cell>
          <table:table-cell table:formula="oooc:=VALUE(MID([.A175];FIND(&quot;(&quot;;[.A175])+1;FIND(&quot; &quot;;[.A175];FIND(&quot;(&quot;;[.A175]))-FIND(&quot;(&quot;;[.A175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OOoImpress&amp;action=edit">OOoImpress</text:a> (1 links)</text:p>
          </table:table-cell>
          <table:table-cell table:formula="oooc:=VALUE(MID([.A176];FIND(&quot;(&quot;;[.A176])+1;FIND(&quot; &quot;;[.A176];FIND(&quot;(&quot;;[.A176]))-FIND(&quot;(&quot;;[.A176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Network_addressing&amp;action=edit">Network addressing</text:a> (1 links)</text:p>
          </table:table-cell>
          <table:table-cell table:formula="oooc:=VALUE(MID([.A177];FIND(&quot;(&quot;;[.A177])+1;FIND(&quot; &quot;;[.A177];FIND(&quot;(&quot;;[.A177]))-FIND(&quot;(&quot;;[.A177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Network_layer_protocols&amp;action=edit">Network layer protocols</text:a> (1 links)</text:p>
          </table:table-cell>
          <table:table-cell table:formula="oooc:=VALUE(MID([.A178];FIND(&quot;(&quot;;[.A178])+1;FIND(&quot; &quot;;[.A178];FIND(&quot;(&quot;;[.A178]))-FIND(&quot;(&quot;;[.A178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Packaging&amp;action=edit">Packaging</text:a> (1 links)</text:p>
          </table:table-cell>
          <table:table-cell table:formula="oooc:=VALUE(MID([.A179];FIND(&quot;(&quot;;[.A179])+1;FIND(&quot; &quot;;[.A179];FIND(&quot;(&quot;;[.A179]))-FIND(&quot;(&quot;;[.A179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Accessibility&amp;action=edit">Accessibility</text:a> (1 links)</text:p>
          </table:table-cell>
          <table:table-cell table:formula="oooc:=VALUE(MID([.A180];FIND(&quot;(&quot;;[.A180])+1;FIND(&quot; &quot;;[.A180];FIND(&quot;(&quot;;[.A180]))-FIND(&quot;(&quot;;[.A180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no/Specifications&amp;action=edit">Uno/Specifications</text:a> (1 links)</text:p>
          </table:table-cell>
          <table:table-cell table:formula="oooc:=VALUE(MID([.A181];FIND(&quot;(&quot;;[.A181])+1;FIND(&quot; &quot;;[.A181];FIND(&quot;(&quot;;[.A181]))-FIND(&quot;(&quot;;[.A181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no/Spec&amp;action=edit">Uno/Spec</text:a> (1 links)</text:p>
          </table:table-cell>
          <table:table-cell table:formula="oooc:=VALUE(MID([.A182];FIND(&quot;(&quot;;[.A182])+1;FIND(&quot; &quot;;[.A182];FIND(&quot;(&quot;;[.A182]))-FIND(&quot;(&quot;;[.A182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Types&amp;action=edit">Types</text:a> (1 links)</text:p>
          </table:table-cell>
          <table:table-cell table:formula="oooc:=VALUE(MID([.A183];FIND(&quot;(&quot;;[.A183])+1;FIND(&quot; &quot;;[.A183];FIND(&quot;(&quot;;[.A183]))-FIND(&quot;(&quot;;[.A183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Binary:Component_Loader">Uno:Binary:Component Loader</text:a> (1 links)</text:p>
          </table:table-cell>
          <table:table-cell table:formula="oooc:=VALUE(MID([.A184];FIND(&quot;(&quot;;[.A184])+1;FIND(&quot; &quot;;[.A184];FIND(&quot;(&quot;;[.A184]))-FIND(&quot;(&quot;;[.A184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Uno:Article">Uno:Article</text:a> (1 links)</text:p>
          </table:table-cell>
          <table:table-cell table:formula="oooc:=VALUE(MID([.A185];FIND(&quot;(&quot;;[.A185])+1;FIND(&quot; &quot;;[.A185];FIND(&quot;(&quot;;[.A185]))-FIND(&quot;(&quot;;[.A185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Uno/To-Dos&amp;action=edit">Uno/To-Dos</text:a> (1 links)</text:p>
          </table:table-cell>
          <table:table-cell table:formula="oooc:=VALUE(MID([.A186];FIND(&quot;(&quot;;[.A186])+1;FIND(&quot; &quot;;[.A186];FIND(&quot;(&quot;;[.A186]))-FIND(&quot;(&quot;;[.A186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Administration&amp;action=edit">Administration</text:a> (1 links)</text:p>
          </table:table-cell>
          <table:table-cell table:formula="oooc:=VALUE(MID([.A187];FIND(&quot;(&quot;;[.A187])+1;FIND(&quot; &quot;;[.A187];FIND(&quot;(&quot;;[.A187]))-FIND(&quot;(&quot;;[.A187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Hack">Hack</text:a> (1 links)</text:p>
          </table:table-cell>
          <table:table-cell table:formula="oooc:=VALUE(MID([.A188];FIND(&quot;(&quot;;[.A188])+1;FIND(&quot; &quot;;[.A188];FIND(&quot;(&quot;;[.A188]))-FIND(&quot;(&quot;;[.A188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tats&amp;action=edit">Stats</text:a> (1 links)</text:p>
          </table:table-cell>
          <table:table-cell table:formula="oooc:=VALUE(MID([.A189];FIND(&quot;(&quot;;[.A189])+1;FIND(&quot; &quot;;[.A189];FIND(&quot;(&quot;;[.A189]))-FIND(&quot;(&quot;;[.A189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Logging">Logging</text:a> (1 links)</text:p>
          </table:table-cell>
          <table:table-cell table:formula="oooc:=VALUE(MID([.A190];FIND(&quot;(&quot;;[.A190])+1;FIND(&quot; &quot;;[.A190];FIND(&quot;(&quot;;[.A190]))-FIND(&quot;(&quot;;[.A190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Tools&amp;action=edit">Tools</text:a> (1 links)</text:p>
          </table:table-cell>
          <table:table-cell table:formula="oooc:=VALUE(MID([.A191];FIND(&quot;(&quot;;[.A191])+1;FIND(&quot; &quot;;[.A191];FIND(&quot;(&quot;;[.A191]))-FIND(&quot;(&quot;;[.A191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wiki/Category:Termite">Termite</text:a> (1 links)</text:p>
          </table:table-cell>
          <table:table-cell table:formula="oooc:=VALUE(MID([.A192];FIND(&quot;(&quot;;[.A192])+1;FIND(&quot; &quot;;[.A192];FIND(&quot;(&quot;;[.A192]))-FIND(&quot;(&quot;;[.A192]))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iki.services.openoffice.org/mwiki/index.php?title=Category:Svenska&amp;action=edit">Svenska</text:a> (1 links)</text:p>
          </table:table-cell>
          <table:table-cell table:formula="oooc:=VALUE(MID([.A193];FIND(&quot;(&quot;;[.A193])+1;FIND(&quot; &quot;;[.A193];FIND(&quot;(&quot;;[.A193]))-FIND(&quot;(&quot;;[.A193])))" office:value-type="float" office:value="1">
            <text:p>1</text:p>
          </table:table-cell>
          <table:table-cell table:number-columns-repeated="254"/>
        </table:table-row>
        <table:table-row table:style-name="ro1" table:number-rows-repeated="65342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'172 categories'.A6:'172 categories'.B19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4">14.09.2007</text:date>, <text:time>15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  <meta:initial-creator>Matthias Müller-Prove</meta:initial-creator>
    <meta:creation-date>2007-08-09T17:40:02</meta:creation-date>
    <dc:creator>Matthias Müller-Prove</dc:creator>
    <dc:date>2007-09-14T15:00:26</dc:date>
    <meta:editing-cycles>3</meta:editing-cycles>
    <meta:editing-duration>PT1H47M19S</meta:editing-duration>
    <meta:user-defined meta:name="Info 1"/>
    <meta:user-defined meta:name="Info 2"/>
    <meta:user-defined meta:name="Info 3"/>
    <meta:user-defined meta:name="Info 4"/>
    <meta:document-statistic meta:table-count="2" meta:cell-count="3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00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value" chart:data-label-text="false" chart:data-label-symbol="false"/>
      <style:graphic-properties draw:stroke="none" draw:fill="none" draw:fill-color="#ffffff" dr3d:edge-rounding="0%"/>
      <style:text-properties fo:font-size="6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3.649cm" svg:height="89.219cm" chart:class="chart:bar" chart:style-name="ch1">
        <chart:plot-area chart:style-name="ch2" table:cell-range-address="'172 categories'.A6:'172 categories'.B193" chart:data-source-has-labels="column" svg:x="0.472cm" svg:y="1.783cm" svg:width="22.703cm" svg:height="85.65cm">
          <chart:axis chart:dimension="x" chart:name="primary-x" chart:style-name="ch3">
            <chart:categories table:cell-range-address="'172 categories'.A6:'172 categories'.A1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72 categories'.B6:'172 categories'.B193" chart:class="chart:bar">
            <chart:data-point chart:repeated="1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ocumentation (258 links)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Uno (199 links)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Development (171 links)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Quality Assurance (95 links)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NLC (83 links)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MacOSX (75 links)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orting (73 links)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qua (67 links)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Uno:Binary (57 links)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rketing (55 links)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pp (52 links)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Extensions (52 links)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alc (46 links)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pec (46 links)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Uno:Cpp (43 links)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PI (41 links)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ulti-Threading (41 links)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ource directories (40 links)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utorial (40 links)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e.openoffice.org (38 links)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o-Do (33 links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oding Standards (29 links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raft (29 links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odule:CPPU (28 links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User Experience (27 links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Japanese Native Language Project (27 links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odule (26 links)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r.openoffice.org (24 links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ummer of Code 2007 (24 links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atabase (24 links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mpl (23 links)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V (22 links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ffort (22 links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ODL (22 links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asic:Tutorials (22 links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ibliographic (22 links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Français (21 links)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Документация (20 links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leases (18 links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est (18 links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calisation (18 links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DK Cplusplus (17 links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oject (17 links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ebsite (17 links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OnlineHelp (17 links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rchitecture (17 links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JK issues (16 links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ser Experience Community (16 links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andidates for speedy deletion (16 links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rticle (15 links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pecification (14 links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ocumentation/Dashboard (14 links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erm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Uno:Spec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raft marketing ideas and materials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ava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eveloper Tools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ython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OOo-Box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ramework (13 links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riter (12 link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nippet (12 link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t.openoffice.org (12 link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ser FAQ (12 link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duleTest (12 links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uild System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ramework:Article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eatures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ow to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inIndex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E-Marketing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ase Example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Uno:Java (11 links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viewUI (10 links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WS (10 links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V (10 links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OoCon (9 links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o:Remote (9 links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amples (9 links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DFToolkit (9 links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ffice Open XML (8 links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erformance (8 links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se Documentation (8 links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mpress (8 links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dd-Ins (8 links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Uno:Impl (8 links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inutes (7 links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volving (7 links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licy (6 link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中文 (6 link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tabase Scenarios (6 link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AQ (6 link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ediaWiki Extension (6 link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rt (6 link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utorials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HNL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品質管理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alysis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CL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te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formation Sharing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SQLDB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uidelines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veloper Documentation (5 link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u.openoffice.org (4 link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mpress issues (4 link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l.openoffice.org (4 link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ternal (4 link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d-Ons (4 link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art2 (4 link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eature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gyar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no:Cpp:Snippet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cros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curity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amework:Article:Filter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rBasic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UI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nderbox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clipse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te:Finished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tistics Tool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til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HNLS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HNLT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stribution-Specific Build Instructions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dule:CPPUhelper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 and Calc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tBeans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:Base Beispiel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posal (3 link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riter issues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sooo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aw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amework:Tutorial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OoDraw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ffice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pha Centauri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онтроль качества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リリース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se Tutorials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ternet Protocol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nish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mples and Templates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ta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ite component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ub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dule:CPPUtools (2 link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ệt hoá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:Remote:Tutorial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:Cpp:Spec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ter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lül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sion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aw issue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riter draft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ibution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I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riter Numbering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eting-ToDo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ality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dule:bridge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file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ven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ease Meeting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ease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e's Bleeding Edge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DF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OoBasic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OoImpres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work addressing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work layer protocol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ckaging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cessibility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/Specification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/Spec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ype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:Binary:Component Loader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:Article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o/To-Do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ministration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ck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t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gging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ols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rmite (1 link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venska (1 link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